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pop" table:style-name="ta1">
        <table:shapes>
          <draw:frame draw:z-index="0" draw:style-name="gr1" draw:text-style-name="P1" svg:width="159.81mm" svg:height="90.05mm" svg:x="301.32mm" svg:y="22.84mm">
            <loext:p draw:notify-on-update-of-ranges="final_pop.A3:final_pop.A102 final_pop.B3:final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pulatio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  <table:table-cell table:number-columns-repeated="4"/>
        </table:table-row>
        <table:table-row table:style-name="ro1">
          <table:table-cell office:value-type="float" office:value="0.998524" calcext:value-type="float">
            <text:p>0.998524</text:p>
          </table:table-cell>
          <table:table-cell office:value-type="float" office:value="0.00139903" calcext:value-type="float">
            <text:p>0.00139903</text:p>
          </table:table-cell>
          <table:table-cell office:value-type="float" office:value="0.998524" calcext:value-type="float">
            <text:p>0.998524</text:p>
          </table:table-cell>
          <table:table-cell office:value-type="float" office:value="0.0004475306" calcext:value-type="float">
            <text:p>0.0004475306</text:p>
          </table:table-cell>
          <table:table-cell office:value-type="float" office:value="0.0000520824" calcext:value-type="float">
            <text:p>5.20824E-05</text:p>
          </table:table-cell>
          <table:table-cell office:value-type="float" office:value="0.000004658324" calcext:value-type="float">
            <text:p>4.658324E-06</text:p>
          </table:table-cell>
          <table:table-cell office:value-type="float" office:value="0.00006364363" calcext:value-type="float">
            <text:p>6.364363E-05</text:p>
          </table:table-cell>
          <table:table-cell office:value-type="float" office:value="0.0004052852" calcext:value-type="float">
            <text:p>0.0004052852</text:p>
          </table:table-cell>
          <table:table-cell office:value-type="float" office:value="0.0002086715" calcext:value-type="float">
            <text:p>0.0002086715</text:p>
          </table:table-cell>
          <table:table-cell office:value-type="float" office:value="0.00002542529" calcext:value-type="float">
            <text:p>2.542529E-05</text:p>
          </table:table-cell>
          <table:table-cell office:value-type="float" office:value="0.0001729926" calcext:value-type="float">
            <text:p>0.0001729926</text:p>
          </table:table-cell>
          <table:table-cell office:value-type="float" office:value="0.00002844126" calcext:value-type="float">
            <text:p>2.844126E-05</text:p>
          </table:table-cell>
          <table:table-cell office:value-type="float" office:value="0.00004563817" calcext:value-type="float">
            <text:p>4.563817E-05</text:p>
          </table:table-cell>
          <table:table-cell office:value-type="float" office:value="0.0000135371" calcext:value-type="float">
            <text:p>1.35371E-05</text:p>
          </table:table-cell>
          <table:table-cell office:value-type="float" office:value="0.00004451512" calcext:value-type="float">
            <text:p>4.451512E-05</text:p>
          </table:table-cell>
          <table:table-cell office:value-type="float" office:value="0.00008323283" calcext:value-type="float">
            <text:p>8.323283E-05</text:p>
          </table:table-cell>
          <table:table-cell office:value-type="float" office:value="0.00000120981" calcext:value-type="float">
            <text:p>1.20981E-06</text:p>
          </table:table-cell>
          <table:table-cell office:value-type="float" office:value="0.00001004854" calcext:value-type="float">
            <text:p>1.004854E-05</text:p>
          </table:table-cell>
          <table:table-cell office:value-type="float" office:value="0.001654535" calcext:value-type="float">
            <text:p>0.001654535</text:p>
          </table:table-cell>
          <table:table-cell office:value-type="float" office:value="0.00002766148" calcext:value-type="float">
            <text:p>2.766148E-05</text:p>
          </table:table-cell>
          <table:table-cell office:value-type="float" office:value="0.00001300327" calcext:value-type="float">
            <text:p>1.300327E-05</text:p>
          </table:table-cell>
          <table:table-cell office:value-type="float" office:value="0.000007044399" calcext:value-type="float">
            <text:p>7.044399E-06</text:p>
          </table:table-cell>
          <table:table-cell office:value-type="float" office:value="0.0004418425" calcext:value-type="float">
            <text:p>0.0004418425</text:p>
          </table:table-cell>
          <table:table-cell office:value-type="float" office:value="0.0001998706" calcext:value-type="float">
            <text:p>0.0001998706</text:p>
          </table:table-cell>
          <table:table-cell office:value-type="float" office:value="0.000001556013" calcext:value-type="float">
            <text:p>0.000001556</text:p>
          </table:table-cell>
          <table:table-cell office:value-type="float" office:value="0.0001608637" calcext:value-type="float">
            <text:p>0.0001608637</text:p>
          </table:table-cell>
          <table:table-cell office:value-type="float" office:value="0.00003909586" calcext:value-type="float">
            <text:p>3.909586E-05</text:p>
          </table:table-cell>
          <table:table-cell office:value-type="float" office:value="0.0000708845" calcext:value-type="float">
            <text:p>7.08845E-05</text:p>
          </table:table-cell>
          <table:table-cell office:value-type="float" office:value="0.00001380851" calcext:value-type="float">
            <text:p>1.380851E-05</text:p>
          </table:table-cell>
          <table:table-cell office:value-type="float" office:value="0.0000108612" calcext:value-type="float">
            <text:p>1.08612E-05</text:p>
          </table:table-cell>
          <table:table-cell office:value-type="float" office:value="0.000004147214" calcext:value-type="float">
            <text:p>4.147214E-06</text:p>
          </table:table-cell>
          <table:table-cell office:value-type="float" office:value="0.00000154607" calcext:value-type="float">
            <text:p>1.54607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00002835399" calcext:value-type="float">
            <text:p>0.000028354</text:p>
          </table:table-cell>
          <table:table-cell office:value-type="float" office:value="0.9953135" calcext:value-type="float">
            <text:p>0.9953135</text:p>
          </table:table-cell>
          <table:table-cell office:value-type="float" office:value="0.00002835399" calcext:value-type="float">
            <text:p>0.000028354</text:p>
          </table:table-cell>
          <table:table-cell office:value-type="float" office:value="0.0002073968" calcext:value-type="float">
            <text:p>0.0002073968</text:p>
          </table:table-cell>
          <table:table-cell office:value-type="float" office:value="0.0000050101" calcext:value-type="float">
            <text:p>5.0101E-06</text:p>
          </table:table-cell>
          <table:table-cell office:value-type="float" office:value="0.000002008558" calcext:value-type="float">
            <text:p>2.008558E-06</text:p>
          </table:table-cell>
          <table:table-cell office:value-type="float" office:value="0.00005217767" calcext:value-type="float">
            <text:p>5.217767E-05</text:p>
          </table:table-cell>
          <table:table-cell office:value-type="float" office:value="0.0002178701" calcext:value-type="float">
            <text:p>0.0002178701</text:p>
          </table:table-cell>
          <table:table-cell office:value-type="float" office:value="0.0002086715" calcext:value-type="float">
            <text:p>0.0002086715</text:p>
          </table:table-cell>
          <table:table-cell office:value-type="float" office:value="0.00002542529" calcext:value-type="float">
            <text:p>2.542529E-05</text:p>
          </table:table-cell>
          <table:table-cell office:value-type="float" office:value="0.00004099579" calcext:value-type="float">
            <text:p>4.099579E-05</text:p>
          </table:table-cell>
          <table:table-cell office:value-type="float" office:value="0.00002603068" calcext:value-type="float">
            <text:p>2.603068E-05</text:p>
          </table:table-cell>
          <table:table-cell office:value-type="float" office:value="0.00003662108" calcext:value-type="float">
            <text:p>3.662108E-05</text:p>
          </table:table-cell>
          <table:table-cell office:value-type="float" office:value="0.000006620738" calcext:value-type="float">
            <text:p>6.620738E-06</text:p>
          </table:table-cell>
          <table:table-cell office:value-type="float" office:value="0.00004451512" calcext:value-type="float">
            <text:p>4.451512E-05</text:p>
          </table:table-cell>
          <table:table-cell office:value-type="float" office:value="0.000006242981" calcext:value-type="float">
            <text:p>0.000006243</text:p>
          </table:table-cell>
          <table:table-cell office:value-type="float" office:value="0.000001379618" calcext:value-type="float">
            <text:p>1.379618E-06</text:p>
          </table:table-cell>
          <table:table-cell office:value-type="float" office:value="0.000006133311" calcext:value-type="float">
            <text:p>6.133311E-06</text:p>
          </table:table-cell>
          <table:table-cell office:value-type="float" office:value="0.0004438131" calcext:value-type="float">
            <text:p>0.0004438131</text:p>
          </table:table-cell>
          <table:table-cell office:value-type="float" office:value="0.00002766148" calcext:value-type="float">
            <text:p>2.766148E-05</text:p>
          </table:table-cell>
          <table:table-cell office:value-type="float" office:value="0.00002457548" calcext:value-type="float">
            <text:p>2.457548E-05</text:p>
          </table:table-cell>
          <table:table-cell office:value-type="float" office:value="0.000007272396" calcext:value-type="float">
            <text:p>7.272396E-06</text:p>
          </table:table-cell>
          <table:table-cell office:value-type="float" office:value="0.0003883337" calcext:value-type="float">
            <text:p>0.0003883337</text:p>
          </table:table-cell>
          <table:table-cell office:value-type="float" office:value="0.0000327859" calcext:value-type="float">
            <text:p>3.27859E-05</text:p>
          </table:table-cell>
          <table:table-cell office:value-type="float" office:value="0.000009712094" calcext:value-type="float">
            <text:p>9.712094E-06</text:p>
          </table:table-cell>
          <table:table-cell office:value-type="float" office:value="0.0001608637" calcext:value-type="float">
            <text:p>0.0001608637</text:p>
          </table:table-cell>
          <table:table-cell office:value-type="float" office:value="0.00005186217" calcext:value-type="float">
            <text:p>5.186217E-05</text:p>
          </table:table-cell>
          <table:table-cell office:value-type="float" office:value="0.000004997133" calcext:value-type="float">
            <text:p>4.997133E-06</text:p>
          </table:table-cell>
          <table:table-cell office:value-type="float" office:value="0.00001286048" calcext:value-type="float">
            <text:p>1.286048E-05</text:p>
          </table:table-cell>
          <table:table-cell office:value-type="float" office:value="0.000005168882" calcext:value-type="float">
            <text:p>5.168882E-06</text:p>
          </table:table-cell>
          <table:table-cell office:value-type="float" office:value="0.000005489961" calcext:value-type="float">
            <text:p>0.00000549</text:p>
          </table:table-cell>
          <table:table-cell office:value-type="float" office:value="0.00000002641034" calcext:value-type="float">
            <text:p>2.641034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08011919" calcext:value-type="float">
            <text:p>0.08011919</text:p>
          </table:table-cell>
          <table:table-cell office:value-type="float" office:value="0.7185877" calcext:value-type="float">
            <text:p>0.7185877</text:p>
          </table:table-cell>
          <table:table-cell office:value-type="float" office:value="0.08011919" calcext:value-type="float">
            <text:p>0.08011919</text:p>
          </table:table-cell>
          <table:table-cell office:value-type="float" office:value="0.0002908936" calcext:value-type="float">
            <text:p>0.0002908936</text:p>
          </table:table-cell>
          <table:table-cell office:value-type="float" office:value="0.000001840803" calcext:value-type="float">
            <text:p>1.840803E-06</text:p>
          </table:table-cell>
          <table:table-cell office:value-type="float" office:value="0.00002230726" calcext:value-type="float">
            <text:p>2.230726E-05</text:p>
          </table:table-cell>
          <table:table-cell office:value-type="float" office:value="0.000127007" calcext:value-type="float">
            <text:p>0.000127007</text:p>
          </table:table-cell>
          <table:table-cell office:value-type="float" office:value="0.0002199092" calcext:value-type="float">
            <text:p>0.0002199092</text:p>
          </table:table-cell>
          <table:table-cell office:value-type="float" office:value="0.00008706996" calcext:value-type="float">
            <text:p>0.00008707</text:p>
          </table:table-cell>
          <table:table-cell office:value-type="float" office:value="0.00001326367" calcext:value-type="float">
            <text:p>1.326367E-05</text:p>
          </table:table-cell>
          <table:table-cell office:value-type="float" office:value="0.0000996639" calcext:value-type="float">
            <text:p>9.96639E-05</text:p>
          </table:table-cell>
          <table:table-cell office:value-type="float" office:value="0.0005196453" calcext:value-type="float">
            <text:p>0.0005196453</text:p>
          </table:table-cell>
          <table:table-cell office:value-type="float" office:value="0.00007083432" calcext:value-type="float">
            <text:p>7.083432E-05</text:p>
          </table:table-cell>
          <table:table-cell office:value-type="float" office:value="0.000002143581" calcext:value-type="float">
            <text:p>2.143581E-06</text:p>
          </table:table-cell>
          <table:table-cell office:value-type="float" office:value="0.00003168625" calcext:value-type="float">
            <text:p>3.168625E-05</text:p>
          </table:table-cell>
          <table:table-cell office:value-type="float" office:value="0.000005249448" calcext:value-type="float">
            <text:p>5.249448E-06</text:p>
          </table:table-cell>
          <table:table-cell office:value-type="float" office:value="0.000006010849" calcext:value-type="float">
            <text:p>6.010849E-06</text:p>
          </table:table-cell>
          <table:table-cell office:value-type="float" office:value="0.00004355091" calcext:value-type="float">
            <text:p>4.355091E-05</text:p>
          </table:table-cell>
          <table:table-cell office:value-type="float" office:value="0.00002101838" calcext:value-type="float">
            <text:p>2.101838E-05</text:p>
          </table:table-cell>
          <table:table-cell office:value-type="float" office:value="0.00002035494" calcext:value-type="float">
            <text:p>2.035494E-05</text:p>
          </table:table-cell>
          <table:table-cell office:value-type="float" office:value="0.0001303731" calcext:value-type="float">
            <text:p>0.0001303731</text:p>
          </table:table-cell>
          <table:table-cell office:value-type="float" office:value="0.000001157668" calcext:value-type="float">
            <text:p>1.157668E-06</text:p>
          </table:table-cell>
          <table:table-cell office:value-type="float" office:value="0.004123292" calcext:value-type="float">
            <text:p>0.004123292</text:p>
          </table:table-cell>
          <table:table-cell office:value-type="float" office:value="0.00004500389" calcext:value-type="float">
            <text:p>4.500389E-05</text:p>
          </table:table-cell>
          <table:table-cell office:value-type="float" office:value="0.00002067909" calcext:value-type="float">
            <text:p>2.067909E-05</text:p>
          </table:table-cell>
          <table:table-cell office:value-type="float" office:value="0.00003197326" calcext:value-type="float">
            <text:p>3.197326E-05</text:p>
          </table:table-cell>
          <table:table-cell office:value-type="float" office:value="0.00008602424" calcext:value-type="float">
            <text:p>8.602424E-05</text:p>
          </table:table-cell>
          <table:table-cell office:value-type="float" office:value="0.000004462135" calcext:value-type="float">
            <text:p>4.462135E-06</text:p>
          </table:table-cell>
          <table:table-cell office:value-type="float" office:value="0.00007382395" calcext:value-type="float">
            <text:p>0.000073824</text:p>
          </table:table-cell>
          <table:table-cell office:value-type="float" office:value="0.0000108125" calcext:value-type="float">
            <text:p>1.08125E-05</text:p>
          </table:table-cell>
          <table:table-cell office:value-type="float" office:value="0.00001330297" calcext:value-type="float">
            <text:p>0.000013303</text:p>
          </table:table-cell>
          <table:table-cell office:value-type="float" office:value="0.00003581023" calcext:value-type="float">
            <text:p>3.58102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0566" calcext:value-type="float">
            <text:p>0.0370566</text:p>
          </table:table-cell>
        </table:table-row>
        <table:table-row table:style-name="ro1">
          <table:table-cell office:value-type="float" office:value="0.6958764" calcext:value-type="float">
            <text:p>0.6958764</text:p>
          </table:table-cell>
          <table:table-cell office:value-type="float" office:value="0.1660777" calcext:value-type="float">
            <text:p>0.1660777</text:p>
          </table:table-cell>
          <table:table-cell office:value-type="float" office:value="0.6958764" calcext:value-type="float">
            <text:p>0.6958764</text:p>
          </table:table-cell>
          <table:table-cell office:value-type="float" office:value="0.0001502576" calcext:value-type="float">
            <text:p>0.0001502576</text:p>
          </table:table-cell>
          <table:table-cell office:value-type="float" office:value="0.00002461506" calcext:value-type="float">
            <text:p>2.461506E-05</text:p>
          </table:table-cell>
          <table:table-cell office:value-type="float" office:value="0.0000109234" calcext:value-type="float">
            <text:p>1.09234E-05</text:p>
          </table:table-cell>
          <table:table-cell office:value-type="float" office:value="0.000205073" calcext:value-type="float">
            <text:p>0.000205073</text:p>
          </table:table-cell>
          <table:table-cell office:value-type="float" office:value="0.00002111294" calcext:value-type="float">
            <text:p>2.111294E-05</text:p>
          </table:table-cell>
          <table:table-cell office:value-type="float" office:value="0.00002820463" calcext:value-type="float">
            <text:p>2.820463E-05</text:p>
          </table:table-cell>
          <table:table-cell office:value-type="float" office:value="0.0001160442" calcext:value-type="float">
            <text:p>0.0001160442</text:p>
          </table:table-cell>
          <table:table-cell office:value-type="float" office:value="0.0001696464" calcext:value-type="float">
            <text:p>0.0001696464</text:p>
          </table:table-cell>
          <table:table-cell office:value-type="float" office:value="0.00003548007" calcext:value-type="float">
            <text:p>3.548007E-05</text:p>
          </table:table-cell>
          <table:table-cell office:value-type="float" office:value="0.000002308642" calcext:value-type="float">
            <text:p>2.308642E-06</text:p>
          </table:table-cell>
          <table:table-cell office:value-type="float" office:value="0.000108028" calcext:value-type="float">
            <text:p>0.000108028</text:p>
          </table:table-cell>
          <table:table-cell office:value-type="float" office:value="0.000002338959" calcext:value-type="float">
            <text:p>0.000002339</text:p>
          </table:table-cell>
          <table:table-cell office:value-type="float" office:value="0.000002935494" calcext:value-type="float">
            <text:p>2.935494E-06</text:p>
          </table:table-cell>
          <table:table-cell office:value-type="float" office:value="0.000009875625" calcext:value-type="float">
            <text:p>9.875625E-06</text:p>
          </table:table-cell>
          <table:table-cell office:value-type="float" office:value="0.0000001026494" calcext:value-type="float">
            <text:p>1.026494E-07</text:p>
          </table:table-cell>
          <table:table-cell office:value-type="float" office:value="0.0002619076" calcext:value-type="float">
            <text:p>0.0002619076</text:p>
          </table:table-cell>
          <table:table-cell office:value-type="float" office:value="0.00002540219" calcext:value-type="float">
            <text:p>2.540219E-05</text:p>
          </table:table-cell>
          <table:table-cell office:value-type="float" office:value="0.0000002321709" calcext:value-type="float">
            <text:p>2.321709E-07</text:p>
          </table:table-cell>
          <table:table-cell office:value-type="float" office:value="0.00001871507" calcext:value-type="float">
            <text:p>1.871507E-05</text:p>
          </table:table-cell>
          <table:table-cell office:value-type="float" office:value="0.00009818016" calcext:value-type="float">
            <text:p>9.818016E-05</text:p>
          </table:table-cell>
          <table:table-cell office:value-type="float" office:value="0.00001405032" calcext:value-type="float">
            <text:p>1.405032E-05</text:p>
          </table:table-cell>
          <table:table-cell office:value-type="float" office:value="0.000007192269" calcext:value-type="float">
            <text:p>7.192269E-06</text:p>
          </table:table-cell>
          <table:table-cell office:value-type="float" office:value="0.00000835493" calcext:value-type="float">
            <text:p>8.35493E-06</text:p>
          </table:table-cell>
          <table:table-cell office:value-type="float" office:value="0.00005011343" calcext:value-type="float">
            <text:p>5.011343E-05</text:p>
          </table:table-cell>
          <table:table-cell office:value-type="float" office:value="0.00004457262" calcext:value-type="float">
            <text:p>4.457262E-05</text:p>
          </table:table-cell>
          <table:table-cell office:value-type="float" office:value="0.000009032607" calcext:value-type="float">
            <text:p>9.032607E-06</text:p>
          </table:table-cell>
          <table:table-cell office:value-type="float" office:value="0.00001445001" calcext:value-type="float">
            <text:p>0.00001445</text:p>
          </table:table-cell>
          <table:table-cell office:value-type="float" office:value="0.000007349145" calcext:value-type="float">
            <text:p>7.349145E-06</text:p>
          </table:table-cell>
          <table:table-cell office:value-type="float" office:value="0.00004430016" calcext:value-type="float">
            <text:p>4.43001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3494" calcext:value-type="float">
            <text:p>0.0323494</text:p>
          </table:table-cell>
        </table:table-row>
        <table:table-row table:style-name="ro1">
          <table:table-cell office:value-type="float" office:value="0.8768624" calcext:value-type="float">
            <text:p>0.8768624</text:p>
          </table:table-cell>
          <table:table-cell office:value-type="float" office:value="0.0657847" calcext:value-type="float">
            <text:p>0.0657847</text:p>
          </table:table-cell>
          <table:table-cell office:value-type="float" office:value="0.8768624" calcext:value-type="float">
            <text:p>0.8768624</text:p>
          </table:table-cell>
          <table:table-cell office:value-type="float" office:value="0.005480085" calcext:value-type="float">
            <text:p>0.005480085</text:p>
          </table:table-cell>
          <table:table-cell office:value-type="float" office:value="0.00003661207" calcext:value-type="float">
            <text:p>3.661207E-05</text:p>
          </table:table-cell>
          <table:table-cell office:value-type="float" office:value="0.00007543376" calcext:value-type="float">
            <text:p>7.543376E-05</text:p>
          </table:table-cell>
          <table:table-cell office:value-type="float" office:value="0.0007223417" calcext:value-type="float">
            <text:p>0.0007223417</text:p>
          </table:table-cell>
          <table:table-cell office:value-type="float" office:value="0.003719932" calcext:value-type="float">
            <text:p>0.003719932</text:p>
          </table:table-cell>
          <table:table-cell office:value-type="float" office:value="0.00002816624" calcext:value-type="float">
            <text:p>2.816624E-05</text:p>
          </table:table-cell>
          <table:table-cell office:value-type="float" office:value="0.0003416162" calcext:value-type="float">
            <text:p>0.0003416162</text:p>
          </table:table-cell>
          <table:table-cell office:value-type="float" office:value="0.0002297379" calcext:value-type="float">
            <text:p>0.0002297379</text:p>
          </table:table-cell>
          <table:table-cell office:value-type="float" office:value="0.00002297751" calcext:value-type="float">
            <text:p>2.297751E-05</text:p>
          </table:table-cell>
          <table:table-cell office:value-type="float" office:value="0.0000609818" calcext:value-type="float">
            <text:p>6.09818E-05</text:p>
          </table:table-cell>
          <table:table-cell office:value-type="float" office:value="0.0001164622" calcext:value-type="float">
            <text:p>0.0001164622</text:p>
          </table:table-cell>
          <table:table-cell office:value-type="float" office:value="0.0001274411" calcext:value-type="float">
            <text:p>0.0001274411</text:p>
          </table:table-cell>
          <table:table-cell office:value-type="float" office:value="0.0002812528" calcext:value-type="float">
            <text:p>0.0002812528</text:p>
          </table:table-cell>
          <table:table-cell office:value-type="float" office:value="0.00001642887" calcext:value-type="float">
            <text:p>1.642887E-05</text:p>
          </table:table-cell>
          <table:table-cell office:value-type="float" office:value="0.00005082406" calcext:value-type="float">
            <text:p>5.082406E-05</text:p>
          </table:table-cell>
          <table:table-cell office:value-type="float" office:value="0.0002953911" calcext:value-type="float">
            <text:p>0.0002953911</text:p>
          </table:table-cell>
          <table:table-cell office:value-type="float" office:value="0.00007173939" calcext:value-type="float">
            <text:p>7.173939E-05</text:p>
          </table:table-cell>
          <table:table-cell office:value-type="float" office:value="0.0001550985" calcext:value-type="float">
            <text:p>0.0001550985</text:p>
          </table:table-cell>
          <table:table-cell office:value-type="float" office:value="0.00001820991" calcext:value-type="float">
            <text:p>1.820991E-05</text:p>
          </table:table-cell>
          <table:table-cell office:value-type="float" office:value="0.0006595509" calcext:value-type="float">
            <text:p>0.0006595509</text:p>
          </table:table-cell>
          <table:table-cell office:value-type="float" office:value="0.00007594281" calcext:value-type="float">
            <text:p>7.594281E-05</text:p>
          </table:table-cell>
          <table:table-cell office:value-type="float" office:value="0.0000212106" calcext:value-type="float">
            <text:p>2.12106E-05</text:p>
          </table:table-cell>
          <table:table-cell office:value-type="float" office:value="0.00009453197" calcext:value-type="float">
            <text:p>0.000094532</text:p>
          </table:table-cell>
          <table:table-cell office:value-type="float" office:value="0.00006216705" calcext:value-type="float">
            <text:p>6.216705E-05</text:p>
          </table:table-cell>
          <table:table-cell office:value-type="float" office:value="0.00006019089" calcext:value-type="float">
            <text:p>6.019089E-05</text:p>
          </table:table-cell>
          <table:table-cell office:value-type="float" office:value="0.00002577826" calcext:value-type="float">
            <text:p>2.577826E-05</text:p>
          </table:table-cell>
          <table:table-cell office:value-type="float" office:value="0.00001435489" calcext:value-type="float">
            <text:p>1.435489E-05</text:p>
          </table:table-cell>
          <table:table-cell office:value-type="float" office:value="0.00001590854" calcext:value-type="float">
            <text:p>1.590854E-05</text:p>
          </table:table-cell>
          <table:table-cell office:value-type="float" office:value="0.0004014562" calcext:value-type="float">
            <text:p>0.0004014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48255" calcext:value-type="float">
            <text:p>0.03048255</text:p>
          </table:table-cell>
        </table:table-row>
        <table:table-row table:style-name="ro1">
          <table:table-cell office:value-type="float" office:value="0.1720403" calcext:value-type="float">
            <text:p>0.1720403</text:p>
          </table:table-cell>
          <table:table-cell office:value-type="float" office:value="0.5860004" calcext:value-type="float">
            <text:p>0.5860004</text:p>
          </table:table-cell>
          <table:table-cell office:value-type="float" office:value="0.1720403" calcext:value-type="float">
            <text:p>0.1720403</text:p>
          </table:table-cell>
          <table:table-cell office:value-type="float" office:value="0.0001435753" calcext:value-type="float">
            <text:p>0.0001435753</text:p>
          </table:table-cell>
          <table:table-cell office:value-type="float" office:value="0.00005454932" calcext:value-type="float">
            <text:p>5.454932E-05</text:p>
          </table:table-cell>
          <table:table-cell office:value-type="float" office:value="0.00001346439" calcext:value-type="float">
            <text:p>1.346439E-05</text:p>
          </table:table-cell>
          <table:table-cell office:value-type="float" office:value="0.0001801242" calcext:value-type="float">
            <text:p>0.0001801242</text:p>
          </table:table-cell>
          <table:table-cell office:value-type="float" office:value="0.000177046" calcext:value-type="float">
            <text:p>0.000177046</text:p>
          </table:table-cell>
          <table:table-cell office:value-type="float" office:value="0.00002905094" calcext:value-type="float">
            <text:p>2.905094E-05</text:p>
          </table:table-cell>
          <table:table-cell office:value-type="float" office:value="0.0001068375" calcext:value-type="float">
            <text:p>0.0001068375</text:p>
          </table:table-cell>
          <table:table-cell office:value-type="float" office:value="0.0002020455" calcext:value-type="float">
            <text:p>0.0002020455</text:p>
          </table:table-cell>
          <table:table-cell office:value-type="float" office:value="0.0000672703" calcext:value-type="float">
            <text:p>6.72703E-05</text:p>
          </table:table-cell>
          <table:table-cell office:value-type="float" office:value="0.000001243377" calcext:value-type="float">
            <text:p>1.243377E-06</text:p>
          </table:table-cell>
          <table:table-cell office:value-type="float" office:value="0.0001131272" calcext:value-type="float">
            <text:p>0.0001131272</text:p>
          </table:table-cell>
          <table:table-cell office:value-type="float" office:value="0.0000004262175" calcext:value-type="float">
            <text:p>4.262175E-07</text:p>
          </table:table-cell>
          <table:table-cell office:value-type="float" office:value="0.000224067" calcext:value-type="float">
            <text:p>0.000224067</text:p>
          </table:table-cell>
          <table:table-cell office:value-type="float" office:value="0.000008849007" calcext:value-type="float">
            <text:p>0.000008849</text:p>
          </table:table-cell>
          <table:table-cell office:value-type="float" office:value="0.00002435554" calcext:value-type="float">
            <text:p>2.435554E-05</text:p>
          </table:table-cell>
          <table:table-cell office:value-type="float" office:value="0.000617501" calcext:value-type="float">
            <text:p>0.000617501</text:p>
          </table:table-cell>
          <table:table-cell office:value-type="float" office:value="0.0001018755" calcext:value-type="float">
            <text:p>0.0001018755</text:p>
          </table:table-cell>
          <table:table-cell office:value-type="float" office:value="0.00009688309" calcext:value-type="float">
            <text:p>9.688309E-05</text:p>
          </table:table-cell>
          <table:table-cell office:value-type="float" office:value="0.000008432719" calcext:value-type="float">
            <text:p>8.432719E-06</text:p>
          </table:table-cell>
          <table:table-cell office:value-type="float" office:value="0.0003586386" calcext:value-type="float">
            <text:p>0.0003586386</text:p>
          </table:table-cell>
          <table:table-cell office:value-type="float" office:value="0.0003184307" calcext:value-type="float">
            <text:p>0.0003184307</text:p>
          </table:table-cell>
          <table:table-cell office:value-type="float" office:value="0.00001246866" calcext:value-type="float">
            <text:p>1.246866E-05</text:p>
          </table:table-cell>
          <table:table-cell office:value-type="float" office:value="0.00001584858" calcext:value-type="float">
            <text:p>1.584858E-05</text:p>
          </table:table-cell>
          <table:table-cell office:value-type="float" office:value="0.00001052437" calcext:value-type="float">
            <text:p>1.052437E-05</text:p>
          </table:table-cell>
          <table:table-cell office:value-type="float" office:value="0.0000432897" calcext:value-type="float">
            <text:p>4.32897E-05</text:p>
          </table:table-cell>
          <table:table-cell office:value-type="float" office:value="0.00001741737" calcext:value-type="float">
            <text:p>1.741737E-05</text:p>
          </table:table-cell>
          <table:table-cell office:value-type="float" office:value="0.00001435988" calcext:value-type="float">
            <text:p>1.435988E-05</text:p>
          </table:table-cell>
          <table:table-cell office:value-type="float" office:value="0.00001505928" calcext:value-type="float">
            <text:p>1.505928E-05</text:p>
          </table:table-cell>
          <table:table-cell office:value-type="float" office:value="0.0001851004" calcext:value-type="float">
            <text:p>0.0001851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36253" calcext:value-type="float">
            <text:p>0.03036253</text:p>
          </table:table-cell>
        </table:table-row>
        <table:table-row table:style-name="ro1">
          <table:table-cell office:value-type="float" office:value="0.7225068" calcext:value-type="float">
            <text:p>0.7225068</text:p>
          </table:table-cell>
          <table:table-cell office:value-type="float" office:value="0.1507315" calcext:value-type="float">
            <text:p>0.1507315</text:p>
          </table:table-cell>
          <table:table-cell office:value-type="float" office:value="0.7225068" calcext:value-type="float">
            <text:p>0.7225068</text:p>
          </table:table-cell>
          <table:table-cell office:value-type="float" office:value="0.0003191289" calcext:value-type="float">
            <text:p>0.0003191289</text:p>
          </table:table-cell>
          <table:table-cell office:value-type="float" office:value="0.00007751882" calcext:value-type="float">
            <text:p>7.751882E-05</text:p>
          </table:table-cell>
          <table:table-cell office:value-type="float" office:value="0.0001139976" calcext:value-type="float">
            <text:p>0.0001139976</text:p>
          </table:table-cell>
          <table:table-cell office:value-type="float" office:value="0.0001210651" calcext:value-type="float">
            <text:p>0.0001210651</text:p>
          </table:table-cell>
          <table:table-cell office:value-type="float" office:value="0.00006721943" calcext:value-type="float">
            <text:p>6.721943E-05</text:p>
          </table:table-cell>
          <table:table-cell office:value-type="float" office:value="0.00002766217" calcext:value-type="float">
            <text:p>2.766217E-05</text:p>
          </table:table-cell>
          <table:table-cell office:value-type="float" office:value="0.00008725093" calcext:value-type="float">
            <text:p>8.725093E-05</text:p>
          </table:table-cell>
          <table:table-cell office:value-type="float" office:value="0.0007109507" calcext:value-type="float">
            <text:p>0.0007109507</text:p>
          </table:table-cell>
          <table:table-cell office:value-type="float" office:value="0.00001302285" calcext:value-type="float">
            <text:p>1.302285E-05</text:p>
          </table:table-cell>
          <table:table-cell office:value-type="float" office:value="0.00006786114" calcext:value-type="float">
            <text:p>6.786114E-05</text:p>
          </table:table-cell>
          <table:table-cell office:value-type="float" office:value="0.000074964" calcext:value-type="float">
            <text:p>0.000074964</text:p>
          </table:table-cell>
          <table:table-cell office:value-type="float" office:value="0.00008986196" calcext:value-type="float">
            <text:p>0.000089862</text:p>
          </table:table-cell>
          <table:table-cell office:value-type="float" office:value="0.0001342873" calcext:value-type="float">
            <text:p>0.0001342873</text:p>
          </table:table-cell>
          <table:table-cell office:value-type="float" office:value="0.00002499868" calcext:value-type="float">
            <text:p>2.499868E-05</text:p>
          </table:table-cell>
          <table:table-cell office:value-type="float" office:value="0.000002147091" calcext:value-type="float">
            <text:p>2.147091E-06</text:p>
          </table:table-cell>
          <table:table-cell office:value-type="float" office:value="0.001004389" calcext:value-type="float">
            <text:p>0.001004389</text:p>
          </table:table-cell>
          <table:table-cell office:value-type="float" office:value="0.00017732" calcext:value-type="float">
            <text:p>0.00017732</text:p>
          </table:table-cell>
          <table:table-cell office:value-type="float" office:value="0.00009122257" calcext:value-type="float">
            <text:p>9.122257E-05</text:p>
          </table:table-cell>
          <table:table-cell office:value-type="float" office:value="0.00001930488" calcext:value-type="float">
            <text:p>1.930488E-05</text:p>
          </table:table-cell>
          <table:table-cell office:value-type="float" office:value="0.0003845279" calcext:value-type="float">
            <text:p>0.0003845279</text:p>
          </table:table-cell>
          <table:table-cell office:value-type="float" office:value="0.00009514146" calcext:value-type="float">
            <text:p>9.514146E-05</text:p>
          </table:table-cell>
          <table:table-cell office:value-type="float" office:value="0.000008237679" calcext:value-type="float">
            <text:p>8.237679E-06</text:p>
          </table:table-cell>
          <table:table-cell office:value-type="float" office:value="0.0001858694" calcext:value-type="float">
            <text:p>0.0001858694</text:p>
          </table:table-cell>
          <table:table-cell office:value-type="float" office:value="0.00003551845" calcext:value-type="float">
            <text:p>3.551845E-05</text:p>
          </table:table-cell>
          <table:table-cell office:value-type="float" office:value="0.000004892229" calcext:value-type="float">
            <text:p>4.892229E-06</text:p>
          </table:table-cell>
          <table:table-cell office:value-type="float" office:value="0.00001023363" calcext:value-type="float">
            <text:p>1.023363E-05</text:p>
          </table:table-cell>
          <table:table-cell office:value-type="float" office:value="0.000003236781" calcext:value-type="float">
            <text:p>3.236781E-06</text:p>
          </table:table-cell>
          <table:table-cell office:value-type="float" office:value="0.00001436862" calcext:value-type="float">
            <text:p>1.436862E-05</text:p>
          </table:table-cell>
          <table:table-cell office:value-type="float" office:value="0.0001545417" calcext:value-type="float">
            <text:p>0.0001545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42794" calcext:value-type="float">
            <text:p>0.02942794</text:p>
          </table:table-cell>
        </table:table-row>
        <table:table-row table:style-name="ro1">
          <table:table-cell office:value-type="float" office:value="0.1061207" calcext:value-type="float">
            <text:p>0.1061207</text:p>
          </table:table-cell>
          <table:table-cell office:value-type="float" office:value="0.6758515" calcext:value-type="float">
            <text:p>0.6758515</text:p>
          </table:table-cell>
          <table:table-cell office:value-type="float" office:value="0.1061207" calcext:value-type="float">
            <text:p>0.1061207</text:p>
          </table:table-cell>
          <table:table-cell office:value-type="float" office:value="0.0008096536" calcext:value-type="float">
            <text:p>0.0008096536</text:p>
          </table:table-cell>
          <table:table-cell office:value-type="float" office:value="0.00008423812" calcext:value-type="float">
            <text:p>8.423812E-05</text:p>
          </table:table-cell>
          <table:table-cell office:value-type="float" office:value="0.00004232886" calcext:value-type="float">
            <text:p>4.232886E-05</text:p>
          </table:table-cell>
          <table:table-cell office:value-type="float" office:value="0.000187231" calcext:value-type="float">
            <text:p>0.000187231</text:p>
          </table:table-cell>
          <table:table-cell office:value-type="float" office:value="0.0003606882" calcext:value-type="float">
            <text:p>0.0003606882</text:p>
          </table:table-cell>
          <table:table-cell office:value-type="float" office:value="0.00000598752" calcext:value-type="float">
            <text:p>5.98752E-06</text:p>
          </table:table-cell>
          <table:table-cell office:value-type="float" office:value="0.000002626015" calcext:value-type="float">
            <text:p>0.000002626</text:p>
          </table:table-cell>
          <table:table-cell office:value-type="float" office:value="0.0005359323" calcext:value-type="float">
            <text:p>0.0005359323</text:p>
          </table:table-cell>
          <table:table-cell office:value-type="float" office:value="0.00003490811" calcext:value-type="float">
            <text:p>3.490811E-05</text:p>
          </table:table-cell>
          <table:table-cell office:value-type="float" office:value="0.000006877702" calcext:value-type="float">
            <text:p>6.877702E-06</text:p>
          </table:table-cell>
          <table:table-cell office:value-type="float" office:value="0.00002719311" calcext:value-type="float">
            <text:p>2.719311E-05</text:p>
          </table:table-cell>
          <table:table-cell office:value-type="float" office:value="0.00002141273" calcext:value-type="float">
            <text:p>2.141273E-05</text:p>
          </table:table-cell>
          <table:table-cell office:value-type="float" office:value="0.0001688159" calcext:value-type="float">
            <text:p>0.0001688159</text:p>
          </table:table-cell>
          <table:table-cell office:value-type="float" office:value="0.001125423" calcext:value-type="float">
            <text:p>0.001125423</text:p>
          </table:table-cell>
          <table:table-cell office:value-type="float" office:value="0.00006679875" calcext:value-type="float">
            <text:p>6.679875E-05</text:p>
          </table:table-cell>
          <table:table-cell office:value-type="float" office:value="0.0001223052" calcext:value-type="float">
            <text:p>0.0001223052</text:p>
          </table:table-cell>
          <table:table-cell office:value-type="float" office:value="0.0001298955" calcext:value-type="float">
            <text:p>0.0001298955</text:p>
          </table:table-cell>
          <table:table-cell office:value-type="float" office:value="0.0000001392179" calcext:value-type="float">
            <text:p>1.392179E-07</text:p>
          </table:table-cell>
          <table:table-cell office:value-type="float" office:value="0.00001503597" calcext:value-type="float">
            <text:p>0.000015036</text:p>
          </table:table-cell>
          <table:table-cell office:value-type="float" office:value="0.0008993038" calcext:value-type="float">
            <text:p>0.0008993038</text:p>
          </table:table-cell>
          <table:table-cell office:value-type="float" office:value="0.0000750879" calcext:value-type="float">
            <text:p>7.50879E-05</text:p>
          </table:table-cell>
          <table:table-cell office:value-type="float" office:value="0.0001841751" calcext:value-type="float">
            <text:p>0.0001841751</text:p>
          </table:table-cell>
          <table:table-cell office:value-type="float" office:value="0.0001726235" calcext:value-type="float">
            <text:p>0.0001726235</text:p>
          </table:table-cell>
          <table:table-cell office:value-type="float" office:value="0.0003282709" calcext:value-type="float">
            <text:p>0.0003282709</text:p>
          </table:table-cell>
          <table:table-cell office:value-type="float" office:value="0.0001713483" calcext:value-type="float">
            <text:p>0.0001713483</text:p>
          </table:table-cell>
          <table:table-cell office:value-type="float" office:value="0.00001084136" calcext:value-type="float">
            <text:p>1.084136E-05</text:p>
          </table:table-cell>
          <table:table-cell office:value-type="float" office:value="0.00004462906" calcext:value-type="float">
            <text:p>4.462906E-05</text:p>
          </table:table-cell>
          <table:table-cell office:value-type="float" office:value="0.00004964848" calcext:value-type="float">
            <text:p>4.964848E-05</text:p>
          </table:table-cell>
          <table:table-cell office:value-type="float" office:value="0.0005255456" calcext:value-type="float">
            <text:p>0.0005255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89224" calcext:value-type="float">
            <text:p>0.02789224</text:p>
          </table:table-cell>
        </table:table-row>
        <table:table-row table:style-name="ro1">
          <table:table-cell office:value-type="float" office:value="0.5460257" calcext:value-type="float">
            <text:p>0.5460257</text:p>
          </table:table-cell>
          <table:table-cell office:value-type="float" office:value="0.2618574" calcext:value-type="float">
            <text:p>0.2618574</text:p>
          </table:table-cell>
          <table:table-cell office:value-type="float" office:value="0.5460257" calcext:value-type="float">
            <text:p>0.5460257</text:p>
          </table:table-cell>
          <table:table-cell office:value-type="float" office:value="0.0001931282" calcext:value-type="float">
            <text:p>0.0001931282</text:p>
          </table:table-cell>
          <table:table-cell office:value-type="float" office:value="0.00004346558" calcext:value-type="float">
            <text:p>4.346558E-05</text:p>
          </table:table-cell>
          <table:table-cell office:value-type="float" office:value="0.00002882163" calcext:value-type="float">
            <text:p>2.882163E-05</text:p>
          </table:table-cell>
          <table:table-cell office:value-type="float" office:value="0.0000567887" calcext:value-type="float">
            <text:p>5.67887E-05</text:p>
          </table:table-cell>
          <table:table-cell office:value-type="float" office:value="0.0004684453" calcext:value-type="float">
            <text:p>0.0004684453</text:p>
          </table:table-cell>
          <table:table-cell office:value-type="float" office:value="0.000005370482" calcext:value-type="float">
            <text:p>5.370482E-06</text:p>
          </table:table-cell>
          <table:table-cell office:value-type="float" office:value="0.0001189296" calcext:value-type="float">
            <text:p>0.0001189296</text:p>
          </table:table-cell>
          <table:table-cell office:value-type="float" office:value="0.0002344303" calcext:value-type="float">
            <text:p>0.0002344303</text:p>
          </table:table-cell>
          <table:table-cell office:value-type="float" office:value="0.00004922758" calcext:value-type="float">
            <text:p>4.922758E-05</text:p>
          </table:table-cell>
          <table:table-cell office:value-type="float" office:value="0.00006813621" calcext:value-type="float">
            <text:p>6.813621E-05</text:p>
          </table:table-cell>
          <table:table-cell office:value-type="float" office:value="0.00007148279" calcext:value-type="float">
            <text:p>7.148279E-05</text:p>
          </table:table-cell>
          <table:table-cell office:value-type="float" office:value="0.0000691349" calcext:value-type="float">
            <text:p>6.91349E-05</text:p>
          </table:table-cell>
          <table:table-cell office:value-type="float" office:value="0.000007191661" calcext:value-type="float">
            <text:p>7.191661E-06</text:p>
          </table:table-cell>
          <table:table-cell office:value-type="float" office:value="0.00001726429" calcext:value-type="float">
            <text:p>1.726429E-05</text:p>
          </table:table-cell>
          <table:table-cell office:value-type="float" office:value="0.000006736214" calcext:value-type="float">
            <text:p>6.736214E-06</text:p>
          </table:table-cell>
          <table:table-cell office:value-type="float" office:value="0.001663612" calcext:value-type="float">
            <text:p>0.001663612</text:p>
          </table:table-cell>
          <table:table-cell office:value-type="float" office:value="0.0001661952" calcext:value-type="float">
            <text:p>0.0001661952</text:p>
          </table:table-cell>
          <table:table-cell office:value-type="float" office:value="0.00004307887" calcext:value-type="float">
            <text:p>4.307887E-05</text:p>
          </table:table-cell>
          <table:table-cell office:value-type="float" office:value="0.00005204972" calcext:value-type="float">
            <text:p>5.204972E-05</text:p>
          </table:table-cell>
          <table:table-cell office:value-type="float" office:value="0.0003191611" calcext:value-type="float">
            <text:p>0.0003191611</text:p>
          </table:table-cell>
          <table:table-cell office:value-type="float" office:value="0.000051431" calcext:value-type="float">
            <text:p>0.000051431</text:p>
          </table:table-cell>
          <table:table-cell office:value-type="float" office:value="0.00005174711" calcext:value-type="float">
            <text:p>5.174711E-05</text:p>
          </table:table-cell>
          <table:table-cell office:value-type="float" office:value="0.00002016098" calcext:value-type="float">
            <text:p>0.000020161</text:p>
          </table:table-cell>
          <table:table-cell office:value-type="float" office:value="0.0001088998" calcext:value-type="float">
            <text:p>0.0001088998</text:p>
          </table:table-cell>
          <table:table-cell office:value-type="float" office:value="0.000033937" calcext:value-type="float">
            <text:p>0.000033937</text:p>
          </table:table-cell>
          <table:table-cell office:value-type="float" office:value="0.00001314214" calcext:value-type="float">
            <text:p>1.314214E-05</text:p>
          </table:table-cell>
          <table:table-cell office:value-type="float" office:value="0.00004031807" calcext:value-type="float">
            <text:p>4.031807E-05</text:p>
          </table:table-cell>
          <table:table-cell office:value-type="float" office:value="0.0000032672" calcext:value-type="float">
            <text:p>3.2672E-06</text:p>
          </table:table-cell>
          <table:table-cell office:value-type="float" office:value="0.00004596865" calcext:value-type="float">
            <text:p>4.59686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34742" calcext:value-type="float">
            <text:p>0.02734742</text:p>
          </table:table-cell>
        </table:table-row>
        <table:table-row table:style-name="ro1">
          <table:table-cell office:value-type="float" office:value="0.1214916" calcext:value-type="float">
            <text:p>0.1214916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1214916" calcext:value-type="float">
            <text:p>0.1214916</text:p>
          </table:table-cell>
          <table:table-cell office:value-type="float" office:value="0.0002908936" calcext:value-type="float">
            <text:p>0.0002908936</text:p>
          </table:table-cell>
          <table:table-cell office:value-type="float" office:value="0.00007194315" calcext:value-type="float">
            <text:p>7.194315E-05</text:p>
          </table:table-cell>
          <table:table-cell office:value-type="float" office:value="0.000006855038" calcext:value-type="float">
            <text:p>0.000006855</text:p>
          </table:table-cell>
          <table:table-cell office:value-type="float" office:value="0.0001145852" calcext:value-type="float">
            <text:p>0.0001145852</text:p>
          </table:table-cell>
          <table:table-cell office:value-type="float" office:value="0.00003893766" calcext:value-type="float">
            <text:p>3.893766E-05</text:p>
          </table:table-cell>
          <table:table-cell office:value-type="float" office:value="0.00009062181" calcext:value-type="float">
            <text:p>9.062181E-05</text:p>
          </table:table-cell>
          <table:table-cell office:value-type="float" office:value="0.00005378184" calcext:value-type="float">
            <text:p>5.378184E-05</text:p>
          </table:table-cell>
          <table:table-cell office:value-type="float" office:value="0.00009260863" calcext:value-type="float">
            <text:p>9.260863E-05</text:p>
          </table:table-cell>
          <table:table-cell office:value-type="float" office:value="0.00002106307" calcext:value-type="float">
            <text:p>2.106307E-05</text:p>
          </table:table-cell>
          <table:table-cell office:value-type="float" office:value="0.00006753316" calcext:value-type="float">
            <text:p>6.753316E-05</text:p>
          </table:table-cell>
          <table:table-cell office:value-type="float" office:value="0.00001674684" calcext:value-type="float">
            <text:p>1.674684E-05</text:p>
          </table:table-cell>
          <table:table-cell office:value-type="float" office:value="0.00004881266" calcext:value-type="float">
            <text:p>4.881266E-05</text:p>
          </table:table-cell>
          <table:table-cell office:value-type="float" office:value="0.00004638474" calcext:value-type="float">
            <text:p>4.638474E-05</text:p>
          </table:table-cell>
          <table:table-cell office:value-type="float" office:value="0.00001405813" calcext:value-type="float">
            <text:p>1.405813E-05</text:p>
          </table:table-cell>
          <table:table-cell office:value-type="float" office:value="0.000004884797" calcext:value-type="float">
            <text:p>4.884797E-06</text:p>
          </table:table-cell>
          <table:table-cell office:value-type="float" office:value="0.00001471858" calcext:value-type="float">
            <text:p>1.471858E-05</text:p>
          </table:table-cell>
          <table:table-cell office:value-type="float" office:value="0.00009018707" calcext:value-type="float">
            <text:p>9.018707E-05</text:p>
          </table:table-cell>
          <table:table-cell office:value-type="float" office:value="0.000002781594" calcext:value-type="float">
            <text:p>2.781594E-06</text:p>
          </table:table-cell>
          <table:table-cell office:value-type="float" office:value="0.00006026239" calcext:value-type="float">
            <text:p>6.026239E-05</text:p>
          </table:table-cell>
          <table:table-cell office:value-type="float" office:value="0.000689681" calcext:value-type="float">
            <text:p>0.000689681</text:p>
          </table:table-cell>
          <table:table-cell office:value-type="float" office:value="0.00007685096" calcext:value-type="float">
            <text:p>0.000076851</text:p>
          </table:table-cell>
          <table:table-cell office:value-type="float" office:value="0.00008278356" calcext:value-type="float">
            <text:p>8.278356E-05</text:p>
          </table:table-cell>
          <table:table-cell office:value-type="float" office:value="0.000003980593" calcext:value-type="float">
            <text:p>3.980593E-06</text:p>
          </table:table-cell>
          <table:table-cell office:value-type="float" office:value="0.0004984039" calcext:value-type="float">
            <text:p>0.0004984039</text:p>
          </table:table-cell>
          <table:table-cell office:value-type="float" office:value="0.00002221527" calcext:value-type="float">
            <text:p>2.221527E-05</text:p>
          </table:table-cell>
          <table:table-cell office:value-type="float" office:value="0.0000375158" calcext:value-type="float">
            <text:p>3.75158E-05</text:p>
          </table:table-cell>
          <table:table-cell office:value-type="float" office:value="0.00000007010333" calcext:value-type="float">
            <text:p>7.010333E-08</text:p>
          </table:table-cell>
          <table:table-cell office:value-type="float" office:value="0.000002420603" calcext:value-type="float">
            <text:p>2.420603E-06</text:p>
          </table:table-cell>
          <table:table-cell office:value-type="float" office:value="0.00005452158" calcext:value-type="float">
            <text:p>5.45215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07564" calcext:value-type="float">
            <text:p>0.02707564</text:p>
          </table:table-cell>
        </table:table-row>
        <table:table-row table:style-name="ro1">
          <table:table-cell office:value-type="float" office:value="0.09933536" calcext:value-type="float">
            <text:p>0.09933536</text:p>
          </table:table-cell>
          <table:table-cell office:value-type="float" office:value="0.6884987" calcext:value-type="float">
            <text:p>0.6884987</text:p>
          </table:table-cell>
          <table:table-cell office:value-type="float" office:value="0.09933536" calcext:value-type="float">
            <text:p>0.09933536</text:p>
          </table:table-cell>
          <table:table-cell office:value-type="float" office:value="0.0002067705" calcext:value-type="float">
            <text:p>0.0002067705</text:p>
          </table:table-cell>
          <table:table-cell office:value-type="float" office:value="0.0000183487" calcext:value-type="float">
            <text:p>1.83487E-05</text:p>
          </table:table-cell>
          <table:table-cell office:value-type="float" office:value="0.008800722" calcext:value-type="float">
            <text:p>0.008800722</text:p>
          </table:table-cell>
          <table:table-cell office:value-type="float" office:value="0.0000912085" calcext:value-type="float">
            <text:p>9.12085E-05</text:p>
          </table:table-cell>
          <table:table-cell office:value-type="float" office:value="0.0001985546" calcext:value-type="float">
            <text:p>0.0001985546</text:p>
          </table:table-cell>
          <table:table-cell office:value-type="float" office:value="0.00005841514" calcext:value-type="float">
            <text:p>5.841514E-05</text:p>
          </table:table-cell>
          <table:table-cell office:value-type="float" office:value="0.000005850763" calcext:value-type="float">
            <text:p>5.850763E-06</text:p>
          </table:table-cell>
          <table:table-cell office:value-type="float" office:value="0.000304621" calcext:value-type="float">
            <text:p>0.000304621</text:p>
          </table:table-cell>
          <table:table-cell office:value-type="float" office:value="0.00001257481" calcext:value-type="float">
            <text:p>1.257481E-05</text:p>
          </table:table-cell>
          <table:table-cell office:value-type="float" office:value="0.0000761248" calcext:value-type="float">
            <text:p>7.61248E-05</text:p>
          </table:table-cell>
          <table:table-cell office:value-type="float" office:value="0.000003241616" calcext:value-type="float">
            <text:p>3.241616E-06</text:p>
          </table:table-cell>
          <table:table-cell office:value-type="float" office:value="0.00003363712" calcext:value-type="float">
            <text:p>3.363712E-05</text:p>
          </table:table-cell>
          <table:table-cell office:value-type="float" office:value="0.0000193863" calcext:value-type="float">
            <text:p>1.93863E-05</text:p>
          </table:table-cell>
          <table:table-cell office:value-type="float" office:value="0.000001000033" calcext:value-type="float">
            <text:p>0.000001</text:p>
          </table:table-cell>
          <table:table-cell office:value-type="float" office:value="0.00000612699" calcext:value-type="float">
            <text:p>0.000006127</text:p>
          </table:table-cell>
          <table:table-cell office:value-type="float" office:value="0.0001439596" calcext:value-type="float">
            <text:p>0.0001439596</text:p>
          </table:table-cell>
          <table:table-cell office:value-type="float" office:value="0.0001733019" calcext:value-type="float">
            <text:p>0.0001733019</text:p>
          </table:table-cell>
          <table:table-cell office:value-type="float" office:value="0.00002651421" calcext:value-type="float">
            <text:p>2.651421E-05</text:p>
          </table:table-cell>
          <table:table-cell office:value-type="float" office:value="0.00001986436" calcext:value-type="float">
            <text:p>1.986436E-05</text:p>
          </table:table-cell>
          <table:table-cell office:value-type="float" office:value="0.0003877102" calcext:value-type="float">
            <text:p>0.0003877102</text:p>
          </table:table-cell>
          <table:table-cell office:value-type="float" office:value="0.00006655958" calcext:value-type="float">
            <text:p>6.655958E-05</text:p>
          </table:table-cell>
          <table:table-cell office:value-type="float" office:value="0.00001217462" calcext:value-type="float">
            <text:p>1.217462E-05</text:p>
          </table:table-cell>
          <table:table-cell office:value-type="float" office:value="0.00003150628" calcext:value-type="float">
            <text:p>3.150628E-05</text:p>
          </table:table-cell>
          <table:table-cell office:value-type="float" office:value="0.00003832438" calcext:value-type="float">
            <text:p>3.832438E-05</text:p>
          </table:table-cell>
          <table:table-cell office:value-type="float" office:value="0.000002591316" calcext:value-type="float">
            <text:p>2.591316E-06</text:p>
          </table:table-cell>
          <table:table-cell office:value-type="float" office:value="0.000009633817" calcext:value-type="float">
            <text:p>9.633817E-06</text:p>
          </table:table-cell>
          <table:table-cell office:value-type="float" office:value="0.000003119303" calcext:value-type="float">
            <text:p>3.119303E-06</text:p>
          </table:table-cell>
          <table:table-cell office:value-type="float" office:value="0.00001284904" calcext:value-type="float">
            <text:p>0.000012849</text:p>
          </table:table-cell>
          <table:table-cell office:value-type="float" office:value="0.003284718" calcext:value-type="float">
            <text:p>0.003284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26554" calcext:value-type="float">
            <text:p>0.02626554</text:p>
          </table:table-cell>
        </table:table-row>
        <table:table-row table:style-name="ro1">
          <table:table-cell office:value-type="float" office:value="0.4329436" calcext:value-type="float">
            <text:p>0.4329436</text:p>
          </table:table-cell>
          <table:table-cell office:value-type="float" office:value="0.3424445" calcext:value-type="float">
            <text:p>0.3424445</text:p>
          </table:table-cell>
          <table:table-cell office:value-type="float" office:value="0.4329436" calcext:value-type="float">
            <text:p>0.4329436</text:p>
          </table:table-cell>
          <table:table-cell office:value-type="float" office:value="0.0001627338" calcext:value-type="float">
            <text:p>0.0001627338</text:p>
          </table:table-cell>
          <table:table-cell office:value-type="float" office:value="0.00004901454" calcext:value-type="float">
            <text:p>4.901454E-05</text:p>
          </table:table-cell>
          <table:table-cell office:value-type="float" office:value="0.000004942966" calcext:value-type="float">
            <text:p>0.000004943</text:p>
          </table:table-cell>
          <table:table-cell office:value-type="float" office:value="0.00007034635" calcext:value-type="float">
            <text:p>7.034635E-05</text:p>
          </table:table-cell>
          <table:table-cell office:value-type="float" office:value="0.0001836182" calcext:value-type="float">
            <text:p>0.0001836182</text:p>
          </table:table-cell>
          <table:table-cell office:value-type="float" office:value="0.000008605854" calcext:value-type="float">
            <text:p>8.605854E-06</text:p>
          </table:table-cell>
          <table:table-cell office:value-type="float" office:value="0.000012976" calcext:value-type="float">
            <text:p>0.000012976</text:p>
          </table:table-cell>
          <table:table-cell office:value-type="float" office:value="0.00008053819" calcext:value-type="float">
            <text:p>8.053819E-05</text:p>
          </table:table-cell>
          <table:table-cell office:value-type="float" office:value="0.00002602508" calcext:value-type="float">
            <text:p>2.602508E-05</text:p>
          </table:table-cell>
          <table:table-cell office:value-type="float" office:value="0.0001321121" calcext:value-type="float">
            <text:p>0.0001321121</text:p>
          </table:table-cell>
          <table:table-cell office:value-type="float" office:value="0.000005530936" calcext:value-type="float">
            <text:p>5.530936E-06</text:p>
          </table:table-cell>
          <table:table-cell office:value-type="float" office:value="0.00003397568" calcext:value-type="float">
            <text:p>3.397568E-05</text:p>
          </table:table-cell>
          <table:table-cell office:value-type="float" office:value="0.00008157033" calcext:value-type="float">
            <text:p>8.157033E-05</text:p>
          </table:table-cell>
          <table:table-cell office:value-type="float" office:value="0.0000111141" calcext:value-type="float">
            <text:p>1.11141E-05</text:p>
          </table:table-cell>
          <table:table-cell office:value-type="float" office:value="0.000006657183" calcext:value-type="float">
            <text:p>6.657183E-06</text:p>
          </table:table-cell>
          <table:table-cell office:value-type="float" office:value="0.00031414" calcext:value-type="float">
            <text:p>0.00031414</text:p>
          </table:table-cell>
          <table:table-cell office:value-type="float" office:value="0.00002831117" calcext:value-type="float">
            <text:p>2.831117E-05</text:p>
          </table:table-cell>
          <table:table-cell office:value-type="float" office:value="0.00003144405" calcext:value-type="float">
            <text:p>3.144405E-05</text:p>
          </table:table-cell>
          <table:table-cell office:value-type="float" office:value="0.00001326553" calcext:value-type="float">
            <text:p>1.326553E-05</text:p>
          </table:table-cell>
          <table:table-cell office:value-type="float" office:value="0.0005103189" calcext:value-type="float">
            <text:p>0.0005103189</text:p>
          </table:table-cell>
          <table:table-cell office:value-type="float" office:value="0.000160911" calcext:value-type="float">
            <text:p>0.000160911</text:p>
          </table:table-cell>
          <table:table-cell office:value-type="float" office:value="0.000003792147" calcext:value-type="float">
            <text:p>3.792147E-06</text:p>
          </table:table-cell>
          <table:table-cell office:value-type="float" office:value="0.0000233032" calcext:value-type="float">
            <text:p>2.33032E-05</text:p>
          </table:table-cell>
          <table:table-cell office:value-type="float" office:value="0.00004804846" calcext:value-type="float">
            <text:p>4.804846E-05</text:p>
          </table:table-cell>
          <table:table-cell office:value-type="float" office:value="0.000007146687" calcext:value-type="float">
            <text:p>7.146687E-06</text:p>
          </table:table-cell>
          <table:table-cell office:value-type="float" office:value="0.00001352114" calcext:value-type="float">
            <text:p>1.352114E-05</text:p>
          </table:table-cell>
          <table:table-cell office:value-type="float" office:value="0.000005075265" calcext:value-type="float">
            <text:p>5.075265E-06</text:p>
          </table:table-cell>
          <table:table-cell office:value-type="float" office:value="0.000004386811" calcext:value-type="float">
            <text:p>4.386811E-06</text:p>
          </table:table-cell>
          <table:table-cell office:value-type="float" office:value="0.00002656077" calcext:value-type="float">
            <text:p>2.65607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18785" calcext:value-type="float">
            <text:p>0.02618785</text:p>
          </table:table-cell>
        </table:table-row>
        <table:table-row table:style-name="ro1">
          <table:table-cell office:value-type="float" office:value="0.2988443" calcext:value-type="float">
            <text:p>0.2988443</text:p>
          </table:table-cell>
          <table:table-cell office:value-type="float" office:value="0.4536259" calcext:value-type="float">
            <text:p>0.4536259</text:p>
          </table:table-cell>
          <table:table-cell office:value-type="float" office:value="0.2988443" calcext:value-type="float">
            <text:p>0.2988443</text:p>
          </table:table-cell>
          <table:table-cell office:value-type="float" office:value="0.00008031225" calcext:value-type="float">
            <text:p>8.031225E-05</text:p>
          </table:table-cell>
          <table:table-cell office:value-type="float" office:value="0.00004944984" calcext:value-type="float">
            <text:p>4.944984E-05</text:p>
          </table:table-cell>
          <table:table-cell office:value-type="float" office:value="0.00001191985" calcext:value-type="float">
            <text:p>1.191985E-05</text:p>
          </table:table-cell>
          <table:table-cell office:value-type="float" office:value="0.00008374807" calcext:value-type="float">
            <text:p>8.374807E-05</text:p>
          </table:table-cell>
          <table:table-cell office:value-type="float" office:value="0.00005912105" calcext:value-type="float">
            <text:p>5.912105E-05</text:p>
          </table:table-cell>
          <table:table-cell office:value-type="float" office:value="0.00003237845" calcext:value-type="float">
            <text:p>3.237845E-05</text:p>
          </table:table-cell>
          <table:table-cell office:value-type="float" office:value="0.00002645466" calcext:value-type="float">
            <text:p>2.645466E-05</text:p>
          </table:table-cell>
          <table:table-cell office:value-type="float" office:value="0.0001052842" calcext:value-type="float">
            <text:p>0.0001052842</text:p>
          </table:table-cell>
          <table:table-cell office:value-type="float" office:value="0.000003418393" calcext:value-type="float">
            <text:p>3.418393E-06</text:p>
          </table:table-cell>
          <table:table-cell office:value-type="float" office:value="0.00006982349" calcext:value-type="float">
            <text:p>6.982349E-05</text:p>
          </table:table-cell>
          <table:table-cell office:value-type="float" office:value="0.00001808638" calcext:value-type="float">
            <text:p>1.808638E-05</text:p>
          </table:table-cell>
          <table:table-cell office:value-type="float" office:value="0.00005461404" calcext:value-type="float">
            <text:p>0.000054614</text:p>
          </table:table-cell>
          <table:table-cell office:value-type="float" office:value="0.0001065886" calcext:value-type="float">
            <text:p>0.0001065886</text:p>
          </table:table-cell>
          <table:table-cell office:value-type="float" office:value="0.00001723376" calcext:value-type="float">
            <text:p>1.723376E-05</text:p>
          </table:table-cell>
          <table:table-cell office:value-type="float" office:value="0.000002562274" calcext:value-type="float">
            <text:p>2.562274E-06</text:p>
          </table:table-cell>
          <table:table-cell office:value-type="float" office:value="0.0000727062" calcext:value-type="float">
            <text:p>7.27062E-05</text:p>
          </table:table-cell>
          <table:table-cell office:value-type="float" office:value="0.00003266259" calcext:value-type="float">
            <text:p>3.266259E-05</text:p>
          </table:table-cell>
          <table:table-cell office:value-type="float" office:value="0.000006399683" calcext:value-type="float">
            <text:p>6.399683E-06</text:p>
          </table:table-cell>
          <table:table-cell office:value-type="float" office:value="0.00009935237" calcext:value-type="float">
            <text:p>9.935237E-05</text:p>
          </table:table-cell>
          <table:table-cell office:value-type="float" office:value="0.00003486669" calcext:value-type="float">
            <text:p>3.486669E-05</text:p>
          </table:table-cell>
          <table:table-cell office:value-type="float" office:value="0.0000569834" calcext:value-type="float">
            <text:p>5.69834E-05</text:p>
          </table:table-cell>
          <table:table-cell office:value-type="float" office:value="0.00003891104" calcext:value-type="float">
            <text:p>0.000038911</text:p>
          </table:table-cell>
          <table:table-cell office:value-type="float" office:value="0.00008500062" calcext:value-type="float">
            <text:p>8.500062E-05</text:p>
          </table:table-cell>
          <table:table-cell office:value-type="float" office:value="0.00002808541" calcext:value-type="float">
            <text:p>2.808541E-05</text:p>
          </table:table-cell>
          <table:table-cell office:value-type="float" office:value="0.00006387559" calcext:value-type="float">
            <text:p>6.387559E-05</text:p>
          </table:table-cell>
          <table:table-cell office:value-type="float" office:value="0.00002326463" calcext:value-type="float">
            <text:p>2.326463E-05</text:p>
          </table:table-cell>
          <table:table-cell office:value-type="float" office:value="0.000007733093" calcext:value-type="float">
            <text:p>7.733093E-06</text:p>
          </table:table-cell>
          <table:table-cell office:value-type="float" office:value="0.000003240441" calcext:value-type="float">
            <text:p>3.240441E-06</text:p>
          </table:table-cell>
          <table:table-cell office:value-type="float" office:value="0.00002277574" calcext:value-type="float">
            <text:p>2.27757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77744" calcext:value-type="float">
            <text:p>0.02577744</text:p>
          </table:table-cell>
        </table:table-row>
        <table:table-row table:style-name="ro1">
          <table:table-cell office:value-type="float" office:value="0.9203076" calcext:value-type="float">
            <text:p>0.9203076</text:p>
          </table:table-cell>
          <table:table-cell office:value-type="float" office:value="0.04111007" calcext:value-type="float">
            <text:p>0.04111007</text:p>
          </table:table-cell>
          <table:table-cell office:value-type="float" office:value="0.9203076" calcext:value-type="float">
            <text:p>0.9203076</text:p>
          </table:table-cell>
          <table:table-cell office:value-type="float" office:value="0.0001444304" calcext:value-type="float">
            <text:p>0.0001444304</text:p>
          </table:table-cell>
          <table:table-cell office:value-type="float" office:value="0.00003938428" calcext:value-type="float">
            <text:p>3.938428E-05</text:p>
          </table:table-cell>
          <table:table-cell office:value-type="float" office:value="0.00001062035" calcext:value-type="float">
            <text:p>1.062035E-05</text:p>
          </table:table-cell>
          <table:table-cell office:value-type="float" office:value="0.00009706155" calcext:value-type="float">
            <text:p>9.706155E-05</text:p>
          </table:table-cell>
          <table:table-cell office:value-type="float" office:value="0.0002136862" calcext:value-type="float">
            <text:p>0.0002136862</text:p>
          </table:table-cell>
          <table:table-cell office:value-type="float" office:value="0.000005523866" calcext:value-type="float">
            <text:p>5.523866E-06</text:p>
          </table:table-cell>
          <table:table-cell office:value-type="float" office:value="0.00009607352" calcext:value-type="float">
            <text:p>9.607352E-05</text:p>
          </table:table-cell>
          <table:table-cell office:value-type="float" office:value="0.0001934587" calcext:value-type="float">
            <text:p>0.0001934587</text:p>
          </table:table-cell>
          <table:table-cell office:value-type="float" office:value="0.0000672703" calcext:value-type="float">
            <text:p>6.72703E-05</text:p>
          </table:table-cell>
          <table:table-cell office:value-type="float" office:value="0.000005955142" calcext:value-type="float">
            <text:p>5.955142E-06</text:p>
          </table:table-cell>
          <table:table-cell office:value-type="float" office:value="0.00003174538" calcext:value-type="float">
            <text:p>3.174538E-05</text:p>
          </table:table-cell>
          <table:table-cell office:value-type="float" office:value="0.00001006967" calcext:value-type="float">
            <text:p>1.006967E-05</text:p>
          </table:table-cell>
          <table:table-cell office:value-type="float" office:value="0.0001006966" calcext:value-type="float">
            <text:p>0.0001006966</text:p>
          </table:table-cell>
          <table:table-cell office:value-type="float" office:value="0.0000003634489" calcext:value-type="float">
            <text:p>3.634489E-07</text:p>
          </table:table-cell>
          <table:table-cell office:value-type="float" office:value="0.00006275663" calcext:value-type="float">
            <text:p>6.275663E-05</text:p>
          </table:table-cell>
          <table:table-cell office:value-type="float" office:value="0.0002828028" calcext:value-type="float">
            <text:p>0.0002828028</text:p>
          </table:table-cell>
          <table:table-cell office:value-type="float" office:value="0.00002206063" calcext:value-type="float">
            <text:p>2.206063E-05</text:p>
          </table:table-cell>
          <table:table-cell office:value-type="float" office:value="0.00006665087" calcext:value-type="float">
            <text:p>6.665087E-05</text:p>
          </table:table-cell>
          <table:table-cell office:value-type="float" office:value="0.00001770546" calcext:value-type="float">
            <text:p>1.770546E-05</text:p>
          </table:table-cell>
          <table:table-cell office:value-type="float" office:value="0.0003278578" calcext:value-type="float">
            <text:p>0.0003278578</text:p>
          </table:table-cell>
          <table:table-cell office:value-type="float" office:value="0.00006931577" calcext:value-type="float">
            <text:p>6.931577E-05</text:p>
          </table:table-cell>
          <table:table-cell office:value-type="float" office:value="0.00001204584" calcext:value-type="float">
            <text:p>1.204584E-05</text:p>
          </table:table-cell>
          <table:table-cell office:value-type="float" office:value="0.0000314478" calcext:value-type="float">
            <text:p>3.14478E-05</text:p>
          </table:table-cell>
          <table:table-cell office:value-type="float" office:value="0.00001746756" calcext:value-type="float">
            <text:p>1.746756E-05</text:p>
          </table:table-cell>
          <table:table-cell office:value-type="float" office:value="0.00001932185" calcext:value-type="float">
            <text:p>1.932185E-05</text:p>
          </table:table-cell>
          <table:table-cell office:value-type="float" office:value="0.00001729463" calcext:value-type="float">
            <text:p>1.729463E-05</text:p>
          </table:table-cell>
          <table:table-cell office:value-type="float" office:value="0.00001407139" calcext:value-type="float">
            <text:p>1.407139E-05</text:p>
          </table:table-cell>
          <table:table-cell office:value-type="float" office:value="0.000001955556" calcext:value-type="float">
            <text:p>1.955556E-06</text:p>
          </table:table-cell>
          <table:table-cell office:value-type="float" office:value="0.0007248728" calcext:value-type="float">
            <text:p>0.0007248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38456" calcext:value-type="float">
            <text:p>0.02538456</text:p>
          </table:table-cell>
        </table:table-row>
        <table:table-row table:style-name="ro1">
          <table:table-cell office:value-type="float" office:value="0.4678892" calcext:value-type="float">
            <text:p>0.4678892</text:p>
          </table:table-cell>
          <table:table-cell office:value-type="float" office:value="0.3176969" calcext:value-type="float">
            <text:p>0.3176969</text:p>
          </table:table-cell>
          <table:table-cell office:value-type="float" office:value="0.4678892" calcext:value-type="float">
            <text:p>0.4678892</text:p>
          </table:table-cell>
          <table:table-cell office:value-type="float" office:value="0.0004221263" calcext:value-type="float">
            <text:p>0.0004221263</text:p>
          </table:table-cell>
          <table:table-cell office:value-type="float" office:value="0.0002529549" calcext:value-type="float">
            <text:p>0.0002529549</text:p>
          </table:table-cell>
          <table:table-cell office:value-type="float" office:value="0.0001173707" calcext:value-type="float">
            <text:p>0.0001173707</text:p>
          </table:table-cell>
          <table:table-cell office:value-type="float" office:value="0.0001101116" calcext:value-type="float">
            <text:p>0.0001101116</text:p>
          </table:table-cell>
          <table:table-cell office:value-type="float" office:value="0.0004561668" calcext:value-type="float">
            <text:p>0.0004561668</text:p>
          </table:table-cell>
          <table:table-cell office:value-type="float" office:value="0.00007323721" calcext:value-type="float">
            <text:p>7.323721E-05</text:p>
          </table:table-cell>
          <table:table-cell office:value-type="float" office:value="0.00001925196" calcext:value-type="float">
            <text:p>0.000019252</text:p>
          </table:table-cell>
          <table:table-cell office:value-type="float" office:value="0.0003248169" calcext:value-type="float">
            <text:p>0.0003248169</text:p>
          </table:table-cell>
          <table:table-cell office:value-type="float" office:value="0.0002214797" calcext:value-type="float">
            <text:p>0.0002214797</text:p>
          </table:table-cell>
          <table:table-cell office:value-type="float" office:value="0.0005817402" calcext:value-type="float">
            <text:p>0.0005817402</text:p>
          </table:table-cell>
          <table:table-cell office:value-type="float" office:value="0.0001592451" calcext:value-type="float">
            <text:p>0.0001592451</text:p>
          </table:table-cell>
          <table:table-cell office:value-type="float" office:value="0.000214661" calcext:value-type="float">
            <text:p>0.000214661</text:p>
          </table:table-cell>
          <table:table-cell office:value-type="float" office:value="0.0002202227" calcext:value-type="float">
            <text:p>0.0002202227</text:p>
          </table:table-cell>
          <table:table-cell office:value-type="float" office:value="0.0001274188" calcext:value-type="float">
            <text:p>0.0001274188</text:p>
          </table:table-cell>
          <table:table-cell office:value-type="float" office:value="0.00006675882" calcext:value-type="float">
            <text:p>6.675882E-05</text:p>
          </table:table-cell>
          <table:table-cell office:value-type="float" office:value="0.000237643" calcext:value-type="float">
            <text:p>0.000237643</text:p>
          </table:table-cell>
          <table:table-cell office:value-type="float" office:value="0.0001696107" calcext:value-type="float">
            <text:p>0.0001696107</text:p>
          </table:table-cell>
          <table:table-cell office:value-type="float" office:value="0.0001706448" calcext:value-type="float">
            <text:p>0.0001706448</text:p>
          </table:table-cell>
          <table:table-cell office:value-type="float" office:value="0.00001607897" calcext:value-type="float">
            <text:p>0.000016079</text:p>
          </table:table-cell>
          <table:table-cell office:value-type="float" office:value="0.003617285" calcext:value-type="float">
            <text:p>0.003617285</text:p>
          </table:table-cell>
          <table:table-cell office:value-type="float" office:value="0.0001172853" calcext:value-type="float">
            <text:p>0.0001172853</text:p>
          </table:table-cell>
          <table:table-cell office:value-type="float" office:value="0.0002560389" calcext:value-type="float">
            <text:p>0.0002560389</text:p>
          </table:table-cell>
          <table:table-cell office:value-type="float" office:value="0.00002794328" calcext:value-type="float">
            <text:p>2.794328E-05</text:p>
          </table:table-cell>
          <table:table-cell office:value-type="float" office:value="0.00002453633" calcext:value-type="float">
            <text:p>2.453633E-05</text:p>
          </table:table-cell>
          <table:table-cell office:value-type="float" office:value="0.00004644787" calcext:value-type="float">
            <text:p>4.644787E-05</text:p>
          </table:table-cell>
          <table:table-cell office:value-type="float" office:value="0.00007469181" calcext:value-type="float">
            <text:p>7.469181E-05</text:p>
          </table:table-cell>
          <table:table-cell office:value-type="float" office:value="0.00006661728" calcext:value-type="float">
            <text:p>6.661728E-05</text:p>
          </table:table-cell>
          <table:table-cell office:value-type="float" office:value="0.0000004021656" calcext:value-type="float">
            <text:p>4.021656E-07</text:p>
          </table:table-cell>
          <table:table-cell office:value-type="float" office:value="0.0002333894" calcext:value-type="float">
            <text:p>0.00023338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12335" calcext:value-type="float">
            <text:p>0.02512335</text:p>
          </table:table-cell>
        </table:table-row>
        <table:table-row table:style-name="ro1">
          <table:table-cell office:value-type="float" office:value="0.9860513" calcext:value-type="float">
            <text:p>0.9860513</text:p>
          </table:table-cell>
          <table:table-cell office:value-type="float" office:value="0.00864448" calcext:value-type="float">
            <text:p>0.00864448</text:p>
          </table:table-cell>
          <table:table-cell office:value-type="float" office:value="0.9860513" calcext:value-type="float">
            <text:p>0.9860513</text:p>
          </table:table-cell>
          <table:table-cell office:value-type="float" office:value="0.000820884" calcext:value-type="float">
            <text:p>0.000820884</text:p>
          </table:table-cell>
          <table:table-cell office:value-type="float" office:value="0.0002529549" calcext:value-type="float">
            <text:p>0.0002529549</text:p>
          </table:table-cell>
          <table:table-cell office:value-type="float" office:value="0.0001173707" calcext:value-type="float">
            <text:p>0.0001173707</text:p>
          </table:table-cell>
          <table:table-cell office:value-type="float" office:value="0.0001095355" calcext:value-type="float">
            <text:p>0.0001095355</text:p>
          </table:table-cell>
          <table:table-cell office:value-type="float" office:value="0.0004647977" calcext:value-type="float">
            <text:p>0.0004647977</text:p>
          </table:table-cell>
          <table:table-cell office:value-type="float" office:value="0.00007381553" calcext:value-type="float">
            <text:p>7.381553E-05</text:p>
          </table:table-cell>
          <table:table-cell office:value-type="float" office:value="0.00001962809" calcext:value-type="float">
            <text:p>1.962809E-05</text:p>
          </table:table-cell>
          <table:table-cell office:value-type="float" office:value="0.0003248169" calcext:value-type="float">
            <text:p>0.0003248169</text:p>
          </table:table-cell>
          <table:table-cell office:value-type="float" office:value="0.0001808261" calcext:value-type="float">
            <text:p>0.0001808261</text:p>
          </table:table-cell>
          <table:table-cell office:value-type="float" office:value="0.0006393562" calcext:value-type="float">
            <text:p>0.0006393562</text:p>
          </table:table-cell>
          <table:table-cell office:value-type="float" office:value="0.00014756" calcext:value-type="float">
            <text:p>0.00014756</text:p>
          </table:table-cell>
          <table:table-cell office:value-type="float" office:value="0.000214661" calcext:value-type="float">
            <text:p>0.000214661</text:p>
          </table:table-cell>
          <table:table-cell office:value-type="float" office:value="0.0002392981" calcext:value-type="float">
            <text:p>0.0002392981</text:p>
          </table:table-cell>
          <table:table-cell office:value-type="float" office:value="0.0001274188" calcext:value-type="float">
            <text:p>0.0001274188</text:p>
          </table:table-cell>
          <table:table-cell office:value-type="float" office:value="0.00007551695" calcext:value-type="float">
            <text:p>0.000075517</text:p>
          </table:table-cell>
          <table:table-cell office:value-type="float" office:value="0.000237643" calcext:value-type="float">
            <text:p>0.000237643</text:p>
          </table:table-cell>
          <table:table-cell office:value-type="float" office:value="0.0001696107" calcext:value-type="float">
            <text:p>0.0001696107</text:p>
          </table:table-cell>
          <table:table-cell office:value-type="float" office:value="0.0001817547" calcext:value-type="float">
            <text:p>0.0001817547</text:p>
          </table:table-cell>
          <table:table-cell office:value-type="float" office:value="0.00001607897" calcext:value-type="float">
            <text:p>0.000016079</text:p>
          </table:table-cell>
          <table:table-cell office:value-type="float" office:value="0.004767002" calcext:value-type="float">
            <text:p>0.004767002</text:p>
          </table:table-cell>
          <table:table-cell office:value-type="float" office:value="0.0001624061" calcext:value-type="float">
            <text:p>0.0001624061</text:p>
          </table:table-cell>
          <table:table-cell office:value-type="float" office:value="0.0002560389" calcext:value-type="float">
            <text:p>0.0002560389</text:p>
          </table:table-cell>
          <table:table-cell office:value-type="float" office:value="0.00002794328" calcext:value-type="float">
            <text:p>2.794328E-05</text:p>
          </table:table-cell>
          <table:table-cell office:value-type="float" office:value="0.000448391" calcext:value-type="float">
            <text:p>0.000448391</text:p>
          </table:table-cell>
          <table:table-cell office:value-type="float" office:value="0.0001157365" calcext:value-type="float">
            <text:p>0.0001157365</text:p>
          </table:table-cell>
          <table:table-cell office:value-type="float" office:value="0.00007524742" calcext:value-type="float">
            <text:p>7.524742E-05</text:p>
          </table:table-cell>
          <table:table-cell office:value-type="float" office:value="0.00006661728" calcext:value-type="float">
            <text:p>6.661728E-05</text:p>
          </table:table-cell>
          <table:table-cell office:value-type="float" office:value="0.0000004021656" calcext:value-type="float">
            <text:p>4.021656E-07</text:p>
          </table:table-cell>
          <table:table-cell office:value-type="float" office:value="0.0001898113" calcext:value-type="float">
            <text:p>0.0001898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00621" calcext:value-type="float">
            <text:p>0.02500621</text:p>
          </table:table-cell>
        </table:table-row>
        <table:table-row table:style-name="ro1">
          <table:table-cell office:value-type="float" office:value="0.00446832" calcext:value-type="float">
            <text:p>0.00446832</text:p>
          </table:table-cell>
          <table:table-cell office:value-type="float" office:value="0.9337227" calcext:value-type="float">
            <text:p>0.9337227</text:p>
          </table:table-cell>
          <table:table-cell office:value-type="float" office:value="0.00446832" calcext:value-type="float">
            <text:p>0.00446832</text:p>
          </table:table-cell>
          <table:table-cell office:value-type="float" office:value="0.00001169737" calcext:value-type="float">
            <text:p>1.169737E-05</text:p>
          </table:table-cell>
          <table:table-cell office:value-type="float" office:value="0.00002667379" calcext:value-type="float">
            <text:p>2.667379E-05</text:p>
          </table:table-cell>
          <table:table-cell office:value-type="float" office:value="0.00003311245" calcext:value-type="float">
            <text:p>3.311245E-05</text:p>
          </table:table-cell>
          <table:table-cell office:value-type="float" office:value="0.0000007390151" calcext:value-type="float">
            <text:p>0.000000739</text:p>
          </table:table-cell>
          <table:table-cell office:value-type="float" office:value="0.00006239476" calcext:value-type="float">
            <text:p>6.239476E-05</text:p>
          </table:table-cell>
          <table:table-cell office:value-type="float" office:value="0.00006189478" calcext:value-type="float">
            <text:p>6.189478E-05</text:p>
          </table:table-cell>
          <table:table-cell office:value-type="float" office:value="0.000005834939" calcext:value-type="float">
            <text:p>5.834939E-06</text:p>
          </table:table-cell>
          <table:table-cell office:value-type="float" office:value="0.00006586068" calcext:value-type="float">
            <text:p>6.586068E-05</text:p>
          </table:table-cell>
          <table:table-cell office:value-type="float" office:value="0.000001673085" calcext:value-type="float">
            <text:p>1.673085E-06</text:p>
          </table:table-cell>
          <table:table-cell office:value-type="float" office:value="0.00002382022" calcext:value-type="float">
            <text:p>2.382022E-05</text:p>
          </table:table-cell>
          <table:table-cell office:value-type="float" office:value="0.00001701061" calcext:value-type="float">
            <text:p>1.701061E-05</text:p>
          </table:table-cell>
          <table:table-cell office:value-type="float" office:value="0.00001018437" calcext:value-type="float">
            <text:p>1.018437E-05</text:p>
          </table:table-cell>
          <table:table-cell office:value-type="float" office:value="0.00002659113" calcext:value-type="float">
            <text:p>2.659113E-05</text:p>
          </table:table-cell>
          <table:table-cell office:value-type="float" office:value="0.00001924574" calcext:value-type="float">
            <text:p>1.924574E-05</text:p>
          </table:table-cell>
          <table:table-cell office:value-type="float" office:value="0.000008493972" calcext:value-type="float">
            <text:p>0.000008494</text:p>
          </table:table-cell>
          <table:table-cell office:value-type="float" office:value="0.00009505633" calcext:value-type="float">
            <text:p>9.505633E-05</text:p>
          </table:table-cell>
          <table:table-cell office:value-type="float" office:value="0.00004835009" calcext:value-type="float">
            <text:p>4.835009E-05</text:p>
          </table:table-cell>
          <table:table-cell office:value-type="float" office:value="0.000007595869" calcext:value-type="float">
            <text:p>7.595869E-06</text:p>
          </table:table-cell>
          <table:table-cell office:value-type="float" office:value="0.000001182408" calcext:value-type="float">
            <text:p>1.182408E-06</text:p>
          </table:table-cell>
          <table:table-cell office:value-type="float" office:value="0.001168069" calcext:value-type="float">
            <text:p>0.001168069</text:p>
          </table:table-cell>
          <table:table-cell office:value-type="float" office:value="0.000004066662" calcext:value-type="float">
            <text:p>4.066662E-06</text:p>
          </table:table-cell>
          <table:table-cell office:value-type="float" office:value="0.00003636507" calcext:value-type="float">
            <text:p>3.636507E-05</text:p>
          </table:table-cell>
          <table:table-cell office:value-type="float" office:value="0.000004874583" calcext:value-type="float">
            <text:p>4.874583E-06</text:p>
          </table:table-cell>
          <table:table-cell office:value-type="float" office:value="0.0001010712" calcext:value-type="float">
            <text:p>0.0001010712</text:p>
          </table:table-cell>
          <table:table-cell office:value-type="float" office:value="0.000001631159" calcext:value-type="float">
            <text:p>1.631159E-06</text:p>
          </table:table-cell>
          <table:table-cell office:value-type="float" office:value="0.0000009881335" calcext:value-type="float">
            <text:p>9.881335E-07</text:p>
          </table:table-cell>
          <table:table-cell office:value-type="float" office:value="0.00000246639" calcext:value-type="float">
            <text:p>2.46639E-06</text:p>
          </table:table-cell>
          <table:table-cell office:value-type="float" office:value="0.000009438988" calcext:value-type="float">
            <text:p>0.000009439</text:p>
          </table:table-cell>
          <table:table-cell office:value-type="float" office:value="0.0000378139" calcext:value-type="float">
            <text:p>3.7813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81863" calcext:value-type="float">
            <text:p>0.02481863</text:p>
          </table:table-cell>
        </table:table-row>
        <table:table-row table:style-name="ro1">
          <table:table-cell office:value-type="float" office:value="0.1550896" calcext:value-type="float">
            <text:p>0.1550896</text:p>
          </table:table-cell>
          <table:table-cell office:value-type="float" office:value="0.6067262" calcext:value-type="float">
            <text:p>0.6067262</text:p>
          </table:table-cell>
          <table:table-cell office:value-type="float" office:value="0.1550896" calcext:value-type="float">
            <text:p>0.1550896</text:p>
          </table:table-cell>
          <table:table-cell office:value-type="float" office:value="0.0001712301" calcext:value-type="float">
            <text:p>0.0001712301</text:p>
          </table:table-cell>
          <table:table-cell office:value-type="float" office:value="0.0004279735" calcext:value-type="float">
            <text:p>0.0004279735</text:p>
          </table:table-cell>
          <table:table-cell office:value-type="float" office:value="0.000007151227" calcext:value-type="float">
            <text:p>7.151227E-06</text:p>
          </table:table-cell>
          <table:table-cell office:value-type="float" office:value="0.00004039566" calcext:value-type="float">
            <text:p>4.039566E-05</text:p>
          </table:table-cell>
          <table:table-cell office:value-type="float" office:value="0.0001252193" calcext:value-type="float">
            <text:p>0.0001252193</text:p>
          </table:table-cell>
          <table:table-cell office:value-type="float" office:value="0.00002651923" calcext:value-type="float">
            <text:p>2.651923E-05</text:p>
          </table:table-cell>
          <table:table-cell office:value-type="float" office:value="0.00001728373" calcext:value-type="float">
            <text:p>1.728373E-05</text:p>
          </table:table-cell>
          <table:table-cell office:value-type="float" office:value="0.0001417878" calcext:value-type="float">
            <text:p>0.0001417878</text:p>
          </table:table-cell>
          <table:table-cell office:value-type="float" office:value="0.00004495654" calcext:value-type="float">
            <text:p>4.495654E-05</text:p>
          </table:table-cell>
          <table:table-cell office:value-type="float" office:value="0.00005540776" calcext:value-type="float">
            <text:p>5.540776E-05</text:p>
          </table:table-cell>
          <table:table-cell office:value-type="float" office:value="0.00001202085" calcext:value-type="float">
            <text:p>1.202085E-05</text:p>
          </table:table-cell>
          <table:table-cell office:value-type="float" office:value="0.00004465839" calcext:value-type="float">
            <text:p>4.465839E-05</text:p>
          </table:table-cell>
          <table:table-cell office:value-type="float" office:value="0.0001025268" calcext:value-type="float">
            <text:p>0.0001025268</text:p>
          </table:table-cell>
          <table:table-cell office:value-type="float" office:value="0.00002355779" calcext:value-type="float">
            <text:p>2.355779E-05</text:p>
          </table:table-cell>
          <table:table-cell office:value-type="float" office:value="0.0000008370821" calcext:value-type="float">
            <text:p>8.370821E-07</text:p>
          </table:table-cell>
          <table:table-cell office:value-type="float" office:value="0.0001500667" calcext:value-type="float">
            <text:p>0.0001500667</text:p>
          </table:table-cell>
          <table:table-cell office:value-type="float" office:value="0.00002183329" calcext:value-type="float">
            <text:p>2.183329E-05</text:p>
          </table:table-cell>
          <table:table-cell office:value-type="float" office:value="0.00002294647" calcext:value-type="float">
            <text:p>2.294647E-05</text:p>
          </table:table-cell>
          <table:table-cell office:value-type="float" office:value="0.000005510372" calcext:value-type="float">
            <text:p>5.510372E-06</text:p>
          </table:table-cell>
          <table:table-cell office:value-type="float" office:value="0.0003414004" calcext:value-type="float">
            <text:p>0.0003414004</text:p>
          </table:table-cell>
          <table:table-cell office:value-type="float" office:value="0.0001554859" calcext:value-type="float">
            <text:p>0.0001554859</text:p>
          </table:table-cell>
          <table:table-cell office:value-type="float" office:value="0.0000600371" calcext:value-type="float">
            <text:p>6.00371E-05</text:p>
          </table:table-cell>
          <table:table-cell office:value-type="float" office:value="0.000002488705" calcext:value-type="float">
            <text:p>2.488705E-06</text:p>
          </table:table-cell>
          <table:table-cell office:value-type="float" office:value="0.0000580446" calcext:value-type="float">
            <text:p>5.80446E-05</text:p>
          </table:table-cell>
          <table:table-cell office:value-type="float" office:value="0.000004777136" calcext:value-type="float">
            <text:p>4.777136E-06</text:p>
          </table:table-cell>
          <table:table-cell office:value-type="float" office:value="0.00006830327" calcext:value-type="float">
            <text:p>6.830327E-05</text:p>
          </table:table-cell>
          <table:table-cell office:value-type="float" office:value="0.00001930266" calcext:value-type="float">
            <text:p>1.930266E-05</text:p>
          </table:table-cell>
          <table:table-cell office:value-type="float" office:value="0.000006643995" calcext:value-type="float">
            <text:p>0.000006644</text:p>
          </table:table-cell>
          <table:table-cell office:value-type="float" office:value="0.000009488064" calcext:value-type="float">
            <text:p>9.488064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79329" calcext:value-type="float">
            <text:p>0.02479329</text:p>
          </table:table-cell>
        </table:table-row>
        <table:table-row table:style-name="ro1">
          <table:table-cell office:value-type="float" office:value="0.02733432" calcext:value-type="float">
            <text:p>0.02733432</text:p>
          </table:table-cell>
          <table:table-cell office:value-type="float" office:value="0.8357804" calcext:value-type="float">
            <text:p>0.8357804</text:p>
          </table:table-cell>
          <table:table-cell office:value-type="float" office:value="0.02733432" calcext:value-type="float">
            <text:p>0.02733432</text:p>
          </table:table-cell>
          <table:table-cell office:value-type="float" office:value="0.0004475306" calcext:value-type="float">
            <text:p>0.0004475306</text:p>
          </table:table-cell>
          <table:table-cell office:value-type="float" office:value="0.00005732334" calcext:value-type="float">
            <text:p>5.732334E-05</text:p>
          </table:table-cell>
          <table:table-cell office:value-type="float" office:value="0.000004649033" calcext:value-type="float">
            <text:p>0.000004649</text:p>
          </table:table-cell>
          <table:table-cell office:value-type="float" office:value="0.00006413052" calcext:value-type="float">
            <text:p>6.413052E-05</text:p>
          </table:table-cell>
          <table:table-cell office:value-type="float" office:value="0.0001813953" calcext:value-type="float">
            <text:p>0.0001813953</text:p>
          </table:table-cell>
          <table:table-cell office:value-type="float" office:value="0.000005322937" calcext:value-type="float">
            <text:p>5.322937E-06</text:p>
          </table:table-cell>
          <table:table-cell office:value-type="float" office:value="0.000012992" calcext:value-type="float">
            <text:p>0.000012992</text:p>
          </table:table-cell>
          <table:table-cell office:value-type="float" office:value="0.0000453089" calcext:value-type="float">
            <text:p>4.53089E-05</text:p>
          </table:table-cell>
          <table:table-cell office:value-type="float" office:value="0.0001412103" calcext:value-type="float">
            <text:p>0.0001412103</text:p>
          </table:table-cell>
          <table:table-cell office:value-type="float" office:value="0.00002767418" calcext:value-type="float">
            <text:p>2.767418E-05</text:p>
          </table:table-cell>
          <table:table-cell office:value-type="float" office:value="0.00002055146" calcext:value-type="float">
            <text:p>2.055146E-05</text:p>
          </table:table-cell>
          <table:table-cell office:value-type="float" office:value="0.00003385986" calcext:value-type="float">
            <text:p>3.385986E-05</text:p>
          </table:table-cell>
          <table:table-cell office:value-type="float" office:value="0.0001509811" calcext:value-type="float">
            <text:p>0.0001509811</text:p>
          </table:table-cell>
          <table:table-cell office:value-type="float" office:value="0.00000120981" calcext:value-type="float">
            <text:p>1.20981E-06</text:p>
          </table:table-cell>
          <table:table-cell office:value-type="float" office:value="0.00001086311" calcext:value-type="float">
            <text:p>1.086311E-05</text:p>
          </table:table-cell>
          <table:table-cell office:value-type="float" office:value="0.0003677991" calcext:value-type="float">
            <text:p>0.0003677991</text:p>
          </table:table-cell>
          <table:table-cell office:value-type="float" office:value="0.0001224234" calcext:value-type="float">
            <text:p>0.0001224234</text:p>
          </table:table-cell>
          <table:table-cell office:value-type="float" office:value="0.000009522852" calcext:value-type="float">
            <text:p>9.522852E-06</text:p>
          </table:table-cell>
          <table:table-cell office:value-type="float" office:value="0.00001297027" calcext:value-type="float">
            <text:p>1.297027E-05</text:p>
          </table:table-cell>
          <table:table-cell office:value-type="float" office:value="0.001719868" calcext:value-type="float">
            <text:p>0.001719868</text:p>
          </table:table-cell>
          <table:table-cell office:value-type="float" office:value="0.0001630507" calcext:value-type="float">
            <text:p>0.0001630507</text:p>
          </table:table-cell>
          <table:table-cell office:value-type="float" office:value="0.00005646838" calcext:value-type="float">
            <text:p>5.646838E-05</text:p>
          </table:table-cell>
          <table:table-cell office:value-type="float" office:value="0.00001432367" calcext:value-type="float">
            <text:p>1.432367E-05</text:p>
          </table:table-cell>
          <table:table-cell office:value-type="float" office:value="0.00003411684" calcext:value-type="float">
            <text:p>3.411684E-05</text:p>
          </table:table-cell>
          <table:table-cell office:value-type="float" office:value="0.0001612342" calcext:value-type="float">
            <text:p>0.0001612342</text:p>
          </table:table-cell>
          <table:table-cell office:value-type="float" office:value="0.00001809575" calcext:value-type="float">
            <text:p>1.809575E-05</text:p>
          </table:table-cell>
          <table:table-cell office:value-type="float" office:value="0.000004143486" calcext:value-type="float">
            <text:p>4.143486E-06</text:p>
          </table:table-cell>
          <table:table-cell office:value-type="float" office:value="0.000006339764" calcext:value-type="float">
            <text:p>6.339764E-06</text:p>
          </table:table-cell>
          <table:table-cell office:value-type="float" office:value="0.000008336635" calcext:value-type="float">
            <text:p>8.33663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37605" calcext:value-type="float">
            <text:p>0.02337605</text:p>
          </table:table-cell>
        </table:table-row>
        <table:table-row table:style-name="ro1">
          <table:table-cell office:value-type="float" office:value="0.8526448" calcext:value-type="float">
            <text:p>0.8526448</text:p>
          </table:table-cell>
          <table:table-cell office:value-type="float" office:value="0.07723209" calcext:value-type="float">
            <text:p>0.07723209</text:p>
          </table:table-cell>
          <table:table-cell office:value-type="float" office:value="0.8526448" calcext:value-type="float">
            <text:p>0.8526448</text:p>
          </table:table-cell>
          <table:table-cell office:value-type="float" office:value="0.0001236949" calcext:value-type="float">
            <text:p>0.0001236949</text:p>
          </table:table-cell>
          <table:table-cell office:value-type="float" office:value="0.00006615193" calcext:value-type="float">
            <text:p>6.615193E-05</text:p>
          </table:table-cell>
          <table:table-cell office:value-type="float" office:value="0.0000414455" calcext:value-type="float">
            <text:p>4.14455E-05</text:p>
          </table:table-cell>
          <table:table-cell office:value-type="float" office:value="0.00005699676" calcext:value-type="float">
            <text:p>5.699676E-05</text:p>
          </table:table-cell>
          <table:table-cell office:value-type="float" office:value="0.0001002867" calcext:value-type="float">
            <text:p>0.0001002867</text:p>
          </table:table-cell>
          <table:table-cell office:value-type="float" office:value="0.00002508959" calcext:value-type="float">
            <text:p>2.508959E-05</text:p>
          </table:table-cell>
          <table:table-cell office:value-type="float" office:value="0.00001865481" calcext:value-type="float">
            <text:p>1.865481E-05</text:p>
          </table:table-cell>
          <table:table-cell office:value-type="float" office:value="0.00009149319" calcext:value-type="float">
            <text:p>9.149319E-05</text:p>
          </table:table-cell>
          <table:table-cell office:value-type="float" office:value="0.00003290895" calcext:value-type="float">
            <text:p>0.000032909</text:p>
          </table:table-cell>
          <table:table-cell office:value-type="float" office:value="0.0005021852" calcext:value-type="float">
            <text:p>0.0005021852</text:p>
          </table:table-cell>
          <table:table-cell office:value-type="float" office:value="0.00001543242" calcext:value-type="float">
            <text:p>1.543242E-05</text:p>
          </table:table-cell>
          <table:table-cell office:value-type="float" office:value="0.00006587247" calcext:value-type="float">
            <text:p>6.587247E-05</text:p>
          </table:table-cell>
          <table:table-cell office:value-type="float" office:value="0.00006862713" calcext:value-type="float">
            <text:p>6.862713E-05</text:p>
          </table:table-cell>
          <table:table-cell office:value-type="float" office:value="0.00003234955" calcext:value-type="float">
            <text:p>3.234955E-05</text:p>
          </table:table-cell>
          <table:table-cell office:value-type="float" office:value="0.000003994314" calcext:value-type="float">
            <text:p>3.994314E-06</text:p>
          </table:table-cell>
          <table:table-cell office:value-type="float" office:value="0.001220657" calcext:value-type="float">
            <text:p>0.001220657</text:p>
          </table:table-cell>
          <table:table-cell office:value-type="float" office:value="0.00003056671" calcext:value-type="float">
            <text:p>3.056671E-05</text:p>
          </table:table-cell>
          <table:table-cell office:value-type="float" office:value="0.000003275636" calcext:value-type="float">
            <text:p>3.275636E-06</text:p>
          </table:table-cell>
          <table:table-cell office:value-type="float" office:value="0.00004324528" calcext:value-type="float">
            <text:p>4.324528E-05</text:p>
          </table:table-cell>
          <table:table-cell office:value-type="float" office:value="0.0008305947" calcext:value-type="float">
            <text:p>0.0008305947</text:p>
          </table:table-cell>
          <table:table-cell office:value-type="float" office:value="0.00008638548" calcext:value-type="float">
            <text:p>8.638548E-05</text:p>
          </table:table-cell>
          <table:table-cell office:value-type="float" office:value="0.00006506948" calcext:value-type="float">
            <text:p>6.506948E-05</text:p>
          </table:table-cell>
          <table:table-cell office:value-type="float" office:value="0.00001227853" calcext:value-type="float">
            <text:p>1.227853E-05</text:p>
          </table:table-cell>
          <table:table-cell office:value-type="float" office:value="0.0001005793" calcext:value-type="float">
            <text:p>0.0001005793</text:p>
          </table:table-cell>
          <table:table-cell office:value-type="float" office:value="0.000005380392" calcext:value-type="float">
            <text:p>5.380392E-06</text:p>
          </table:table-cell>
          <table:table-cell office:value-type="float" office:value="0.00002743366" calcext:value-type="float">
            <text:p>2.743366E-05</text:p>
          </table:table-cell>
          <table:table-cell office:value-type="float" office:value="0.000007500003" calcext:value-type="float">
            <text:p>0.0000075</text:p>
          </table:table-cell>
          <table:table-cell office:value-type="float" office:value="0.000009097611" calcext:value-type="float">
            <text:p>9.097611E-06</text:p>
          </table:table-cell>
          <table:table-cell office:value-type="float" office:value="0.00002153869" calcext:value-type="float">
            <text:p>2.15386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36159" calcext:value-type="float">
            <text:p>0.02336159</text:p>
          </table:table-cell>
        </table:table-row>
        <table:table-row table:style-name="ro1">
          <table:table-cell office:value-type="float" office:value="0.2138516" calcext:value-type="float">
            <text:p>0.2138516</text:p>
          </table:table-cell>
          <table:table-cell office:value-type="float" office:value="0.5428632" calcext:value-type="float">
            <text:p>0.5428632</text:p>
          </table:table-cell>
          <table:table-cell office:value-type="float" office:value="0.2138516" calcext:value-type="float">
            <text:p>0.2138516</text:p>
          </table:table-cell>
          <table:table-cell office:value-type="float" office:value="0.0004212059" calcext:value-type="float">
            <text:p>0.0004212059</text:p>
          </table:table-cell>
          <table:table-cell office:value-type="float" office:value="0.000001359158" calcext:value-type="float">
            <text:p>1.359158E-06</text:p>
          </table:table-cell>
          <table:table-cell office:value-type="float" office:value="0.00000151098" calcext:value-type="float">
            <text:p>0.000001511</text:p>
          </table:table-cell>
          <table:table-cell office:value-type="float" office:value="0.0002671735" calcext:value-type="float">
            <text:p>0.0002671735</text:p>
          </table:table-cell>
          <table:table-cell office:value-type="float" office:value="0.0004153259" calcext:value-type="float">
            <text:p>0.0004153259</text:p>
          </table:table-cell>
          <table:table-cell office:value-type="float" office:value="0.000005287572" calcext:value-type="float">
            <text:p>5.287572E-06</text:p>
          </table:table-cell>
          <table:table-cell office:value-type="float" office:value="0.00003511919" calcext:value-type="float">
            <text:p>3.511919E-05</text:p>
          </table:table-cell>
          <table:table-cell office:value-type="float" office:value="0.0000437024" calcext:value-type="float">
            <text:p>4.37024E-05</text:p>
          </table:table-cell>
          <table:table-cell office:value-type="float" office:value="0.02017736" calcext:value-type="float">
            <text:p>0.02017736</text:p>
          </table:table-cell>
          <table:table-cell office:value-type="float" office:value="0.000005362143" calcext:value-type="float">
            <text:p>5.362143E-06</text:p>
          </table:table-cell>
          <table:table-cell office:value-type="float" office:value="0.000006914601" calcext:value-type="float">
            <text:p>6.914601E-06</text:p>
          </table:table-cell>
          <table:table-cell office:value-type="float" office:value="0.00001325948" calcext:value-type="float">
            <text:p>1.325948E-05</text:p>
          </table:table-cell>
          <table:table-cell office:value-type="float" office:value="0.000004715038" calcext:value-type="float">
            <text:p>0.000004715</text:p>
          </table:table-cell>
          <table:table-cell office:value-type="float" office:value="0.000001530391" calcext:value-type="float">
            <text:p>1.530391E-06</text:p>
          </table:table-cell>
          <table:table-cell office:value-type="float" office:value="0.00000875806" calcext:value-type="float">
            <text:p>8.75806E-06</text:p>
          </table:table-cell>
          <table:table-cell office:value-type="float" office:value="0.0002120336" calcext:value-type="float">
            <text:p>0.0002120336</text:p>
          </table:table-cell>
          <table:table-cell office:value-type="float" office:value="0.00002677893" calcext:value-type="float">
            <text:p>2.677893E-05</text:p>
          </table:table-cell>
          <table:table-cell office:value-type="float" office:value="0.00001845465" calcext:value-type="float">
            <text:p>1.845465E-05</text:p>
          </table:table-cell>
          <table:table-cell office:value-type="float" office:value="0.00005872134" calcext:value-type="float">
            <text:p>5.872134E-05</text:p>
          </table:table-cell>
          <table:table-cell office:value-type="float" office:value="0.0002977103" calcext:value-type="float">
            <text:p>0.0002977103</text:p>
          </table:table-cell>
          <table:table-cell office:value-type="float" office:value="0.00004677488" calcext:value-type="float">
            <text:p>4.677488E-05</text:p>
          </table:table-cell>
          <table:table-cell office:value-type="float" office:value="0.000007912771" calcext:value-type="float">
            <text:p>7.912771E-06</text:p>
          </table:table-cell>
          <table:table-cell office:value-type="float" office:value="0.00001575071" calcext:value-type="float">
            <text:p>1.575071E-05</text:p>
          </table:table-cell>
          <table:table-cell office:value-type="float" office:value="0.00004759599" calcext:value-type="float">
            <text:p>0.000047596</text:p>
          </table:table-cell>
          <table:table-cell office:value-type="float" office:value="0.00000194704" calcext:value-type="float">
            <text:p>0.000001947</text:p>
          </table:table-cell>
          <table:table-cell office:value-type="float" office:value="0.00001680504" calcext:value-type="float">
            <text:p>0.000016805</text:p>
          </table:table-cell>
          <table:table-cell office:value-type="float" office:value="0.0000001251536" calcext:value-type="float">
            <text:p>1.251536E-07</text:p>
          </table:table-cell>
          <table:table-cell office:value-type="float" office:value="0.000005250009" calcext:value-type="float">
            <text:p>0.00000525</text:p>
          </table:table-cell>
          <table:table-cell office:value-type="float" office:value="0.00005551372" calcext:value-type="float">
            <text:p>5.55137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24945" calcext:value-type="float">
            <text:p>0.02324945</text:p>
          </table:table-cell>
        </table:table-row>
        <table:table-row table:style-name="ro1">
          <table:table-cell office:value-type="float" office:value="0.0006576323" calcext:value-type="float">
            <text:p>0.0006576323</text:p>
          </table:table-cell>
          <table:table-cell office:value-type="float" office:value="0.975025" calcext:value-type="float">
            <text:p>0.975025</text:p>
          </table:table-cell>
          <table:table-cell office:value-type="float" office:value="0.0006576323" calcext:value-type="float">
            <text:p>0.0006576323</text:p>
          </table:table-cell>
          <table:table-cell office:value-type="float" office:value="0.00002326056" calcext:value-type="float">
            <text:p>2.326056E-05</text:p>
          </table:table-cell>
          <table:table-cell office:value-type="float" office:value="0.0000426191" calcext:value-type="float">
            <text:p>4.26191E-05</text:p>
          </table:table-cell>
          <table:table-cell office:value-type="float" office:value="0.000005994559" calcext:value-type="float">
            <text:p>5.994559E-06</text:p>
          </table:table-cell>
          <table:table-cell office:value-type="float" office:value="0.00009233914" calcext:value-type="float">
            <text:p>9.233914E-05</text:p>
          </table:table-cell>
          <table:table-cell office:value-type="float" office:value="0.00009939254" calcext:value-type="float">
            <text:p>9.939254E-05</text:p>
          </table:table-cell>
          <table:table-cell office:value-type="float" office:value="0.00009154439" calcext:value-type="float">
            <text:p>9.154439E-05</text:p>
          </table:table-cell>
          <table:table-cell office:value-type="float" office:value="0.00001865768" calcext:value-type="float">
            <text:p>1.865768E-05</text:p>
          </table:table-cell>
          <table:table-cell office:value-type="float" office:value="0.00008605187" calcext:value-type="float">
            <text:p>8.605187E-05</text:p>
          </table:table-cell>
          <table:table-cell office:value-type="float" office:value="0.000004725522" calcext:value-type="float">
            <text:p>4.725522E-06</text:p>
          </table:table-cell>
          <table:table-cell office:value-type="float" office:value="0.00002763893" calcext:value-type="float">
            <text:p>2.763893E-05</text:p>
          </table:table-cell>
          <table:table-cell office:value-type="float" office:value="0.00001947255" calcext:value-type="float">
            <text:p>1.947255E-05</text:p>
          </table:table-cell>
          <table:table-cell office:value-type="float" office:value="0.00003353169" calcext:value-type="float">
            <text:p>3.353169E-05</text:p>
          </table:table-cell>
          <table:table-cell office:value-type="float" office:value="0.0000561562" calcext:value-type="float">
            <text:p>5.61562E-05</text:p>
          </table:table-cell>
          <table:table-cell office:value-type="float" office:value="0.00001756738" calcext:value-type="float">
            <text:p>1.756738E-05</text:p>
          </table:table-cell>
          <table:table-cell office:value-type="float" office:value="0.000008865869" calcext:value-type="float">
            <text:p>8.865869E-06</text:p>
          </table:table-cell>
          <table:table-cell office:value-type="float" office:value="0.0001582765" calcext:value-type="float">
            <text:p>0.0001582765</text:p>
          </table:table-cell>
          <table:table-cell office:value-type="float" office:value="0.0001179444" calcext:value-type="float">
            <text:p>0.0001179444</text:p>
          </table:table-cell>
          <table:table-cell office:value-type="float" office:value="0.00001637512" calcext:value-type="float">
            <text:p>1.637512E-05</text:p>
          </table:table-cell>
          <table:table-cell office:value-type="float" office:value="0.00006026239" calcext:value-type="float">
            <text:p>6.026239E-05</text:p>
          </table:table-cell>
          <table:table-cell office:value-type="float" office:value="0.0005586033" calcext:value-type="float">
            <text:p>0.0005586033</text:p>
          </table:table-cell>
          <table:table-cell office:value-type="float" office:value="0.0002060862" calcext:value-type="float">
            <text:p>0.0002060862</text:p>
          </table:table-cell>
          <table:table-cell office:value-type="float" office:value="0.000001528631" calcext:value-type="float">
            <text:p>1.528631E-06</text:p>
          </table:table-cell>
          <table:table-cell office:value-type="float" office:value="0.00003819717" calcext:value-type="float">
            <text:p>3.819717E-05</text:p>
          </table:table-cell>
          <table:table-cell office:value-type="float" office:value="0.0002539698" calcext:value-type="float">
            <text:p>0.0002539698</text:p>
          </table:table-cell>
          <table:table-cell office:value-type="float" office:value="0.00002566486" calcext:value-type="float">
            <text:p>2.566486E-05</text:p>
          </table:table-cell>
          <table:table-cell office:value-type="float" office:value="0.00001836521" calcext:value-type="float">
            <text:p>1.836521E-05</text:p>
          </table:table-cell>
          <table:table-cell office:value-type="float" office:value="0.000002155497" calcext:value-type="float">
            <text:p>2.155497E-06</text:p>
          </table:table-cell>
          <table:table-cell office:value-type="float" office:value="0.00004186564" calcext:value-type="float">
            <text:p>4.186564E-05</text:p>
          </table:table-cell>
          <table:table-cell office:value-type="float" office:value="0.00005752423" calcext:value-type="float">
            <text:p>5.75242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82691" calcext:value-type="float">
            <text:p>0.02282691</text:p>
          </table:table-cell>
        </table:table-row>
        <table:table-row table:style-name="ro1">
          <table:table-cell office:value-type="float" office:value="0.002404271" calcext:value-type="float">
            <text:p>0.002404271</text:p>
          </table:table-cell>
          <table:table-cell office:value-type="float" office:value="0.9514107" calcext:value-type="float">
            <text:p>0.9514107</text:p>
          </table:table-cell>
          <table:table-cell office:value-type="float" office:value="0.002404271" calcext:value-type="float">
            <text:p>0.002404271</text:p>
          </table:table-cell>
          <table:table-cell office:value-type="float" office:value="0.00009883399" calcext:value-type="float">
            <text:p>0.000098834</text:p>
          </table:table-cell>
          <table:table-cell office:value-type="float" office:value="0.00007194315" calcext:value-type="float">
            <text:p>7.194315E-05</text:p>
          </table:table-cell>
          <table:table-cell office:value-type="float" office:value="0.000006855038" calcext:value-type="float">
            <text:p>0.000006855</text:p>
          </table:table-cell>
          <table:table-cell office:value-type="float" office:value="0.0001145852" calcext:value-type="float">
            <text:p>0.0001145852</text:p>
          </table:table-cell>
          <table:table-cell office:value-type="float" office:value="0.00004169456" calcext:value-type="float">
            <text:p>4.169456E-05</text:p>
          </table:table-cell>
          <table:table-cell office:value-type="float" office:value="0.00009062181" calcext:value-type="float">
            <text:p>9.062181E-05</text:p>
          </table:table-cell>
          <table:table-cell office:value-type="float" office:value="0.000007783578" calcext:value-type="float">
            <text:p>7.783578E-06</text:p>
          </table:table-cell>
          <table:table-cell office:value-type="float" office:value="0.00007958934" calcext:value-type="float">
            <text:p>7.958934E-05</text:p>
          </table:table-cell>
          <table:table-cell office:value-type="float" office:value="0.00002107078" calcext:value-type="float">
            <text:p>2.107078E-05</text:p>
          </table:table-cell>
          <table:table-cell office:value-type="float" office:value="0.00005016233" calcext:value-type="float">
            <text:p>5.016233E-05</text:p>
          </table:table-cell>
          <table:table-cell office:value-type="float" office:value="0.00001674684" calcext:value-type="float">
            <text:p>1.674684E-05</text:p>
          </table:table-cell>
          <table:table-cell office:value-type="float" office:value="0.00003211514" calcext:value-type="float">
            <text:p>3.211514E-05</text:p>
          </table:table-cell>
          <table:table-cell office:value-type="float" office:value="0.00004638474" calcext:value-type="float">
            <text:p>4.638474E-05</text:p>
          </table:table-cell>
          <table:table-cell office:value-type="float" office:value="0.000001048119" calcext:value-type="float">
            <text:p>1.048119E-06</text:p>
          </table:table-cell>
          <table:table-cell office:value-type="float" office:value="0.000003805007" calcext:value-type="float">
            <text:p>0.000003805</text:p>
          </table:table-cell>
          <table:table-cell office:value-type="float" office:value="0.00001471858" calcext:value-type="float">
            <text:p>1.471858E-05</text:p>
          </table:table-cell>
          <table:table-cell office:value-type="float" office:value="0.0001012972" calcext:value-type="float">
            <text:p>0.0001012972</text:p>
          </table:table-cell>
          <table:table-cell office:value-type="float" office:value="0.000002874755" calcext:value-type="float">
            <text:p>2.874755E-06</text:p>
          </table:table-cell>
          <table:table-cell office:value-type="float" office:value="0.00000885904" calcext:value-type="float">
            <text:p>0.000008859</text:p>
          </table:table-cell>
          <table:table-cell office:value-type="float" office:value="0.0003664967" calcext:value-type="float">
            <text:p>0.0003664967</text:p>
          </table:table-cell>
          <table:table-cell office:value-type="float" office:value="0.00005434197" calcext:value-type="float">
            <text:p>0.000054342</text:p>
          </table:table-cell>
          <table:table-cell office:value-type="float" office:value="0.00003773335" calcext:value-type="float">
            <text:p>3.773335E-05</text:p>
          </table:table-cell>
          <table:table-cell office:value-type="float" office:value="0.0000005169713" calcext:value-type="float">
            <text:p>0.000000517</text:p>
          </table:table-cell>
          <table:table-cell office:value-type="float" office:value="0.0001063242" calcext:value-type="float">
            <text:p>0.0001063242</text:p>
          </table:table-cell>
          <table:table-cell office:value-type="float" office:value="0.000007429009" calcext:value-type="float">
            <text:p>0.000007429</text:p>
          </table:table-cell>
          <table:table-cell office:value-type="float" office:value="0.00002555576" calcext:value-type="float">
            <text:p>2.555576E-05</text:p>
          </table:table-cell>
          <table:table-cell office:value-type="float" office:value="0.000001456137" calcext:value-type="float">
            <text:p>1.456137E-06</text:p>
          </table:table-cell>
          <table:table-cell office:value-type="float" office:value="0.000002420603" calcext:value-type="float">
            <text:p>2.420603E-06</text:p>
          </table:table-cell>
          <table:table-cell office:value-type="float" office:value="0.00005361817" calcext:value-type="float">
            <text:p>5.36181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68577" calcext:value-type="float">
            <text:p>0.02268577</text:p>
          </table:table-cell>
        </table:table-row>
        <table:table-row table:style-name="ro1">
          <table:table-cell office:value-type="float" office:value="0.5623518" calcext:value-type="float">
            <text:p>0.5623518</text:p>
          </table:table-cell>
          <table:table-cell office:value-type="float" office:value="0.2514992" calcext:value-type="float">
            <text:p>0.2514992</text:p>
          </table:table-cell>
          <table:table-cell office:value-type="float" office:value="0.5623518" calcext:value-type="float">
            <text:p>0.5623518</text:p>
          </table:table-cell>
          <table:table-cell office:value-type="float" office:value="0.0002579885" calcext:value-type="float">
            <text:p>0.0002579885</text:p>
          </table:table-cell>
          <table:table-cell office:value-type="float" office:value="0.00006438727" calcext:value-type="float">
            <text:p>6.438727E-05</text:p>
          </table:table-cell>
          <table:table-cell office:value-type="float" office:value="0.00002230726" calcext:value-type="float">
            <text:p>2.230726E-05</text:p>
          </table:table-cell>
          <table:table-cell office:value-type="float" office:value="0.0002561546" calcext:value-type="float">
            <text:p>0.0002561546</text:p>
          </table:table-cell>
          <table:table-cell office:value-type="float" office:value="0.0004752867" calcext:value-type="float">
            <text:p>0.0004752867</text:p>
          </table:table-cell>
          <table:table-cell office:value-type="float" office:value="0.00008706996" calcext:value-type="float">
            <text:p>0.00008707</text:p>
          </table:table-cell>
          <table:table-cell office:value-type="float" office:value="0.00001398763" calcext:value-type="float">
            <text:p>1.398763E-05</text:p>
          </table:table-cell>
          <table:table-cell office:value-type="float" office:value="0.0000992983" calcext:value-type="float">
            <text:p>9.92983E-05</text:p>
          </table:table-cell>
          <table:table-cell office:value-type="float" office:value="0.0005196453" calcext:value-type="float">
            <text:p>0.0005196453</text:p>
          </table:table-cell>
          <table:table-cell office:value-type="float" office:value="0.00006588441" calcext:value-type="float">
            <text:p>6.588441E-05</text:p>
          </table:table-cell>
          <table:table-cell office:value-type="float" office:value="0.000006863381" calcext:value-type="float">
            <text:p>6.863381E-06</text:p>
          </table:table-cell>
          <table:table-cell office:value-type="float" office:value="0.0000340079" calcext:value-type="float">
            <text:p>3.40079E-05</text:p>
          </table:table-cell>
          <table:table-cell office:value-type="float" office:value="0.000005249448" calcext:value-type="float">
            <text:p>5.249448E-06</text:p>
          </table:table-cell>
          <table:table-cell office:value-type="float" office:value="0.00001563527" calcext:value-type="float">
            <text:p>1.563527E-05</text:p>
          </table:table-cell>
          <table:table-cell office:value-type="float" office:value="0.00007864973" calcext:value-type="float">
            <text:p>7.864973E-05</text:p>
          </table:table-cell>
          <table:table-cell office:value-type="float" office:value="0.0002097262" calcext:value-type="float">
            <text:p>0.0002097262</text:p>
          </table:table-cell>
          <table:table-cell office:value-type="float" office:value="0.0002579784" calcext:value-type="float">
            <text:p>0.0002579784</text:p>
          </table:table-cell>
          <table:table-cell office:value-type="float" office:value="0.00007333642" calcext:value-type="float">
            <text:p>7.333642E-05</text:p>
          </table:table-cell>
          <table:table-cell office:value-type="float" office:value="0.00006026239" calcext:value-type="float">
            <text:p>6.026239E-05</text:p>
          </table:table-cell>
          <table:table-cell office:value-type="float" office:value="0.004165684" calcext:value-type="float">
            <text:p>0.004165684</text:p>
          </table:table-cell>
          <table:table-cell office:value-type="float" office:value="0.00004500389" calcext:value-type="float">
            <text:p>4.500389E-05</text:p>
          </table:table-cell>
          <table:table-cell office:value-type="float" office:value="0.00002067909" calcext:value-type="float">
            <text:p>2.067909E-05</text:p>
          </table:table-cell>
          <table:table-cell office:value-type="float" office:value="0.00009192096" calcext:value-type="float">
            <text:p>0.000091921</text:p>
          </table:table-cell>
          <table:table-cell office:value-type="float" office:value="0.00008609444" calcext:value-type="float">
            <text:p>8.609444E-05</text:p>
          </table:table-cell>
          <table:table-cell office:value-type="float" office:value="0.000004400495" calcext:value-type="float">
            <text:p>4.400495E-06</text:p>
          </table:table-cell>
          <table:table-cell office:value-type="float" office:value="0.0001340497" calcext:value-type="float">
            <text:p>0.0001340497</text:p>
          </table:table-cell>
          <table:table-cell office:value-type="float" office:value="0.00001608884" calcext:value-type="float">
            <text:p>1.608884E-05</text:p>
          </table:table-cell>
          <table:table-cell office:value-type="float" office:value="0.00001330297" calcext:value-type="float">
            <text:p>0.000013303</text:p>
          </table:table-cell>
          <table:table-cell office:value-type="float" office:value="0.00003581023" calcext:value-type="float">
            <text:p>3.58102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57919" calcext:value-type="float">
            <text:p>0.02257919</text:p>
          </table:table-cell>
        </table:table-row>
        <table:table-row table:style-name="ro1">
          <table:table-cell office:value-type="float" office:value="0.7876308" calcext:value-type="float">
            <text:p>0.7876308</text:p>
          </table:table-cell>
          <table:table-cell office:value-type="float" office:value="0.1132789" calcext:value-type="float">
            <text:p>0.1132789</text:p>
          </table:table-cell>
          <table:table-cell office:value-type="float" office:value="0.7876308" calcext:value-type="float">
            <text:p>0.7876308</text:p>
          </table:table-cell>
          <table:table-cell office:value-type="float" office:value="0.0001907081" calcext:value-type="float">
            <text:p>0.0001907081</text:p>
          </table:table-cell>
          <table:table-cell office:value-type="float" office:value="0.0000640614" calcext:value-type="float">
            <text:p>6.40614E-05</text:p>
          </table:table-cell>
          <table:table-cell office:value-type="float" office:value="0.00002747726" calcext:value-type="float">
            <text:p>2.747726E-05</text:p>
          </table:table-cell>
          <table:table-cell office:value-type="float" office:value="0.0005944019" calcext:value-type="float">
            <text:p>0.0005944019</text:p>
          </table:table-cell>
          <table:table-cell office:value-type="float" office:value="0.0001957049" calcext:value-type="float">
            <text:p>0.0001957049</text:p>
          </table:table-cell>
          <table:table-cell office:value-type="float" office:value="0.00009611218" calcext:value-type="float">
            <text:p>9.611218E-05</text:p>
          </table:table-cell>
          <table:table-cell office:value-type="float" office:value="0.0001189296" calcext:value-type="float">
            <text:p>0.0001189296</text:p>
          </table:table-cell>
          <table:table-cell office:value-type="float" office:value="0.0004531084" calcext:value-type="float">
            <text:p>0.0004531084</text:p>
          </table:table-cell>
          <table:table-cell office:value-type="float" office:value="0.000001158873" calcext:value-type="float">
            <text:p>1.158873E-06</text:p>
          </table:table-cell>
          <table:table-cell office:value-type="float" office:value="0.0001080537" calcext:value-type="float">
            <text:p>0.0001080537</text:p>
          </table:table-cell>
          <table:table-cell office:value-type="float" office:value="0.0001077474" calcext:value-type="float">
            <text:p>0.0001077474</text:p>
          </table:table-cell>
          <table:table-cell office:value-type="float" office:value="0.000002614953" calcext:value-type="float">
            <text:p>0.000002615</text:p>
          </table:table-cell>
          <table:table-cell office:value-type="float" office:value="0.000005021452" calcext:value-type="float">
            <text:p>5.021452E-06</text:p>
          </table:table-cell>
          <table:table-cell office:value-type="float" office:value="0.00000800938" calcext:value-type="float">
            <text:p>8.00938E-06</text:p>
          </table:table-cell>
          <table:table-cell office:value-type="float" office:value="0.000009980872" calcext:value-type="float">
            <text:p>9.980872E-06</text:p>
          </table:table-cell>
          <table:table-cell office:value-type="float" office:value="0.001663612" calcext:value-type="float">
            <text:p>0.001663612</text:p>
          </table:table-cell>
          <table:table-cell office:value-type="float" office:value="0.0001661952" calcext:value-type="float">
            <text:p>0.0001661952</text:p>
          </table:table-cell>
          <table:table-cell office:value-type="float" office:value="0.00004299561" calcext:value-type="float">
            <text:p>4.299561E-05</text:p>
          </table:table-cell>
          <table:table-cell office:value-type="float" office:value="0.00005204972" calcext:value-type="float">
            <text:p>5.204972E-05</text:p>
          </table:table-cell>
          <table:table-cell office:value-type="float" office:value="0.000232048" calcext:value-type="float">
            <text:p>0.000232048</text:p>
          </table:table-cell>
          <table:table-cell office:value-type="float" office:value="0.00002074601" calcext:value-type="float">
            <text:p>0.000020746</text:p>
          </table:table-cell>
          <table:table-cell office:value-type="float" office:value="0.0000499506" calcext:value-type="float">
            <text:p>4.99506E-05</text:p>
          </table:table-cell>
          <table:table-cell office:value-type="float" office:value="0.0000197515" calcext:value-type="float">
            <text:p>1.97515E-05</text:p>
          </table:table-cell>
          <table:table-cell office:value-type="float" office:value="0.0001092337" calcext:value-type="float">
            <text:p>0.0001092337</text:p>
          </table:table-cell>
          <table:table-cell office:value-type="float" office:value="0.00003398231" calcext:value-type="float">
            <text:p>3.398231E-05</text:p>
          </table:table-cell>
          <table:table-cell office:value-type="float" office:value="0.0000001595439" calcext:value-type="float">
            <text:p>1.595439E-07</text:p>
          </table:table-cell>
          <table:table-cell office:value-type="float" office:value="0.000005582565" calcext:value-type="float">
            <text:p>5.582565E-06</text:p>
          </table:table-cell>
          <table:table-cell office:value-type="float" office:value="0.000005766544" calcext:value-type="float">
            <text:p>5.766544E-06</text:p>
          </table:table-cell>
          <table:table-cell office:value-type="float" office:value="0.00004281893" calcext:value-type="float">
            <text:p>4.28189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9593" calcext:value-type="float">
            <text:p>0.02239593</text:p>
          </table:table-cell>
        </table:table-row>
        <table:table-row table:style-name="ro1">
          <table:table-cell office:value-type="float" office:value="0.5075005" calcext:value-type="float">
            <text:p>0.5075005</text:p>
          </table:table-cell>
          <table:table-cell office:value-type="float" office:value="0.2880464" calcext:value-type="float">
            <text:p>0.2880464</text:p>
          </table:table-cell>
          <table:table-cell office:value-type="float" office:value="0.5075005" calcext:value-type="float">
            <text:p>0.5075005</text:p>
          </table:table-cell>
          <table:table-cell office:value-type="float" office:value="0.0002908936" calcext:value-type="float">
            <text:p>0.0002908936</text:p>
          </table:table-cell>
          <table:table-cell office:value-type="float" office:value="0.00000243714" calcext:value-type="float">
            <text:p>2.43714E-06</text:p>
          </table:table-cell>
          <table:table-cell office:value-type="float" office:value="0.00002446656" calcext:value-type="float">
            <text:p>2.446656E-05</text:p>
          </table:table-cell>
          <table:table-cell office:value-type="float" office:value="0.0002426305" calcext:value-type="float">
            <text:p>0.0002426305</text:p>
          </table:table-cell>
          <table:table-cell office:value-type="float" office:value="0.00004417827" calcext:value-type="float">
            <text:p>4.417827E-05</text:p>
          </table:table-cell>
          <table:table-cell office:value-type="float" office:value="0.00008683772" calcext:value-type="float">
            <text:p>8.683772E-05</text:p>
          </table:table-cell>
          <table:table-cell office:value-type="float" office:value="0.000007474754" calcext:value-type="float">
            <text:p>7.474754E-06</text:p>
          </table:table-cell>
          <table:table-cell office:value-type="float" office:value="0.00008772843" calcext:value-type="float">
            <text:p>8.772843E-05</text:p>
          </table:table-cell>
          <table:table-cell office:value-type="float" office:value="0.00001464981" calcext:value-type="float">
            <text:p>1.464981E-05</text:p>
          </table:table-cell>
          <table:table-cell office:value-type="float" office:value="0.00007083432" calcext:value-type="float">
            <text:p>7.083432E-05</text:p>
          </table:table-cell>
          <table:table-cell office:value-type="float" office:value="0.00001575896" calcext:value-type="float">
            <text:p>0.000015759</text:p>
          </table:table-cell>
          <table:table-cell office:value-type="float" office:value="0.0000325098" calcext:value-type="float">
            <text:p>3.25098E-05</text:p>
          </table:table-cell>
          <table:table-cell office:value-type="float" office:value="0.00005058177" calcext:value-type="float">
            <text:p>5.058177E-05</text:p>
          </table:table-cell>
          <table:table-cell office:value-type="float" office:value="0.000006151935" calcext:value-type="float">
            <text:p>6.151935E-06</text:p>
          </table:table-cell>
          <table:table-cell office:value-type="float" office:value="0.000006338454" calcext:value-type="float">
            <text:p>6.338454E-06</text:p>
          </table:table-cell>
          <table:table-cell office:value-type="float" office:value="0.00001038138" calcext:value-type="float">
            <text:p>1.038138E-05</text:p>
          </table:table-cell>
          <table:table-cell office:value-type="float" office:value="0.0001040194" calcext:value-type="float">
            <text:p>0.0001040194</text:p>
          </table:table-cell>
          <table:table-cell office:value-type="float" office:value="0.00002523739" calcext:value-type="float">
            <text:p>2.523739E-05</text:p>
          </table:table-cell>
          <table:table-cell office:value-type="float" office:value="0.00001513295" calcext:value-type="float">
            <text:p>0.000015133</text:p>
          </table:table-cell>
          <table:table-cell office:value-type="float" office:value="0.0004917478" calcext:value-type="float">
            <text:p>0.0004917478</text:p>
          </table:table-cell>
          <table:table-cell office:value-type="float" office:value="0.0001037913" calcext:value-type="float">
            <text:p>0.0001037913</text:p>
          </table:table-cell>
          <table:table-cell office:value-type="float" office:value="0.0001271877" calcext:value-type="float">
            <text:p>0.0001271877</text:p>
          </table:table-cell>
          <table:table-cell office:value-type="float" office:value="0.00001178454" calcext:value-type="float">
            <text:p>1.178454E-05</text:p>
          </table:table-cell>
          <table:table-cell office:value-type="float" office:value="0.00004122797" calcext:value-type="float">
            <text:p>0.000041228</text:p>
          </table:table-cell>
          <table:table-cell office:value-type="float" office:value="0.000005568995" calcext:value-type="float">
            <text:p>0.000005569</text:p>
          </table:table-cell>
          <table:table-cell office:value-type="float" office:value="0.0002350889" calcext:value-type="float">
            <text:p>0.0002350889</text:p>
          </table:table-cell>
          <table:table-cell office:value-type="float" office:value="0.000004628166" calcext:value-type="float">
            <text:p>4.628166E-06</text:p>
          </table:table-cell>
          <table:table-cell office:value-type="float" office:value="0.00000007522781" calcext:value-type="float">
            <text:p>7.522781E-08</text:p>
          </table:table-cell>
          <table:table-cell office:value-type="float" office:value="0.00002826674" calcext:value-type="float">
            <text:p>2.82667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28415" calcext:value-type="float">
            <text:p>0.02228415</text:p>
          </table:table-cell>
        </table:table-row>
        <table:table-row table:style-name="ro1">
          <table:table-cell office:value-type="float" office:value="0.6701535" calcext:value-type="float">
            <text:p>0.6701535</text:p>
          </table:table-cell>
          <table:table-cell office:value-type="float" office:value="0.182683" calcext:value-type="float">
            <text:p>0.182683</text:p>
          </table:table-cell>
          <table:table-cell office:value-type="float" office:value="0.6701535" calcext:value-type="float">
            <text:p>0.6701535</text:p>
          </table:table-cell>
          <table:table-cell office:value-type="float" office:value="0.001557186" calcext:value-type="float">
            <text:p>0.001557186</text:p>
          </table:table-cell>
          <table:table-cell office:value-type="float" office:value="0.00004562568" calcext:value-type="float">
            <text:p>4.562568E-05</text:p>
          </table:table-cell>
          <table:table-cell office:value-type="float" office:value="0.0003939354" calcext:value-type="float">
            <text:p>0.0003939354</text:p>
          </table:table-cell>
          <table:table-cell office:value-type="float" office:value="0.0001016257" calcext:value-type="float">
            <text:p>0.0001016257</text:p>
          </table:table-cell>
          <table:table-cell office:value-type="float" office:value="0.0001593279" calcext:value-type="float">
            <text:p>0.0001593279</text:p>
          </table:table-cell>
          <table:table-cell office:value-type="float" office:value="0.00003279908" calcext:value-type="float">
            <text:p>3.279908E-05</text:p>
          </table:table-cell>
          <table:table-cell office:value-type="float" office:value="0.0000836647" calcext:value-type="float">
            <text:p>8.36647E-05</text:p>
          </table:table-cell>
          <table:table-cell office:value-type="float" office:value="0.0001560357" calcext:value-type="float">
            <text:p>0.0001560357</text:p>
          </table:table-cell>
          <table:table-cell office:value-type="float" office:value="0.0000566908" calcext:value-type="float">
            <text:p>5.66908E-05</text:p>
          </table:table-cell>
          <table:table-cell office:value-type="float" office:value="0.0001283264" calcext:value-type="float">
            <text:p>0.0001283264</text:p>
          </table:table-cell>
          <table:table-cell office:value-type="float" office:value="0.0001374397" calcext:value-type="float">
            <text:p>0.0001374397</text:p>
          </table:table-cell>
          <table:table-cell office:value-type="float" office:value="0.0002412692" calcext:value-type="float">
            <text:p>0.0002412692</text:p>
          </table:table-cell>
          <table:table-cell office:value-type="float" office:value="0.0003264821" calcext:value-type="float">
            <text:p>0.0003264821</text:p>
          </table:table-cell>
          <table:table-cell office:value-type="float" office:value="0.0003735668" calcext:value-type="float">
            <text:p>0.0003735668</text:p>
          </table:table-cell>
          <table:table-cell office:value-type="float" office:value="0.000002233798" calcext:value-type="float">
            <text:p>2.233798E-06</text:p>
          </table:table-cell>
          <table:table-cell office:value-type="float" office:value="0.000121659" calcext:value-type="float">
            <text:p>0.000121659</text:p>
          </table:table-cell>
          <table:table-cell office:value-type="float" office:value="0.000154051" calcext:value-type="float">
            <text:p>0.000154051</text:p>
          </table:table-cell>
          <table:table-cell office:value-type="float" office:value="0.001140759" calcext:value-type="float">
            <text:p>0.001140759</text:p>
          </table:table-cell>
          <table:table-cell office:value-type="float" office:value="0.00006121113" calcext:value-type="float">
            <text:p>6.121113E-05</text:p>
          </table:table-cell>
          <table:table-cell office:value-type="float" office:value="0.000628645" calcext:value-type="float">
            <text:p>0.000628645</text:p>
          </table:table-cell>
          <table:table-cell office:value-type="float" office:value="0.0001646096" calcext:value-type="float">
            <text:p>0.0001646096</text:p>
          </table:table-cell>
          <table:table-cell office:value-type="float" office:value="0.00007958556" calcext:value-type="float">
            <text:p>7.958556E-05</text:p>
          </table:table-cell>
          <table:table-cell office:value-type="float" office:value="0.0000946012" calcext:value-type="float">
            <text:p>9.46012E-05</text:p>
          </table:table-cell>
          <table:table-cell office:value-type="float" office:value="0.000400645" calcext:value-type="float">
            <text:p>0.000400645</text:p>
          </table:table-cell>
          <table:table-cell office:value-type="float" office:value="0.0001119475" calcext:value-type="float">
            <text:p>0.0001119475</text:p>
          </table:table-cell>
          <table:table-cell office:value-type="float" office:value="0.00003412074" calcext:value-type="float">
            <text:p>3.412074E-05</text:p>
          </table:table-cell>
          <table:table-cell office:value-type="float" office:value="0.00001182252" calcext:value-type="float">
            <text:p>1.182252E-05</text:p>
          </table:table-cell>
          <table:table-cell office:value-type="float" office:value="0.0002794095" calcext:value-type="float">
            <text:p>0.0002794095</text:p>
          </table:table-cell>
          <table:table-cell office:value-type="float" office:value="0.00007513591" calcext:value-type="float">
            <text:p>7.51359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77594" calcext:value-type="float">
            <text:p>0.02177594</text:p>
          </table:table-cell>
        </table:table-row>
        <table:table-row table:style-name="ro1">
          <table:table-cell office:value-type="float" office:value="0.6088081" calcext:value-type="float">
            <text:p>0.6088081</text:p>
          </table:table-cell>
          <table:table-cell office:value-type="float" office:value="0.2203965" calcext:value-type="float">
            <text:p>0.2203965</text:p>
          </table:table-cell>
          <table:table-cell office:value-type="float" office:value="0.6088081" calcext:value-type="float">
            <text:p>0.6088081</text:p>
          </table:table-cell>
          <table:table-cell office:value-type="float" office:value="0.000290268" calcext:value-type="float">
            <text:p>0.000290268</text:p>
          </table:table-cell>
          <table:table-cell office:value-type="float" office:value="0.0004206172" calcext:value-type="float">
            <text:p>0.0004206172</text:p>
          </table:table-cell>
          <table:table-cell office:value-type="float" office:value="0.00001868681" calcext:value-type="float">
            <text:p>1.868681E-05</text:p>
          </table:table-cell>
          <table:table-cell office:value-type="float" office:value="0.00005804149" calcext:value-type="float">
            <text:p>5.804149E-05</text:p>
          </table:table-cell>
          <table:table-cell office:value-type="float" office:value="0.0001072873" calcext:value-type="float">
            <text:p>0.0001072873</text:p>
          </table:table-cell>
          <table:table-cell office:value-type="float" office:value="0.00006071556" calcext:value-type="float">
            <text:p>6.071556E-05</text:p>
          </table:table-cell>
          <table:table-cell office:value-type="float" office:value="0.00002163276" calcext:value-type="float">
            <text:p>2.163276E-05</text:p>
          </table:table-cell>
          <table:table-cell office:value-type="float" office:value="0.0001099978" calcext:value-type="float">
            <text:p>0.0001099978</text:p>
          </table:table-cell>
          <table:table-cell office:value-type="float" office:value="0.000002224105" calcext:value-type="float">
            <text:p>2.224105E-06</text:p>
          </table:table-cell>
          <table:table-cell office:value-type="float" office:value="0.00006926908" calcext:value-type="float">
            <text:p>6.926908E-05</text:p>
          </table:table-cell>
          <table:table-cell office:value-type="float" office:value="0.00002410327" calcext:value-type="float">
            <text:p>2.410327E-05</text:p>
          </table:table-cell>
          <table:table-cell office:value-type="float" office:value="0.0000313076" calcext:value-type="float">
            <text:p>3.13076E-05</text:p>
          </table:table-cell>
          <table:table-cell office:value-type="float" office:value="0.00009709987" calcext:value-type="float">
            <text:p>9.709987E-05</text:p>
          </table:table-cell>
          <table:table-cell office:value-type="float" office:value="0.0000183722" calcext:value-type="float">
            <text:p>1.83722E-05</text:p>
          </table:table-cell>
          <table:table-cell office:value-type="float" office:value="0.000003994001" calcext:value-type="float">
            <text:p>0.000003994</text:p>
          </table:table-cell>
          <table:table-cell office:value-type="float" office:value="0.00003372825" calcext:value-type="float">
            <text:p>3.372825E-05</text:p>
          </table:table-cell>
          <table:table-cell office:value-type="float" office:value="0.0001484121" calcext:value-type="float">
            <text:p>0.0001484121</text:p>
          </table:table-cell>
          <table:table-cell office:value-type="float" office:value="0.00003654968" calcext:value-type="float">
            <text:p>3.654968E-05</text:p>
          </table:table-cell>
          <table:table-cell office:value-type="float" office:value="0.00001296889" calcext:value-type="float">
            <text:p>1.296889E-05</text:p>
          </table:table-cell>
          <table:table-cell office:value-type="float" office:value="0.00165671" calcext:value-type="float">
            <text:p>0.00165671</text:p>
          </table:table-cell>
          <table:table-cell office:value-type="float" office:value="0.00007767044" calcext:value-type="float">
            <text:p>7.767044E-05</text:p>
          </table:table-cell>
          <table:table-cell office:value-type="float" office:value="0.00004282574" calcext:value-type="float">
            <text:p>4.282574E-05</text:p>
          </table:table-cell>
          <table:table-cell office:value-type="float" office:value="0.00004905228" calcext:value-type="float">
            <text:p>4.905228E-05</text:p>
          </table:table-cell>
          <table:table-cell office:value-type="float" office:value="0.00002880973" calcext:value-type="float">
            <text:p>2.880973E-05</text:p>
          </table:table-cell>
          <table:table-cell office:value-type="float" office:value="0.000004534843" calcext:value-type="float">
            <text:p>4.534843E-06</text:p>
          </table:table-cell>
          <table:table-cell office:value-type="float" office:value="0.00001719297" calcext:value-type="float">
            <text:p>0.000017193</text:p>
          </table:table-cell>
          <table:table-cell office:value-type="float" office:value="0.000007831057" calcext:value-type="float">
            <text:p>7.831057E-06</text:p>
          </table:table-cell>
          <table:table-cell office:value-type="float" office:value="0.000003343367" calcext:value-type="float">
            <text:p>3.343367E-06</text:p>
          </table:table-cell>
          <table:table-cell office:value-type="float" office:value="0.00002295422" calcext:value-type="float">
            <text:p>2.29542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7586" calcext:value-type="float">
            <text:p>0.02167586</text:p>
          </table:table-cell>
        </table:table-row>
        <table:table-row table:style-name="ro1">
          <table:table-cell office:value-type="float" office:value="0.2544195" calcext:value-type="float">
            <text:p>0.2544195</text:p>
          </table:table-cell>
          <table:table-cell office:value-type="float" office:value="0.4966558" calcext:value-type="float">
            <text:p>0.4966558</text:p>
          </table:table-cell>
          <table:table-cell office:value-type="float" office:value="0.2544195" calcext:value-type="float">
            <text:p>0.2544195</text:p>
          </table:table-cell>
          <table:table-cell office:value-type="float" office:value="0.0002638356" calcext:value-type="float">
            <text:p>0.0002638356</text:p>
          </table:table-cell>
          <table:table-cell office:value-type="float" office:value="0.00005359106" calcext:value-type="float">
            <text:p>5.359106E-05</text:p>
          </table:table-cell>
          <table:table-cell office:value-type="float" office:value="0.0000136879" calcext:value-type="float">
            <text:p>1.36879E-05</text:p>
          </table:table-cell>
          <table:table-cell office:value-type="float" office:value="0.00007327513" calcext:value-type="float">
            <text:p>7.327513E-05</text:p>
          </table:table-cell>
          <table:table-cell office:value-type="float" office:value="0.00007735701" calcext:value-type="float">
            <text:p>0.000077357</text:p>
          </table:table-cell>
          <table:table-cell office:value-type="float" office:value="0.00009326067" calcext:value-type="float">
            <text:p>9.326067E-05</text:p>
          </table:table-cell>
          <table:table-cell office:value-type="float" office:value="0.000009226692" calcext:value-type="float">
            <text:p>9.226692E-06</text:p>
          </table:table-cell>
          <table:table-cell office:value-type="float" office:value="0.00002989082" calcext:value-type="float">
            <text:p>2.989082E-05</text:p>
          </table:table-cell>
          <table:table-cell office:value-type="float" office:value="0.0001181501" calcext:value-type="float">
            <text:p>0.0001181501</text:p>
          </table:table-cell>
          <table:table-cell office:value-type="float" office:value="0.0005427039" calcext:value-type="float">
            <text:p>0.0005427039</text:p>
          </table:table-cell>
          <table:table-cell office:value-type="float" office:value="0.00001264686" calcext:value-type="float">
            <text:p>1.264686E-05</text:p>
          </table:table-cell>
          <table:table-cell office:value-type="float" office:value="0.000005780527" calcext:value-type="float">
            <text:p>5.780527E-06</text:p>
          </table:table-cell>
          <table:table-cell office:value-type="float" office:value="0.000001631892" calcext:value-type="float">
            <text:p>1.631892E-06</text:p>
          </table:table-cell>
          <table:table-cell office:value-type="float" office:value="0.000003052836" calcext:value-type="float">
            <text:p>3.052836E-06</text:p>
          </table:table-cell>
          <table:table-cell office:value-type="float" office:value="0.000009688095" calcext:value-type="float">
            <text:p>9.688095E-06</text:p>
          </table:table-cell>
          <table:table-cell office:value-type="float" office:value="0.001389434" calcext:value-type="float">
            <text:p>0.001389434</text:p>
          </table:table-cell>
          <table:table-cell office:value-type="float" office:value="0.0001651831" calcext:value-type="float">
            <text:p>0.0001651831</text:p>
          </table:table-cell>
          <table:table-cell office:value-type="float" office:value="0.00007773337" calcext:value-type="float">
            <text:p>7.773337E-05</text:p>
          </table:table-cell>
          <table:table-cell office:value-type="float" office:value="0.000008431617" calcext:value-type="float">
            <text:p>8.431617E-06</text:p>
          </table:table-cell>
          <table:table-cell office:value-type="float" office:value="0.0002818121" calcext:value-type="float">
            <text:p>0.0002818121</text:p>
          </table:table-cell>
          <table:table-cell office:value-type="float" office:value="0.00008130462" calcext:value-type="float">
            <text:p>8.130462E-05</text:p>
          </table:table-cell>
          <table:table-cell office:value-type="float" office:value="0.000002733213" calcext:value-type="float">
            <text:p>2.733213E-06</text:p>
          </table:table-cell>
          <table:table-cell office:value-type="float" office:value="0.00001592812" calcext:value-type="float">
            <text:p>1.592812E-05</text:p>
          </table:table-cell>
          <table:table-cell office:value-type="float" office:value="0.0009986156" calcext:value-type="float">
            <text:p>0.0009986156</text:p>
          </table:table-cell>
          <table:table-cell office:value-type="float" office:value="0.000005778265" calcext:value-type="float">
            <text:p>5.778265E-06</text:p>
          </table:table-cell>
          <table:table-cell office:value-type="float" office:value="0.00001079828" calcext:value-type="float">
            <text:p>1.079828E-05</text:p>
          </table:table-cell>
          <table:table-cell office:value-type="float" office:value="0.00001736947" calcext:value-type="float">
            <text:p>1.736947E-05</text:p>
          </table:table-cell>
          <table:table-cell office:value-type="float" office:value="0.00000402457" calcext:value-type="float">
            <text:p>4.02457E-06</text:p>
          </table:table-cell>
          <table:table-cell office:value-type="float" office:value="0.0001827743" calcext:value-type="float">
            <text:p>0.0001827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3562" calcext:value-type="float">
            <text:p>0.02143562</text:p>
          </table:table-cell>
        </table:table-row>
        <table:table-row table:style-name="ro1">
          <table:table-cell office:value-type="float" office:value="0.9654919" calcext:value-type="float">
            <text:p>0.9654919</text:p>
          </table:table-cell>
          <table:table-cell office:value-type="float" office:value="0.01822657" calcext:value-type="float">
            <text:p>0.01822657</text:p>
          </table:table-cell>
          <table:table-cell office:value-type="float" office:value="0.9654919" calcext:value-type="float">
            <text:p>0.9654919</text:p>
          </table:table-cell>
          <table:table-cell office:value-type="float" office:value="0.0001435753" calcext:value-type="float">
            <text:p>0.0001435753</text:p>
          </table:table-cell>
          <table:table-cell office:value-type="float" office:value="0.0000569962" calcext:value-type="float">
            <text:p>5.69962E-05</text:p>
          </table:table-cell>
          <table:table-cell office:value-type="float" office:value="0.00001337157" calcext:value-type="float">
            <text:p>1.337157E-05</text:p>
          </table:table-cell>
          <table:table-cell office:value-type="float" office:value="0.0001641965" calcext:value-type="float">
            <text:p>0.0001641965</text:p>
          </table:table-cell>
          <table:table-cell office:value-type="float" office:value="0.0004043654" calcext:value-type="float">
            <text:p>0.0004043654</text:p>
          </table:table-cell>
          <table:table-cell office:value-type="float" office:value="0.00002905094" calcext:value-type="float">
            <text:p>2.905094E-05</text:p>
          </table:table-cell>
          <table:table-cell office:value-type="float" office:value="0.0001046556" calcext:value-type="float">
            <text:p>0.0001046556</text:p>
          </table:table-cell>
          <table:table-cell office:value-type="float" office:value="0.0005978106" calcext:value-type="float">
            <text:p>0.0005978106</text:p>
          </table:table-cell>
          <table:table-cell office:value-type="float" office:value="0.0000672703" calcext:value-type="float">
            <text:p>6.72703E-05</text:p>
          </table:table-cell>
          <table:table-cell office:value-type="float" office:value="0.00004562624" calcext:value-type="float">
            <text:p>4.562624E-05</text:p>
          </table:table-cell>
          <table:table-cell office:value-type="float" office:value="0.0001129207" calcext:value-type="float">
            <text:p>0.0001129207</text:p>
          </table:table-cell>
          <table:table-cell office:value-type="float" office:value="0.0000004262175" calcext:value-type="float">
            <text:p>4.262175E-07</text:p>
          </table:table-cell>
          <table:table-cell office:value-type="float" office:value="0.0002258706" calcext:value-type="float">
            <text:p>0.0002258706</text:p>
          </table:table-cell>
          <table:table-cell office:value-type="float" office:value="0.000008403754" calcext:value-type="float">
            <text:p>8.403754E-06</text:p>
          </table:table-cell>
          <table:table-cell office:value-type="float" office:value="0.00002348717" calcext:value-type="float">
            <text:p>2.348717E-05</text:p>
          </table:table-cell>
          <table:table-cell office:value-type="float" office:value="0.001673631" calcext:value-type="float">
            <text:p>0.001673631</text:p>
          </table:table-cell>
          <table:table-cell office:value-type="float" office:value="0.0001214901" calcext:value-type="float">
            <text:p>0.0001214901</text:p>
          </table:table-cell>
          <table:table-cell office:value-type="float" office:value="0.0000938456" calcext:value-type="float">
            <text:p>9.38456E-05</text:p>
          </table:table-cell>
          <table:table-cell office:value-type="float" office:value="0.00002828734" calcext:value-type="float">
            <text:p>2.828734E-05</text:p>
          </table:table-cell>
          <table:table-cell office:value-type="float" office:value="0.0003586386" calcext:value-type="float">
            <text:p>0.0003586386</text:p>
          </table:table-cell>
          <table:table-cell office:value-type="float" office:value="0.0003253796" calcext:value-type="float">
            <text:p>0.0003253796</text:p>
          </table:table-cell>
          <table:table-cell office:value-type="float" office:value="0.00007386295" calcext:value-type="float">
            <text:p>0.000073863</text:p>
          </table:table-cell>
          <table:table-cell office:value-type="float" office:value="0.00001584858" calcext:value-type="float">
            <text:p>1.584858E-05</text:p>
          </table:table-cell>
          <table:table-cell office:value-type="float" office:value="0.0001190369" calcext:value-type="float">
            <text:p>0.0001190369</text:p>
          </table:table-cell>
          <table:table-cell office:value-type="float" office:value="0.0001586607" calcext:value-type="float">
            <text:p>0.0001586607</text:p>
          </table:table-cell>
          <table:table-cell office:value-type="float" office:value="0.00001741737" calcext:value-type="float">
            <text:p>1.741737E-05</text:p>
          </table:table-cell>
          <table:table-cell office:value-type="float" office:value="0.00001435988" calcext:value-type="float">
            <text:p>1.435988E-05</text:p>
          </table:table-cell>
          <table:table-cell office:value-type="float" office:value="0.00001505928" calcext:value-type="float">
            <text:p>1.505928E-05</text:p>
          </table:table-cell>
          <table:table-cell office:value-type="float" office:value="0.0001851004" calcext:value-type="float">
            <text:p>0.0001851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819" calcext:value-type="float">
            <text:p>0.0213819</text:p>
          </table:table-cell>
        </table:table-row>
        <table:table-row table:style-name="ro1">
          <table:table-cell office:value-type="float" office:value="0.6819125" calcext:value-type="float">
            <text:p>0.6819125</text:p>
          </table:table-cell>
          <table:table-cell office:value-type="float" office:value="0.1746285" calcext:value-type="float">
            <text:p>0.1746285</text:p>
          </table:table-cell>
          <table:table-cell office:value-type="float" office:value="0.6819125" calcext:value-type="float">
            <text:p>0.6819125</text:p>
          </table:table-cell>
          <table:table-cell office:value-type="float" office:value="0.0004063489" calcext:value-type="float">
            <text:p>0.0004063489</text:p>
          </table:table-cell>
          <table:table-cell office:value-type="float" office:value="0.00003789886" calcext:value-type="float">
            <text:p>3.789886E-05</text:p>
          </table:table-cell>
          <table:table-cell office:value-type="float" office:value="0.000009787467" calcext:value-type="float">
            <text:p>9.787467E-06</text:p>
          </table:table-cell>
          <table:table-cell office:value-type="float" office:value="0.000229287" calcext:value-type="float">
            <text:p>0.000229287</text:p>
          </table:table-cell>
          <table:table-cell office:value-type="float" office:value="0.00008530344" calcext:value-type="float">
            <text:p>8.530344E-05</text:p>
          </table:table-cell>
          <table:table-cell office:value-type="float" office:value="0.00009186627" calcext:value-type="float">
            <text:p>9.186627E-05</text:p>
          </table:table-cell>
          <table:table-cell office:value-type="float" office:value="0.00006417928" calcext:value-type="float">
            <text:p>6.417928E-05</text:p>
          </table:table-cell>
          <table:table-cell office:value-type="float" office:value="0.0003014058" calcext:value-type="float">
            <text:p>0.0003014058</text:p>
          </table:table-cell>
          <table:table-cell office:value-type="float" office:value="0.00001091274" calcext:value-type="float">
            <text:p>1.091274E-05</text:p>
          </table:table-cell>
          <table:table-cell office:value-type="float" office:value="0.00006267692" calcext:value-type="float">
            <text:p>6.267692E-05</text:p>
          </table:table-cell>
          <table:table-cell office:value-type="float" office:value="0.00001388726" calcext:value-type="float">
            <text:p>1.388726E-05</text:p>
          </table:table-cell>
          <table:table-cell office:value-type="float" office:value="0.00004146842" calcext:value-type="float">
            <text:p>4.146842E-05</text:p>
          </table:table-cell>
          <table:table-cell office:value-type="float" office:value="0.00005681936" calcext:value-type="float">
            <text:p>5.681936E-05</text:p>
          </table:table-cell>
          <table:table-cell office:value-type="float" office:value="0.000001820533" calcext:value-type="float">
            <text:p>1.820533E-06</text:p>
          </table:table-cell>
          <table:table-cell office:value-type="float" office:value="0.00006191355" calcext:value-type="float">
            <text:p>6.191355E-05</text:p>
          </table:table-cell>
          <table:table-cell office:value-type="float" office:value="0.000210526" calcext:value-type="float">
            <text:p>0.000210526</text:p>
          </table:table-cell>
          <table:table-cell office:value-type="float" office:value="0.0000008337779" calcext:value-type="float">
            <text:p>8.337779E-07</text:p>
          </table:table-cell>
          <table:table-cell office:value-type="float" office:value="0.0001193479" calcext:value-type="float">
            <text:p>0.0001193479</text:p>
          </table:table-cell>
          <table:table-cell office:value-type="float" office:value="0.00003427987" calcext:value-type="float">
            <text:p>3.427987E-05</text:p>
          </table:table-cell>
          <table:table-cell office:value-type="float" office:value="0.000105928" calcext:value-type="float">
            <text:p>0.000105928</text:p>
          </table:table-cell>
          <table:table-cell office:value-type="float" office:value="0.0001210567" calcext:value-type="float">
            <text:p>0.0001210567</text:p>
          </table:table-cell>
          <table:table-cell office:value-type="float" office:value="0.00001033122" calcext:value-type="float">
            <text:p>1.033122E-05</text:p>
          </table:table-cell>
          <table:table-cell office:value-type="float" office:value="0.00005805789" calcext:value-type="float">
            <text:p>5.805789E-05</text:p>
          </table:table-cell>
          <table:table-cell office:value-type="float" office:value="0.00002588969" calcext:value-type="float">
            <text:p>2.588969E-05</text:p>
          </table:table-cell>
          <table:table-cell office:value-type="float" office:value="0.00002508765" calcext:value-type="float">
            <text:p>2.508765E-05</text:p>
          </table:table-cell>
          <table:table-cell office:value-type="float" office:value="0.00001106675" calcext:value-type="float">
            <text:p>1.106675E-05</text:p>
          </table:table-cell>
          <table:table-cell office:value-type="float" office:value="0.00001752211" calcext:value-type="float">
            <text:p>1.752211E-05</text:p>
          </table:table-cell>
          <table:table-cell office:value-type="float" office:value="0.00002346757" calcext:value-type="float">
            <text:p>2.346757E-05</text:p>
          </table:table-cell>
          <table:table-cell office:value-type="float" office:value="0.000002531073" calcext:value-type="float">
            <text:p>2.531073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23434" calcext:value-type="float">
            <text:p>0.02123434</text:p>
          </table:table-cell>
        </table:table-row>
        <table:table-row table:style-name="ro1">
          <table:table-cell office:value-type="float" office:value="0.573595" calcext:value-type="float">
            <text:p>0.573595</text:p>
          </table:table-cell>
          <table:table-cell office:value-type="float" office:value="0.2444166" calcext:value-type="float">
            <text:p>0.2444166</text:p>
          </table:table-cell>
          <table:table-cell office:value-type="float" office:value="0.573595" calcext:value-type="float">
            <text:p>0.573595</text:p>
          </table:table-cell>
          <table:table-cell office:value-type="float" office:value="0.0008448486" calcext:value-type="float">
            <text:p>0.0008448486</text:p>
          </table:table-cell>
          <table:table-cell office:value-type="float" office:value="0.00006103874" calcext:value-type="float">
            <text:p>6.103874E-05</text:p>
          </table:table-cell>
          <table:table-cell office:value-type="float" office:value="0.0002949866" calcext:value-type="float">
            <text:p>0.0002949866</text:p>
          </table:table-cell>
          <table:table-cell office:value-type="float" office:value="0.0002278466" calcext:value-type="float">
            <text:p>0.0002278466</text:p>
          </table:table-cell>
          <table:table-cell office:value-type="float" office:value="0.0004967499" calcext:value-type="float">
            <text:p>0.0004967499</text:p>
          </table:table-cell>
          <table:table-cell office:value-type="float" office:value="0.00009574122" calcext:value-type="float">
            <text:p>9.574122E-05</text:p>
          </table:table-cell>
          <table:table-cell office:value-type="float" office:value="0.000149342" calcext:value-type="float">
            <text:p>0.000149342</text:p>
          </table:table-cell>
          <table:table-cell office:value-type="float" office:value="0.000006101131" calcext:value-type="float">
            <text:p>6.101131E-06</text:p>
          </table:table-cell>
          <table:table-cell office:value-type="float" office:value="0.00003174787" calcext:value-type="float">
            <text:p>3.174787E-05</text:p>
          </table:table-cell>
          <table:table-cell office:value-type="float" office:value="0.0006525956" calcext:value-type="float">
            <text:p>0.0006525956</text:p>
          </table:table-cell>
          <table:table-cell office:value-type="float" office:value="0.00001965968" calcext:value-type="float">
            <text:p>1.965968E-05</text:p>
          </table:table-cell>
          <table:table-cell office:value-type="float" office:value="0.00004711501" calcext:value-type="float">
            <text:p>0.000047115</text:p>
          </table:table-cell>
          <table:table-cell office:value-type="float" office:value="0.0001632188" calcext:value-type="float">
            <text:p>0.0001632188</text:p>
          </table:table-cell>
          <table:table-cell office:value-type="float" office:value="0.000358286" calcext:value-type="float">
            <text:p>0.000358286</text:p>
          </table:table-cell>
          <table:table-cell office:value-type="float" office:value="0.00003640387" calcext:value-type="float">
            <text:p>3.640387E-05</text:p>
          </table:table-cell>
          <table:table-cell office:value-type="float" office:value="0.0009779131" calcext:value-type="float">
            <text:p>0.0009779131</text:p>
          </table:table-cell>
          <table:table-cell office:value-type="float" office:value="0.0004957991" calcext:value-type="float">
            <text:p>0.0004957991</text:p>
          </table:table-cell>
          <table:table-cell office:value-type="float" office:value="0.0001633827" calcext:value-type="float">
            <text:p>0.0001633827</text:p>
          </table:table-cell>
          <table:table-cell office:value-type="float" office:value="0.0001930605" calcext:value-type="float">
            <text:p>0.0001930605</text:p>
          </table:table-cell>
          <table:table-cell office:value-type="float" office:value="0.001103547" calcext:value-type="float">
            <text:p>0.001103547</text:p>
          </table:table-cell>
          <table:table-cell office:value-type="float" office:value="0.0002927498" calcext:value-type="float">
            <text:p>0.0002927498</text:p>
          </table:table-cell>
          <table:table-cell office:value-type="float" office:value="0.00001978363" calcext:value-type="float">
            <text:p>1.978363E-05</text:p>
          </table:table-cell>
          <table:table-cell office:value-type="float" office:value="0.00008695914" calcext:value-type="float">
            <text:p>8.695914E-05</text:p>
          </table:table-cell>
          <table:table-cell office:value-type="float" office:value="0.002211453" calcext:value-type="float">
            <text:p>0.002211453</text:p>
          </table:table-cell>
          <table:table-cell office:value-type="float" office:value="0.0000253754" calcext:value-type="float">
            <text:p>2.53754E-05</text:p>
          </table:table-cell>
          <table:table-cell office:value-type="float" office:value="0.00007686479" calcext:value-type="float">
            <text:p>7.686479E-05</text:p>
          </table:table-cell>
          <table:table-cell office:value-type="float" office:value="0.00001042151" calcext:value-type="float">
            <text:p>1.042151E-05</text:p>
          </table:table-cell>
          <table:table-cell office:value-type="float" office:value="0.00001172524" calcext:value-type="float">
            <text:p>1.172524E-05</text:p>
          </table:table-cell>
          <table:table-cell office:value-type="float" office:value="0.00005761239" calcext:value-type="float">
            <text:p>5.76123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9543" calcext:value-type="float">
            <text:p>0.02119543</text:p>
          </table:table-cell>
        </table:table-row>
        <table:table-row table:style-name="ro1">
          <table:table-cell office:value-type="float" office:value="0.3182457" calcext:value-type="float">
            <text:p>0.3182457</text:p>
          </table:table-cell>
          <table:table-cell office:value-type="float" office:value="0.4360853" calcext:value-type="float">
            <text:p>0.4360853</text:p>
          </table:table-cell>
          <table:table-cell office:value-type="float" office:value="0.3182457" calcext:value-type="float">
            <text:p>0.3182457</text:p>
          </table:table-cell>
          <table:table-cell office:value-type="float" office:value="0.00007420137" calcext:value-type="float">
            <text:p>7.420137E-05</text:p>
          </table:table-cell>
          <table:table-cell office:value-type="float" office:value="0.00001844632" calcext:value-type="float">
            <text:p>1.844632E-05</text:p>
          </table:table-cell>
          <table:table-cell office:value-type="float" office:value="0.00001574863" calcext:value-type="float">
            <text:p>1.574863E-05</text:p>
          </table:table-cell>
          <table:table-cell office:value-type="float" office:value="0.00006292972" calcext:value-type="float">
            <text:p>6.292972E-05</text:p>
          </table:table-cell>
          <table:table-cell office:value-type="float" office:value="0.00007080714" calcext:value-type="float">
            <text:p>7.080714E-05</text:p>
          </table:table-cell>
          <table:table-cell office:value-type="float" office:value="0.000001993768" calcext:value-type="float">
            <text:p>1.993768E-06</text:p>
          </table:table-cell>
          <table:table-cell office:value-type="float" office:value="0.000006282433" calcext:value-type="float">
            <text:p>6.282433E-06</text:p>
          </table:table-cell>
          <table:table-cell office:value-type="float" office:value="0.0001117148" calcext:value-type="float">
            <text:p>0.0001117148</text:p>
          </table:table-cell>
          <table:table-cell office:value-type="float" office:value="0.000003262876" calcext:value-type="float">
            <text:p>3.262876E-06</text:p>
          </table:table-cell>
          <table:table-cell office:value-type="float" office:value="0.00001252137" calcext:value-type="float">
            <text:p>1.252137E-05</text:p>
          </table:table-cell>
          <table:table-cell office:value-type="float" office:value="0.000009690453" calcext:value-type="float">
            <text:p>9.690453E-06</text:p>
          </table:table-cell>
          <table:table-cell office:value-type="float" office:value="0.00003096478" calcext:value-type="float">
            <text:p>3.096478E-05</text:p>
          </table:table-cell>
          <table:table-cell office:value-type="float" office:value="0.00006397073" calcext:value-type="float">
            <text:p>6.397073E-05</text:p>
          </table:table-cell>
          <table:table-cell office:value-type="float" office:value="0.000003235695" calcext:value-type="float">
            <text:p>3.235695E-06</text:p>
          </table:table-cell>
          <table:table-cell office:value-type="float" office:value="0.0000006549522" calcext:value-type="float">
            <text:p>0.000000655</text:p>
          </table:table-cell>
          <table:table-cell office:value-type="float" office:value="0.0001116531" calcext:value-type="float">
            <text:p>0.0001116531</text:p>
          </table:table-cell>
          <table:table-cell office:value-type="float" office:value="0.00008539481" calcext:value-type="float">
            <text:p>8.539481E-05</text:p>
          </table:table-cell>
          <table:table-cell office:value-type="float" office:value="0.00002052193" calcext:value-type="float">
            <text:p>2.052193E-05</text:p>
          </table:table-cell>
          <table:table-cell office:value-type="float" office:value="0.000009153878" calcext:value-type="float">
            <text:p>9.153878E-06</text:p>
          </table:table-cell>
          <table:table-cell office:value-type="float" office:value="0.00006039149" calcext:value-type="float">
            <text:p>6.039149E-05</text:p>
          </table:table-cell>
          <table:table-cell office:value-type="float" office:value="0.00002614495" calcext:value-type="float">
            <text:p>0.000026145</text:p>
          </table:table-cell>
          <table:table-cell office:value-type="float" office:value="0.00002435828" calcext:value-type="float">
            <text:p>2.435828E-05</text:p>
          </table:table-cell>
          <table:table-cell office:value-type="float" office:value="0.00001806174" calcext:value-type="float">
            <text:p>1.806174E-05</text:p>
          </table:table-cell>
          <table:table-cell office:value-type="float" office:value="0.00003457148" calcext:value-type="float">
            <text:p>3.457148E-05</text:p>
          </table:table-cell>
          <table:table-cell office:value-type="float" office:value="0.0000008216806" calcext:value-type="float">
            <text:p>8.216806E-07</text:p>
          </table:table-cell>
          <table:table-cell office:value-type="float" office:value="0.00004328375" calcext:value-type="float">
            <text:p>4.328375E-05</text:p>
          </table:table-cell>
          <table:table-cell office:value-type="float" office:value="0.000005141233" calcext:value-type="float">
            <text:p>5.141233E-06</text:p>
          </table:table-cell>
          <table:table-cell office:value-type="float" office:value="0.000006660811" calcext:value-type="float">
            <text:p>6.660811E-06</text:p>
          </table:table-cell>
          <table:table-cell office:value-type="float" office:value="0.00004589757" calcext:value-type="float">
            <text:p>4.58975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0514" calcext:value-type="float">
            <text:p>0.02100514</text:p>
          </table:table-cell>
        </table:table-row>
        <table:table-row table:style-name="ro1">
          <table:table-cell office:value-type="float" office:value="0.3358968" calcext:value-type="float">
            <text:p>0.3358968</text:p>
          </table:table-cell>
          <table:table-cell office:value-type="float" office:value="0.4212825" calcext:value-type="float">
            <text:p>0.4212825</text:p>
          </table:table-cell>
          <table:table-cell office:value-type="float" office:value="0.3358968" calcext:value-type="float">
            <text:p>0.3358968</text:p>
          </table:table-cell>
          <table:table-cell office:value-type="float" office:value="0.0001937841" calcext:value-type="float">
            <text:p>0.0001937841</text:p>
          </table:table-cell>
          <table:table-cell office:value-type="float" office:value="0.0002524629" calcext:value-type="float">
            <text:p>0.0002524629</text:p>
          </table:table-cell>
          <table:table-cell office:value-type="float" office:value="0.0000008414808" calcext:value-type="float">
            <text:p>8.414808E-07</text:p>
          </table:table-cell>
          <table:table-cell office:value-type="float" office:value="0.00008911461" calcext:value-type="float">
            <text:p>8.911461E-05</text:p>
          </table:table-cell>
          <table:table-cell office:value-type="float" office:value="0.000442033" calcext:value-type="float">
            <text:p>0.000442033</text:p>
          </table:table-cell>
          <table:table-cell office:value-type="float" office:value="0.00007275598" calcext:value-type="float">
            <text:p>0.000072756</text:p>
          </table:table-cell>
          <table:table-cell office:value-type="float" office:value="0.0001562061" calcext:value-type="float">
            <text:p>0.0001562061</text:p>
          </table:table-cell>
          <table:table-cell office:value-type="float" office:value="0.0002669598" calcext:value-type="float">
            <text:p>0.0002669598</text:p>
          </table:table-cell>
          <table:table-cell office:value-type="float" office:value="0.00002925386" calcext:value-type="float">
            <text:p>2.925386E-05</text:p>
          </table:table-cell>
          <table:table-cell office:value-type="float" office:value="0.00009123295" calcext:value-type="float">
            <text:p>0.000091233</text:p>
          </table:table-cell>
          <table:table-cell office:value-type="float" office:value="0.0002271641" calcext:value-type="float">
            <text:p>0.0002271641</text:p>
          </table:table-cell>
          <table:table-cell office:value-type="float" office:value="0.00007494219" calcext:value-type="float">
            <text:p>7.494219E-05</text:p>
          </table:table-cell>
          <table:table-cell office:value-type="float" office:value="0.000030037" calcext:value-type="float">
            <text:p>0.000030037</text:p>
          </table:table-cell>
          <table:table-cell office:value-type="float" office:value="0.00001838861" calcext:value-type="float">
            <text:p>1.838861E-05</text:p>
          </table:table-cell>
          <table:table-cell office:value-type="float" office:value="0.00003702667" calcext:value-type="float">
            <text:p>3.702667E-05</text:p>
          </table:table-cell>
          <table:table-cell office:value-type="float" office:value="0.00008537882" calcext:value-type="float">
            <text:p>8.537882E-05</text:p>
          </table:table-cell>
          <table:table-cell office:value-type="float" office:value="0.00004055817" calcext:value-type="float">
            <text:p>4.055817E-05</text:p>
          </table:table-cell>
          <table:table-cell office:value-type="float" office:value="0.00004831766" calcext:value-type="float">
            <text:p>4.831766E-05</text:p>
          </table:table-cell>
          <table:table-cell office:value-type="float" office:value="0.000005394047" calcext:value-type="float">
            <text:p>0.000005394</text:p>
          </table:table-cell>
          <table:table-cell office:value-type="float" office:value="0.00123087" calcext:value-type="float">
            <text:p>0.00123087</text:p>
          </table:table-cell>
          <table:table-cell office:value-type="float" office:value="0.00004258034" calcext:value-type="float">
            <text:p>4.258034E-05</text:p>
          </table:table-cell>
          <table:table-cell office:value-type="float" office:value="0.000001236935" calcext:value-type="float">
            <text:p>1.236935E-06</text:p>
          </table:table-cell>
          <table:table-cell office:value-type="float" office:value="0.00008962879" calcext:value-type="float">
            <text:p>8.962879E-05</text:p>
          </table:table-cell>
          <table:table-cell office:value-type="float" office:value="0.0001871656" calcext:value-type="float">
            <text:p>0.0001871656</text:p>
          </table:table-cell>
          <table:table-cell office:value-type="float" office:value="0.00008231338" calcext:value-type="float">
            <text:p>8.231338E-05</text:p>
          </table:table-cell>
          <table:table-cell office:value-type="float" office:value="0.000011476" calcext:value-type="float">
            <text:p>0.000011476</text:p>
          </table:table-cell>
          <table:table-cell office:value-type="float" office:value="0.00003333418" calcext:value-type="float">
            <text:p>3.333418E-05</text:p>
          </table:table-cell>
          <table:table-cell office:value-type="float" office:value="0.000007142225" calcext:value-type="float">
            <text:p>7.142225E-06</text:p>
          </table:table-cell>
          <table:table-cell office:value-type="float" office:value="0.000001554834" calcext:value-type="float">
            <text:p>1.554834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89664" calcext:value-type="float">
            <text:p>0.02089664</text:p>
          </table:table-cell>
        </table:table-row>
        <table:table-row table:style-name="ro1">
          <table:table-cell office:value-type="float" office:value="0.0221271" calcext:value-type="float">
            <text:p>0.0221271</text:p>
          </table:table-cell>
          <table:table-cell office:value-type="float" office:value="0.8520245" calcext:value-type="float">
            <text:p>0.8520245</text:p>
          </table:table-cell>
          <table:table-cell office:value-type="float" office:value="0.0221271" calcext:value-type="float">
            <text:p>0.0221271</text:p>
          </table:table-cell>
          <table:table-cell office:value-type="float" office:value="0.0003682575" calcext:value-type="float">
            <text:p>0.0003682575</text:p>
          </table:table-cell>
          <table:table-cell office:value-type="float" office:value="0.00003789886" calcext:value-type="float">
            <text:p>3.789886E-05</text:p>
          </table:table-cell>
          <table:table-cell office:value-type="float" office:value="0.00001865969" calcext:value-type="float">
            <text:p>1.865969E-05</text:p>
          </table:table-cell>
          <table:table-cell office:value-type="float" office:value="0.00007221179" calcext:value-type="float">
            <text:p>7.221179E-05</text:p>
          </table:table-cell>
          <table:table-cell office:value-type="float" office:value="0.00009920829" calcext:value-type="float">
            <text:p>9.920829E-05</text:p>
          </table:table-cell>
          <table:table-cell office:value-type="float" office:value="0.00003117824" calcext:value-type="float">
            <text:p>3.117824E-05</text:p>
          </table:table-cell>
          <table:table-cell office:value-type="float" office:value="0.0000188053" calcext:value-type="float">
            <text:p>1.88053E-05</text:p>
          </table:table-cell>
          <table:table-cell office:value-type="float" office:value="0.00008169571" calcext:value-type="float">
            <text:p>8.169571E-05</text:p>
          </table:table-cell>
          <table:table-cell office:value-type="float" office:value="0.0000073517" calcext:value-type="float">
            <text:p>7.3517E-06</text:p>
          </table:table-cell>
          <table:table-cell office:value-type="float" office:value="0.00003121231" calcext:value-type="float">
            <text:p>3.121231E-05</text:p>
          </table:table-cell>
          <table:table-cell office:value-type="float" office:value="0.00001280404" calcext:value-type="float">
            <text:p>0.000012804</text:p>
          </table:table-cell>
          <table:table-cell office:value-type="float" office:value="0.00003459988" calcext:value-type="float">
            <text:p>3.459988E-05</text:p>
          </table:table-cell>
          <table:table-cell office:value-type="float" office:value="0.0001266816" calcext:value-type="float">
            <text:p>0.0001266816</text:p>
          </table:table-cell>
          <table:table-cell office:value-type="float" office:value="0.000003177859" calcext:value-type="float">
            <text:p>3.177859E-06</text:p>
          </table:table-cell>
          <table:table-cell office:value-type="float" office:value="0.00006191355" calcext:value-type="float">
            <text:p>6.191355E-05</text:p>
          </table:table-cell>
          <table:table-cell office:value-type="float" office:value="0.00009012997" calcext:value-type="float">
            <text:p>0.00009013</text:p>
          </table:table-cell>
          <table:table-cell office:value-type="float" office:value="0.00002192086" calcext:value-type="float">
            <text:p>2.192086E-05</text:p>
          </table:table-cell>
          <table:table-cell office:value-type="float" office:value="0.00009824902" calcext:value-type="float">
            <text:p>0.000098249</text:p>
          </table:table-cell>
          <table:table-cell office:value-type="float" office:value="0.00007367529" calcext:value-type="float">
            <text:p>7.367529E-05</text:p>
          </table:table-cell>
          <table:table-cell office:value-type="float" office:value="0.001090602" calcext:value-type="float">
            <text:p>0.001090602</text:p>
          </table:table-cell>
          <table:table-cell office:value-type="float" office:value="0.00008318457" calcext:value-type="float">
            <text:p>8.318457E-05</text:p>
          </table:table-cell>
          <table:table-cell office:value-type="float" office:value="0.000001006246" calcext:value-type="float">
            <text:p>1.006246E-06</text:p>
          </table:table-cell>
          <table:table-cell office:value-type="float" office:value="0.00006546771" calcext:value-type="float">
            <text:p>6.546771E-05</text:p>
          </table:table-cell>
          <table:table-cell office:value-type="float" office:value="0.0000598338" calcext:value-type="float">
            <text:p>5.98338E-05</text:p>
          </table:table-cell>
          <table:table-cell office:value-type="float" office:value="0.00002211678" calcext:value-type="float">
            <text:p>2.211678E-05</text:p>
          </table:table-cell>
          <table:table-cell office:value-type="float" office:value="0.00001564043" calcext:value-type="float">
            <text:p>1.564043E-05</text:p>
          </table:table-cell>
          <table:table-cell office:value-type="float" office:value="0.0000006607941" calcext:value-type="float">
            <text:p>6.607941E-07</text:p>
          </table:table-cell>
          <table:table-cell office:value-type="float" office:value="0.00002701984" calcext:value-type="float">
            <text:p>2.701984E-05</text:p>
          </table:table-cell>
          <table:table-cell office:value-type="float" office:value="0.00004737214" calcext:value-type="float">
            <text:p>4.73721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38801" calcext:value-type="float">
            <text:p>0.02038801</text:p>
          </table:table-cell>
        </table:table-row>
        <table:table-row table:style-name="ro1">
          <table:table-cell office:value-type="float" office:value="0.6399636" calcext:value-type="float">
            <text:p>0.6399636</text:p>
          </table:table-cell>
          <table:table-cell office:value-type="float" office:value="0.200629" calcext:value-type="float">
            <text:p>0.200629</text:p>
          </table:table-cell>
          <table:table-cell office:value-type="float" office:value="0.6399636" calcext:value-type="float">
            <text:p>0.6399636</text:p>
          </table:table-cell>
          <table:table-cell office:value-type="float" office:value="0.0004119023" calcext:value-type="float">
            <text:p>0.0004119023</text:p>
          </table:table-cell>
          <table:table-cell office:value-type="float" office:value="0.00003792395" calcext:value-type="float">
            <text:p>0.000037924</text:p>
          </table:table-cell>
          <table:table-cell office:value-type="float" office:value="0.00005723841" calcext:value-type="float">
            <text:p>5.723841E-05</text:p>
          </table:table-cell>
          <table:table-cell office:value-type="float" office:value="0.0001004652" calcext:value-type="float">
            <text:p>0.0001004652</text:p>
          </table:table-cell>
          <table:table-cell office:value-type="float" office:value="0.00007072195" calcext:value-type="float">
            <text:p>0.000070722</text:p>
          </table:table-cell>
          <table:table-cell office:value-type="float" office:value="0.00002389744" calcext:value-type="float">
            <text:p>2.389744E-05</text:p>
          </table:table-cell>
          <table:table-cell office:value-type="float" office:value="0.00007294644" calcext:value-type="float">
            <text:p>7.294644E-05</text:p>
          </table:table-cell>
          <table:table-cell office:value-type="float" office:value="0.00009008816" calcext:value-type="float">
            <text:p>9.008816E-05</text:p>
          </table:table-cell>
          <table:table-cell office:value-type="float" office:value="0.00001109008" calcext:value-type="float">
            <text:p>1.109008E-05</text:p>
          </table:table-cell>
          <table:table-cell office:value-type="float" office:value="0.0001283264" calcext:value-type="float">
            <text:p>0.0001283264</text:p>
          </table:table-cell>
          <table:table-cell office:value-type="float" office:value="0.00001969674" calcext:value-type="float">
            <text:p>1.969674E-05</text:p>
          </table:table-cell>
          <table:table-cell office:value-type="float" office:value="0.0002412692" calcext:value-type="float">
            <text:p>0.0002412692</text:p>
          </table:table-cell>
          <table:table-cell office:value-type="float" office:value="0.0002985743" calcext:value-type="float">
            <text:p>0.0002985743</text:p>
          </table:table-cell>
          <table:table-cell office:value-type="float" office:value="0.0003735668" calcext:value-type="float">
            <text:p>0.0003735668</text:p>
          </table:table-cell>
          <table:table-cell office:value-type="float" office:value="0.000002233798" calcext:value-type="float">
            <text:p>2.233798E-06</text:p>
          </table:table-cell>
          <table:table-cell office:value-type="float" office:value="0.000121659" calcext:value-type="float">
            <text:p>0.000121659</text:p>
          </table:table-cell>
          <table:table-cell office:value-type="float" office:value="0.000009550969" calcext:value-type="float">
            <text:p>0.000009551</text:p>
          </table:table-cell>
          <table:table-cell office:value-type="float" office:value="0.0000937671" calcext:value-type="float">
            <text:p>9.37671E-05</text:p>
          </table:table-cell>
          <table:table-cell office:value-type="float" office:value="0.00006121113" calcext:value-type="float">
            <text:p>6.121113E-05</text:p>
          </table:table-cell>
          <table:table-cell office:value-type="float" office:value="0.00059081" calcext:value-type="float">
            <text:p>0.00059081</text:p>
          </table:table-cell>
          <table:table-cell office:value-type="float" office:value="0.0001714951" calcext:value-type="float">
            <text:p>0.0001714951</text:p>
          </table:table-cell>
          <table:table-cell office:value-type="float" office:value="0.00002051497" calcext:value-type="float">
            <text:p>0.000020515</text:p>
          </table:table-cell>
          <table:table-cell office:value-type="float" office:value="0.00004739303" calcext:value-type="float">
            <text:p>0.000047393</text:p>
          </table:table-cell>
          <table:table-cell office:value-type="float" office:value="0.00003408419" calcext:value-type="float">
            <text:p>3.408419E-05</text:p>
          </table:table-cell>
          <table:table-cell office:value-type="float" office:value="0.0001147459" calcext:value-type="float">
            <text:p>0.0001147459</text:p>
          </table:table-cell>
          <table:table-cell office:value-type="float" office:value="0.00001276629" calcext:value-type="float">
            <text:p>1.276629E-05</text:p>
          </table:table-cell>
          <table:table-cell office:value-type="float" office:value="0.000006783964" calcext:value-type="float">
            <text:p>0.000006784</text:p>
          </table:table-cell>
          <table:table-cell office:value-type="float" office:value="0.00002344633" calcext:value-type="float">
            <text:p>2.344633E-05</text:p>
          </table:table-cell>
          <table:table-cell office:value-type="float" office:value="0.000006756044" calcext:value-type="float">
            <text:p>0.000006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28274" calcext:value-type="float">
            <text:p>0.02028274</text:p>
          </table:table-cell>
        </table:table-row>
        <table:table-row table:style-name="ro1">
          <table:table-cell office:value-type="float" office:value="0.4124389" calcext:value-type="float">
            <text:p>0.4124389</text:p>
          </table:table-cell>
          <table:table-cell office:value-type="float" office:value="0.3586586" calcext:value-type="float">
            <text:p>0.3586586</text:p>
          </table:table-cell>
          <table:table-cell office:value-type="float" office:value="0.4124389" calcext:value-type="float">
            <text:p>0.4124389</text:p>
          </table:table-cell>
          <table:table-cell office:value-type="float" office:value="0.0004475306" calcext:value-type="float">
            <text:p>0.0004475306</text:p>
          </table:table-cell>
          <table:table-cell office:value-type="float" office:value="0.00005732334" calcext:value-type="float">
            <text:p>5.732334E-05</text:p>
          </table:table-cell>
          <table:table-cell office:value-type="float" office:value="0.00000331793" calcext:value-type="float">
            <text:p>3.31793E-06</text:p>
          </table:table-cell>
          <table:table-cell office:value-type="float" office:value="0.00006364363" calcext:value-type="float">
            <text:p>6.364363E-05</text:p>
          </table:table-cell>
          <table:table-cell office:value-type="float" office:value="0.0002373714" calcext:value-type="float">
            <text:p>0.0002373714</text:p>
          </table:table-cell>
          <table:table-cell office:value-type="float" office:value="0.000005322937" calcext:value-type="float">
            <text:p>5.322937E-06</text:p>
          </table:table-cell>
          <table:table-cell office:value-type="float" office:value="0.00005695329" calcext:value-type="float">
            <text:p>5.695329E-05</text:p>
          </table:table-cell>
          <table:table-cell office:value-type="float" office:value="0.00005193601" calcext:value-type="float">
            <text:p>0.000051936</text:p>
          </table:table-cell>
          <table:table-cell office:value-type="float" office:value="0.0001412103" calcext:value-type="float">
            <text:p>0.0001412103</text:p>
          </table:table-cell>
          <table:table-cell office:value-type="float" office:value="0.00002767418" calcext:value-type="float">
            <text:p>2.767418E-05</text:p>
          </table:table-cell>
          <table:table-cell office:value-type="float" office:value="0.0000972854" calcext:value-type="float">
            <text:p>9.72854E-05</text:p>
          </table:table-cell>
          <table:table-cell office:value-type="float" office:value="0.00003782324" calcext:value-type="float">
            <text:p>3.782324E-05</text:p>
          </table:table-cell>
          <table:table-cell office:value-type="float" office:value="0.0001535257" calcext:value-type="float">
            <text:p>0.0001535257</text:p>
          </table:table-cell>
          <table:table-cell office:value-type="float" office:value="0.00000120981" calcext:value-type="float">
            <text:p>1.20981E-06</text:p>
          </table:table-cell>
          <table:table-cell office:value-type="float" office:value="0.00001086311" calcext:value-type="float">
            <text:p>1.086311E-05</text:p>
          </table:table-cell>
          <table:table-cell office:value-type="float" office:value="0.0003677991" calcext:value-type="float">
            <text:p>0.0003677991</text:p>
          </table:table-cell>
          <table:table-cell office:value-type="float" office:value="0.0001224234" calcext:value-type="float">
            <text:p>0.0001224234</text:p>
          </table:table-cell>
          <table:table-cell office:value-type="float" office:value="0.000009522852" calcext:value-type="float">
            <text:p>9.522852E-06</text:p>
          </table:table-cell>
          <table:table-cell office:value-type="float" office:value="0.00001400708" calcext:value-type="float">
            <text:p>1.400708E-05</text:p>
          </table:table-cell>
          <table:table-cell office:value-type="float" office:value="0.001719868" calcext:value-type="float">
            <text:p>0.001719868</text:p>
          </table:table-cell>
          <table:table-cell office:value-type="float" office:value="0.0002124846" calcext:value-type="float">
            <text:p>0.0002124846</text:p>
          </table:table-cell>
          <table:table-cell office:value-type="float" office:value="0.00005646838" calcext:value-type="float">
            <text:p>5.646838E-05</text:p>
          </table:table-cell>
          <table:table-cell office:value-type="float" office:value="0.00001432367" calcext:value-type="float">
            <text:p>1.432367E-05</text:p>
          </table:table-cell>
          <table:table-cell office:value-type="float" office:value="0.00003411684" calcext:value-type="float">
            <text:p>3.411684E-05</text:p>
          </table:table-cell>
          <table:table-cell office:value-type="float" office:value="0.0001612342" calcext:value-type="float">
            <text:p>0.0001612342</text:p>
          </table:table-cell>
          <table:table-cell office:value-type="float" office:value="0.00001712763" calcext:value-type="float">
            <text:p>1.712763E-05</text:p>
          </table:table-cell>
          <table:table-cell office:value-type="float" office:value="0.000004143486" calcext:value-type="float">
            <text:p>4.143486E-06</text:p>
          </table:table-cell>
          <table:table-cell office:value-type="float" office:value="0.000006339764" calcext:value-type="float">
            <text:p>6.339764E-06</text:p>
          </table:table-cell>
          <table:table-cell office:value-type="float" office:value="0.000008336635" calcext:value-type="float">
            <text:p>8.33663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26302" calcext:value-type="float">
            <text:p>0.02026302</text:p>
          </table:table-cell>
        </table:table-row>
        <table:table-row table:style-name="ro1">
          <table:table-cell office:value-type="float" office:value="0.0710704" calcext:value-type="float">
            <text:p>0.0710704</text:p>
          </table:table-cell>
          <table:table-cell office:value-type="float" office:value="0.7340256" calcext:value-type="float">
            <text:p>0.7340256</text:p>
          </table:table-cell>
          <table:table-cell office:value-type="float" office:value="0.0710704" calcext:value-type="float">
            <text:p>0.0710704</text:p>
          </table:table-cell>
          <table:table-cell office:value-type="float" office:value="0.000115635" calcext:value-type="float">
            <text:p>0.000115635</text:p>
          </table:table-cell>
          <table:table-cell office:value-type="float" office:value="0.00003473009" calcext:value-type="float">
            <text:p>3.473009E-05</text:p>
          </table:table-cell>
          <table:table-cell office:value-type="float" office:value="0.00001629011" calcext:value-type="float">
            <text:p>1.629011E-05</text:p>
          </table:table-cell>
          <table:table-cell office:value-type="float" office:value="0.00001360496" calcext:value-type="float">
            <text:p>0.000013605</text:p>
          </table:table-cell>
          <table:table-cell office:value-type="float" office:value="0.0001456732" calcext:value-type="float">
            <text:p>0.0001456732</text:p>
          </table:table-cell>
          <table:table-cell office:value-type="float" office:value="0.000001568624" calcext:value-type="float">
            <text:p>1.568624E-06</text:p>
          </table:table-cell>
          <table:table-cell office:value-type="float" office:value="0.0003347054" calcext:value-type="float">
            <text:p>0.0003347054</text:p>
          </table:table-cell>
          <table:table-cell office:value-type="float" office:value="0.0001014552" calcext:value-type="float">
            <text:p>0.0001014552</text:p>
          </table:table-cell>
          <table:table-cell office:value-type="float" office:value="0.000003667838" calcext:value-type="float">
            <text:p>3.667838E-06</text:p>
          </table:table-cell>
          <table:table-cell office:value-type="float" office:value="0.000009137233" calcext:value-type="float">
            <text:p>9.137233E-06</text:p>
          </table:table-cell>
          <table:table-cell office:value-type="float" office:value="0.00002463647" calcext:value-type="float">
            <text:p>2.463647E-05</text:p>
          </table:table-cell>
          <table:table-cell office:value-type="float" office:value="0.00002288656" calcext:value-type="float">
            <text:p>2.288656E-05</text:p>
          </table:table-cell>
          <table:table-cell office:value-type="float" office:value="0.000005899647" calcext:value-type="float">
            <text:p>5.899647E-06</text:p>
          </table:table-cell>
          <table:table-cell office:value-type="float" office:value="0.000002090789" calcext:value-type="float">
            <text:p>2.090789E-06</text:p>
          </table:table-cell>
          <table:table-cell office:value-type="float" office:value="0.00006255842" calcext:value-type="float">
            <text:p>6.255842E-05</text:p>
          </table:table-cell>
          <table:table-cell office:value-type="float" office:value="0.0004764046" calcext:value-type="float">
            <text:p>0.0004764046</text:p>
          </table:table-cell>
          <table:table-cell office:value-type="float" office:value="0.000009294388" calcext:value-type="float">
            <text:p>9.294388E-06</text:p>
          </table:table-cell>
          <table:table-cell office:value-type="float" office:value="0.000013664" calcext:value-type="float">
            <text:p>0.000013664</text:p>
          </table:table-cell>
          <table:table-cell office:value-type="float" office:value="0.00001495292" calcext:value-type="float">
            <text:p>1.495292E-05</text:p>
          </table:table-cell>
          <table:table-cell office:value-type="float" office:value="0.0005063924" calcext:value-type="float">
            <text:p>0.0005063924</text:p>
          </table:table-cell>
          <table:table-cell office:value-type="float" office:value="0.00006903592" calcext:value-type="float">
            <text:p>6.903592E-05</text:p>
          </table:table-cell>
          <table:table-cell office:value-type="float" office:value="0.0000695318" calcext:value-type="float">
            <text:p>6.95318E-05</text:p>
          </table:table-cell>
          <table:table-cell office:value-type="float" office:value="0.0001012227" calcext:value-type="float">
            <text:p>0.0001012227</text:p>
          </table:table-cell>
          <table:table-cell office:value-type="float" office:value="0.00001164578" calcext:value-type="float">
            <text:p>1.164578E-05</text:p>
          </table:table-cell>
          <table:table-cell office:value-type="float" office:value="0.00006260435" calcext:value-type="float">
            <text:p>6.260435E-05</text:p>
          </table:table-cell>
          <table:table-cell office:value-type="float" office:value="0.00003548093" calcext:value-type="float">
            <text:p>3.548093E-05</text:p>
          </table:table-cell>
          <table:table-cell office:value-type="float" office:value="0.00001149083" calcext:value-type="float">
            <text:p>1.149083E-05</text:p>
          </table:table-cell>
          <table:table-cell office:value-type="float" office:value="0.000003654674" calcext:value-type="float">
            <text:p>3.654674E-06</text:p>
          </table:table-cell>
          <table:table-cell office:value-type="float" office:value="0.000009816436" calcext:value-type="float">
            <text:p>9.81643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87594" calcext:value-type="float">
            <text:p>0.01987594</text:p>
          </table:table-cell>
        </table:table-row>
        <table:table-row table:style-name="ro1">
          <table:table-cell office:value-type="float" office:value="0.2246521" calcext:value-type="float">
            <text:p>0.2246521</text:p>
          </table:table-cell>
          <table:table-cell office:value-type="float" office:value="0.5265802" calcext:value-type="float">
            <text:p>0.5265802</text:p>
          </table:table-cell>
          <table:table-cell office:value-type="float" office:value="0.2246521" calcext:value-type="float">
            <text:p>0.2246521</text:p>
          </table:table-cell>
          <table:table-cell office:value-type="float" office:value="0.0002638356" calcext:value-type="float">
            <text:p>0.0002638356</text:p>
          </table:table-cell>
          <table:table-cell office:value-type="float" office:value="0.000005184497" calcext:value-type="float">
            <text:p>5.184497E-06</text:p>
          </table:table-cell>
          <table:table-cell office:value-type="float" office:value="0.00002213893" calcext:value-type="float">
            <text:p>2.213893E-05</text:p>
          </table:table-cell>
          <table:table-cell office:value-type="float" office:value="0.00007327513" calcext:value-type="float">
            <text:p>7.327513E-05</text:p>
          </table:table-cell>
          <table:table-cell office:value-type="float" office:value="0.00007648914" calcext:value-type="float">
            <text:p>7.648914E-05</text:p>
          </table:table-cell>
          <table:table-cell office:value-type="float" office:value="0.00009000656" calcext:value-type="float">
            <text:p>9.000656E-05</text:p>
          </table:table-cell>
          <table:table-cell office:value-type="float" office:value="0.000009089897" calcext:value-type="float">
            <text:p>9.089897E-06</text:p>
          </table:table-cell>
          <table:table-cell office:value-type="float" office:value="0.00002989082" calcext:value-type="float">
            <text:p>2.989082E-05</text:p>
          </table:table-cell>
          <table:table-cell office:value-type="float" office:value="0.0001181501" calcext:value-type="float">
            <text:p>0.0001181501</text:p>
          </table:table-cell>
          <table:table-cell office:value-type="float" office:value="0.00002831661" calcext:value-type="float">
            <text:p>2.831661E-05</text:p>
          </table:table-cell>
          <table:table-cell office:value-type="float" office:value="0.000009022593" calcext:value-type="float">
            <text:p>9.022593E-06</text:p>
          </table:table-cell>
          <table:table-cell office:value-type="float" office:value="0.000005780527" calcext:value-type="float">
            <text:p>5.780527E-06</text:p>
          </table:table-cell>
          <table:table-cell office:value-type="float" office:value="0.000001631892" calcext:value-type="float">
            <text:p>1.631892E-06</text:p>
          </table:table-cell>
          <table:table-cell office:value-type="float" office:value="0.000003052836" calcext:value-type="float">
            <text:p>3.052836E-06</text:p>
          </table:table-cell>
          <table:table-cell office:value-type="float" office:value="0.000008731517" calcext:value-type="float">
            <text:p>8.731517E-06</text:p>
          </table:table-cell>
          <table:table-cell office:value-type="float" office:value="0.0000679913" calcext:value-type="float">
            <text:p>6.79913E-05</text:p>
          </table:table-cell>
          <table:table-cell office:value-type="float" office:value="0.00001830352" calcext:value-type="float">
            <text:p>1.830352E-05</text:p>
          </table:table-cell>
          <table:table-cell office:value-type="float" office:value="0.00002397768" calcext:value-type="float">
            <text:p>2.397768E-05</text:p>
          </table:table-cell>
          <table:table-cell office:value-type="float" office:value="0.000008431617" calcext:value-type="float">
            <text:p>8.431617E-06</text:p>
          </table:table-cell>
          <table:table-cell office:value-type="float" office:value="0.0002818121" calcext:value-type="float">
            <text:p>0.0002818121</text:p>
          </table:table-cell>
          <table:table-cell office:value-type="float" office:value="0.00008130462" calcext:value-type="float">
            <text:p>8.130462E-05</text:p>
          </table:table-cell>
          <table:table-cell office:value-type="float" office:value="0.000002733213" calcext:value-type="float">
            <text:p>2.733213E-06</text:p>
          </table:table-cell>
          <table:table-cell office:value-type="float" office:value="0.00001310744" calcext:value-type="float">
            <text:p>1.310744E-05</text:p>
          </table:table-cell>
          <table:table-cell office:value-type="float" office:value="0.0009986156" calcext:value-type="float">
            <text:p>0.0009986156</text:p>
          </table:table-cell>
          <table:table-cell office:value-type="float" office:value="0.000005778265" calcext:value-type="float">
            <text:p>5.778265E-06</text:p>
          </table:table-cell>
          <table:table-cell office:value-type="float" office:value="0.00001079828" calcext:value-type="float">
            <text:p>1.079828E-05</text:p>
          </table:table-cell>
          <table:table-cell office:value-type="float" office:value="0.00001736947" calcext:value-type="float">
            <text:p>1.736947E-05</text:p>
          </table:table-cell>
          <table:table-cell office:value-type="float" office:value="0.00000402457" calcext:value-type="float">
            <text:p>4.02457E-06</text:p>
          </table:table-cell>
          <table:table-cell office:value-type="float" office:value="0.00006478345" calcext:value-type="float">
            <text:p>6.47834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78355" calcext:value-type="float">
            <text:p>0.01978355</text:p>
          </table:table-cell>
        </table:table-row>
        <table:table-row table:style-name="ro1">
          <table:table-cell office:value-type="float" office:value="0.1465055" calcext:value-type="float">
            <text:p>0.1465055</text:p>
          </table:table-cell>
          <table:table-cell office:value-type="float" office:value="0.6177769" calcext:value-type="float">
            <text:p>0.6177769</text:p>
          </table:table-cell>
          <table:table-cell office:value-type="float" office:value="0.1465055" calcext:value-type="float">
            <text:p>0.1465055</text:p>
          </table:table-cell>
          <table:table-cell office:value-type="float" office:value="0.0001153645" calcext:value-type="float">
            <text:p>0.0001153645</text:p>
          </table:table-cell>
          <table:table-cell office:value-type="float" office:value="0.00003938428" calcext:value-type="float">
            <text:p>3.938428E-05</text:p>
          </table:table-cell>
          <table:table-cell office:value-type="float" office:value="0.000009875606" calcext:value-type="float">
            <text:p>9.875606E-06</text:p>
          </table:table-cell>
          <table:table-cell office:value-type="float" office:value="0.0001113513" calcext:value-type="float">
            <text:p>0.0001113513</text:p>
          </table:table-cell>
          <table:table-cell office:value-type="float" office:value="0.0002136862" calcext:value-type="float">
            <text:p>0.0002136862</text:p>
          </table:table-cell>
          <table:table-cell office:value-type="float" office:value="0.0000293695" calcext:value-type="float">
            <text:p>2.93695E-05</text:p>
          </table:table-cell>
          <table:table-cell office:value-type="float" office:value="0.0001068375" calcext:value-type="float">
            <text:p>0.0001068375</text:p>
          </table:table-cell>
          <table:table-cell office:value-type="float" office:value="0.00009343786" calcext:value-type="float">
            <text:p>9.343786E-05</text:p>
          </table:table-cell>
          <table:table-cell office:value-type="float" office:value="0.0000672703" calcext:value-type="float">
            <text:p>6.72703E-05</text:p>
          </table:table-cell>
          <table:table-cell office:value-type="float" office:value="0.000002652748" calcext:value-type="float">
            <text:p>2.652748E-06</text:p>
          </table:table-cell>
          <table:table-cell office:value-type="float" office:value="0.000008448314" calcext:value-type="float">
            <text:p>8.448314E-06</text:p>
          </table:table-cell>
          <table:table-cell office:value-type="float" office:value="0.0000005167176" calcext:value-type="float">
            <text:p>5.167176E-07</text:p>
          </table:table-cell>
          <table:table-cell office:value-type="float" office:value="0.0002741439" calcext:value-type="float">
            <text:p>0.0002741439</text:p>
          </table:table-cell>
          <table:table-cell office:value-type="float" office:value="0.000003376344" calcext:value-type="float">
            <text:p>3.376344E-06</text:p>
          </table:table-cell>
          <table:table-cell office:value-type="float" office:value="0.00006275663" calcext:value-type="float">
            <text:p>6.275663E-05</text:p>
          </table:table-cell>
          <table:table-cell office:value-type="float" office:value="0.000617501" calcext:value-type="float">
            <text:p>0.000617501</text:p>
          </table:table-cell>
          <table:table-cell office:value-type="float" office:value="0.00002259728" calcext:value-type="float">
            <text:p>2.259728E-05</text:p>
          </table:table-cell>
          <table:table-cell office:value-type="float" office:value="0.00002055494" calcext:value-type="float">
            <text:p>2.055494E-05</text:p>
          </table:table-cell>
          <table:table-cell office:value-type="float" office:value="0.00001770546" calcext:value-type="float">
            <text:p>1.770546E-05</text:p>
          </table:table-cell>
          <table:table-cell office:value-type="float" office:value="0.0001115953" calcext:value-type="float">
            <text:p>0.0001115953</text:p>
          </table:table-cell>
          <table:table-cell office:value-type="float" office:value="0.00006882565" calcext:value-type="float">
            <text:p>6.882565E-05</text:p>
          </table:table-cell>
          <table:table-cell office:value-type="float" office:value="0.00001595734" calcext:value-type="float">
            <text:p>1.595734E-05</text:p>
          </table:table-cell>
          <table:table-cell office:value-type="float" office:value="0.0000314478" calcext:value-type="float">
            <text:p>3.14478E-05</text:p>
          </table:table-cell>
          <table:table-cell office:value-type="float" office:value="0.00001203034" calcext:value-type="float">
            <text:p>1.203034E-05</text:p>
          </table:table-cell>
          <table:table-cell office:value-type="float" office:value="0.00001987935" calcext:value-type="float">
            <text:p>1.987935E-05</text:p>
          </table:table-cell>
          <table:table-cell office:value-type="float" office:value="0.00001729032" calcext:value-type="float">
            <text:p>1.729032E-05</text:p>
          </table:table-cell>
          <table:table-cell office:value-type="float" office:value="0.00001435988" calcext:value-type="float">
            <text:p>1.435988E-05</text:p>
          </table:table-cell>
          <table:table-cell office:value-type="float" office:value="0.00001505928" calcext:value-type="float">
            <text:p>1.505928E-05</text:p>
          </table:table-cell>
          <table:table-cell office:value-type="float" office:value="0.00001785619" calcext:value-type="float">
            <text:p>1.78561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77329" calcext:value-type="float">
            <text:p>0.01977329</text:p>
          </table:table-cell>
        </table:table-row>
        <table:table-row table:style-name="ro1">
          <table:table-cell office:value-type="float" office:value="0.4010556" calcext:value-type="float">
            <text:p>0.4010556</text:p>
          </table:table-cell>
          <table:table-cell office:value-type="float" office:value="0.3676146" calcext:value-type="float">
            <text:p>0.3676146</text:p>
          </table:table-cell>
          <table:table-cell office:value-type="float" office:value="0.4010556" calcext:value-type="float">
            <text:p>0.4010556</text:p>
          </table:table-cell>
          <table:table-cell office:value-type="float" office:value="0.0003434809" calcext:value-type="float">
            <text:p>0.0003434809</text:p>
          </table:table-cell>
          <table:table-cell office:value-type="float" office:value="0.00007456941" calcext:value-type="float">
            <text:p>7.456941E-05</text:p>
          </table:table-cell>
          <table:table-cell office:value-type="float" office:value="0.0003898519" calcext:value-type="float">
            <text:p>0.0003898519</text:p>
          </table:table-cell>
          <table:table-cell office:value-type="float" office:value="0.00007062853" calcext:value-type="float">
            <text:p>7.062853E-05</text:p>
          </table:table-cell>
          <table:table-cell office:value-type="float" office:value="0.00032349" calcext:value-type="float">
            <text:p>0.00032349</text:p>
          </table:table-cell>
          <table:table-cell office:value-type="float" office:value="0.0001738781" calcext:value-type="float">
            <text:p>0.0001738781</text:p>
          </table:table-cell>
          <table:table-cell office:value-type="float" office:value="0.00005336668" calcext:value-type="float">
            <text:p>5.336668E-05</text:p>
          </table:table-cell>
          <table:table-cell office:value-type="float" office:value="0.00004140513" calcext:value-type="float">
            <text:p>4.140513E-05</text:p>
          </table:table-cell>
          <table:table-cell office:value-type="float" office:value="0.00003547989" calcext:value-type="float">
            <text:p>3.547989E-05</text:p>
          </table:table-cell>
          <table:table-cell office:value-type="float" office:value="0.0001293234" calcext:value-type="float">
            <text:p>0.0001293234</text:p>
          </table:table-cell>
          <table:table-cell office:value-type="float" office:value="0.00001965968" calcext:value-type="float">
            <text:p>1.965968E-05</text:p>
          </table:table-cell>
          <table:table-cell office:value-type="float" office:value="0.0002505678" calcext:value-type="float">
            <text:p>0.0002505678</text:p>
          </table:table-cell>
          <table:table-cell office:value-type="float" office:value="0.00003824953" calcext:value-type="float">
            <text:p>3.824953E-05</text:p>
          </table:table-cell>
          <table:table-cell office:value-type="float" office:value="0.000369372" calcext:value-type="float">
            <text:p>0.000369372</text:p>
          </table:table-cell>
          <table:table-cell office:value-type="float" office:value="0.000003465414" calcext:value-type="float">
            <text:p>3.465414E-06</text:p>
          </table:table-cell>
          <table:table-cell office:value-type="float" office:value="0.00007039476" calcext:value-type="float">
            <text:p>7.039476E-05</text:p>
          </table:table-cell>
          <table:table-cell office:value-type="float" office:value="0.0003943356" calcext:value-type="float">
            <text:p>0.0003943356</text:p>
          </table:table-cell>
          <table:table-cell office:value-type="float" office:value="0.0001571193" calcext:value-type="float">
            <text:p>0.0001571193</text:p>
          </table:table-cell>
          <table:table-cell office:value-type="float" office:value="0.0001877278" calcext:value-type="float">
            <text:p>0.0001877278</text:p>
          </table:table-cell>
          <table:table-cell office:value-type="float" office:value="0.0003377984" calcext:value-type="float">
            <text:p>0.0003377984</text:p>
          </table:table-cell>
          <table:table-cell office:value-type="float" office:value="0.0002287504" calcext:value-type="float">
            <text:p>0.0002287504</text:p>
          </table:table-cell>
          <table:table-cell office:value-type="float" office:value="0.0001095362" calcext:value-type="float">
            <text:p>0.0001095362</text:p>
          </table:table-cell>
          <table:table-cell office:value-type="float" office:value="0.00009436879" calcext:value-type="float">
            <text:p>9.436879E-05</text:p>
          </table:table-cell>
          <table:table-cell office:value-type="float" office:value="0.000114125" calcext:value-type="float">
            <text:p>0.000114125</text:p>
          </table:table-cell>
          <table:table-cell office:value-type="float" office:value="0.0000756289" calcext:value-type="float">
            <text:p>7.56289E-05</text:p>
          </table:table-cell>
          <table:table-cell office:value-type="float" office:value="0.0000868159" calcext:value-type="float">
            <text:p>8.68159E-05</text:p>
          </table:table-cell>
          <table:table-cell office:value-type="float" office:value="0.00001042151" calcext:value-type="float">
            <text:p>1.042151E-05</text:p>
          </table:table-cell>
          <table:table-cell office:value-type="float" office:value="0.00002502101" calcext:value-type="float">
            <text:p>0.000025021</text:p>
          </table:table-cell>
          <table:table-cell office:value-type="float" office:value="0.00005363584" calcext:value-type="float">
            <text:p>5.36358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69638" calcext:value-type="float">
            <text:p>0.01969638</text:p>
          </table:table-cell>
        </table:table-row>
        <table:table-row table:style-name="ro1">
          <table:table-cell office:value-type="float" office:value="0.183495" calcext:value-type="float">
            <text:p>0.183495</text:p>
          </table:table-cell>
          <table:table-cell office:value-type="float" office:value="0.5746458" calcext:value-type="float">
            <text:p>0.5746458</text:p>
          </table:table-cell>
          <table:table-cell office:value-type="float" office:value="0.183495" calcext:value-type="float">
            <text:p>0.183495</text:p>
          </table:table-cell>
          <table:table-cell office:value-type="float" office:value="0.0002121392" calcext:value-type="float">
            <text:p>0.0002121392</text:p>
          </table:table-cell>
          <table:table-cell office:value-type="float" office:value="0.00000003290038" calcext:value-type="float">
            <text:p>3.290038E-08</text:p>
          </table:table-cell>
          <table:table-cell office:value-type="float" office:value="0.00009441884" calcext:value-type="float">
            <text:p>9.441884E-05</text:p>
          </table:table-cell>
          <table:table-cell office:value-type="float" office:value="0.0002459023" calcext:value-type="float">
            <text:p>0.0002459023</text:p>
          </table:table-cell>
          <table:table-cell office:value-type="float" office:value="0.0004484825" calcext:value-type="float">
            <text:p>0.0004484825</text:p>
          </table:table-cell>
          <table:table-cell office:value-type="float" office:value="0.00007124749" calcext:value-type="float">
            <text:p>7.124749E-05</text:p>
          </table:table-cell>
          <table:table-cell office:value-type="float" office:value="0.0001646099" calcext:value-type="float">
            <text:p>0.0001646099</text:p>
          </table:table-cell>
          <table:table-cell office:value-type="float" office:value="0.00003294366" calcext:value-type="float">
            <text:p>3.294366E-05</text:p>
          </table:table-cell>
          <table:table-cell office:value-type="float" office:value="0.00008284468" calcext:value-type="float">
            <text:p>8.284468E-05</text:p>
          </table:table-cell>
          <table:table-cell office:value-type="float" office:value="0.00001774291" calcext:value-type="float">
            <text:p>1.774291E-05</text:p>
          </table:table-cell>
          <table:table-cell office:value-type="float" office:value="0.00005575663" calcext:value-type="float">
            <text:p>5.575663E-05</text:p>
          </table:table-cell>
          <table:table-cell office:value-type="float" office:value="0.00001011827" calcext:value-type="float">
            <text:p>1.011827E-05</text:p>
          </table:table-cell>
          <table:table-cell office:value-type="float" office:value="0.00002843921" calcext:value-type="float">
            <text:p>2.843921E-05</text:p>
          </table:table-cell>
          <table:table-cell office:value-type="float" office:value="0.000003550988" calcext:value-type="float">
            <text:p>0.000003551</text:p>
          </table:table-cell>
          <table:table-cell office:value-type="float" office:value="0.00003301352" calcext:value-type="float">
            <text:p>3.301352E-05</text:p>
          </table:table-cell>
          <table:table-cell office:value-type="float" office:value="0.00007738084" calcext:value-type="float">
            <text:p>7.738084E-05</text:p>
          </table:table-cell>
          <table:table-cell office:value-type="float" office:value="0.00004608296" calcext:value-type="float">
            <text:p>0.000046083</text:p>
          </table:table-cell>
          <table:table-cell office:value-type="float" office:value="0.0001364114" calcext:value-type="float">
            <text:p>0.0001364114</text:p>
          </table:table-cell>
          <table:table-cell office:value-type="float" office:value="0.000007100448" calcext:value-type="float">
            <text:p>7.100448E-06</text:p>
          </table:table-cell>
          <table:table-cell office:value-type="float" office:value="0.01016667" calcext:value-type="float">
            <text:p>0.01016667</text:p>
          </table:table-cell>
          <table:table-cell office:value-type="float" office:value="0.00003218607" calcext:value-type="float">
            <text:p>3.218607E-05</text:p>
          </table:table-cell>
          <table:table-cell office:value-type="float" office:value="0.000002973793" calcext:value-type="float">
            <text:p>2.973793E-06</text:p>
          </table:table-cell>
          <table:table-cell office:value-type="float" office:value="0.00008962879" calcext:value-type="float">
            <text:p>8.962879E-05</text:p>
          </table:table-cell>
          <table:table-cell office:value-type="float" office:value="0.000004741007" calcext:value-type="float">
            <text:p>0.000004741</text:p>
          </table:table-cell>
          <table:table-cell office:value-type="float" office:value="0.000006729369" calcext:value-type="float">
            <text:p>6.729369E-06</text:p>
          </table:table-cell>
          <table:table-cell office:value-type="float" office:value="0.0001977351" calcext:value-type="float">
            <text:p>0.0001977351</text:p>
          </table:table-cell>
          <table:table-cell office:value-type="float" office:value="0.00000527798" calcext:value-type="float">
            <text:p>0.000005278</text:p>
          </table:table-cell>
          <table:table-cell office:value-type="float" office:value="0.000006073081" calcext:value-type="float">
            <text:p>6.073081E-06</text:p>
          </table:table-cell>
          <table:table-cell office:value-type="float" office:value="0.00005489827" calcext:value-type="float">
            <text:p>5.4898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37286" calcext:value-type="float">
            <text:p>0.01937286</text:p>
          </table:table-cell>
        </table:table-row>
        <table:table-row table:style-name="ro1">
          <table:table-cell office:value-type="float" office:value="0.03396598" calcext:value-type="float">
            <text:p>0.03396598</text:p>
          </table:table-cell>
          <table:table-cell office:value-type="float" office:value="0.8173415" calcext:value-type="float">
            <text:p>0.8173415</text:p>
          </table:table-cell>
          <table:table-cell office:value-type="float" office:value="0.03396598" calcext:value-type="float">
            <text:p>0.03396598</text:p>
          </table:table-cell>
          <table:table-cell office:value-type="float" office:value="0.0002806067" calcext:value-type="float">
            <text:p>0.0002806067</text:p>
          </table:table-cell>
          <table:table-cell office:value-type="float" office:value="0.00003271171" calcext:value-type="float">
            <text:p>3.271171E-05</text:p>
          </table:table-cell>
          <table:table-cell office:value-type="float" office:value="0.000832591" calcext:value-type="float">
            <text:p>0.000832591</text:p>
          </table:table-cell>
          <table:table-cell office:value-type="float" office:value="0.00008110016" calcext:value-type="float">
            <text:p>8.110016E-05</text:p>
          </table:table-cell>
          <table:table-cell office:value-type="float" office:value="0.0002059636" calcext:value-type="float">
            <text:p>0.0002059636</text:p>
          </table:table-cell>
          <table:table-cell office:value-type="float" office:value="0.00008755507" calcext:value-type="float">
            <text:p>8.755507E-05</text:p>
          </table:table-cell>
          <table:table-cell office:value-type="float" office:value="0.00000854726" calcext:value-type="float">
            <text:p>8.54726E-06</text:p>
          </table:table-cell>
          <table:table-cell office:value-type="float" office:value="0.00007156791" calcext:value-type="float">
            <text:p>7.156791E-05</text:p>
          </table:table-cell>
          <table:table-cell office:value-type="float" office:value="0.000008999543" calcext:value-type="float">
            <text:p>8.999543E-06</text:p>
          </table:table-cell>
          <table:table-cell office:value-type="float" office:value="0.00003957213" calcext:value-type="float">
            <text:p>3.957213E-05</text:p>
          </table:table-cell>
          <table:table-cell office:value-type="float" office:value="0.0000364742" calcext:value-type="float">
            <text:p>3.64742E-05</text:p>
          </table:table-cell>
          <table:table-cell office:value-type="float" office:value="0.0000333086" calcext:value-type="float">
            <text:p>3.33086E-05</text:p>
          </table:table-cell>
          <table:table-cell office:value-type="float" office:value="0.000009181792" calcext:value-type="float">
            <text:p>9.181792E-06</text:p>
          </table:table-cell>
          <table:table-cell office:value-type="float" office:value="0.000005962437" calcext:value-type="float">
            <text:p>5.962437E-06</text:p>
          </table:table-cell>
          <table:table-cell office:value-type="float" office:value="0.000005592083" calcext:value-type="float">
            <text:p>5.592083E-06</text:p>
          </table:table-cell>
          <table:table-cell office:value-type="float" office:value="0.0004590646" calcext:value-type="float">
            <text:p>0.0004590646</text:p>
          </table:table-cell>
          <table:table-cell office:value-type="float" office:value="0.0002174905" calcext:value-type="float">
            <text:p>0.0002174905</text:p>
          </table:table-cell>
          <table:table-cell office:value-type="float" office:value="0.00005386395" calcext:value-type="float">
            <text:p>0.000053864</text:p>
          </table:table-cell>
          <table:table-cell office:value-type="float" office:value="0.00005941402" calcext:value-type="float">
            <text:p>0.000059414</text:p>
          </table:table-cell>
          <table:table-cell office:value-type="float" office:value="0.002990628" calcext:value-type="float">
            <text:p>0.002990628</text:p>
          </table:table-cell>
          <table:table-cell office:value-type="float" office:value="0.00008765639" calcext:value-type="float">
            <text:p>8.765639E-05</text:p>
          </table:table-cell>
          <table:table-cell office:value-type="float" office:value="0.00008961405" calcext:value-type="float">
            <text:p>8.961405E-05</text:p>
          </table:table-cell>
          <table:table-cell office:value-type="float" office:value="0.00002323217" calcext:value-type="float">
            <text:p>2.323217E-05</text:p>
          </table:table-cell>
          <table:table-cell office:value-type="float" office:value="0.00001411817" calcext:value-type="float">
            <text:p>1.411817E-05</text:p>
          </table:table-cell>
          <table:table-cell office:value-type="float" office:value="0.00001758275" calcext:value-type="float">
            <text:p>1.758275E-05</text:p>
          </table:table-cell>
          <table:table-cell office:value-type="float" office:value="0.000001250575" calcext:value-type="float">
            <text:p>1.250575E-06</text:p>
          </table:table-cell>
          <table:table-cell office:value-type="float" office:value="0.000009105548" calcext:value-type="float">
            <text:p>9.105548E-06</text:p>
          </table:table-cell>
          <table:table-cell office:value-type="float" office:value="0.0000002740732" calcext:value-type="float">
            <text:p>2.740732E-07</text:p>
          </table:table-cell>
          <table:table-cell office:value-type="float" office:value="0.00005799634" calcext:value-type="float">
            <text:p>5.79963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4127" calcext:value-type="float">
            <text:p>0.01904127</text:p>
          </table:table-cell>
        </table:table-row>
        <table:table-row table:style-name="ro1">
          <table:table-cell office:value-type="float" office:value="0.3465288" calcext:value-type="float">
            <text:p>0.3465288</text:p>
          </table:table-cell>
          <table:table-cell office:value-type="float" office:value="0.4130401" calcext:value-type="float">
            <text:p>0.4130401</text:p>
          </table:table-cell>
          <table:table-cell office:value-type="float" office:value="0.3465288" calcext:value-type="float">
            <text:p>0.3465288</text:p>
          </table:table-cell>
          <table:table-cell office:value-type="float" office:value="0.005551982" calcext:value-type="float">
            <text:p>0.005551982</text:p>
          </table:table-cell>
          <table:table-cell office:value-type="float" office:value="0.00003661207" calcext:value-type="float">
            <text:p>3.661207E-05</text:p>
          </table:table-cell>
          <table:table-cell office:value-type="float" office:value="0.00003270994" calcext:value-type="float">
            <text:p>3.270994E-05</text:p>
          </table:table-cell>
          <table:table-cell office:value-type="float" office:value="0.0001027827" calcext:value-type="float">
            <text:p>0.0001027827</text:p>
          </table:table-cell>
          <table:table-cell office:value-type="float" office:value="0.000001817074" calcext:value-type="float">
            <text:p>1.817074E-06</text:p>
          </table:table-cell>
          <table:table-cell office:value-type="float" office:value="0.00001094558" calcext:value-type="float">
            <text:p>1.094558E-05</text:p>
          </table:table-cell>
          <table:table-cell office:value-type="float" office:value="0.00002669066" calcext:value-type="float">
            <text:p>2.669066E-05</text:p>
          </table:table-cell>
          <table:table-cell office:value-type="float" office:value="0.0002290912" calcext:value-type="float">
            <text:p>0.0002290912</text:p>
          </table:table-cell>
          <table:table-cell office:value-type="float" office:value="0.00002444219" calcext:value-type="float">
            <text:p>2.444219E-05</text:p>
          </table:table-cell>
          <table:table-cell office:value-type="float" office:value="0.00006055555" calcext:value-type="float">
            <text:p>6.055555E-05</text:p>
          </table:table-cell>
          <table:table-cell office:value-type="float" office:value="0.00006302261" calcext:value-type="float">
            <text:p>6.302261E-05</text:p>
          </table:table-cell>
          <table:table-cell office:value-type="float" office:value="0.00005914782" calcext:value-type="float">
            <text:p>5.914782E-05</text:p>
          </table:table-cell>
          <table:table-cell office:value-type="float" office:value="0.00001326805" calcext:value-type="float">
            <text:p>1.326805E-05</text:p>
          </table:table-cell>
          <table:table-cell office:value-type="float" office:value="0.00002898545" calcext:value-type="float">
            <text:p>2.898545E-05</text:p>
          </table:table-cell>
          <table:table-cell office:value-type="float" office:value="0.0000001278382" calcext:value-type="float">
            <text:p>1.278382E-07</text:p>
          </table:table-cell>
          <table:table-cell office:value-type="float" office:value="0.0001264599" calcext:value-type="float">
            <text:p>0.0001264599</text:p>
          </table:table-cell>
          <table:table-cell office:value-type="float" office:value="0.00005940675" calcext:value-type="float">
            <text:p>5.940675E-05</text:p>
          </table:table-cell>
          <table:table-cell office:value-type="float" office:value="0.00004934451" calcext:value-type="float">
            <text:p>4.934451E-05</text:p>
          </table:table-cell>
          <table:table-cell office:value-type="float" office:value="0.00001119337" calcext:value-type="float">
            <text:p>1.119337E-05</text:p>
          </table:table-cell>
          <table:table-cell office:value-type="float" office:value="0.0006364125" calcext:value-type="float">
            <text:p>0.0006364125</text:p>
          </table:table-cell>
          <table:table-cell office:value-type="float" office:value="0.00007594281" calcext:value-type="float">
            <text:p>7.594281E-05</text:p>
          </table:table-cell>
          <table:table-cell office:value-type="float" office:value="0.00000554098" calcext:value-type="float">
            <text:p>0.000005541</text:p>
          </table:table-cell>
          <table:table-cell office:value-type="float" office:value="0.00002279731" calcext:value-type="float">
            <text:p>2.279731E-05</text:p>
          </table:table-cell>
          <table:table-cell office:value-type="float" office:value="0.0000609111" calcext:value-type="float">
            <text:p>6.09111E-05</text:p>
          </table:table-cell>
          <table:table-cell office:value-type="float" office:value="0.00006106495" calcext:value-type="float">
            <text:p>0.000061065</text:p>
          </table:table-cell>
          <table:table-cell office:value-type="float" office:value="0.00002837891" calcext:value-type="float">
            <text:p>2.837891E-05</text:p>
          </table:table-cell>
          <table:table-cell office:value-type="float" office:value="0.00001143098" calcext:value-type="float">
            <text:p>0.000011431</text:p>
          </table:table-cell>
          <table:table-cell office:value-type="float" office:value="0.0000003045547" calcext:value-type="float">
            <text:p>3.045547E-07</text:p>
          </table:table-cell>
          <table:table-cell office:value-type="float" office:value="0.0004014562" calcext:value-type="float">
            <text:p>0.0004014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2527" calcext:value-type="float">
            <text:p>0.01902527</text:p>
          </table:table-cell>
        </table:table-row>
        <table:table-row table:style-name="ro1">
          <table:table-cell office:value-type="float" office:value="0.2669091" calcext:value-type="float">
            <text:p>0.2669091</text:p>
          </table:table-cell>
          <table:table-cell office:value-type="float" office:value="0.4869489" calcext:value-type="float">
            <text:p>0.4869489</text:p>
          </table:table-cell>
          <table:table-cell office:value-type="float" office:value="0.2669091" calcext:value-type="float">
            <text:p>0.2669091</text:p>
          </table:table-cell>
          <table:table-cell office:value-type="float" office:value="0.0002064812" calcext:value-type="float">
            <text:p>0.0002064812</text:p>
          </table:table-cell>
          <table:table-cell office:value-type="float" office:value="0.000001870176" calcext:value-type="float">
            <text:p>1.870176E-06</text:p>
          </table:table-cell>
          <table:table-cell office:value-type="float" office:value="0.0003089187" calcext:value-type="float">
            <text:p>0.0003089187</text:p>
          </table:table-cell>
          <table:table-cell office:value-type="float" office:value="0.0002459023" calcext:value-type="float">
            <text:p>0.0002459023</text:p>
          </table:table-cell>
          <table:table-cell office:value-type="float" office:value="0.0004484825" calcext:value-type="float">
            <text:p>0.0004484825</text:p>
          </table:table-cell>
          <table:table-cell office:value-type="float" office:value="0.00009322614" calcext:value-type="float">
            <text:p>9.322614E-05</text:p>
          </table:table-cell>
          <table:table-cell office:value-type="float" office:value="0.0001604816" calcext:value-type="float">
            <text:p>0.0001604816</text:p>
          </table:table-cell>
          <table:table-cell office:value-type="float" office:value="0.00002710888" calcext:value-type="float">
            <text:p>2.710888E-05</text:p>
          </table:table-cell>
          <table:table-cell office:value-type="float" office:value="0.00008284468" calcext:value-type="float">
            <text:p>8.284468E-05</text:p>
          </table:table-cell>
          <table:table-cell office:value-type="float" office:value="0.00001604034" calcext:value-type="float">
            <text:p>1.604034E-05</text:p>
          </table:table-cell>
          <table:table-cell office:value-type="float" office:value="0.00005575663" calcext:value-type="float">
            <text:p>5.575663E-05</text:p>
          </table:table-cell>
          <table:table-cell office:value-type="float" office:value="0.00003835158" calcext:value-type="float">
            <text:p>3.835158E-05</text:p>
          </table:table-cell>
          <table:table-cell office:value-type="float" office:value="0.00002843921" calcext:value-type="float">
            <text:p>2.843921E-05</text:p>
          </table:table-cell>
          <table:table-cell office:value-type="float" office:value="0.000001228899" calcext:value-type="float">
            <text:p>1.228899E-06</text:p>
          </table:table-cell>
          <table:table-cell office:value-type="float" office:value="0.00003770296" calcext:value-type="float">
            <text:p>0.000037703</text:p>
          </table:table-cell>
          <table:table-cell office:value-type="float" office:value="0.00007738084" calcext:value-type="float">
            <text:p>7.738084E-05</text:p>
          </table:table-cell>
          <table:table-cell office:value-type="float" office:value="0.00004608296" calcext:value-type="float">
            <text:p>0.000046083</text:p>
          </table:table-cell>
          <table:table-cell office:value-type="float" office:value="0.0001364114" calcext:value-type="float">
            <text:p>0.0001364114</text:p>
          </table:table-cell>
          <table:table-cell office:value-type="float" office:value="0.000003717706" calcext:value-type="float">
            <text:p>3.717706E-06</text:p>
          </table:table-cell>
          <table:table-cell office:value-type="float" office:value="0.01016667" calcext:value-type="float">
            <text:p>0.01016667</text:p>
          </table:table-cell>
          <table:table-cell office:value-type="float" office:value="0.0002249072" calcext:value-type="float">
            <text:p>0.0002249072</text:p>
          </table:table-cell>
          <table:table-cell office:value-type="float" office:value="0.000002973793" calcext:value-type="float">
            <text:p>2.973793E-06</text:p>
          </table:table-cell>
          <table:table-cell office:value-type="float" office:value="0.00008962879" calcext:value-type="float">
            <text:p>8.962879E-05</text:p>
          </table:table-cell>
          <table:table-cell office:value-type="float" office:value="0.002740612" calcext:value-type="float">
            <text:p>0.002740612</text:p>
          </table:table-cell>
          <table:table-cell office:value-type="float" office:value="0.000006729369" calcext:value-type="float">
            <text:p>6.729369E-06</text:p>
          </table:table-cell>
          <table:table-cell office:value-type="float" office:value="0.0001977351" calcext:value-type="float">
            <text:p>0.0001977351</text:p>
          </table:table-cell>
          <table:table-cell office:value-type="float" office:value="0.00004575976" calcext:value-type="float">
            <text:p>4.575976E-05</text:p>
          </table:table-cell>
          <table:table-cell office:value-type="float" office:value="0.000006073081" calcext:value-type="float">
            <text:p>6.073081E-06</text:p>
          </table:table-cell>
          <table:table-cell office:value-type="float" office:value="0.00005489827" calcext:value-type="float">
            <text:p>5.4898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4024" calcext:value-type="float">
            <text:p>0.01894024</text:p>
          </table:table-cell>
        </table:table-row>
        <table:table-row table:style-name="ro1">
          <table:table-cell office:value-type="float" office:value="0.01117267" calcext:value-type="float">
            <text:p>0.01117267</text:p>
          </table:table-cell>
          <table:table-cell office:value-type="float" office:value="0.8945348" calcext:value-type="float">
            <text:p>0.8945348</text:p>
          </table:table-cell>
          <table:table-cell office:value-type="float" office:value="0.01117267" calcext:value-type="float">
            <text:p>0.01117267</text:p>
          </table:table-cell>
          <table:table-cell office:value-type="float" office:value="0.00004808437" calcext:value-type="float">
            <text:p>4.808437E-05</text:p>
          </table:table-cell>
          <table:table-cell office:value-type="float" office:value="0.000004241764" calcext:value-type="float">
            <text:p>4.241764E-06</text:p>
          </table:table-cell>
          <table:table-cell office:value-type="float" office:value="0.00000722593" calcext:value-type="float">
            <text:p>7.22593E-06</text:p>
          </table:table-cell>
          <table:table-cell office:value-type="float" office:value="0.000002271732" calcext:value-type="float">
            <text:p>2.271732E-06</text:p>
          </table:table-cell>
          <table:table-cell office:value-type="float" office:value="0.00006548873" calcext:value-type="float">
            <text:p>6.548873E-05</text:p>
          </table:table-cell>
          <table:table-cell office:value-type="float" office:value="0.00006189478" calcext:value-type="float">
            <text:p>6.189478E-05</text:p>
          </table:table-cell>
          <table:table-cell office:value-type="float" office:value="0.000005409249" calcext:value-type="float">
            <text:p>5.409249E-06</text:p>
          </table:table-cell>
          <table:table-cell office:value-type="float" office:value="0.00006586068" calcext:value-type="float">
            <text:p>6.586068E-05</text:p>
          </table:table-cell>
          <table:table-cell office:value-type="float" office:value="0.000001590715" calcext:value-type="float">
            <text:p>1.590715E-06</text:p>
          </table:table-cell>
          <table:table-cell office:value-type="float" office:value="0.00002382022" calcext:value-type="float">
            <text:p>2.382022E-05</text:p>
          </table:table-cell>
          <table:table-cell office:value-type="float" office:value="0.00001390517" calcext:value-type="float">
            <text:p>1.390517E-05</text:p>
          </table:table-cell>
          <table:table-cell office:value-type="float" office:value="0.00001490788" calcext:value-type="float">
            <text:p>1.490788E-05</text:p>
          </table:table-cell>
          <table:table-cell office:value-type="float" office:value="0.00002659113" calcext:value-type="float">
            <text:p>2.659113E-05</text:p>
          </table:table-cell>
          <table:table-cell office:value-type="float" office:value="0.0000005717315" calcext:value-type="float">
            <text:p>5.717315E-07</text:p>
          </table:table-cell>
          <table:table-cell office:value-type="float" office:value="0.000001226466" calcext:value-type="float">
            <text:p>1.226466E-06</text:p>
          </table:table-cell>
          <table:table-cell office:value-type="float" office:value="0.00008756609" calcext:value-type="float">
            <text:p>8.756609E-05</text:p>
          </table:table-cell>
          <table:table-cell office:value-type="float" office:value="0.00004835009" calcext:value-type="float">
            <text:p>4.835009E-05</text:p>
          </table:table-cell>
          <table:table-cell office:value-type="float" office:value="0.000007595869" calcext:value-type="float">
            <text:p>7.595869E-06</text:p>
          </table:table-cell>
          <table:table-cell office:value-type="float" office:value="0.000001182408" calcext:value-type="float">
            <text:p>1.182408E-06</text:p>
          </table:table-cell>
          <table:table-cell office:value-type="float" office:value="0.0001139428" calcext:value-type="float">
            <text:p>0.0001139428</text:p>
          </table:table-cell>
          <table:table-cell office:value-type="float" office:value="0.000004066662" calcext:value-type="float">
            <text:p>4.066662E-06</text:p>
          </table:table-cell>
          <table:table-cell office:value-type="float" office:value="0.00003636507" calcext:value-type="float">
            <text:p>3.636507E-05</text:p>
          </table:table-cell>
          <table:table-cell office:value-type="float" office:value="0.000004874583" calcext:value-type="float">
            <text:p>4.874583E-06</text:p>
          </table:table-cell>
          <table:table-cell office:value-type="float" office:value="0.0001010712" calcext:value-type="float">
            <text:p>0.0001010712</text:p>
          </table:table-cell>
          <table:table-cell office:value-type="float" office:value="0.000002300899" calcext:value-type="float">
            <text:p>2.300899E-06</text:p>
          </table:table-cell>
          <table:table-cell office:value-type="float" office:value="0.00000191797" calcext:value-type="float">
            <text:p>0.000001918</text:p>
          </table:table-cell>
          <table:table-cell office:value-type="float" office:value="0.000002045553" calcext:value-type="float">
            <text:p>2.045553E-06</text:p>
          </table:table-cell>
          <table:table-cell office:value-type="float" office:value="0.000009692549" calcext:value-type="float">
            <text:p>9.692549E-06</text:p>
          </table:table-cell>
          <table:table-cell office:value-type="float" office:value="0.0000378139" calcext:value-type="float">
            <text:p>3.7813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8574" calcext:value-type="float">
            <text:p>0.01868574</text:p>
          </table:table-cell>
        </table:table-row>
        <table:table-row table:style-name="ro1">
          <table:table-cell office:value-type="float" office:value="0.4936478" calcext:value-type="float">
            <text:p>0.4936478</text:p>
          </table:table-cell>
          <table:table-cell office:value-type="float" office:value="0.2981473" calcext:value-type="float">
            <text:p>0.2981473</text:p>
          </table:table-cell>
          <table:table-cell office:value-type="float" office:value="0.4936478" calcext:value-type="float">
            <text:p>0.4936478</text:p>
          </table:table-cell>
          <table:table-cell office:value-type="float" office:value="0.0001608799" calcext:value-type="float">
            <text:p>0.0001608799</text:p>
          </table:table-cell>
          <table:table-cell office:value-type="float" office:value="0.00006852605" calcext:value-type="float">
            <text:p>6.852605E-05</text:p>
          </table:table-cell>
          <table:table-cell office:value-type="float" office:value="0.0000003330591" calcext:value-type="float">
            <text:p>3.330591E-07</text:p>
          </table:table-cell>
          <table:table-cell office:value-type="float" office:value="0.0000110273" calcext:value-type="float">
            <text:p>1.10273E-05</text:p>
          </table:table-cell>
          <table:table-cell office:value-type="float" office:value="0.00006415165" calcext:value-type="float">
            <text:p>6.415165E-05</text:p>
          </table:table-cell>
          <table:table-cell office:value-type="float" office:value="0.000006652855" calcext:value-type="float">
            <text:p>6.652855E-06</text:p>
          </table:table-cell>
          <table:table-cell office:value-type="float" office:value="0.0003347054" calcext:value-type="float">
            <text:p>0.0003347054</text:p>
          </table:table-cell>
          <table:table-cell office:value-type="float" office:value="0.0002292311" calcext:value-type="float">
            <text:p>0.0002292311</text:p>
          </table:table-cell>
          <table:table-cell office:value-type="float" office:value="0.0002207844" calcext:value-type="float">
            <text:p>0.0002207844</text:p>
          </table:table-cell>
          <table:table-cell office:value-type="float" office:value="0.00003755762" calcext:value-type="float">
            <text:p>3.755762E-05</text:p>
          </table:table-cell>
          <table:table-cell office:value-type="float" office:value="0.00000792811" calcext:value-type="float">
            <text:p>7.92811E-06</text:p>
          </table:table-cell>
          <table:table-cell office:value-type="float" office:value="0.00004607507" calcext:value-type="float">
            <text:p>4.607507E-05</text:p>
          </table:table-cell>
          <table:table-cell office:value-type="float" office:value="0.0000149134" calcext:value-type="float">
            <text:p>1.49134E-05</text:p>
          </table:table-cell>
          <table:table-cell office:value-type="float" office:value="0.00001115464" calcext:value-type="float">
            <text:p>1.115464E-05</text:p>
          </table:table-cell>
          <table:table-cell office:value-type="float" office:value="0.000001818053" calcext:value-type="float">
            <text:p>1.818053E-06</text:p>
          </table:table-cell>
          <table:table-cell office:value-type="float" office:value="0.0003160555" calcext:value-type="float">
            <text:p>0.0003160555</text:p>
          </table:table-cell>
          <table:table-cell office:value-type="float" office:value="0.0000008267345" calcext:value-type="float">
            <text:p>8.267345E-07</text:p>
          </table:table-cell>
          <table:table-cell office:value-type="float" office:value="0.00002918394" calcext:value-type="float">
            <text:p>2.918394E-05</text:p>
          </table:table-cell>
          <table:table-cell office:value-type="float" office:value="0.00005669986" calcext:value-type="float">
            <text:p>5.669986E-05</text:p>
          </table:table-cell>
          <table:table-cell office:value-type="float" office:value="0.00102594" calcext:value-type="float">
            <text:p>0.00102594</text:p>
          </table:table-cell>
          <table:table-cell office:value-type="float" office:value="0.00003984426" calcext:value-type="float">
            <text:p>3.984426E-05</text:p>
          </table:table-cell>
          <table:table-cell office:value-type="float" office:value="0.00005670562" calcext:value-type="float">
            <text:p>5.670562E-05</text:p>
          </table:table-cell>
          <table:table-cell office:value-type="float" office:value="0.00001947046" calcext:value-type="float">
            <text:p>1.947046E-05</text:p>
          </table:table-cell>
          <table:table-cell office:value-type="float" office:value="0.0006948061" calcext:value-type="float">
            <text:p>0.0006948061</text:p>
          </table:table-cell>
          <table:table-cell office:value-type="float" office:value="0.000008045393" calcext:value-type="float">
            <text:p>8.045393E-06</text:p>
          </table:table-cell>
          <table:table-cell office:value-type="float" office:value="0.0001498935" calcext:value-type="float">
            <text:p>0.0001498935</text:p>
          </table:table-cell>
          <table:table-cell office:value-type="float" office:value="0.0000002622247" calcext:value-type="float">
            <text:p>2.622247E-07</text:p>
          </table:table-cell>
          <table:table-cell office:value-type="float" office:value="0.000004495123" calcext:value-type="float">
            <text:p>4.495123E-06</text:p>
          </table:table-cell>
          <table:table-cell office:value-type="float" office:value="0.00009726586" calcext:value-type="float">
            <text:p>9.72658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4745" calcext:value-type="float">
            <text:p>0.01864745</text:p>
          </table:table-cell>
        </table:table-row>
        <table:table-row table:style-name="ro1">
          <table:table-cell office:value-type="float" office:value="0.3586576" calcext:value-type="float">
            <text:p>0.3586576</text:p>
          </table:table-cell>
          <table:table-cell office:value-type="float" office:value="0.4061199" calcext:value-type="float">
            <text:p>0.4061199</text:p>
          </table:table-cell>
          <table:table-cell office:value-type="float" office:value="0.3586576" calcext:value-type="float">
            <text:p>0.3586576</text:p>
          </table:table-cell>
          <table:table-cell office:value-type="float" office:value="0.0001324306" calcext:value-type="float">
            <text:p>0.0001324306</text:p>
          </table:table-cell>
          <table:table-cell office:value-type="float" office:value="0.0000644543" calcext:value-type="float">
            <text:p>6.44543E-05</text:p>
          </table:table-cell>
          <table:table-cell office:value-type="float" office:value="0.00002822835" calcext:value-type="float">
            <text:p>2.822835E-05</text:p>
          </table:table-cell>
          <table:table-cell office:value-type="float" office:value="0.00007042653" calcext:value-type="float">
            <text:p>7.042653E-05</text:p>
          </table:table-cell>
          <table:table-cell office:value-type="float" office:value="0.0000354973" calcext:value-type="float">
            <text:p>3.54973E-05</text:p>
          </table:table-cell>
          <table:table-cell office:value-type="float" office:value="0.0002113591" calcext:value-type="float">
            <text:p>0.0002113591</text:p>
          </table:table-cell>
          <table:table-cell office:value-type="float" office:value="0.0003503683" calcext:value-type="float">
            <text:p>0.0003503683</text:p>
          </table:table-cell>
          <table:table-cell office:value-type="float" office:value="0.01978927" calcext:value-type="float">
            <text:p>0.01978927</text:p>
          </table:table-cell>
          <table:table-cell office:value-type="float" office:value="0.00002825523" calcext:value-type="float">
            <text:p>2.825523E-05</text:p>
          </table:table-cell>
          <table:table-cell office:value-type="float" office:value="0.000004887495" calcext:value-type="float">
            <text:p>4.887495E-06</text:p>
          </table:table-cell>
          <table:table-cell office:value-type="float" office:value="0.0008398247" calcext:value-type="float">
            <text:p>0.0008398247</text:p>
          </table:table-cell>
          <table:table-cell office:value-type="float" office:value="0.00005478711" calcext:value-type="float">
            <text:p>5.478711E-05</text:p>
          </table:table-cell>
          <table:table-cell office:value-type="float" office:value="0.0000211641" calcext:value-type="float">
            <text:p>2.11641E-05</text:p>
          </table:table-cell>
          <table:table-cell office:value-type="float" office:value="0.00004115321" calcext:value-type="float">
            <text:p>4.115321E-05</text:p>
          </table:table-cell>
          <table:table-cell office:value-type="float" office:value="0.000004998648" calcext:value-type="float">
            <text:p>4.998648E-06</text:p>
          </table:table-cell>
          <table:table-cell office:value-type="float" office:value="0.0001333414" calcext:value-type="float">
            <text:p>0.0001333414</text:p>
          </table:table-cell>
          <table:table-cell office:value-type="float" office:value="0.0001490625" calcext:value-type="float">
            <text:p>0.0001490625</text:p>
          </table:table-cell>
          <table:table-cell office:value-type="float" office:value="0.0001018631" calcext:value-type="float">
            <text:p>0.0001018631</text:p>
          </table:table-cell>
          <table:table-cell office:value-type="float" office:value="0.0001102934" calcext:value-type="float">
            <text:p>0.0001102934</text:p>
          </table:table-cell>
          <table:table-cell office:value-type="float" office:value="0.0004723673" calcext:value-type="float">
            <text:p>0.0004723673</text:p>
          </table:table-cell>
          <table:table-cell office:value-type="float" office:value="0.00007733341" calcext:value-type="float">
            <text:p>7.733341E-05</text:p>
          </table:table-cell>
          <table:table-cell office:value-type="float" office:value="0.00002527991" calcext:value-type="float">
            <text:p>2.527991E-05</text:p>
          </table:table-cell>
          <table:table-cell office:value-type="float" office:value="0.00007035199" calcext:value-type="float">
            <text:p>0.000070352</text:p>
          </table:table-cell>
          <table:table-cell office:value-type="float" office:value="0.00005804692" calcext:value-type="float">
            <text:p>5.804692E-05</text:p>
          </table:table-cell>
          <table:table-cell office:value-type="float" office:value="0.00003644427" calcext:value-type="float">
            <text:p>3.644427E-05</text:p>
          </table:table-cell>
          <table:table-cell office:value-type="float" office:value="0.00001212732" calcext:value-type="float">
            <text:p>1.212732E-05</text:p>
          </table:table-cell>
          <table:table-cell office:value-type="float" office:value="0.000003402549" calcext:value-type="float">
            <text:p>3.402549E-06</text:p>
          </table:table-cell>
          <table:table-cell office:value-type="float" office:value="0.000008080462" calcext:value-type="float">
            <text:p>8.080462E-06</text:p>
          </table:table-cell>
          <table:table-cell office:value-type="float" office:value="0.00004608655" calcext:value-type="float">
            <text:p>4.60865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3157" calcext:value-type="float">
            <text:p>0.01863157</text:p>
          </table:table-cell>
        </table:table-row>
        <table:table-row table:style-name="ro1">
          <table:table-cell office:value-type="float" office:value="0.9389189" calcext:value-type="float">
            <text:p>0.9389189</text:p>
          </table:table-cell>
          <table:table-cell office:value-type="float" office:value="0.03175927" calcext:value-type="float">
            <text:p>0.03175927</text:p>
          </table:table-cell>
          <table:table-cell office:value-type="float" office:value="0.9389189" calcext:value-type="float">
            <text:p>0.9389189</text:p>
          </table:table-cell>
          <table:table-cell office:value-type="float" office:value="0.0002600371" calcext:value-type="float">
            <text:p>0.0002600371</text:p>
          </table:table-cell>
          <table:table-cell office:value-type="float" office:value="0.00004250728" calcext:value-type="float">
            <text:p>4.250728E-05</text:p>
          </table:table-cell>
          <table:table-cell office:value-type="float" office:value="0.000003778098" calcext:value-type="float">
            <text:p>3.778098E-06</text:p>
          </table:table-cell>
          <table:table-cell office:value-type="float" office:value="0.00007251306" calcext:value-type="float">
            <text:p>7.251306E-05</text:p>
          </table:table-cell>
          <table:table-cell office:value-type="float" office:value="0.001698726" calcext:value-type="float">
            <text:p>0.001698726</text:p>
          </table:table-cell>
          <table:table-cell office:value-type="float" office:value="0.0004337641" calcext:value-type="float">
            <text:p>0.0004337641</text:p>
          </table:table-cell>
          <table:table-cell office:value-type="float" office:value="0.00001353162" calcext:value-type="float">
            <text:p>1.353162E-05</text:p>
          </table:table-cell>
          <table:table-cell office:value-type="float" office:value="0.00005807216" calcext:value-type="float">
            <text:p>5.807216E-05</text:p>
          </table:table-cell>
          <table:table-cell office:value-type="float" office:value="0.00003463476" calcext:value-type="float">
            <text:p>3.463476E-05</text:p>
          </table:table-cell>
          <table:table-cell office:value-type="float" office:value="0.00004221998" calcext:value-type="float">
            <text:p>0.00004222</text:p>
          </table:table-cell>
          <table:table-cell office:value-type="float" office:value="0.00002452857" calcext:value-type="float">
            <text:p>2.452857E-05</text:p>
          </table:table-cell>
          <table:table-cell office:value-type="float" office:value="0.00006929579" calcext:value-type="float">
            <text:p>6.929579E-05</text:p>
          </table:table-cell>
          <table:table-cell office:value-type="float" office:value="0.00001644424" calcext:value-type="float">
            <text:p>1.644424E-05</text:p>
          </table:table-cell>
          <table:table-cell office:value-type="float" office:value="0.0000223679" calcext:value-type="float">
            <text:p>2.23679E-05</text:p>
          </table:table-cell>
          <table:table-cell office:value-type="float" office:value="0.000001986222" calcext:value-type="float">
            <text:p>1.986222E-06</text:p>
          </table:table-cell>
          <table:table-cell office:value-type="float" office:value="0.000252194" calcext:value-type="float">
            <text:p>0.000252194</text:p>
          </table:table-cell>
          <table:table-cell office:value-type="float" office:value="0.00002951648" calcext:value-type="float">
            <text:p>2.951648E-05</text:p>
          </table:table-cell>
          <table:table-cell office:value-type="float" office:value="0.0001915169" calcext:value-type="float">
            <text:p>0.0001915169</text:p>
          </table:table-cell>
          <table:table-cell office:value-type="float" office:value="0.00001246382" calcext:value-type="float">
            <text:p>1.246382E-05</text:p>
          </table:table-cell>
          <table:table-cell office:value-type="float" office:value="0.000871358" calcext:value-type="float">
            <text:p>0.000871358</text:p>
          </table:table-cell>
          <table:table-cell office:value-type="float" office:value="0.00008308638" calcext:value-type="float">
            <text:p>8.308638E-05</text:p>
          </table:table-cell>
          <table:table-cell office:value-type="float" office:value="0.000003367322" calcext:value-type="float">
            <text:p>3.367322E-06</text:p>
          </table:table-cell>
          <table:table-cell office:value-type="float" office:value="0.00002262722" calcext:value-type="float">
            <text:p>2.262722E-05</text:p>
          </table:table-cell>
          <table:table-cell office:value-type="float" office:value="0.0001629776" calcext:value-type="float">
            <text:p>0.0001629776</text:p>
          </table:table-cell>
          <table:table-cell office:value-type="float" office:value="0.00008246413" calcext:value-type="float">
            <text:p>8.246413E-05</text:p>
          </table:table-cell>
          <table:table-cell office:value-type="float" office:value="0.000003245467" calcext:value-type="float">
            <text:p>3.245467E-06</text:p>
          </table:table-cell>
          <table:table-cell office:value-type="float" office:value="0.000009780088" calcext:value-type="float">
            <text:p>9.780088E-06</text:p>
          </table:table-cell>
          <table:table-cell office:value-type="float" office:value="0.00001524686" calcext:value-type="float">
            <text:p>1.524686E-05</text:p>
          </table:table-cell>
          <table:table-cell office:value-type="float" office:value="0.00007421292" calcext:value-type="float">
            <text:p>7.42129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8621" calcext:value-type="float">
            <text:p>0.01858621</text:p>
          </table:table-cell>
        </table:table-row>
        <table:table-row table:style-name="ro1">
          <table:table-cell office:value-type="float" office:value="0.3683522" calcext:value-type="float">
            <text:p>0.3683522</text:p>
          </table:table-cell>
          <table:table-cell office:value-type="float" office:value="0.3977269" calcext:value-type="float">
            <text:p>0.3977269</text:p>
          </table:table-cell>
          <table:table-cell office:value-type="float" office:value="0.3683522" calcext:value-type="float">
            <text:p>0.3683522</text:p>
          </table:table-cell>
          <table:table-cell office:value-type="float" office:value="0.00007940114" calcext:value-type="float">
            <text:p>7.940114E-05</text:p>
          </table:table-cell>
          <table:table-cell office:value-type="float" office:value="0.00006197747" calcext:value-type="float">
            <text:p>6.197747E-05</text:p>
          </table:table-cell>
          <table:table-cell office:value-type="float" office:value="0.00002822835" calcext:value-type="float">
            <text:p>2.822835E-05</text:p>
          </table:table-cell>
          <table:table-cell office:value-type="float" office:value="0.0000570534" calcext:value-type="float">
            <text:p>5.70534E-05</text:p>
          </table:table-cell>
          <table:table-cell office:value-type="float" office:value="0.00007744492" calcext:value-type="float">
            <text:p>7.744492E-05</text:p>
          </table:table-cell>
          <table:table-cell office:value-type="float" office:value="0.00002687448" calcext:value-type="float">
            <text:p>2.687448E-05</text:p>
          </table:table-cell>
          <table:table-cell office:value-type="float" office:value="0.0003503683" calcext:value-type="float">
            <text:p>0.0003503683</text:p>
          </table:table-cell>
          <table:table-cell office:value-type="float" office:value="0.01978927" calcext:value-type="float">
            <text:p>0.01978927</text:p>
          </table:table-cell>
          <table:table-cell office:value-type="float" office:value="0.000006944634" calcext:value-type="float">
            <text:p>6.944634E-06</text:p>
          </table:table-cell>
          <table:table-cell office:value-type="float" office:value="0.00002585433" calcext:value-type="float">
            <text:p>2.585433E-05</text:p>
          </table:table-cell>
          <table:table-cell office:value-type="float" office:value="0.00001199725" calcext:value-type="float">
            <text:p>1.199725E-05</text:p>
          </table:table-cell>
          <table:table-cell office:value-type="float" office:value="0.000029625" calcext:value-type="float">
            <text:p>0.000029625</text:p>
          </table:table-cell>
          <table:table-cell office:value-type="float" office:value="0.00004458857" calcext:value-type="float">
            <text:p>4.458857E-05</text:p>
          </table:table-cell>
          <table:table-cell office:value-type="float" office:value="0.000001729353" calcext:value-type="float">
            <text:p>1.729353E-06</text:p>
          </table:table-cell>
          <table:table-cell office:value-type="float" office:value="0.000002562274" calcext:value-type="float">
            <text:p>2.562274E-06</text:p>
          </table:table-cell>
          <table:table-cell office:value-type="float" office:value="0.00007548519" calcext:value-type="float">
            <text:p>7.548519E-05</text:p>
          </table:table-cell>
          <table:table-cell office:value-type="float" office:value="0.0001021586" calcext:value-type="float">
            <text:p>0.0001021586</text:p>
          </table:table-cell>
          <table:table-cell office:value-type="float" office:value="0.000001323939" calcext:value-type="float">
            <text:p>1.323939E-06</text:p>
          </table:table-cell>
          <table:table-cell office:value-type="float" office:value="0.000005634131" calcext:value-type="float">
            <text:p>5.634131E-06</text:p>
          </table:table-cell>
          <table:table-cell office:value-type="float" office:value="0.0005117743" calcext:value-type="float">
            <text:p>0.0005117743</text:p>
          </table:table-cell>
          <table:table-cell office:value-type="float" office:value="0.00007733341" calcext:value-type="float">
            <text:p>7.733341E-05</text:p>
          </table:table-cell>
          <table:table-cell office:value-type="float" office:value="0.000009279667" calcext:value-type="float">
            <text:p>9.279667E-06</text:p>
          </table:table-cell>
          <table:table-cell office:value-type="float" office:value="0.000005661849" calcext:value-type="float">
            <text:p>5.661849E-06</text:p>
          </table:table-cell>
          <table:table-cell office:value-type="float" office:value="0.00004227611" calcext:value-type="float">
            <text:p>4.227611E-05</text:p>
          </table:table-cell>
          <table:table-cell office:value-type="float" office:value="0.000008102149" calcext:value-type="float">
            <text:p>8.102149E-06</text:p>
          </table:table-cell>
          <table:table-cell office:value-type="float" office:value="0.00001212732" calcext:value-type="float">
            <text:p>1.212732E-05</text:p>
          </table:table-cell>
          <table:table-cell office:value-type="float" office:value="0.000003402549" calcext:value-type="float">
            <text:p>3.402549E-06</text:p>
          </table:table-cell>
          <table:table-cell office:value-type="float" office:value="0.000005043695" calcext:value-type="float">
            <text:p>5.043695E-06</text:p>
          </table:table-cell>
          <table:table-cell office:value-type="float" office:value="0.00002922778" calcext:value-type="float">
            <text:p>2.92277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4259" calcext:value-type="float">
            <text:p>0.01854259</text:p>
          </table:table-cell>
        </table:table-row>
        <table:table-row table:style-name="ro1">
          <table:table-cell office:value-type="float" office:value="0.008492742" calcext:value-type="float">
            <text:p>0.008492742</text:p>
          </table:table-cell>
          <table:table-cell office:value-type="float" office:value="0.9081361" calcext:value-type="float">
            <text:p>0.9081361</text:p>
          </table:table-cell>
          <table:table-cell office:value-type="float" office:value="0.008492742" calcext:value-type="float">
            <text:p>0.008492742</text:p>
          </table:table-cell>
          <table:table-cell office:value-type="float" office:value="0.00002112189" calcext:value-type="float">
            <text:p>2.112189E-05</text:p>
          </table:table-cell>
          <table:table-cell office:value-type="float" office:value="0.00006343632" calcext:value-type="float">
            <text:p>6.343632E-05</text:p>
          </table:table-cell>
          <table:table-cell office:value-type="float" office:value="0.000001970585" calcext:value-type="float">
            <text:p>1.970585E-06</text:p>
          </table:table-cell>
          <table:table-cell office:value-type="float" office:value="0.0000186247" calcext:value-type="float">
            <text:p>1.86247E-05</text:p>
          </table:table-cell>
          <table:table-cell office:value-type="float" office:value="0.0002485974" calcext:value-type="float">
            <text:p>0.0002485974</text:p>
          </table:table-cell>
          <table:table-cell office:value-type="float" office:value="0.00001343746" calcext:value-type="float">
            <text:p>1.343746E-05</text:p>
          </table:table-cell>
          <table:table-cell office:value-type="float" office:value="0.0000031443" calcext:value-type="float">
            <text:p>3.1443E-06</text:p>
          </table:table-cell>
          <table:table-cell office:value-type="float" office:value="0.00008387407" calcext:value-type="float">
            <text:p>8.387407E-05</text:p>
          </table:table-cell>
          <table:table-cell office:value-type="float" office:value="0.0000122483" calcext:value-type="float">
            <text:p>1.22483E-05</text:p>
          </table:table-cell>
          <table:table-cell office:value-type="float" office:value="0.000009203627" calcext:value-type="float">
            <text:p>9.203627E-06</text:p>
          </table:table-cell>
          <table:table-cell office:value-type="float" office:value="0.0000189006" calcext:value-type="float">
            <text:p>1.89006E-05</text:p>
          </table:table-cell>
          <table:table-cell office:value-type="float" office:value="0.0000008491813" calcext:value-type="float">
            <text:p>8.491813E-07</text:p>
          </table:table-cell>
          <table:table-cell office:value-type="float" office:value="0.000009314074" calcext:value-type="float">
            <text:p>9.314074E-06</text:p>
          </table:table-cell>
          <table:table-cell office:value-type="float" office:value="0.000003141736" calcext:value-type="float">
            <text:p>3.141736E-06</text:p>
          </table:table-cell>
          <table:table-cell office:value-type="float" office:value="0.000002219171" calcext:value-type="float">
            <text:p>2.219171E-06</text:p>
          </table:table-cell>
          <table:table-cell office:value-type="float" office:value="0.00009932" calcext:value-type="float">
            <text:p>0.00009932</text:p>
          </table:table-cell>
          <table:table-cell office:value-type="float" office:value="0.00002787767" calcext:value-type="float">
            <text:p>2.787767E-05</text:p>
          </table:table-cell>
          <table:table-cell office:value-type="float" office:value="0.00003344919" calcext:value-type="float">
            <text:p>3.344919E-05</text:p>
          </table:table-cell>
          <table:table-cell office:value-type="float" office:value="0.000003916906" calcext:value-type="float">
            <text:p>3.916906E-06</text:p>
          </table:table-cell>
          <table:table-cell office:value-type="float" office:value="0.0001470004" calcext:value-type="float">
            <text:p>0.0001470004</text:p>
          </table:table-cell>
          <table:table-cell office:value-type="float" office:value="0.00006984019" calcext:value-type="float">
            <text:p>6.984019E-05</text:p>
          </table:table-cell>
          <table:table-cell office:value-type="float" office:value="0.00001600644" calcext:value-type="float">
            <text:p>1.600644E-05</text:p>
          </table:table-cell>
          <table:table-cell office:value-type="float" office:value="0.00001070416" calcext:value-type="float">
            <text:p>1.070416E-05</text:p>
          </table:table-cell>
          <table:table-cell office:value-type="float" office:value="0.000006793978" calcext:value-type="float">
            <text:p>0.000006794</text:p>
          </table:table-cell>
          <table:table-cell office:value-type="float" office:value="0.000007944906" calcext:value-type="float">
            <text:p>7.944906E-06</text:p>
          </table:table-cell>
          <table:table-cell office:value-type="float" office:value="0.00002887798" calcext:value-type="float">
            <text:p>0.000028878</text:p>
          </table:table-cell>
          <table:table-cell office:value-type="float" office:value="0.00000732632" calcext:value-type="float">
            <text:p>7.32632E-06</text:p>
          </table:table-cell>
          <table:table-cell office:value-type="float" office:value="0.000001490407" calcext:value-type="float">
            <text:p>1.490407E-06</text:p>
          </table:table-cell>
          <table:table-cell office:value-type="float" office:value="0.00001612707" calcext:value-type="float">
            <text:p>1.61270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2239" calcext:value-type="float">
            <text:p>0.01842239</text:p>
          </table:table-cell>
        </table:table-row>
        <table:table-row table:style-name="ro1">
          <table:table-cell office:value-type="float" office:value="0.9058589" calcext:value-type="float">
            <text:p>0.9058589</text:p>
          </table:table-cell>
          <table:table-cell office:value-type="float" office:value="0.04931112" calcext:value-type="float">
            <text:p>0.04931112</text:p>
          </table:table-cell>
          <table:table-cell office:value-type="float" office:value="0.9058589" calcext:value-type="float">
            <text:p>0.9058589</text:p>
          </table:table-cell>
          <table:table-cell office:value-type="float" office:value="0.0007599928" calcext:value-type="float">
            <text:p>0.0007599928</text:p>
          </table:table-cell>
          <table:table-cell office:value-type="float" office:value="0.0004158911" calcext:value-type="float">
            <text:p>0.0004158911</text:p>
          </table:table-cell>
          <table:table-cell office:value-type="float" office:value="0.0001062609" calcext:value-type="float">
            <text:p>0.0001062609</text:p>
          </table:table-cell>
          <table:table-cell office:value-type="float" office:value="0.0006621586" calcext:value-type="float">
            <text:p>0.0006621586</text:p>
          </table:table-cell>
          <table:table-cell office:value-type="float" office:value="0.000429953" calcext:value-type="float">
            <text:p>0.000429953</text:p>
          </table:table-cell>
          <table:table-cell office:value-type="float" office:value="0.00007335571" calcext:value-type="float">
            <text:p>7.335571E-05</text:p>
          </table:table-cell>
          <table:table-cell office:value-type="float" office:value="0.0001068375" calcext:value-type="float">
            <text:p>0.0001068375</text:p>
          </table:table-cell>
          <table:table-cell office:value-type="float" office:value="0.0002020455" calcext:value-type="float">
            <text:p>0.0002020455</text:p>
          </table:table-cell>
          <table:table-cell office:value-type="float" office:value="0.00019742" calcext:value-type="float">
            <text:p>0.00019742</text:p>
          </table:table-cell>
          <table:table-cell office:value-type="float" office:value="0.00008523278" calcext:value-type="float">
            <text:p>8.523278E-05</text:p>
          </table:table-cell>
          <table:table-cell office:value-type="float" office:value="0.0001120129" calcext:value-type="float">
            <text:p>0.0001120129</text:p>
          </table:table-cell>
          <table:table-cell office:value-type="float" office:value="0.00002435391" calcext:value-type="float">
            <text:p>2.435391E-05</text:p>
          </table:table-cell>
          <table:table-cell office:value-type="float" office:value="0.0002728053" calcext:value-type="float">
            <text:p>0.0002728053</text:p>
          </table:table-cell>
          <table:table-cell office:value-type="float" office:value="0.00005274414" calcext:value-type="float">
            <text:p>5.274414E-05</text:p>
          </table:table-cell>
          <table:table-cell office:value-type="float" office:value="0.00006246125" calcext:value-type="float">
            <text:p>6.246125E-05</text:p>
          </table:table-cell>
          <table:table-cell office:value-type="float" office:value="0.000617501" calcext:value-type="float">
            <text:p>0.000617501</text:p>
          </table:table-cell>
          <table:table-cell office:value-type="float" office:value="0.0001018755" calcext:value-type="float">
            <text:p>0.0001018755</text:p>
          </table:table-cell>
          <table:table-cell office:value-type="float" office:value="0.0004114126" calcext:value-type="float">
            <text:p>0.0004114126</text:p>
          </table:table-cell>
          <table:table-cell office:value-type="float" office:value="0.00001770546" calcext:value-type="float">
            <text:p>1.770546E-05</text:p>
          </table:table-cell>
          <table:table-cell office:value-type="float" office:value="0.0004842968" calcext:value-type="float">
            <text:p>0.0004842968</text:p>
          </table:table-cell>
          <table:table-cell office:value-type="float" office:value="0.0003184307" calcext:value-type="float">
            <text:p>0.0003184307</text:p>
          </table:table-cell>
          <table:table-cell office:value-type="float" office:value="0.0000235889" calcext:value-type="float">
            <text:p>2.35889E-05</text:p>
          </table:table-cell>
          <table:table-cell office:value-type="float" office:value="0.0001034489" calcext:value-type="float">
            <text:p>0.0001034489</text:p>
          </table:table-cell>
          <table:table-cell office:value-type="float" office:value="0.0001377849" calcext:value-type="float">
            <text:p>0.0001377849</text:p>
          </table:table-cell>
          <table:table-cell office:value-type="float" office:value="0.00004111603" calcext:value-type="float">
            <text:p>0.000041116</text:p>
          </table:table-cell>
          <table:table-cell office:value-type="float" office:value="0.00006996476" calcext:value-type="float">
            <text:p>6.996476E-05</text:p>
          </table:table-cell>
          <table:table-cell office:value-type="float" office:value="0.00001435988" calcext:value-type="float">
            <text:p>1.435988E-05</text:p>
          </table:table-cell>
          <table:table-cell office:value-type="float" office:value="0.00001488512" calcext:value-type="float">
            <text:p>1.488512E-05</text:p>
          </table:table-cell>
          <table:table-cell office:value-type="float" office:value="0.0007002395" calcext:value-type="float">
            <text:p>0.0007002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38681" calcext:value-type="float">
            <text:p>0.01838681</text:p>
          </table:table-cell>
        </table:table-row>
        <table:table-row table:style-name="ro1">
          <table:table-cell office:value-type="float" office:value="0.1328073" calcext:value-type="float">
            <text:p>0.1328073</text:p>
          </table:table-cell>
          <table:table-cell office:value-type="float" office:value="0.637063" calcext:value-type="float">
            <text:p>0.637063</text:p>
          </table:table-cell>
          <table:table-cell office:value-type="float" office:value="0.1328073" calcext:value-type="float">
            <text:p>0.1328073</text:p>
          </table:table-cell>
          <table:table-cell office:value-type="float" office:value="0.0003349412" calcext:value-type="float">
            <text:p>0.0003349412</text:p>
          </table:table-cell>
          <table:table-cell office:value-type="float" office:value="0.00004512938" calcext:value-type="float">
            <text:p>4.512938E-05</text:p>
          </table:table-cell>
          <table:table-cell office:value-type="float" office:value="0.000003194251" calcext:value-type="float">
            <text:p>3.194251E-06</text:p>
          </table:table-cell>
          <table:table-cell office:value-type="float" office:value="0.00007826246" calcext:value-type="float">
            <text:p>7.826246E-05</text:p>
          </table:table-cell>
          <table:table-cell office:value-type="float" office:value="0.0004062829" calcext:value-type="float">
            <text:p>0.0004062829</text:p>
          </table:table-cell>
          <table:table-cell office:value-type="float" office:value="0.0001892367" calcext:value-type="float">
            <text:p>0.0001892367</text:p>
          </table:table-cell>
          <table:table-cell office:value-type="float" office:value="0.0005403596" calcext:value-type="float">
            <text:p>0.0005403596</text:p>
          </table:table-cell>
          <table:table-cell office:value-type="float" office:value="0.0002697571" calcext:value-type="float">
            <text:p>0.0002697571</text:p>
          </table:table-cell>
          <table:table-cell office:value-type="float" office:value="0.00005322976" calcext:value-type="float">
            <text:p>5.322976E-05</text:p>
          </table:table-cell>
          <table:table-cell office:value-type="float" office:value="0.0001275342" calcext:value-type="float">
            <text:p>0.0001275342</text:p>
          </table:table-cell>
          <table:table-cell office:value-type="float" office:value="0.00001899013" calcext:value-type="float">
            <text:p>1.899013E-05</text:p>
          </table:table-cell>
          <table:table-cell office:value-type="float" office:value="0.00003040785" calcext:value-type="float">
            <text:p>3.040785E-05</text:p>
          </table:table-cell>
          <table:table-cell office:value-type="float" office:value="0.0007935657" calcext:value-type="float">
            <text:p>0.0007935657</text:p>
          </table:table-cell>
          <table:table-cell office:value-type="float" office:value="0.000139091" calcext:value-type="float">
            <text:p>0.000139091</text:p>
          </table:table-cell>
          <table:table-cell office:value-type="float" office:value="0.00001086311" calcext:value-type="float">
            <text:p>1.086311E-05</text:p>
          </table:table-cell>
          <table:table-cell office:value-type="float" office:value="0.001374973" calcext:value-type="float">
            <text:p>0.001374973</text:p>
          </table:table-cell>
          <table:table-cell office:value-type="float" office:value="0.0001548618" calcext:value-type="float">
            <text:p>0.0001548618</text:p>
          </table:table-cell>
          <table:table-cell office:value-type="float" office:value="0.000006744487" calcext:value-type="float">
            <text:p>6.744487E-06</text:p>
          </table:table-cell>
          <table:table-cell office:value-type="float" office:value="0.000006036472" calcext:value-type="float">
            <text:p>6.036472E-06</text:p>
          </table:table-cell>
          <table:table-cell office:value-type="float" office:value="0.0003291082" calcext:value-type="float">
            <text:p>0.0003291082</text:p>
          </table:table-cell>
          <table:table-cell office:value-type="float" office:value="0.0000673224" calcext:value-type="float">
            <text:p>6.73224E-05</text:p>
          </table:table-cell>
          <table:table-cell office:value-type="float" office:value="0.00006131425" calcext:value-type="float">
            <text:p>6.131425E-05</text:p>
          </table:table-cell>
          <table:table-cell office:value-type="float" office:value="0.0002229149" calcext:value-type="float">
            <text:p>0.0002229149</text:p>
          </table:table-cell>
          <table:table-cell office:value-type="float" office:value="0.00005140853" calcext:value-type="float">
            <text:p>5.140853E-05</text:p>
          </table:table-cell>
          <table:table-cell office:value-type="float" office:value="0.00005625113" calcext:value-type="float">
            <text:p>5.625113E-05</text:p>
          </table:table-cell>
          <table:table-cell office:value-type="float" office:value="0.00001365197" calcext:value-type="float">
            <text:p>0.000013652</text:p>
          </table:table-cell>
          <table:table-cell office:value-type="float" office:value="0.00002084913" calcext:value-type="float">
            <text:p>2.084913E-05</text:p>
          </table:table-cell>
          <table:table-cell office:value-type="float" office:value="0.00009006811" calcext:value-type="float">
            <text:p>9.006811E-05</text:p>
          </table:table-cell>
          <table:table-cell office:value-type="float" office:value="0.0003752387" calcext:value-type="float">
            <text:p>0.0003752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3511" calcext:value-type="float">
            <text:p>0.0183511</text:p>
          </table:table-cell>
        </table:table-row>
        <table:table-row table:style-name="ro1">
          <table:table-cell office:value-type="float" office:value="0.5303185" calcext:value-type="float">
            <text:p>0.5303185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5303185" calcext:value-type="float">
            <text:p>0.5303185</text:p>
          </table:table-cell>
          <table:table-cell office:value-type="float" office:value="0.0003156268" calcext:value-type="float">
            <text:p>0.0003156268</text:p>
          </table:table-cell>
          <table:table-cell office:value-type="float" office:value="0.00003611664" calcext:value-type="float">
            <text:p>3.611664E-05</text:p>
          </table:table-cell>
          <table:table-cell office:value-type="float" office:value="0.0000304985" calcext:value-type="float">
            <text:p>3.04985E-05</text:p>
          </table:table-cell>
          <table:table-cell office:value-type="float" office:value="0.00008613168" calcext:value-type="float">
            <text:p>8.613168E-05</text:p>
          </table:table-cell>
          <table:table-cell office:value-type="float" office:value="0.0004781338" calcext:value-type="float">
            <text:p>0.0004781338</text:p>
          </table:table-cell>
          <table:table-cell office:value-type="float" office:value="0.00009450493" calcext:value-type="float">
            <text:p>9.450493E-05</text:p>
          </table:table-cell>
          <table:table-cell office:value-type="float" office:value="0.0003417613" calcext:value-type="float">
            <text:p>0.0003417613</text:p>
          </table:table-cell>
          <table:table-cell office:value-type="float" office:value="0.0002291995" calcext:value-type="float">
            <text:p>0.0002291995</text:p>
          </table:table-cell>
          <table:table-cell office:value-type="float" office:value="0.0002000737" calcext:value-type="float">
            <text:p>0.0002000737</text:p>
          </table:table-cell>
          <table:table-cell office:value-type="float" office:value="0.00006949687" calcext:value-type="float">
            <text:p>6.949687E-05</text:p>
          </table:table-cell>
          <table:table-cell office:value-type="float" office:value="0.00007763715" calcext:value-type="float">
            <text:p>7.763715E-05</text:p>
          </table:table-cell>
          <table:table-cell office:value-type="float" office:value="0.0002280967" calcext:value-type="float">
            <text:p>0.0002280967</text:p>
          </table:table-cell>
          <table:table-cell office:value-type="float" office:value="0.0003751394" calcext:value-type="float">
            <text:p>0.0003751394</text:p>
          </table:table-cell>
          <table:table-cell office:value-type="float" office:value="0.00002654065" calcext:value-type="float">
            <text:p>2.654065E-05</text:p>
          </table:table-cell>
          <table:table-cell office:value-type="float" office:value="0.00008532251" calcext:value-type="float">
            <text:p>8.532251E-05</text:p>
          </table:table-cell>
          <table:table-cell office:value-type="float" office:value="0.003226386" calcext:value-type="float">
            <text:p>0.003226386</text:p>
          </table:table-cell>
          <table:table-cell office:value-type="float" office:value="0.0005557017" calcext:value-type="float">
            <text:p>0.0005557017</text:p>
          </table:table-cell>
          <table:table-cell office:value-type="float" office:value="0.0002087523" calcext:value-type="float">
            <text:p>0.0002087523</text:p>
          </table:table-cell>
          <table:table-cell office:value-type="float" office:value="0.00005680207" calcext:value-type="float">
            <text:p>5.680207E-05</text:p>
          </table:table-cell>
          <table:table-cell office:value-type="float" office:value="0.00368304" calcext:value-type="float">
            <text:p>0.00368304</text:p>
          </table:table-cell>
          <table:table-cell office:value-type="float" office:value="0.00007477815" calcext:value-type="float">
            <text:p>7.477815E-05</text:p>
          </table:table-cell>
          <table:table-cell office:value-type="float" office:value="0.0000710223" calcext:value-type="float">
            <text:p>7.10223E-05</text:p>
          </table:table-cell>
          <table:table-cell office:value-type="float" office:value="0.000196918" calcext:value-type="float">
            <text:p>0.000196918</text:p>
          </table:table-cell>
          <table:table-cell office:value-type="float" office:value="0.0001198065" calcext:value-type="float">
            <text:p>0.0001198065</text:p>
          </table:table-cell>
          <table:table-cell office:value-type="float" office:value="0.00006239992" calcext:value-type="float">
            <text:p>6.239992E-05</text:p>
          </table:table-cell>
          <table:table-cell office:value-type="float" office:value="0.0001426007" calcext:value-type="float">
            <text:p>0.0001426007</text:p>
          </table:table-cell>
          <table:table-cell office:value-type="float" office:value="0.00001149083" calcext:value-type="float">
            <text:p>1.149083E-05</text:p>
          </table:table-cell>
          <table:table-cell office:value-type="float" office:value="0.000005005845" calcext:value-type="float">
            <text:p>5.005845E-06</text:p>
          </table:table-cell>
          <table:table-cell office:value-type="float" office:value="0.00007736651" calcext:value-type="float">
            <text:p>7.73665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4587" calcext:value-type="float">
            <text:p>0.01794587</text:p>
          </table:table-cell>
        </table:table-row>
        <table:table-row table:style-name="ro1">
          <table:table-cell office:value-type="float" office:value="0.5875534" calcext:value-type="float">
            <text:p>0.5875534</text:p>
          </table:table-cell>
          <table:table-cell office:value-type="float" office:value="0.2344524" calcext:value-type="float">
            <text:p>0.2344524</text:p>
          </table:table-cell>
          <table:table-cell office:value-type="float" office:value="0.5875534" calcext:value-type="float">
            <text:p>0.5875534</text:p>
          </table:table-cell>
          <table:table-cell office:value-type="float" office:value="0.0008448486" calcext:value-type="float">
            <text:p>0.0008448486</text:p>
          </table:table-cell>
          <table:table-cell office:value-type="float" office:value="0.00005107005" calcext:value-type="float">
            <text:p>5.107005E-05</text:p>
          </table:table-cell>
          <table:table-cell office:value-type="float" office:value="0.00007861299" calcext:value-type="float">
            <text:p>0.000078613</text:p>
          </table:table-cell>
          <table:table-cell office:value-type="float" office:value="0.0000964183" calcext:value-type="float">
            <text:p>9.64183E-05</text:p>
          </table:table-cell>
          <table:table-cell office:value-type="float" office:value="0.000124987" calcext:value-type="float">
            <text:p>0.000124987</text:p>
          </table:table-cell>
          <table:table-cell office:value-type="float" office:value="0.000001400685" calcext:value-type="float">
            <text:p>1.400685E-06</text:p>
          </table:table-cell>
          <table:table-cell office:value-type="float" office:value="0.000149342" calcext:value-type="float">
            <text:p>0.000149342</text:p>
          </table:table-cell>
          <table:table-cell office:value-type="float" office:value="0.0002832297" calcext:value-type="float">
            <text:p>0.0002832297</text:p>
          </table:table-cell>
          <table:table-cell office:value-type="float" office:value="0.00002356589" calcext:value-type="float">
            <text:p>2.356589E-05</text:p>
          </table:table-cell>
          <table:table-cell office:value-type="float" office:value="0.0001774456" calcext:value-type="float">
            <text:p>0.0001774456</text:p>
          </table:table-cell>
          <table:table-cell office:value-type="float" office:value="0.000008524432" calcext:value-type="float">
            <text:p>8.524432E-06</text:p>
          </table:table-cell>
          <table:table-cell office:value-type="float" office:value="0.00004711501" calcext:value-type="float">
            <text:p>0.000047115</text:p>
          </table:table-cell>
          <table:table-cell office:value-type="float" office:value="0.0000346468" calcext:value-type="float">
            <text:p>3.46468E-05</text:p>
          </table:table-cell>
          <table:table-cell office:value-type="float" office:value="0.000358286" calcext:value-type="float">
            <text:p>0.000358286</text:p>
          </table:table-cell>
          <table:table-cell office:value-type="float" office:value="0.00003685968" calcext:value-type="float">
            <text:p>3.685968E-05</text:p>
          </table:table-cell>
          <table:table-cell office:value-type="float" office:value="0.0009779131" calcext:value-type="float">
            <text:p>0.0009779131</text:p>
          </table:table-cell>
          <table:table-cell office:value-type="float" office:value="0.0004298477" calcext:value-type="float">
            <text:p>0.0004298477</text:p>
          </table:table-cell>
          <table:table-cell office:value-type="float" office:value="0.0001583083" calcext:value-type="float">
            <text:p>0.0001583083</text:p>
          </table:table-cell>
          <table:table-cell office:value-type="float" office:value="0.0001930605" calcext:value-type="float">
            <text:p>0.0001930605</text:p>
          </table:table-cell>
          <table:table-cell office:value-type="float" office:value="0.0002392988" calcext:value-type="float">
            <text:p>0.0002392988</text:p>
          </table:table-cell>
          <table:table-cell office:value-type="float" office:value="0.0002927498" calcext:value-type="float">
            <text:p>0.0002927498</text:p>
          </table:table-cell>
          <table:table-cell office:value-type="float" office:value="0.00001966213" calcext:value-type="float">
            <text:p>1.966213E-05</text:p>
          </table:table-cell>
          <table:table-cell office:value-type="float" office:value="0.00008695914" calcext:value-type="float">
            <text:p>8.695914E-05</text:p>
          </table:table-cell>
          <table:table-cell office:value-type="float" office:value="0.0002423165" calcext:value-type="float">
            <text:p>0.0002423165</text:p>
          </table:table-cell>
          <table:table-cell office:value-type="float" office:value="0.00002483389" calcext:value-type="float">
            <text:p>2.483389E-05</text:p>
          </table:table-cell>
          <table:table-cell office:value-type="float" office:value="0.00003122402" calcext:value-type="float">
            <text:p>0.000031224</text:p>
          </table:table-cell>
          <table:table-cell office:value-type="float" office:value="0.00001028176" calcext:value-type="float">
            <text:p>1.028176E-05</text:p>
          </table:table-cell>
          <table:table-cell office:value-type="float" office:value="0.000004395539" calcext:value-type="float">
            <text:p>4.395539E-06</text:p>
          </table:table-cell>
          <table:table-cell office:value-type="float" office:value="0.00005363584" calcext:value-type="float">
            <text:p>5.36358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8166" calcext:value-type="float">
            <text:p>0.01788166</text:p>
          </table:table-cell>
        </table:table-row>
        <table:table-row table:style-name="ro1">
          <table:table-cell office:value-type="float" office:value="0.3886753" calcext:value-type="float">
            <text:p>0.3886753</text:p>
          </table:table-cell>
          <table:table-cell office:value-type="float" office:value="0.3778118" calcext:value-type="float">
            <text:p>0.3778118</text:p>
          </table:table-cell>
          <table:table-cell office:value-type="float" office:value="0.3886753" calcext:value-type="float">
            <text:p>0.3886753</text:p>
          </table:table-cell>
          <table:table-cell office:value-type="float" office:value="0.0001515944" calcext:value-type="float">
            <text:p>0.0001515944</text:p>
          </table:table-cell>
          <table:table-cell office:value-type="float" office:value="0.00003388524" calcext:value-type="float">
            <text:p>3.388524E-05</text:p>
          </table:table-cell>
          <table:table-cell office:value-type="float" office:value="0.000008860865" calcext:value-type="float">
            <text:p>8.860865E-06</text:p>
          </table:table-cell>
          <table:table-cell office:value-type="float" office:value="0.000201003" calcext:value-type="float">
            <text:p>0.000201003</text:p>
          </table:table-cell>
          <table:table-cell office:value-type="float" office:value="0.000029738" calcext:value-type="float">
            <text:p>0.000029738</text:p>
          </table:table-cell>
          <table:table-cell office:value-type="float" office:value="0.00002626048" calcext:value-type="float">
            <text:p>2.626048E-05</text:p>
          </table:table-cell>
          <table:table-cell office:value-type="float" office:value="0.00006921911" calcext:value-type="float">
            <text:p>6.921911E-05</text:p>
          </table:table-cell>
          <table:table-cell office:value-type="float" office:value="0.0001205359" calcext:value-type="float">
            <text:p>0.0001205359</text:p>
          </table:table-cell>
          <table:table-cell office:value-type="float" office:value="0.0001002934" calcext:value-type="float">
            <text:p>0.0001002934</text:p>
          </table:table-cell>
          <table:table-cell office:value-type="float" office:value="0.0001820273" calcext:value-type="float">
            <text:p>0.0001820273</text:p>
          </table:table-cell>
          <table:table-cell office:value-type="float" office:value="0.00002679367" calcext:value-type="float">
            <text:p>2.679367E-05</text:p>
          </table:table-cell>
          <table:table-cell office:value-type="float" office:value="0.00004051891" calcext:value-type="float">
            <text:p>4.051891E-05</text:p>
          </table:table-cell>
          <table:table-cell office:value-type="float" office:value="0.00004118743" calcext:value-type="float">
            <text:p>4.118743E-05</text:p>
          </table:table-cell>
          <table:table-cell office:value-type="float" office:value="0.000005723046" calcext:value-type="float">
            <text:p>0.000005723</text:p>
          </table:table-cell>
          <table:table-cell office:value-type="float" office:value="0.000003730444" calcext:value-type="float">
            <text:p>3.730444E-06</text:p>
          </table:table-cell>
          <table:table-cell office:value-type="float" office:value="0.001222831" calcext:value-type="float">
            <text:p>0.001222831</text:p>
          </table:table-cell>
          <table:table-cell office:value-type="float" office:value="0.00001894121" calcext:value-type="float">
            <text:p>1.894121E-05</text:p>
          </table:table-cell>
          <table:table-cell office:value-type="float" office:value="0.0001174479" calcext:value-type="float">
            <text:p>0.0001174479</text:p>
          </table:table-cell>
          <table:table-cell office:value-type="float" office:value="0.00003339415" calcext:value-type="float">
            <text:p>3.339415E-05</text:p>
          </table:table-cell>
          <table:table-cell office:value-type="float" office:value="0.002859863" calcext:value-type="float">
            <text:p>0.002859863</text:p>
          </table:table-cell>
          <table:table-cell office:value-type="float" office:value="0.00009506601" calcext:value-type="float">
            <text:p>0.000095066</text:p>
          </table:table-cell>
          <table:table-cell office:value-type="float" office:value="0.0000002744415" calcext:value-type="float">
            <text:p>2.744415E-07</text:p>
          </table:table-cell>
          <table:table-cell office:value-type="float" office:value="0.00004561371" calcext:value-type="float">
            <text:p>4.561371E-05</text:p>
          </table:table-cell>
          <table:table-cell office:value-type="float" office:value="0.0002714046" calcext:value-type="float">
            <text:p>0.0002714046</text:p>
          </table:table-cell>
          <table:table-cell office:value-type="float" office:value="0.00002518185" calcext:value-type="float">
            <text:p>2.518185E-05</text:p>
          </table:table-cell>
          <table:table-cell office:value-type="float" office:value="0.00000984128" calcext:value-type="float">
            <text:p>9.84128E-06</text:p>
          </table:table-cell>
          <table:table-cell office:value-type="float" office:value="0.00001505505" calcext:value-type="float">
            <text:p>1.505505E-05</text:p>
          </table:table-cell>
          <table:table-cell office:value-type="float" office:value="0.00002243919" calcext:value-type="float">
            <text:p>2.243919E-05</text:p>
          </table:table-cell>
          <table:table-cell office:value-type="float" office:value="0.00007219944" calcext:value-type="float">
            <text:p>7.21994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764" calcext:value-type="float">
            <text:p>0.0176764</text:p>
          </table:table-cell>
        </table:table-row>
        <table:table-row table:style-name="ro1">
          <table:table-cell office:value-type="float" office:value="0.2823437" calcext:value-type="float">
            <text:p>0.2823437</text:p>
          </table:table-cell>
          <table:table-cell office:value-type="float" office:value="0.4696698" calcext:value-type="float">
            <text:p>0.4696698</text:p>
          </table:table-cell>
          <table:table-cell office:value-type="float" office:value="0.2823437" calcext:value-type="float">
            <text:p>0.2823437</text:p>
          </table:table-cell>
          <table:table-cell office:value-type="float" office:value="0.0002171047" calcext:value-type="float">
            <text:p>0.0002171047</text:p>
          </table:table-cell>
          <table:table-cell office:value-type="float" office:value="0.0003110909" calcext:value-type="float">
            <text:p>0.0003110909</text:p>
          </table:table-cell>
          <table:table-cell office:value-type="float" office:value="0.0001075107" calcext:value-type="float">
            <text:p>0.0001075107</text:p>
          </table:table-cell>
          <table:table-cell office:value-type="float" office:value="0.00008911461" calcext:value-type="float">
            <text:p>8.911461E-05</text:p>
          </table:table-cell>
          <table:table-cell office:value-type="float" office:value="0.0004311595" calcext:value-type="float">
            <text:p>0.0004311595</text:p>
          </table:table-cell>
          <table:table-cell office:value-type="float" office:value="0.00007276434" calcext:value-type="float">
            <text:p>7.276434E-05</text:p>
          </table:table-cell>
          <table:table-cell office:value-type="float" office:value="0.0001562061" calcext:value-type="float">
            <text:p>0.0001562061</text:p>
          </table:table-cell>
          <table:table-cell office:value-type="float" office:value="0.0001823042" calcext:value-type="float">
            <text:p>0.0001823042</text:p>
          </table:table-cell>
          <table:table-cell office:value-type="float" office:value="0.00004907912" calcext:value-type="float">
            <text:p>4.907912E-05</text:p>
          </table:table-cell>
          <table:table-cell office:value-type="float" office:value="0.000005840302" calcext:value-type="float">
            <text:p>5.840302E-06</text:p>
          </table:table-cell>
          <table:table-cell office:value-type="float" office:value="0.0002271641" calcext:value-type="float">
            <text:p>0.0002271641</text:p>
          </table:table-cell>
          <table:table-cell office:value-type="float" office:value="0.00002637582" calcext:value-type="float">
            <text:p>2.637582E-05</text:p>
          </table:table-cell>
          <table:table-cell office:value-type="float" office:value="0.000030037" calcext:value-type="float">
            <text:p>0.000030037</text:p>
          </table:table-cell>
          <table:table-cell office:value-type="float" office:value="0.00003091504" calcext:value-type="float">
            <text:p>0.000030915</text:p>
          </table:table-cell>
          <table:table-cell office:value-type="float" office:value="0.00003475215" calcext:value-type="float">
            <text:p>3.475215E-05</text:p>
          </table:table-cell>
          <table:table-cell office:value-type="float" office:value="0.0000260878" calcext:value-type="float">
            <text:p>2.60878E-05</text:p>
          </table:table-cell>
          <table:table-cell office:value-type="float" office:value="0.00006485884" calcext:value-type="float">
            <text:p>6.485884E-05</text:p>
          </table:table-cell>
          <table:table-cell office:value-type="float" office:value="0.0001260663" calcext:value-type="float">
            <text:p>0.0001260663</text:p>
          </table:table-cell>
          <table:table-cell office:value-type="float" office:value="0.00001096772" calcext:value-type="float">
            <text:p>1.096772E-05</text:p>
          </table:table-cell>
          <table:table-cell office:value-type="float" office:value="0.00123087" calcext:value-type="float">
            <text:p>0.00123087</text:p>
          </table:table-cell>
          <table:table-cell office:value-type="float" office:value="0.00003669119" calcext:value-type="float">
            <text:p>3.669119E-05</text:p>
          </table:table-cell>
          <table:table-cell office:value-type="float" office:value="0.000001046554" calcext:value-type="float">
            <text:p>1.046554E-06</text:p>
          </table:table-cell>
          <table:table-cell office:value-type="float" office:value="0.00008962879" calcext:value-type="float">
            <text:p>8.962879E-05</text:p>
          </table:table-cell>
          <table:table-cell office:value-type="float" office:value="0.0006019427" calcext:value-type="float">
            <text:p>0.0006019427</text:p>
          </table:table-cell>
          <table:table-cell office:value-type="float" office:value="0.000041934" calcext:value-type="float">
            <text:p>0.000041934</text:p>
          </table:table-cell>
          <table:table-cell office:value-type="float" office:value="0.00002811454" calcext:value-type="float">
            <text:p>2.811454E-05</text:p>
          </table:table-cell>
          <table:table-cell office:value-type="float" office:value="0.00005275468" calcext:value-type="float">
            <text:p>5.275468E-05</text:p>
          </table:table-cell>
          <table:table-cell office:value-type="float" office:value="0.0000070871" calcext:value-type="float">
            <text:p>7.0871E-06</text:p>
          </table:table-cell>
          <table:table-cell office:value-type="float" office:value="0.000229805" calcext:value-type="float">
            <text:p>0.000229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1922" calcext:value-type="float">
            <text:p>0.01731922</text:p>
          </table:table-cell>
        </table:table-row>
        <table:table-row table:style-name="ro1">
          <table:table-cell office:value-type="float" office:value="0.01672671" calcext:value-type="float">
            <text:p>0.01672671</text:p>
          </table:table-cell>
          <table:table-cell office:value-type="float" office:value="0.8721603" calcext:value-type="float">
            <text:p>0.8721603</text:p>
          </table:table-cell>
          <table:table-cell office:value-type="float" office:value="0.01672671" calcext:value-type="float">
            <text:p>0.01672671</text:p>
          </table:table-cell>
          <table:table-cell office:value-type="float" office:value="0.0001616721" calcext:value-type="float">
            <text:p>0.0001616721</text:p>
          </table:table-cell>
          <table:table-cell office:value-type="float" office:value="0.00004579173" calcext:value-type="float">
            <text:p>4.579173E-05</text:p>
          </table:table-cell>
          <table:table-cell office:value-type="float" office:value="0.000145839" calcext:value-type="float">
            <text:p>0.000145839</text:p>
          </table:table-cell>
          <table:table-cell office:value-type="float" office:value="0.00007034635" calcext:value-type="float">
            <text:p>7.034635E-05</text:p>
          </table:table-cell>
          <table:table-cell office:value-type="float" office:value="0.0001836182" calcext:value-type="float">
            <text:p>0.0001836182</text:p>
          </table:table-cell>
          <table:table-cell office:value-type="float" office:value="0.00001586114" calcext:value-type="float">
            <text:p>1.586114E-05</text:p>
          </table:table-cell>
          <table:table-cell office:value-type="float" office:value="0.000008708224" calcext:value-type="float">
            <text:p>8.708224E-06</text:p>
          </table:table-cell>
          <table:table-cell office:value-type="float" office:value="0.00007242647" calcext:value-type="float">
            <text:p>7.242647E-05</text:p>
          </table:table-cell>
          <table:table-cell office:value-type="float" office:value="0.000008070625" calcext:value-type="float">
            <text:p>8.070625E-06</text:p>
          </table:table-cell>
          <table:table-cell office:value-type="float" office:value="0.0001321121" calcext:value-type="float">
            <text:p>0.0001321121</text:p>
          </table:table-cell>
          <table:table-cell office:value-type="float" office:value="0.000009124545" calcext:value-type="float">
            <text:p>9.124545E-06</text:p>
          </table:table-cell>
          <table:table-cell office:value-type="float" office:value="0.00003331601" calcext:value-type="float">
            <text:p>0.000033316</text:p>
          </table:table-cell>
          <table:table-cell office:value-type="float" office:value="0.00001641477" calcext:value-type="float">
            <text:p>1.641477E-05</text:p>
          </table:table-cell>
          <table:table-cell office:value-type="float" office:value="0.000001464872" calcext:value-type="float">
            <text:p>1.464872E-06</text:p>
          </table:table-cell>
          <table:table-cell office:value-type="float" office:value="0.000006140571" calcext:value-type="float">
            <text:p>6.140571E-06</text:p>
          </table:table-cell>
          <table:table-cell office:value-type="float" office:value="0.0002345036" calcext:value-type="float">
            <text:p>0.0002345036</text:p>
          </table:table-cell>
          <table:table-cell office:value-type="float" office:value="0.000496724" calcext:value-type="float">
            <text:p>0.000496724</text:p>
          </table:table-cell>
          <table:table-cell office:value-type="float" office:value="0.0001005531" calcext:value-type="float">
            <text:p>0.0001005531</text:p>
          </table:table-cell>
          <table:table-cell office:value-type="float" office:value="0.00001306037" calcext:value-type="float">
            <text:p>1.306037E-05</text:p>
          </table:table-cell>
          <table:table-cell office:value-type="float" office:value="0.00305927" calcext:value-type="float">
            <text:p>0.00305927</text:p>
          </table:table-cell>
          <table:table-cell office:value-type="float" office:value="0.0001621865" calcext:value-type="float">
            <text:p>0.0001621865</text:p>
          </table:table-cell>
          <table:table-cell office:value-type="float" office:value="0.00005670904" calcext:value-type="float">
            <text:p>0.000056709</text:p>
          </table:table-cell>
          <table:table-cell office:value-type="float" office:value="0.00001336313" calcext:value-type="float">
            <text:p>1.336313E-05</text:p>
          </table:table-cell>
          <table:table-cell office:value-type="float" office:value="0.00004804846" calcext:value-type="float">
            <text:p>4.804846E-05</text:p>
          </table:table-cell>
          <table:table-cell office:value-type="float" office:value="0.000007146687" calcext:value-type="float">
            <text:p>7.146687E-06</text:p>
          </table:table-cell>
          <table:table-cell office:value-type="float" office:value="0.000001180867" calcext:value-type="float">
            <text:p>1.180867E-06</text:p>
          </table:table-cell>
          <table:table-cell office:value-type="float" office:value="0.000005075265" calcext:value-type="float">
            <text:p>5.075265E-06</text:p>
          </table:table-cell>
          <table:table-cell office:value-type="float" office:value="0.000004655406" calcext:value-type="float">
            <text:p>4.655406E-06</text:p>
          </table:table-cell>
          <table:table-cell office:value-type="float" office:value="0.00002656077" calcext:value-type="float">
            <text:p>2.65607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6206" calcext:value-type="float">
            <text:p>0.01726206</text:p>
          </table:table-cell>
        </table:table-row>
        <table:table-row table:style-name="ro1">
          <table:table-cell office:value-type="float" office:value="0.7740133" calcext:value-type="float">
            <text:p>0.7740133</text:p>
          </table:table-cell>
          <table:table-cell office:value-type="float" office:value="0.1212075" calcext:value-type="float">
            <text:p>0.1212075</text:p>
          </table:table-cell>
          <table:table-cell office:value-type="float" office:value="0.7740133" calcext:value-type="float">
            <text:p>0.7740133</text:p>
          </table:table-cell>
          <table:table-cell office:value-type="float" office:value="0.000311488" calcext:value-type="float">
            <text:p>0.000311488</text:p>
          </table:table-cell>
          <table:table-cell office:value-type="float" office:value="0.0002567767" calcext:value-type="float">
            <text:p>0.0002567767</text:p>
          </table:table-cell>
          <table:table-cell office:value-type="float" office:value="0.0001139976" calcext:value-type="float">
            <text:p>0.0001139976</text:p>
          </table:table-cell>
          <table:table-cell office:value-type="float" office:value="0.000741169" calcext:value-type="float">
            <text:p>0.000741169</text:p>
          </table:table-cell>
          <table:table-cell office:value-type="float" office:value="0.000449211" calcext:value-type="float">
            <text:p>0.000449211</text:p>
          </table:table-cell>
          <table:table-cell office:value-type="float" office:value="0.0000703045" calcext:value-type="float">
            <text:p>7.03045E-05</text:p>
          </table:table-cell>
          <table:table-cell office:value-type="float" office:value="0.00008725093" calcext:value-type="float">
            <text:p>8.725093E-05</text:p>
          </table:table-cell>
          <table:table-cell office:value-type="float" office:value="0.0007109507" calcext:value-type="float">
            <text:p>0.0007109507</text:p>
          </table:table-cell>
          <table:table-cell office:value-type="float" office:value="0.0002145583" calcext:value-type="float">
            <text:p>0.0002145583</text:p>
          </table:table-cell>
          <table:table-cell office:value-type="float" office:value="0.00006786114" calcext:value-type="float">
            <text:p>6.786114E-05</text:p>
          </table:table-cell>
          <table:table-cell office:value-type="float" office:value="0.000074964" calcext:value-type="float">
            <text:p>0.000074964</text:p>
          </table:table-cell>
          <table:table-cell office:value-type="float" office:value="0.00008986196" calcext:value-type="float">
            <text:p>0.000089862</text:p>
          </table:table-cell>
          <table:table-cell office:value-type="float" office:value="0.0001342873" calcext:value-type="float">
            <text:p>0.0001342873</text:p>
          </table:table-cell>
          <table:table-cell office:value-type="float" office:value="0.000005867876" calcext:value-type="float">
            <text:p>5.867876E-06</text:p>
          </table:table-cell>
          <table:table-cell office:value-type="float" office:value="0.000005348982" calcext:value-type="float">
            <text:p>0.000005349</text:p>
          </table:table-cell>
          <table:table-cell office:value-type="float" office:value="0.001004389" calcext:value-type="float">
            <text:p>0.001004389</text:p>
          </table:table-cell>
          <table:table-cell office:value-type="float" office:value="0.00017732" calcext:value-type="float">
            <text:p>0.00017732</text:p>
          </table:table-cell>
          <table:table-cell office:value-type="float" office:value="0.0001188745" calcext:value-type="float">
            <text:p>0.0001188745</text:p>
          </table:table-cell>
          <table:table-cell office:value-type="float" office:value="0.00001912367" calcext:value-type="float">
            <text:p>1.912367E-05</text:p>
          </table:table-cell>
          <table:table-cell office:value-type="float" office:value="0.0003845279" calcext:value-type="float">
            <text:p>0.0003845279</text:p>
          </table:table-cell>
          <table:table-cell office:value-type="float" office:value="0.00009514146" calcext:value-type="float">
            <text:p>9.514146E-05</text:p>
          </table:table-cell>
          <table:table-cell office:value-type="float" office:value="0.00005287151" calcext:value-type="float">
            <text:p>5.287151E-05</text:p>
          </table:table-cell>
          <table:table-cell office:value-type="float" office:value="0.0001858694" calcext:value-type="float">
            <text:p>0.0001858694</text:p>
          </table:table-cell>
          <table:table-cell office:value-type="float" office:value="0.00004401096" calcext:value-type="float">
            <text:p>0.000044011</text:p>
          </table:table-cell>
          <table:table-cell office:value-type="float" office:value="0.0000206637" calcext:value-type="float">
            <text:p>2.06637E-05</text:p>
          </table:table-cell>
          <table:table-cell office:value-type="float" office:value="0.00006058669" calcext:value-type="float">
            <text:p>6.058669E-05</text:p>
          </table:table-cell>
          <table:table-cell office:value-type="float" office:value="0.000003564486" calcext:value-type="float">
            <text:p>3.564486E-06</text:p>
          </table:table-cell>
          <table:table-cell office:value-type="float" office:value="0.00002539388" calcext:value-type="float">
            <text:p>2.539388E-05</text:p>
          </table:table-cell>
          <table:table-cell office:value-type="float" office:value="0.0001545417" calcext:value-type="float">
            <text:p>0.0001545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96263" calcext:value-type="float">
            <text:p>0.01696263</text:p>
          </table:table-cell>
        </table:table-row>
        <table:table-row table:style-name="ro1">
          <table:table-cell office:value-type="float" office:value="0.2733718" calcext:value-type="float">
            <text:p>0.2733718</text:p>
          </table:table-cell>
          <table:table-cell office:value-type="float" office:value="0.4778712" calcext:value-type="float">
            <text:p>0.4778712</text:p>
          </table:table-cell>
          <table:table-cell office:value-type="float" office:value="0.2733718" calcext:value-type="float">
            <text:p>0.2733718</text:p>
          </table:table-cell>
          <table:table-cell office:value-type="float" office:value="0.0003377988" calcext:value-type="float">
            <text:p>0.0003377988</text:p>
          </table:table-cell>
          <table:table-cell office:value-type="float" office:value="0.0000682358" calcext:value-type="float">
            <text:p>6.82358E-05</text:p>
          </table:table-cell>
          <table:table-cell office:value-type="float" office:value="0.000001970585" calcext:value-type="float">
            <text:p>1.970585E-06</text:p>
          </table:table-cell>
          <table:table-cell office:value-type="float" office:value="0.00002329496" calcext:value-type="float">
            <text:p>0.000023295</text:p>
          </table:table-cell>
          <table:table-cell office:value-type="float" office:value="0.0002484358" calcext:value-type="float">
            <text:p>0.0002484358</text:p>
          </table:table-cell>
          <table:table-cell office:value-type="float" office:value="0.00007207816" calcext:value-type="float">
            <text:p>7.207816E-05</text:p>
          </table:table-cell>
          <table:table-cell office:value-type="float" office:value="0.000002626462" calcext:value-type="float">
            <text:p>2.626462E-06</text:p>
          </table:table-cell>
          <table:table-cell office:value-type="float" office:value="0.000356534" calcext:value-type="float">
            <text:p>0.000356534</text:p>
          </table:table-cell>
          <table:table-cell office:value-type="float" office:value="0.00008342041" calcext:value-type="float">
            <text:p>8.342041E-05</text:p>
          </table:table-cell>
          <table:table-cell office:value-type="float" office:value="0.000009222677" calcext:value-type="float">
            <text:p>9.222677E-06</text:p>
          </table:table-cell>
          <table:table-cell office:value-type="float" office:value="0.00001862317" calcext:value-type="float">
            <text:p>1.862317E-05</text:p>
          </table:table-cell>
          <table:table-cell office:value-type="float" office:value="0.0002474863" calcext:value-type="float">
            <text:p>0.0002474863</text:p>
          </table:table-cell>
          <table:table-cell office:value-type="float" office:value="0.00006780937" calcext:value-type="float">
            <text:p>6.780937E-05</text:p>
          </table:table-cell>
          <table:table-cell office:value-type="float" office:value="0.00002096489" calcext:value-type="float">
            <text:p>2.096489E-05</text:p>
          </table:table-cell>
          <table:table-cell office:value-type="float" office:value="0.000002759747" calcext:value-type="float">
            <text:p>2.759747E-06</text:p>
          </table:table-cell>
          <table:table-cell office:value-type="float" office:value="0.0001241503" calcext:value-type="float">
            <text:p>0.0001241503</text:p>
          </table:table-cell>
          <table:table-cell office:value-type="float" office:value="0.000007622666" calcext:value-type="float">
            <text:p>7.622666E-06</text:p>
          </table:table-cell>
          <table:table-cell office:value-type="float" office:value="0.0001444418" calcext:value-type="float">
            <text:p>0.0001444418</text:p>
          </table:table-cell>
          <table:table-cell office:value-type="float" office:value="0.000043849" calcext:value-type="float">
            <text:p>0.000043849</text:p>
          </table:table-cell>
          <table:table-cell office:value-type="float" office:value="0.0009297864" calcext:value-type="float">
            <text:p>0.0009297864</text:p>
          </table:table-cell>
          <table:table-cell office:value-type="float" office:value="0.00006784306" calcext:value-type="float">
            <text:p>6.784306E-05</text:p>
          </table:table-cell>
          <table:table-cell office:value-type="float" office:value="0.00001648874" calcext:value-type="float">
            <text:p>1.648874E-05</text:p>
          </table:table-cell>
          <table:table-cell office:value-type="float" office:value="0.00006134269" calcext:value-type="float">
            <text:p>6.134269E-05</text:p>
          </table:table-cell>
          <table:table-cell office:value-type="float" office:value="0.00002213451" calcext:value-type="float">
            <text:p>2.213451E-05</text:p>
          </table:table-cell>
          <table:table-cell office:value-type="float" office:value="0.00002118917" calcext:value-type="float">
            <text:p>2.118917E-05</text:p>
          </table:table-cell>
          <table:table-cell office:value-type="float" office:value="0.00003174741" calcext:value-type="float">
            <text:p>3.174741E-05</text:p>
          </table:table-cell>
          <table:table-cell office:value-type="float" office:value="0.000008371797" calcext:value-type="float">
            <text:p>8.371797E-06</text:p>
          </table:table-cell>
          <table:table-cell office:value-type="float" office:value="0.00007418804" calcext:value-type="float">
            <text:p>0.000074188</text:p>
          </table:table-cell>
          <table:table-cell office:value-type="float" office:value="0.000030536" calcext:value-type="float">
            <text:p>0.000030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2142" calcext:value-type="float">
            <text:p>0.01642142</text:p>
          </table:table-cell>
        </table:table-row>
        <table:table-row table:style-name="ro1">
          <table:table-cell office:value-type="float" office:value="0.1901618" calcext:value-type="float">
            <text:p>0.1901618</text:p>
          </table:table-cell>
          <table:table-cell office:value-type="float" office:value="0.5655289" calcext:value-type="float">
            <text:p>0.5655289</text:p>
          </table:table-cell>
          <table:table-cell office:value-type="float" office:value="0.1901618" calcext:value-type="float">
            <text:p>0.1901618</text:p>
          </table:table-cell>
          <table:table-cell office:value-type="float" office:value="0.0001979241" calcext:value-type="float">
            <text:p>0.0001979241</text:p>
          </table:table-cell>
          <table:table-cell office:value-type="float" office:value="0.000001870176" calcext:value-type="float">
            <text:p>1.870176E-06</text:p>
          </table:table-cell>
          <table:table-cell office:value-type="float" office:value="0.0001125885" calcext:value-type="float">
            <text:p>0.0001125885</text:p>
          </table:table-cell>
          <table:table-cell office:value-type="float" office:value="0.0001201743" calcext:value-type="float">
            <text:p>0.0001201743</text:p>
          </table:table-cell>
          <table:table-cell office:value-type="float" office:value="0.000449685" calcext:value-type="float">
            <text:p>0.000449685</text:p>
          </table:table-cell>
          <table:table-cell office:value-type="float" office:value="0.00007205708" calcext:value-type="float">
            <text:p>7.205708E-05</text:p>
          </table:table-cell>
          <table:table-cell office:value-type="float" office:value="0.0001604816" calcext:value-type="float">
            <text:p>0.0001604816</text:p>
          </table:table-cell>
          <table:table-cell office:value-type="float" office:value="0.00007989051" calcext:value-type="float">
            <text:p>7.989051E-05</text:p>
          </table:table-cell>
          <table:table-cell office:value-type="float" office:value="0.00008284468" calcext:value-type="float">
            <text:p>8.284468E-05</text:p>
          </table:table-cell>
          <table:table-cell office:value-type="float" office:value="0.00003001522" calcext:value-type="float">
            <text:p>3.001522E-05</text:p>
          </table:table-cell>
          <table:table-cell office:value-type="float" office:value="0.00005575663" calcext:value-type="float">
            <text:p>5.575663E-05</text:p>
          </table:table-cell>
          <table:table-cell office:value-type="float" office:value="0.00003172134" calcext:value-type="float">
            <text:p>3.172134E-05</text:p>
          </table:table-cell>
          <table:table-cell office:value-type="float" office:value="0.00002843921" calcext:value-type="float">
            <text:p>2.843921E-05</text:p>
          </table:table-cell>
          <table:table-cell office:value-type="float" office:value="0.000006185499" calcext:value-type="float">
            <text:p>6.185499E-06</text:p>
          </table:table-cell>
          <table:table-cell office:value-type="float" office:value="0.00003770296" calcext:value-type="float">
            <text:p>0.000037703</text:p>
          </table:table-cell>
          <table:table-cell office:value-type="float" office:value="0.00009439347" calcext:value-type="float">
            <text:p>9.439347E-05</text:p>
          </table:table-cell>
          <table:table-cell office:value-type="float" office:value="0.00002070258" calcext:value-type="float">
            <text:p>2.070258E-05</text:p>
          </table:table-cell>
          <table:table-cell office:value-type="float" office:value="0.0001364114" calcext:value-type="float">
            <text:p>0.0001364114</text:p>
          </table:table-cell>
          <table:table-cell office:value-type="float" office:value="0.000001639262" calcext:value-type="float">
            <text:p>1.639262E-06</text:p>
          </table:table-cell>
          <table:table-cell office:value-type="float" office:value="0.004670698" calcext:value-type="float">
            <text:p>0.004670698</text:p>
          </table:table-cell>
          <table:table-cell office:value-type="float" office:value="0.00003683802" calcext:value-type="float">
            <text:p>0.000036838</text:p>
          </table:table-cell>
          <table:table-cell office:value-type="float" office:value="0.000007342761" calcext:value-type="float">
            <text:p>7.342761E-06</text:p>
          </table:table-cell>
          <table:table-cell office:value-type="float" office:value="0.00003225059" calcext:value-type="float">
            <text:p>3.225059E-05</text:p>
          </table:table-cell>
          <table:table-cell office:value-type="float" office:value="0.000004741007" calcext:value-type="float">
            <text:p>0.000004741</text:p>
          </table:table-cell>
          <table:table-cell office:value-type="float" office:value="0.000006247206" calcext:value-type="float">
            <text:p>6.247206E-06</text:p>
          </table:table-cell>
          <table:table-cell office:value-type="float" office:value="0.00007098051" calcext:value-type="float">
            <text:p>7.098051E-05</text:p>
          </table:table-cell>
          <table:table-cell office:value-type="float" office:value="0.00001089384" calcext:value-type="float">
            <text:p>1.089384E-05</text:p>
          </table:table-cell>
          <table:table-cell office:value-type="float" office:value="0.000006073081" calcext:value-type="float">
            <text:p>6.073081E-06</text:p>
          </table:table-cell>
          <table:table-cell office:value-type="float" office:value="0.00004386058" calcext:value-type="float">
            <text:p>4.38605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6646" calcext:value-type="float">
            <text:p>0.01616646</text:p>
          </table:table-cell>
        </table:table-row>
        <table:table-row table:style-name="ro1">
          <table:table-cell office:value-type="float" office:value="0.4850339" calcext:value-type="float">
            <text:p>0.4850339</text:p>
          </table:table-cell>
          <table:table-cell office:value-type="float" office:value="0.304883" calcext:value-type="float">
            <text:p>0.304883</text:p>
          </table:table-cell>
          <table:table-cell office:value-type="float" office:value="0.4850339" calcext:value-type="float">
            <text:p>0.4850339</text:p>
          </table:table-cell>
          <table:table-cell office:value-type="float" office:value="0.0002932867" calcext:value-type="float">
            <text:p>0.0002932867</text:p>
          </table:table-cell>
          <table:table-cell office:value-type="float" office:value="0.00000394702" calcext:value-type="float">
            <text:p>0.000003947</text:p>
          </table:table-cell>
          <table:table-cell office:value-type="float" office:value="0.00002585075" calcext:value-type="float">
            <text:p>2.585075E-05</text:p>
          </table:table-cell>
          <table:table-cell office:value-type="float" office:value="0.000127007" calcext:value-type="float">
            <text:p>0.000127007</text:p>
          </table:table-cell>
          <table:table-cell office:value-type="float" office:value="0.0002199092" calcext:value-type="float">
            <text:p>0.0002199092</text:p>
          </table:table-cell>
          <table:table-cell office:value-type="float" office:value="0.00008706996" calcext:value-type="float">
            <text:p>0.00008707</text:p>
          </table:table-cell>
          <table:table-cell office:value-type="float" office:value="0.00001326367" calcext:value-type="float">
            <text:p>1.326367E-05</text:p>
          </table:table-cell>
          <table:table-cell office:value-type="float" office:value="0.0000996639" calcext:value-type="float">
            <text:p>9.96639E-05</text:p>
          </table:table-cell>
          <table:table-cell office:value-type="float" office:value="0.0006016401" calcext:value-type="float">
            <text:p>0.0006016401</text:p>
          </table:table-cell>
          <table:table-cell office:value-type="float" office:value="0.00007083432" calcext:value-type="float">
            <text:p>7.083432E-05</text:p>
          </table:table-cell>
          <table:table-cell office:value-type="float" office:value="0.000006381416" calcext:value-type="float">
            <text:p>6.381416E-06</text:p>
          </table:table-cell>
          <table:table-cell office:value-type="float" office:value="0.00003365507" calcext:value-type="float">
            <text:p>3.365507E-05</text:p>
          </table:table-cell>
          <table:table-cell office:value-type="float" office:value="0.000007080294" calcext:value-type="float">
            <text:p>7.080294E-06</text:p>
          </table:table-cell>
          <table:table-cell office:value-type="float" office:value="0.000006010849" calcext:value-type="float">
            <text:p>6.010849E-06</text:p>
          </table:table-cell>
          <table:table-cell office:value-type="float" office:value="0.00004355091" calcext:value-type="float">
            <text:p>4.355091E-05</text:p>
          </table:table-cell>
          <table:table-cell office:value-type="float" office:value="0.0002871709" calcext:value-type="float">
            <text:p>0.0002871709</text:p>
          </table:table-cell>
          <table:table-cell office:value-type="float" office:value="0.00002035494" calcext:value-type="float">
            <text:p>2.035494E-05</text:p>
          </table:table-cell>
          <table:table-cell office:value-type="float" office:value="0.0001296191" calcext:value-type="float">
            <text:p>0.0001296191</text:p>
          </table:table-cell>
          <table:table-cell office:value-type="float" office:value="0.000006363333" calcext:value-type="float">
            <text:p>6.363333E-06</text:p>
          </table:table-cell>
          <table:table-cell office:value-type="float" office:value="0.004152805" calcext:value-type="float">
            <text:p>0.004152805</text:p>
          </table:table-cell>
          <table:table-cell office:value-type="float" office:value="0.00004500389" calcext:value-type="float">
            <text:p>4.500389E-05</text:p>
          </table:table-cell>
          <table:table-cell office:value-type="float" office:value="0.00002067909" calcext:value-type="float">
            <text:p>2.067909E-05</text:p>
          </table:table-cell>
          <table:table-cell office:value-type="float" office:value="0.00003179088" calcext:value-type="float">
            <text:p>3.179088E-05</text:p>
          </table:table-cell>
          <table:table-cell office:value-type="float" office:value="0.00008602424" calcext:value-type="float">
            <text:p>8.602424E-05</text:p>
          </table:table-cell>
          <table:table-cell office:value-type="float" office:value="0.000004462135" calcext:value-type="float">
            <text:p>4.462135E-06</text:p>
          </table:table-cell>
          <table:table-cell office:value-type="float" office:value="0.00007382395" calcext:value-type="float">
            <text:p>0.000073824</text:p>
          </table:table-cell>
          <table:table-cell office:value-type="float" office:value="0.0000108125" calcext:value-type="float">
            <text:p>1.08125E-05</text:p>
          </table:table-cell>
          <table:table-cell office:value-type="float" office:value="0.00001330297" calcext:value-type="float">
            <text:p>0.000013303</text:p>
          </table:table-cell>
          <table:table-cell office:value-type="float" office:value="0.00003581023" calcext:value-type="float">
            <text:p>3.58102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0404" calcext:value-type="float">
            <text:p>0.01610404</text:p>
          </table:table-cell>
        </table:table-row>
        <table:table-row table:style-name="ro1">
          <table:table-cell office:value-type="float" office:value="0.05773737" calcext:value-type="float">
            <text:p>0.05773737</text:p>
          </table:table-cell>
          <table:table-cell office:value-type="float" office:value="0.7608906" calcext:value-type="float">
            <text:p>0.7608906</text:p>
          </table:table-cell>
          <table:table-cell office:value-type="float" office:value="0.05773737" calcext:value-type="float">
            <text:p>0.05773737</text:p>
          </table:table-cell>
          <table:table-cell office:value-type="float" office:value="0.0008096536" calcext:value-type="float">
            <text:p>0.0008096536</text:p>
          </table:table-cell>
          <table:table-cell office:value-type="float" office:value="0.0003469983" calcext:value-type="float">
            <text:p>0.0003469983</text:p>
          </table:table-cell>
          <table:table-cell office:value-type="float" office:value="0.000377473" calcext:value-type="float">
            <text:p>0.000377473</text:p>
          </table:table-cell>
          <table:table-cell office:value-type="float" office:value="0.000187231" calcext:value-type="float">
            <text:p>0.000187231</text:p>
          </table:table-cell>
          <table:table-cell office:value-type="float" office:value="0.0002614717" calcext:value-type="float">
            <text:p>0.0002614717</text:p>
          </table:table-cell>
          <table:table-cell office:value-type="float" office:value="0.00002173234" calcext:value-type="float">
            <text:p>2.173234E-05</text:p>
          </table:table-cell>
          <table:table-cell office:value-type="float" office:value="0.00000629559" calcext:value-type="float">
            <text:p>6.29559E-06</text:p>
          </table:table-cell>
          <table:table-cell office:value-type="float" office:value="0.0001842566" calcext:value-type="float">
            <text:p>0.0001842566</text:p>
          </table:table-cell>
          <table:table-cell office:value-type="float" office:value="0.00003430087" calcext:value-type="float">
            <text:p>3.430087E-05</text:p>
          </table:table-cell>
          <table:table-cell office:value-type="float" office:value="0.00004346666" calcext:value-type="float">
            <text:p>4.346666E-05</text:p>
          </table:table-cell>
          <table:table-cell office:value-type="float" office:value="0.00004797885" calcext:value-type="float">
            <text:p>4.797885E-05</text:p>
          </table:table-cell>
          <table:table-cell office:value-type="float" office:value="0.00001339014" calcext:value-type="float">
            <text:p>1.339014E-05</text:p>
          </table:table-cell>
          <table:table-cell office:value-type="float" office:value="0.000005698565" calcext:value-type="float">
            <text:p>5.698565E-06</text:p>
          </table:table-cell>
          <table:table-cell office:value-type="float" office:value="0.0002301617" calcext:value-type="float">
            <text:p>0.0002301617</text:p>
          </table:table-cell>
          <table:table-cell office:value-type="float" office:value="0.00001006269" calcext:value-type="float">
            <text:p>1.006269E-05</text:p>
          </table:table-cell>
          <table:table-cell office:value-type="float" office:value="0.0001798289" calcext:value-type="float">
            <text:p>0.0001798289</text:p>
          </table:table-cell>
          <table:table-cell office:value-type="float" office:value="0.00002074884" calcext:value-type="float">
            <text:p>2.074884E-05</text:p>
          </table:table-cell>
          <table:table-cell office:value-type="float" office:value="0.00002881423" calcext:value-type="float">
            <text:p>2.881423E-05</text:p>
          </table:table-cell>
          <table:table-cell office:value-type="float" office:value="0.00001154814" calcext:value-type="float">
            <text:p>1.154814E-05</text:p>
          </table:table-cell>
          <table:table-cell office:value-type="float" office:value="0.0003942918" calcext:value-type="float">
            <text:p>0.0003942918</text:p>
          </table:table-cell>
          <table:table-cell office:value-type="float" office:value="0.0001638028" calcext:value-type="float">
            <text:p>0.0001638028</text:p>
          </table:table-cell>
          <table:table-cell office:value-type="float" office:value="0.00002595811" calcext:value-type="float">
            <text:p>2.595811E-05</text:p>
          </table:table-cell>
          <table:table-cell office:value-type="float" office:value="0.0001726235" calcext:value-type="float">
            <text:p>0.0001726235</text:p>
          </table:table-cell>
          <table:table-cell office:value-type="float" office:value="0.00008326497" calcext:value-type="float">
            <text:p>0.000083265</text:p>
          </table:table-cell>
          <table:table-cell office:value-type="float" office:value="0.00001714976" calcext:value-type="float">
            <text:p>1.714976E-05</text:p>
          </table:table-cell>
          <table:table-cell office:value-type="float" office:value="0.00001067277" calcext:value-type="float">
            <text:p>1.067277E-05</text:p>
          </table:table-cell>
          <table:table-cell office:value-type="float" office:value="0.00004462906" calcext:value-type="float">
            <text:p>4.462906E-05</text:p>
          </table:table-cell>
          <table:table-cell office:value-type="float" office:value="0.00004964848" calcext:value-type="float">
            <text:p>4.964848E-05</text:p>
          </table:table-cell>
          <table:table-cell office:value-type="float" office:value="0.0005255456" calcext:value-type="float">
            <text:p>0.0005255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2771" calcext:value-type="float">
            <text:p>0.01592771</text:p>
          </table:table-cell>
        </table:table-row>
        <table:table-row table:style-name="ro1">
          <table:table-cell office:value-type="float" office:value="0.6555746" calcext:value-type="float">
            <text:p>0.6555746</text:p>
          </table:table-cell>
          <table:table-cell office:value-type="float" office:value="0.1916983" calcext:value-type="float">
            <text:p>0.1916983</text:p>
          </table:table-cell>
          <table:table-cell office:value-type="float" office:value="0.6555746" calcext:value-type="float">
            <text:p>0.6555746</text:p>
          </table:table-cell>
          <table:table-cell office:value-type="float" office:value="0.0003582112" calcext:value-type="float">
            <text:p>0.0003582112</text:p>
          </table:table-cell>
          <table:table-cell office:value-type="float" office:value="0.0002544043" calcext:value-type="float">
            <text:p>0.0002544043</text:p>
          </table:table-cell>
          <table:table-cell office:value-type="float" office:value="0.000367382" calcext:value-type="float">
            <text:p>0.000367382</text:p>
          </table:table-cell>
          <table:table-cell office:value-type="float" office:value="0.0001012315" calcext:value-type="float">
            <text:p>0.0001012315</text:p>
          </table:table-cell>
          <table:table-cell office:value-type="float" office:value="0.000375013" calcext:value-type="float">
            <text:p>0.000375013</text:p>
          </table:table-cell>
          <table:table-cell office:value-type="float" office:value="0.0001653115" calcext:value-type="float">
            <text:p>0.0001653115</text:p>
          </table:table-cell>
          <table:table-cell office:value-type="float" office:value="0.00005568753" calcext:value-type="float">
            <text:p>5.568753E-05</text:p>
          </table:table-cell>
          <table:table-cell office:value-type="float" office:value="0.0002422653" calcext:value-type="float">
            <text:p>0.0002422653</text:p>
          </table:table-cell>
          <table:table-cell office:value-type="float" office:value="0.00006266019" calcext:value-type="float">
            <text:p>6.266019E-05</text:p>
          </table:table-cell>
          <table:table-cell office:value-type="float" office:value="0.00007828105" calcext:value-type="float">
            <text:p>7.828105E-05</text:p>
          </table:table-cell>
          <table:table-cell office:value-type="float" office:value="0.000225332" calcext:value-type="float">
            <text:p>0.000225332</text:p>
          </table:table-cell>
          <table:table-cell office:value-type="float" office:value="0.00008700307" calcext:value-type="float">
            <text:p>8.700307E-05</text:p>
          </table:table-cell>
          <table:table-cell office:value-type="float" office:value="0.00005724367" calcext:value-type="float">
            <text:p>5.724367E-05</text:p>
          </table:table-cell>
          <table:table-cell office:value-type="float" office:value="0.0002891604" calcext:value-type="float">
            <text:p>0.0002891604</text:p>
          </table:table-cell>
          <table:table-cell office:value-type="float" office:value="0.000004173133" calcext:value-type="float">
            <text:p>4.173133E-06</text:p>
          </table:table-cell>
          <table:table-cell office:value-type="float" office:value="0.00006984581" calcext:value-type="float">
            <text:p>6.984581E-05</text:p>
          </table:table-cell>
          <table:table-cell office:value-type="float" office:value="0.00005501982" calcext:value-type="float">
            <text:p>5.501982E-05</text:p>
          </table:table-cell>
          <table:table-cell office:value-type="float" office:value="0.0003091373" calcext:value-type="float">
            <text:p>0.0003091373</text:p>
          </table:table-cell>
          <table:table-cell office:value-type="float" office:value="0.00001134681" calcext:value-type="float">
            <text:p>1.134681E-05</text:p>
          </table:table-cell>
          <table:table-cell office:value-type="float" office:value="0.0001393681" calcext:value-type="float">
            <text:p>0.0001393681</text:p>
          </table:table-cell>
          <table:table-cell office:value-type="float" office:value="0.0001523175" calcext:value-type="float">
            <text:p>0.0001523175</text:p>
          </table:table-cell>
          <table:table-cell office:value-type="float" office:value="0.0001244322" calcext:value-type="float">
            <text:p>0.0001244322</text:p>
          </table:table-cell>
          <table:table-cell office:value-type="float" office:value="0.000001696364" calcext:value-type="float">
            <text:p>1.696364E-06</text:p>
          </table:table-cell>
          <table:table-cell office:value-type="float" office:value="0.00005791776" calcext:value-type="float">
            <text:p>5.791776E-05</text:p>
          </table:table-cell>
          <table:table-cell office:value-type="float" office:value="0.00008163932" calcext:value-type="float">
            <text:p>8.163932E-05</text:p>
          </table:table-cell>
          <table:table-cell office:value-type="float" office:value="0.00002008055" calcext:value-type="float">
            <text:p>2.008055E-05</text:p>
          </table:table-cell>
          <table:table-cell office:value-type="float" office:value="0.003430243" calcext:value-type="float">
            <text:p>0.003430243</text:p>
          </table:table-cell>
          <table:table-cell office:value-type="float" office:value="0.000009006637" calcext:value-type="float">
            <text:p>9.006637E-06</text:p>
          </table:table-cell>
          <table:table-cell office:value-type="float" office:value="0.0002502438" calcext:value-type="float">
            <text:p>0.0002502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406" calcext:value-type="float">
            <text:p>0.0158406</text:p>
          </table:table-cell>
        </table:table-row>
        <table:table-row table:style-name="ro1">
          <table:table-cell office:value-type="float" office:value="0.8931071" calcext:value-type="float">
            <text:p>0.8931071</text:p>
          </table:table-cell>
          <table:table-cell office:value-type="float" office:value="0.05691471" calcext:value-type="float">
            <text:p>0.05691471</text:p>
          </table:table-cell>
          <table:table-cell office:value-type="float" office:value="0.8931071" calcext:value-type="float">
            <text:p>0.8931071</text:p>
          </table:table-cell>
          <table:table-cell office:value-type="float" office:value="0.0003295098" calcext:value-type="float">
            <text:p>0.0003295098</text:p>
          </table:table-cell>
          <table:table-cell office:value-type="float" office:value="0.0004040299" calcext:value-type="float">
            <text:p>0.0004040299</text:p>
          </table:table-cell>
          <table:table-cell office:value-type="float" office:value="0.0001081024" calcext:value-type="float">
            <text:p>0.0001081024</text:p>
          </table:table-cell>
          <table:table-cell office:value-type="float" office:value="0.00008941799" calcext:value-type="float">
            <text:p>0.000089418</text:p>
          </table:table-cell>
          <table:table-cell office:value-type="float" office:value="0.0004364305" calcext:value-type="float">
            <text:p>0.0004364305</text:p>
          </table:table-cell>
          <table:table-cell office:value-type="float" office:value="0.000001330135" calcext:value-type="float">
            <text:p>1.330135E-06</text:p>
          </table:table-cell>
          <table:table-cell office:value-type="float" office:value="0.0003347054" calcext:value-type="float">
            <text:p>0.0003347054</text:p>
          </table:table-cell>
          <table:table-cell office:value-type="float" office:value="0.0002335144" calcext:value-type="float">
            <text:p>0.0002335144</text:p>
          </table:table-cell>
          <table:table-cell office:value-type="float" office:value="0.0002000737" calcext:value-type="float">
            <text:p>0.0002000737</text:p>
          </table:table-cell>
          <table:table-cell office:value-type="float" office:value="0.00006949687" calcext:value-type="float">
            <text:p>6.949687E-05</text:p>
          </table:table-cell>
          <table:table-cell office:value-type="float" office:value="0.000162115" calcext:value-type="float">
            <text:p>0.000162115</text:p>
          </table:table-cell>
          <table:table-cell office:value-type="float" office:value="0.0002291403" calcext:value-type="float">
            <text:p>0.0002291403</text:p>
          </table:table-cell>
          <table:table-cell office:value-type="float" office:value="0.0003076188" calcext:value-type="float">
            <text:p>0.0003076188</text:p>
          </table:table-cell>
          <table:table-cell office:value-type="float" office:value="0.00006994639" calcext:value-type="float">
            <text:p>6.994639E-05</text:p>
          </table:table-cell>
          <table:table-cell office:value-type="float" office:value="0.00008532251" calcext:value-type="float">
            <text:p>8.532251E-05</text:p>
          </table:table-cell>
          <table:table-cell office:value-type="float" office:value="0.003125367" calcext:value-type="float">
            <text:p>0.003125367</text:p>
          </table:table-cell>
          <table:table-cell office:value-type="float" office:value="0.0006145578" calcext:value-type="float">
            <text:p>0.0006145578</text:p>
          </table:table-cell>
          <table:table-cell office:value-type="float" office:value="0.0003930018" calcext:value-type="float">
            <text:p>0.0003930018</text:p>
          </table:table-cell>
          <table:table-cell office:value-type="float" office:value="0.00005714933" calcext:value-type="float">
            <text:p>5.714933E-05</text:p>
          </table:table-cell>
          <table:table-cell office:value-type="float" office:value="0.003488451" calcext:value-type="float">
            <text:p>0.003488451</text:p>
          </table:table-cell>
          <table:table-cell office:value-type="float" office:value="0.0002147851" calcext:value-type="float">
            <text:p>0.0002147851</text:p>
          </table:table-cell>
          <table:table-cell office:value-type="float" office:value="0.00007372598" calcext:value-type="float">
            <text:p>0.000073726</text:p>
          </table:table-cell>
          <table:table-cell office:value-type="float" office:value="0.000196918" calcext:value-type="float">
            <text:p>0.000196918</text:p>
          </table:table-cell>
          <table:table-cell office:value-type="float" office:value="0.0001234558" calcext:value-type="float">
            <text:p>0.0001234558</text:p>
          </table:table-cell>
          <table:table-cell office:value-type="float" office:value="0.00005990215" calcext:value-type="float">
            <text:p>5.990215E-05</text:p>
          </table:table-cell>
          <table:table-cell office:value-type="float" office:value="0.0001488533" calcext:value-type="float">
            <text:p>0.0001488533</text:p>
          </table:table-cell>
          <table:table-cell office:value-type="float" office:value="0.00001149083" calcext:value-type="float">
            <text:p>1.149083E-05</text:p>
          </table:table-cell>
          <table:table-cell office:value-type="float" office:value="0.000005005845" calcext:value-type="float">
            <text:p>5.005845E-06</text:p>
          </table:table-cell>
          <table:table-cell office:value-type="float" office:value="0.0003785237" calcext:value-type="float">
            <text:p>0.0003785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8138" calcext:value-type="float">
            <text:p>0.01578138</text:p>
          </table:table-cell>
        </table:table-row>
        <table:table-row table:style-name="ro1">
          <table:table-cell office:value-type="float" office:value="0.2031016" calcext:value-type="float">
            <text:p>0.2031016</text:p>
          </table:table-cell>
          <table:table-cell office:value-type="float" office:value="0.5513445" calcext:value-type="float">
            <text:p>0.5513445</text:p>
          </table:table-cell>
          <table:table-cell office:value-type="float" office:value="0.2031016" calcext:value-type="float">
            <text:p>0.2031016</text:p>
          </table:table-cell>
          <table:table-cell office:value-type="float" office:value="0.0001420253" calcext:value-type="float">
            <text:p>0.0001420253</text:p>
          </table:table-cell>
          <table:table-cell office:value-type="float" office:value="0.00003978745" calcext:value-type="float">
            <text:p>3.978745E-05</text:p>
          </table:table-cell>
          <table:table-cell office:value-type="float" office:value="0.00001624809" calcext:value-type="float">
            <text:p>1.624809E-05</text:p>
          </table:table-cell>
          <table:table-cell office:value-type="float" office:value="0.0001469076" calcext:value-type="float">
            <text:p>0.0001469076</text:p>
          </table:table-cell>
          <table:table-cell office:value-type="float" office:value="0.0006501616" calcext:value-type="float">
            <text:p>0.0006501616</text:p>
          </table:table-cell>
          <table:table-cell office:value-type="float" office:value="0.0003779984" calcext:value-type="float">
            <text:p>0.0003779984</text:p>
          </table:table-cell>
          <table:table-cell office:value-type="float" office:value="0.000108606" calcext:value-type="float">
            <text:p>0.000108606</text:p>
          </table:table-cell>
          <table:table-cell office:value-type="float" office:value="0.0004063275" calcext:value-type="float">
            <text:p>0.0004063275</text:p>
          </table:table-cell>
          <table:table-cell office:value-type="float" office:value="0.00004625626" calcext:value-type="float">
            <text:p>4.625626E-05</text:p>
          </table:table-cell>
          <table:table-cell office:value-type="float" office:value="0.001094975" calcext:value-type="float">
            <text:p>0.001094975</text:p>
          </table:table-cell>
          <table:table-cell office:value-type="float" office:value="0.00006862613" calcext:value-type="float">
            <text:p>6.862613E-05</text:p>
          </table:table-cell>
          <table:table-cell office:value-type="float" office:value="0.00004164498" calcext:value-type="float">
            <text:p>0.000041645</text:p>
          </table:table-cell>
          <table:table-cell office:value-type="float" office:value="0.000007020722" calcext:value-type="float">
            <text:p>7.020722E-06</text:p>
          </table:table-cell>
          <table:table-cell office:value-type="float" office:value="0.000009874583" calcext:value-type="float">
            <text:p>9.874583E-06</text:p>
          </table:table-cell>
          <table:table-cell office:value-type="float" office:value="0.00004529684" calcext:value-type="float">
            <text:p>4.529684E-05</text:p>
          </table:table-cell>
          <table:table-cell office:value-type="float" office:value="0.001782329" calcext:value-type="float">
            <text:p>0.001782329</text:p>
          </table:table-cell>
          <table:table-cell office:value-type="float" office:value="0.000108657" calcext:value-type="float">
            <text:p>0.000108657</text:p>
          </table:table-cell>
          <table:table-cell office:value-type="float" office:value="0.0002025814" calcext:value-type="float">
            <text:p>0.0002025814</text:p>
          </table:table-cell>
          <table:table-cell office:value-type="float" office:value="0.00005204972" calcext:value-type="float">
            <text:p>5.204972E-05</text:p>
          </table:table-cell>
          <table:table-cell office:value-type="float" office:value="0.001660673" calcext:value-type="float">
            <text:p>0.001660673</text:p>
          </table:table-cell>
          <table:table-cell office:value-type="float" office:value="0.0003222435" calcext:value-type="float">
            <text:p>0.0003222435</text:p>
          </table:table-cell>
          <table:table-cell office:value-type="float" office:value="0.0008558163" calcext:value-type="float">
            <text:p>0.0008558163</text:p>
          </table:table-cell>
          <table:table-cell office:value-type="float" office:value="0.00003895086" calcext:value-type="float">
            <text:p>3.895086E-05</text:p>
          </table:table-cell>
          <table:table-cell office:value-type="float" office:value="0.000003062244" calcext:value-type="float">
            <text:p>3.062244E-06</text:p>
          </table:table-cell>
          <table:table-cell office:value-type="float" office:value="0.00003471287" calcext:value-type="float">
            <text:p>3.471287E-05</text:p>
          </table:table-cell>
          <table:table-cell office:value-type="float" office:value="0.00001921685" calcext:value-type="float">
            <text:p>1.921685E-05</text:p>
          </table:table-cell>
          <table:table-cell office:value-type="float" office:value="0.00001380604" calcext:value-type="float">
            <text:p>0.000013806</text:p>
          </table:table-cell>
          <table:table-cell office:value-type="float" office:value="0.00002761568" calcext:value-type="float">
            <text:p>2.761568E-05</text:p>
          </table:table-cell>
          <table:table-cell office:value-type="float" office:value="0.00004596865" calcext:value-type="float">
            <text:p>4.59686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2333" calcext:value-type="float">
            <text:p>0.01502333</text:p>
          </table:table-cell>
        </table:table-row>
        <table:table-row table:style-name="ro1">
          <table:table-cell office:value-type="float" office:value="0.2441949" calcext:value-type="float">
            <text:p>0.2441949</text:p>
          </table:table-cell>
          <table:table-cell office:value-type="float" office:value="0.5069493" calcext:value-type="float">
            <text:p>0.5069493</text:p>
          </table:table-cell>
          <table:table-cell office:value-type="float" office:value="0.2441949" calcext:value-type="float">
            <text:p>0.2441949</text:p>
          </table:table-cell>
          <table:table-cell office:value-type="float" office:value="0.0003081042" calcext:value-type="float">
            <text:p>0.0003081042</text:p>
          </table:table-cell>
          <table:table-cell office:value-type="float" office:value="0.00004144648" calcext:value-type="float">
            <text:p>4.144648E-05</text:p>
          </table:table-cell>
          <table:table-cell office:value-type="float" office:value="0.00002517734" calcext:value-type="float">
            <text:p>2.517734E-05</text:p>
          </table:table-cell>
          <table:table-cell office:value-type="float" office:value="0.00008425822" calcext:value-type="float">
            <text:p>8.425822E-05</text:p>
          </table:table-cell>
          <table:table-cell office:value-type="float" office:value="0.001878451" calcext:value-type="float">
            <text:p>0.001878451</text:p>
          </table:table-cell>
          <table:table-cell office:value-type="float" office:value="0.00009077715" calcext:value-type="float">
            <text:p>9.077715E-05</text:p>
          </table:table-cell>
          <table:table-cell office:value-type="float" office:value="0.0002196465" calcext:value-type="float">
            <text:p>0.0002196465</text:p>
          </table:table-cell>
          <table:table-cell office:value-type="float" office:value="0.00007933484" calcext:value-type="float">
            <text:p>7.933484E-05</text:p>
          </table:table-cell>
          <table:table-cell office:value-type="float" office:value="0.00002903417" calcext:value-type="float">
            <text:p>2.903417E-05</text:p>
          </table:table-cell>
          <table:table-cell office:value-type="float" office:value="0.00005772742" calcext:value-type="float">
            <text:p>5.772742E-05</text:p>
          </table:table-cell>
          <table:table-cell office:value-type="float" office:value="0.00006147222" calcext:value-type="float">
            <text:p>6.147222E-05</text:p>
          </table:table-cell>
          <table:table-cell office:value-type="float" office:value="0.00004569921" calcext:value-type="float">
            <text:p>4.569921E-05</text:p>
          </table:table-cell>
          <table:table-cell office:value-type="float" office:value="0.000048439" calcext:value-type="float">
            <text:p>0.000048439</text:p>
          </table:table-cell>
          <table:table-cell office:value-type="float" office:value="0.00001796229" calcext:value-type="float">
            <text:p>1.796229E-05</text:p>
          </table:table-cell>
          <table:table-cell office:value-type="float" office:value="0.000002144117" calcext:value-type="float">
            <text:p>2.144117E-06</text:p>
          </table:table-cell>
          <table:table-cell office:value-type="float" office:value="0.0001975441" calcext:value-type="float">
            <text:p>0.0001975441</text:p>
          </table:table-cell>
          <table:table-cell office:value-type="float" office:value="0.0001517156" calcext:value-type="float">
            <text:p>0.0001517156</text:p>
          </table:table-cell>
          <table:table-cell office:value-type="float" office:value="0.0001483473" calcext:value-type="float">
            <text:p>0.0001483473</text:p>
          </table:table-cell>
          <table:table-cell office:value-type="float" office:value="0.00007200958" calcext:value-type="float">
            <text:p>7.200958E-05</text:p>
          </table:table-cell>
          <table:table-cell office:value-type="float" office:value="0.0004684735" calcext:value-type="float">
            <text:p>0.0004684735</text:p>
          </table:table-cell>
          <table:table-cell office:value-type="float" office:value="0.0001835692" calcext:value-type="float">
            <text:p>0.0001835692</text:p>
          </table:table-cell>
          <table:table-cell office:value-type="float" office:value="0.0001133129" calcext:value-type="float">
            <text:p>0.0001133129</text:p>
          </table:table-cell>
          <table:table-cell office:value-type="float" office:value="0.0000227494" calcext:value-type="float">
            <text:p>2.27494E-05</text:p>
          </table:table-cell>
          <table:table-cell office:value-type="float" office:value="0.0000799564" calcext:value-type="float">
            <text:p>7.99564E-05</text:p>
          </table:table-cell>
          <table:table-cell office:value-type="float" office:value="0.00007823029" calcext:value-type="float">
            <text:p>7.823029E-05</text:p>
          </table:table-cell>
          <table:table-cell office:value-type="float" office:value="0.0002092029" calcext:value-type="float">
            <text:p>0.0002092029</text:p>
          </table:table-cell>
          <table:table-cell office:value-type="float" office:value="0.000008367149" calcext:value-type="float">
            <text:p>8.367149E-06</text:p>
          </table:table-cell>
          <table:table-cell office:value-type="float" office:value="0.000008185171" calcext:value-type="float">
            <text:p>8.185171E-06</text:p>
          </table:table-cell>
          <table:table-cell office:value-type="float" office:value="0.00001870966" calcext:value-type="float">
            <text:p>1.87096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0548" calcext:value-type="float">
            <text:p>0.01500548</text:p>
          </table:table-cell>
        </table:table-row>
        <table:table-row table:style-name="ro1">
          <table:table-cell office:value-type="float" office:value="0.2305384" calcext:value-type="float">
            <text:p>0.2305384</text:p>
          </table:table-cell>
          <table:table-cell office:value-type="float" office:value="0.520147" calcext:value-type="float">
            <text:p>0.520147</text:p>
          </table:table-cell>
          <table:table-cell office:value-type="float" office:value="0.2305384" calcext:value-type="float">
            <text:p>0.2305384</text:p>
          </table:table-cell>
          <table:table-cell office:value-type="float" office:value="0.0001287955" calcext:value-type="float">
            <text:p>0.0001287955</text:p>
          </table:table-cell>
          <table:table-cell office:value-type="float" office:value="0.00006346997" calcext:value-type="float">
            <text:p>0.00006347</text:p>
          </table:table-cell>
          <table:table-cell office:value-type="float" office:value="0.00001349394" calcext:value-type="float">
            <text:p>1.349394E-05</text:p>
          </table:table-cell>
          <table:table-cell office:value-type="float" office:value="0.00007322095" calcext:value-type="float">
            <text:p>0.000073221</text:p>
          </table:table-cell>
          <table:table-cell office:value-type="float" office:value="0.0002133397" calcext:value-type="float">
            <text:p>0.0002133397</text:p>
          </table:table-cell>
          <table:table-cell office:value-type="float" office:value="0.0001146613" calcext:value-type="float">
            <text:p>0.0001146613</text:p>
          </table:table-cell>
          <table:table-cell office:value-type="float" office:value="0.00001269401" calcext:value-type="float">
            <text:p>0.000012694</text:p>
          </table:table-cell>
          <table:table-cell office:value-type="float" office:value="0.00008564782" calcext:value-type="float">
            <text:p>8.564782E-05</text:p>
          </table:table-cell>
          <table:table-cell office:value-type="float" office:value="0.00003128283" calcext:value-type="float">
            <text:p>3.128283E-05</text:p>
          </table:table-cell>
          <table:table-cell office:value-type="float" office:value="0.00005652583" calcext:value-type="float">
            <text:p>5.652583E-05</text:p>
          </table:table-cell>
          <table:table-cell office:value-type="float" office:value="0.00001148119" calcext:value-type="float">
            <text:p>1.148119E-05</text:p>
          </table:table-cell>
          <table:table-cell office:value-type="float" office:value="0.00007707592" calcext:value-type="float">
            <text:p>7.707592E-05</text:p>
          </table:table-cell>
          <table:table-cell office:value-type="float" office:value="0.0000008688923" calcext:value-type="float">
            <text:p>8.688923E-07</text:p>
          </table:table-cell>
          <table:table-cell office:value-type="float" office:value="0.00001154978" calcext:value-type="float">
            <text:p>1.154978E-05</text:p>
          </table:table-cell>
          <table:table-cell office:value-type="float" office:value="0.000002232827" calcext:value-type="float">
            <text:p>2.232827E-06</text:p>
          </table:table-cell>
          <table:table-cell office:value-type="float" office:value="0.00008042731" calcext:value-type="float">
            <text:p>8.042731E-05</text:p>
          </table:table-cell>
          <table:table-cell office:value-type="float" office:value="0.00001568891" calcext:value-type="float">
            <text:p>1.568891E-05</text:p>
          </table:table-cell>
          <table:table-cell office:value-type="float" office:value="0.000005489894" calcext:value-type="float">
            <text:p>5.489894E-06</text:p>
          </table:table-cell>
          <table:table-cell office:value-type="float" office:value="0.000009125805" calcext:value-type="float">
            <text:p>9.125805E-06</text:p>
          </table:table-cell>
          <table:table-cell office:value-type="float" office:value="0.00005465745" calcext:value-type="float">
            <text:p>5.465745E-05</text:p>
          </table:table-cell>
          <table:table-cell office:value-type="float" office:value="0.00002576189" calcext:value-type="float">
            <text:p>2.576189E-05</text:p>
          </table:table-cell>
          <table:table-cell office:value-type="float" office:value="0.000004280256" calcext:value-type="float">
            <text:p>4.280256E-06</text:p>
          </table:table-cell>
          <table:table-cell office:value-type="float" office:value="0.00002314271" calcext:value-type="float">
            <text:p>2.314271E-05</text:p>
          </table:table-cell>
          <table:table-cell office:value-type="float" office:value="0.00004443848" calcext:value-type="float">
            <text:p>4.443848E-05</text:p>
          </table:table-cell>
          <table:table-cell office:value-type="float" office:value="0.00001709569" calcext:value-type="float">
            <text:p>1.709569E-05</text:p>
          </table:table-cell>
          <table:table-cell office:value-type="float" office:value="0.00001203847" calcext:value-type="float">
            <text:p>1.203847E-05</text:p>
          </table:table-cell>
          <table:table-cell office:value-type="float" office:value="0.0000166706" calcext:value-type="float">
            <text:p>1.66706E-05</text:p>
          </table:table-cell>
          <table:table-cell office:value-type="float" office:value="0.000002416097" calcext:value-type="float">
            <text:p>2.416097E-06</text:p>
          </table:table-cell>
          <table:table-cell office:value-type="float" office:value="0.00002680221" calcext:value-type="float">
            <text:p>2.68022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5448" calcext:value-type="float">
            <text:p>0.01495448</text:p>
          </table:table-cell>
        </table:table-row>
        <table:table-row table:style-name="ro1">
          <table:table-cell office:value-type="float" office:value="0.5194571" calcext:value-type="float">
            <text:p>0.5194571</text:p>
          </table:table-cell>
          <table:table-cell office:value-type="float" office:value="0.2795411" calcext:value-type="float">
            <text:p>0.2795411</text:p>
          </table:table-cell>
          <table:table-cell office:value-type="float" office:value="0.5194571" calcext:value-type="float">
            <text:p>0.5194571</text:p>
          </table:table-cell>
          <table:table-cell office:value-type="float" office:value="0.00006555399" calcext:value-type="float">
            <text:p>0.000065554</text:p>
          </table:table-cell>
          <table:table-cell office:value-type="float" office:value="0.00001975484" calcext:value-type="float">
            <text:p>1.975484E-05</text:p>
          </table:table-cell>
          <table:table-cell office:value-type="float" office:value="0.000006466453" calcext:value-type="float">
            <text:p>6.466453E-06</text:p>
          </table:table-cell>
          <table:table-cell office:value-type="float" office:value="0.00007530836" calcext:value-type="float">
            <text:p>7.530836E-05</text:p>
          </table:table-cell>
          <table:table-cell office:value-type="float" office:value="0.00004041491" calcext:value-type="float">
            <text:p>4.041491E-05</text:p>
          </table:table-cell>
          <table:table-cell office:value-type="float" office:value="0.000001838679" calcext:value-type="float">
            <text:p>1.838679E-06</text:p>
          </table:table-cell>
          <table:table-cell office:value-type="float" office:value="0.00001275312" calcext:value-type="float">
            <text:p>1.275312E-05</text:p>
          </table:table-cell>
          <table:table-cell office:value-type="float" office:value="0.00009378649" calcext:value-type="float">
            <text:p>9.378649E-05</text:p>
          </table:table-cell>
          <table:table-cell office:value-type="float" office:value="0.0000004657334" calcext:value-type="float">
            <text:p>4.657334E-07</text:p>
          </table:table-cell>
          <table:table-cell office:value-type="float" office:value="0.00006951834" calcext:value-type="float">
            <text:p>6.951834E-05</text:p>
          </table:table-cell>
          <table:table-cell office:value-type="float" office:value="0.00007271833" calcext:value-type="float">
            <text:p>7.271833E-05</text:p>
          </table:table-cell>
          <table:table-cell office:value-type="float" office:value="0.00002850319" calcext:value-type="float">
            <text:p>2.850319E-05</text:p>
          </table:table-cell>
          <table:table-cell office:value-type="float" office:value="0.0001413592" calcext:value-type="float">
            <text:p>0.0001413592</text:p>
          </table:table-cell>
          <table:table-cell office:value-type="float" office:value="0.00001373436" calcext:value-type="float">
            <text:p>1.373436E-05</text:p>
          </table:table-cell>
          <table:table-cell office:value-type="float" office:value="0.00007834726" calcext:value-type="float">
            <text:p>7.834726E-05</text:p>
          </table:table-cell>
          <table:table-cell office:value-type="float" office:value="0.00007456421" calcext:value-type="float">
            <text:p>7.456421E-05</text:p>
          </table:table-cell>
          <table:table-cell office:value-type="float" office:value="0.00003290586" calcext:value-type="float">
            <text:p>3.290586E-05</text:p>
          </table:table-cell>
          <table:table-cell office:value-type="float" office:value="0.00002554646" calcext:value-type="float">
            <text:p>2.554646E-05</text:p>
          </table:table-cell>
          <table:table-cell office:value-type="float" office:value="0.00006342142" calcext:value-type="float">
            <text:p>6.342142E-05</text:p>
          </table:table-cell>
          <table:table-cell office:value-type="float" office:value="0.0001444666" calcext:value-type="float">
            <text:p>0.0001444666</text:p>
          </table:table-cell>
          <table:table-cell office:value-type="float" office:value="0.00004510294" calcext:value-type="float">
            <text:p>4.510294E-05</text:p>
          </table:table-cell>
          <table:table-cell office:value-type="float" office:value="0.00001055202" calcext:value-type="float">
            <text:p>0.000010552</text:p>
          </table:table-cell>
          <table:table-cell office:value-type="float" office:value="0.0001022639" calcext:value-type="float">
            <text:p>0.0001022639</text:p>
          </table:table-cell>
          <table:table-cell office:value-type="float" office:value="0.00002820409" calcext:value-type="float">
            <text:p>2.820409E-05</text:p>
          </table:table-cell>
          <table:table-cell office:value-type="float" office:value="0.00006260435" calcext:value-type="float">
            <text:p>6.260435E-05</text:p>
          </table:table-cell>
          <table:table-cell office:value-type="float" office:value="0.00002235101" calcext:value-type="float">
            <text:p>0.000022351</text:p>
          </table:table-cell>
          <table:table-cell office:value-type="float" office:value="0.00001149083" calcext:value-type="float">
            <text:p>1.149083E-05</text:p>
          </table:table-cell>
          <table:table-cell office:value-type="float" office:value="0.000003417059" calcext:value-type="float">
            <text:p>3.417059E-06</text:p>
          </table:table-cell>
          <table:table-cell office:value-type="float" office:value="0.00003709408" calcext:value-type="float">
            <text:p>3.7094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2047" calcext:value-type="float">
            <text:p>0.01452047</text:p>
          </table:table-cell>
        </table:table-row>
        <table:table-row table:style-name="ro1">
          <table:table-cell office:value-type="float" office:value="0.8456543" calcext:value-type="float">
            <text:p>0.8456543</text:p>
          </table:table-cell>
          <table:table-cell office:value-type="float" office:value="0.08115858" calcext:value-type="float">
            <text:p>0.08115858</text:p>
          </table:table-cell>
          <table:table-cell office:value-type="float" office:value="0.8456543" calcext:value-type="float">
            <text:p>0.8456543</text:p>
          </table:table-cell>
          <table:table-cell office:value-type="float" office:value="0.0002362642" calcext:value-type="float">
            <text:p>0.0002362642</text:p>
          </table:table-cell>
          <table:table-cell office:value-type="float" office:value="0.0002845727" calcext:value-type="float">
            <text:p>0.0002845727</text:p>
          </table:table-cell>
          <table:table-cell office:value-type="float" office:value="0.00001009085" calcext:value-type="float">
            <text:p>1.009085E-05</text:p>
          </table:table-cell>
          <table:table-cell office:value-type="float" office:value="0.00007920301" calcext:value-type="float">
            <text:p>0.000079203</text:p>
          </table:table-cell>
          <table:table-cell office:value-type="float" office:value="0.001301644" calcext:value-type="float">
            <text:p>0.001301644</text:p>
          </table:table-cell>
          <table:table-cell office:value-type="float" office:value="0.0001146613" calcext:value-type="float">
            <text:p>0.0001146613</text:p>
          </table:table-cell>
          <table:table-cell office:value-type="float" office:value="0.00005821191" calcext:value-type="float">
            <text:p>5.821191E-05</text:p>
          </table:table-cell>
          <table:table-cell office:value-type="float" office:value="0.0001723176" calcext:value-type="float">
            <text:p>0.0001723176</text:p>
          </table:table-cell>
          <table:table-cell office:value-type="float" office:value="0.00003128283" calcext:value-type="float">
            <text:p>3.128283E-05</text:p>
          </table:table-cell>
          <table:table-cell office:value-type="float" office:value="0.0005021852" calcext:value-type="float">
            <text:p>0.0005021852</text:p>
          </table:table-cell>
          <table:table-cell office:value-type="float" office:value="0.00002830343" calcext:value-type="float">
            <text:p>2.830343E-05</text:p>
          </table:table-cell>
          <table:table-cell office:value-type="float" office:value="0.00007538786" calcext:value-type="float">
            <text:p>7.538786E-05</text:p>
          </table:table-cell>
          <table:table-cell office:value-type="float" office:value="0.000006367004" calcext:value-type="float">
            <text:p>0.000006367</text:p>
          </table:table-cell>
          <table:table-cell office:value-type="float" office:value="0.00004721461" calcext:value-type="float">
            <text:p>4.721461E-05</text:p>
          </table:table-cell>
          <table:table-cell office:value-type="float" office:value="0.000002295803" calcext:value-type="float">
            <text:p>2.295803E-06</text:p>
          </table:table-cell>
          <table:table-cell office:value-type="float" office:value="0.00007113071" calcext:value-type="float">
            <text:p>7.113071E-05</text:p>
          </table:table-cell>
          <table:table-cell office:value-type="float" office:value="0.00003700258" calcext:value-type="float">
            <text:p>3.700258E-05</text:p>
          </table:table-cell>
          <table:table-cell office:value-type="float" office:value="0.000005489894" calcext:value-type="float">
            <text:p>5.489894E-06</text:p>
          </table:table-cell>
          <table:table-cell office:value-type="float" office:value="0.00006018241" calcext:value-type="float">
            <text:p>6.018241E-05</text:p>
          </table:table-cell>
          <table:table-cell office:value-type="float" office:value="0.0009586236" calcext:value-type="float">
            <text:p>0.0009586236</text:p>
          </table:table-cell>
          <table:table-cell office:value-type="float" office:value="0.00008442322" calcext:value-type="float">
            <text:p>8.442322E-05</text:p>
          </table:table-cell>
          <table:table-cell office:value-type="float" office:value="0.000003742017" calcext:value-type="float">
            <text:p>0.000003742</text:p>
          </table:table-cell>
          <table:table-cell office:value-type="float" office:value="0.0001572162" calcext:value-type="float">
            <text:p>0.0001572162</text:p>
          </table:table-cell>
          <table:table-cell office:value-type="float" office:value="0.00004443848" calcext:value-type="float">
            <text:p>4.443848E-05</text:p>
          </table:table-cell>
          <table:table-cell office:value-type="float" office:value="0.00001586764" calcext:value-type="float">
            <text:p>1.586764E-05</text:p>
          </table:table-cell>
          <table:table-cell office:value-type="float" office:value="0.00001360034" calcext:value-type="float">
            <text:p>1.360034E-05</text:p>
          </table:table-cell>
          <table:table-cell office:value-type="float" office:value="0.00003304288" calcext:value-type="float">
            <text:p>3.304288E-05</text:p>
          </table:table-cell>
          <table:table-cell office:value-type="float" office:value="0.000005602726" calcext:value-type="float">
            <text:p>5.602726E-06</text:p>
          </table:table-cell>
          <table:table-cell office:value-type="float" office:value="0.00005109372" calcext:value-type="float">
            <text:p>5.10937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7667" calcext:value-type="float">
            <text:p>0.01417667</text:p>
          </table:table-cell>
        </table:table-row>
        <table:table-row table:style-name="ro1">
          <table:table-cell office:value-type="float" office:value="0.4420247" calcext:value-type="float">
            <text:p>0.4420247</text:p>
          </table:table-cell>
          <table:table-cell office:value-type="float" office:value="0.3360516" calcext:value-type="float">
            <text:p>0.3360516</text:p>
          </table:table-cell>
          <table:table-cell office:value-type="float" office:value="0.4420247" calcext:value-type="float">
            <text:p>0.4420247</text:p>
          </table:table-cell>
          <table:table-cell office:value-type="float" office:value="0.0004350635" calcext:value-type="float">
            <text:p>0.0004350635</text:p>
          </table:table-cell>
          <table:table-cell office:value-type="float" office:value="0.00004706934" calcext:value-type="float">
            <text:p>4.706934E-05</text:p>
          </table:table-cell>
          <table:table-cell office:value-type="float" office:value="0.000005110751" calcext:value-type="float">
            <text:p>5.110751E-06</text:p>
          </table:table-cell>
          <table:table-cell office:value-type="float" office:value="0.000151258" calcext:value-type="float">
            <text:p>0.000151258</text:p>
          </table:table-cell>
          <table:table-cell office:value-type="float" office:value="0.00005094788" calcext:value-type="float">
            <text:p>5.094788E-05</text:p>
          </table:table-cell>
          <table:table-cell office:value-type="float" office:value="0.00008893374" calcext:value-type="float">
            <text:p>8.893374E-05</text:p>
          </table:table-cell>
          <table:table-cell office:value-type="float" office:value="0.0003512492" calcext:value-type="float">
            <text:p>0.0003512492</text:p>
          </table:table-cell>
          <table:table-cell office:value-type="float" office:value="0.0002840852" calcext:value-type="float">
            <text:p>0.0002840852</text:p>
          </table:table-cell>
          <table:table-cell office:value-type="float" office:value="0.00006342697" calcext:value-type="float">
            <text:p>0.000063427</text:p>
          </table:table-cell>
          <table:table-cell office:value-type="float" office:value="0.00008038994" calcext:value-type="float">
            <text:p>8.038994E-05</text:p>
          </table:table-cell>
          <table:table-cell office:value-type="float" office:value="0.00001830597" calcext:value-type="float">
            <text:p>0.000018306</text:p>
          </table:table-cell>
          <table:table-cell office:value-type="float" office:value="0.0002293925" calcext:value-type="float">
            <text:p>0.0002293925</text:p>
          </table:table-cell>
          <table:table-cell office:value-type="float" office:value="0.00005416704" calcext:value-type="float">
            <text:p>0.000054167</text:p>
          </table:table-cell>
          <table:table-cell office:value-type="float" office:value="0.000001811992" calcext:value-type="float">
            <text:p>0.000001812</text:p>
          </table:table-cell>
          <table:table-cell office:value-type="float" office:value="0.00001477676" calcext:value-type="float">
            <text:p>1.477676E-05</text:p>
          </table:table-cell>
          <table:table-cell office:value-type="float" office:value="0.0002462554" calcext:value-type="float">
            <text:p>0.0002462554</text:p>
          </table:table-cell>
          <table:table-cell office:value-type="float" office:value="0.0001222347" calcext:value-type="float">
            <text:p>0.0001222347</text:p>
          </table:table-cell>
          <table:table-cell office:value-type="float" office:value="0.00007470895" calcext:value-type="float">
            <text:p>0.000074709</text:p>
          </table:table-cell>
          <table:table-cell office:value-type="float" office:value="0.00004316944" calcext:value-type="float">
            <text:p>4.316944E-05</text:p>
          </table:table-cell>
          <table:table-cell office:value-type="float" office:value="0.001587737" calcext:value-type="float">
            <text:p>0.001587737</text:p>
          </table:table-cell>
          <table:table-cell office:value-type="float" office:value="0.00009893928" calcext:value-type="float">
            <text:p>9.893928E-05</text:p>
          </table:table-cell>
          <table:table-cell office:value-type="float" office:value="0.00006573022" calcext:value-type="float">
            <text:p>6.573022E-05</text:p>
          </table:table-cell>
          <table:table-cell office:value-type="float" office:value="0.00003808654" calcext:value-type="float">
            <text:p>3.808654E-05</text:p>
          </table:table-cell>
          <table:table-cell office:value-type="float" office:value="0.0001045725" calcext:value-type="float">
            <text:p>0.0001045725</text:p>
          </table:table-cell>
          <table:table-cell office:value-type="float" office:value="0.0000510148" calcext:value-type="float">
            <text:p>5.10148E-05</text:p>
          </table:table-cell>
          <table:table-cell office:value-type="float" office:value="0.00001003719" calcext:value-type="float">
            <text:p>1.003719E-05</text:p>
          </table:table-cell>
          <table:table-cell office:value-type="float" office:value="0.000004609641" calcext:value-type="float">
            <text:p>4.609641E-06</text:p>
          </table:table-cell>
          <table:table-cell office:value-type="float" office:value="0.00002335911" calcext:value-type="float">
            <text:p>2.335911E-05</text:p>
          </table:table-cell>
          <table:table-cell office:value-type="float" office:value="0.000001391986" calcext:value-type="float">
            <text:p>0.000001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8996" calcext:value-type="float">
            <text:p>0.01408996</text:p>
          </table:table-cell>
        </table:table-row>
        <table:table-row table:style-name="ro1">
          <table:table-cell office:value-type="float" office:value="0.3769876" calcext:value-type="float">
            <text:p>0.3769876</text:p>
          </table:table-cell>
          <table:table-cell office:value-type="float" office:value="0.3875063" calcext:value-type="float">
            <text:p>0.3875063</text:p>
          </table:table-cell>
          <table:table-cell office:value-type="float" office:value="0.3769876" calcext:value-type="float">
            <text:p>0.3769876</text:p>
          </table:table-cell>
          <table:table-cell office:value-type="float" office:value="0.0001627338" calcext:value-type="float">
            <text:p>0.0001627338</text:p>
          </table:table-cell>
          <table:table-cell office:value-type="float" office:value="0.0003082497" calcext:value-type="float">
            <text:p>0.0003082497</text:p>
          </table:table-cell>
          <table:table-cell office:value-type="float" office:value="0.00005592382" calcext:value-type="float">
            <text:p>5.592382E-05</text:p>
          </table:table-cell>
          <table:table-cell office:value-type="float" office:value="0.00007034635" calcext:value-type="float">
            <text:p>7.034635E-05</text:p>
          </table:table-cell>
          <table:table-cell office:value-type="float" office:value="0.0001836182" calcext:value-type="float">
            <text:p>0.0001836182</text:p>
          </table:table-cell>
          <table:table-cell office:value-type="float" office:value="0.000008605854" calcext:value-type="float">
            <text:p>8.605854E-06</text:p>
          </table:table-cell>
          <table:table-cell office:value-type="float" office:value="0.00001341313" calcext:value-type="float">
            <text:p>1.341313E-05</text:p>
          </table:table-cell>
          <table:table-cell office:value-type="float" office:value="0.00008343486" calcext:value-type="float">
            <text:p>8.343486E-05</text:p>
          </table:table-cell>
          <table:table-cell office:value-type="float" office:value="0.00002614138" calcext:value-type="float">
            <text:p>2.614138E-05</text:p>
          </table:table-cell>
          <table:table-cell office:value-type="float" office:value="0.0001255026" calcext:value-type="float">
            <text:p>0.0001255026</text:p>
          </table:table-cell>
          <table:table-cell office:value-type="float" office:value="0.000006644246" calcext:value-type="float">
            <text:p>6.644246E-06</text:p>
          </table:table-cell>
          <table:table-cell office:value-type="float" office:value="0.00003212123" calcext:value-type="float">
            <text:p>3.212123E-05</text:p>
          </table:table-cell>
          <table:table-cell office:value-type="float" office:value="0.0001483137" calcext:value-type="float">
            <text:p>0.0001483137</text:p>
          </table:table-cell>
          <table:table-cell office:value-type="float" office:value="0.00001074738" calcext:value-type="float">
            <text:p>1.074738E-05</text:p>
          </table:table-cell>
          <table:table-cell office:value-type="float" office:value="0.00001278577" calcext:value-type="float">
            <text:p>1.278577E-05</text:p>
          </table:table-cell>
          <table:table-cell office:value-type="float" office:value="0.00031414" calcext:value-type="float">
            <text:p>0.00031414</text:p>
          </table:table-cell>
          <table:table-cell office:value-type="float" office:value="0.001866768" calcext:value-type="float">
            <text:p>0.001866768</text:p>
          </table:table-cell>
          <table:table-cell office:value-type="float" office:value="0.0001019957" calcext:value-type="float">
            <text:p>0.0001019957</text:p>
          </table:table-cell>
          <table:table-cell office:value-type="float" office:value="0.00001325226" calcext:value-type="float">
            <text:p>1.325226E-05</text:p>
          </table:table-cell>
          <table:table-cell office:value-type="float" office:value="0.00305927" calcext:value-type="float">
            <text:p>0.00305927</text:p>
          </table:table-cell>
          <table:table-cell office:value-type="float" office:value="0.0001621865" calcext:value-type="float">
            <text:p>0.0001621865</text:p>
          </table:table-cell>
          <table:table-cell office:value-type="float" office:value="0.00005670904" calcext:value-type="float">
            <text:p>0.000056709</text:p>
          </table:table-cell>
          <table:table-cell office:value-type="float" office:value="0.000009920561" calcext:value-type="float">
            <text:p>9.920561E-06</text:p>
          </table:table-cell>
          <table:table-cell office:value-type="float" office:value="0.00004804846" calcext:value-type="float">
            <text:p>4.804846E-05</text:p>
          </table:table-cell>
          <table:table-cell office:value-type="float" office:value="0.000007885964" calcext:value-type="float">
            <text:p>0.000007886</text:p>
          </table:table-cell>
          <table:table-cell office:value-type="float" office:value="0.00001775957" calcext:value-type="float">
            <text:p>1.775957E-05</text:p>
          </table:table-cell>
          <table:table-cell office:value-type="float" office:value="0.00001395753" calcext:value-type="float">
            <text:p>1.395753E-05</text:p>
          </table:table-cell>
          <table:table-cell office:value-type="float" office:value="0.000004386811" calcext:value-type="float">
            <text:p>4.386811E-06</text:p>
          </table:table-cell>
          <table:table-cell office:value-type="float" office:value="0.00004545093" calcext:value-type="float">
            <text:p>4.54509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483" calcext:value-type="float">
            <text:p>0.0138483</text:p>
          </table:table-cell>
        </table:table-row>
        <table:table-row table:style-name="ro1">
          <table:table-cell office:value-type="float" office:value="0.3235431" calcext:value-type="float">
            <text:p>0.3235431</text:p>
          </table:table-cell>
          <table:table-cell office:value-type="float" office:value="0.4316987" calcext:value-type="float">
            <text:p>0.4316987</text:p>
          </table:table-cell>
          <table:table-cell office:value-type="float" office:value="0.3235431" calcext:value-type="float">
            <text:p>0.3235431</text:p>
          </table:table-cell>
          <table:table-cell office:value-type="float" office:value="0.0001712301" calcext:value-type="float">
            <text:p>0.0001712301</text:p>
          </table:table-cell>
          <table:table-cell office:value-type="float" office:value="0.0004279735" calcext:value-type="float">
            <text:p>0.0004279735</text:p>
          </table:table-cell>
          <table:table-cell office:value-type="float" office:value="0.00001648138" calcext:value-type="float">
            <text:p>1.648138E-05</text:p>
          </table:table-cell>
          <table:table-cell office:value-type="float" office:value="0.00004039566" calcext:value-type="float">
            <text:p>4.039566E-05</text:p>
          </table:table-cell>
          <table:table-cell office:value-type="float" office:value="0.0001252193" calcext:value-type="float">
            <text:p>0.0001252193</text:p>
          </table:table-cell>
          <table:table-cell office:value-type="float" office:value="0.00002651923" calcext:value-type="float">
            <text:p>2.651923E-05</text:p>
          </table:table-cell>
          <table:table-cell office:value-type="float" office:value="0.00001470322" calcext:value-type="float">
            <text:p>1.470322E-05</text:p>
          </table:table-cell>
          <table:table-cell office:value-type="float" office:value="0.0001399993" calcext:value-type="float">
            <text:p>0.0001399993</text:p>
          </table:table-cell>
          <table:table-cell office:value-type="float" office:value="0.00004495654" calcext:value-type="float">
            <text:p>4.495654E-05</text:p>
          </table:table-cell>
          <table:table-cell office:value-type="float" office:value="0.00004651364" calcext:value-type="float">
            <text:p>4.651364E-05</text:p>
          </table:table-cell>
          <table:table-cell office:value-type="float" office:value="0.0000196859" calcext:value-type="float">
            <text:p>1.96859E-05</text:p>
          </table:table-cell>
          <table:table-cell office:value-type="float" office:value="0.00004465839" calcext:value-type="float">
            <text:p>4.465839E-05</text:p>
          </table:table-cell>
          <table:table-cell office:value-type="float" office:value="0.00009476467" calcext:value-type="float">
            <text:p>9.476467E-05</text:p>
          </table:table-cell>
          <table:table-cell office:value-type="float" office:value="0.00004058185" calcext:value-type="float">
            <text:p>4.058185E-05</text:p>
          </table:table-cell>
          <table:table-cell office:value-type="float" office:value="0.0000008457346" calcext:value-type="float">
            <text:p>8.457346E-07</text:p>
          </table:table-cell>
          <table:table-cell office:value-type="float" office:value="0.0001500667" calcext:value-type="float">
            <text:p>0.0001500667</text:p>
          </table:table-cell>
          <table:table-cell office:value-type="float" office:value="0.00009470436" calcext:value-type="float">
            <text:p>9.470436E-05</text:p>
          </table:table-cell>
          <table:table-cell office:value-type="float" office:value="0.00002296216" calcext:value-type="float">
            <text:p>2.296216E-05</text:p>
          </table:table-cell>
          <table:table-cell office:value-type="float" office:value="0.000009163139" calcext:value-type="float">
            <text:p>9.163139E-06</text:p>
          </table:table-cell>
          <table:table-cell office:value-type="float" office:value="0.000317443" calcext:value-type="float">
            <text:p>0.000317443</text:p>
          </table:table-cell>
          <table:table-cell office:value-type="float" office:value="0.0001620761" calcext:value-type="float">
            <text:p>0.0001620761</text:p>
          </table:table-cell>
          <table:table-cell office:value-type="float" office:value="0.0000600371" calcext:value-type="float">
            <text:p>6.00371E-05</text:p>
          </table:table-cell>
          <table:table-cell office:value-type="float" office:value="0.00001720348" calcext:value-type="float">
            <text:p>1.720348E-05</text:p>
          </table:table-cell>
          <table:table-cell office:value-type="float" office:value="0.0000580446" calcext:value-type="float">
            <text:p>5.80446E-05</text:p>
          </table:table-cell>
          <table:table-cell office:value-type="float" office:value="0.000004777136" calcext:value-type="float">
            <text:p>4.777136E-06</text:p>
          </table:table-cell>
          <table:table-cell office:value-type="float" office:value="0.00006681363" calcext:value-type="float">
            <text:p>6.681363E-05</text:p>
          </table:table-cell>
          <table:table-cell office:value-type="float" office:value="0.00001930266" calcext:value-type="float">
            <text:p>1.930266E-05</text:p>
          </table:table-cell>
          <table:table-cell office:value-type="float" office:value="0.000006643995" calcext:value-type="float">
            <text:p>0.000006644</text:p>
          </table:table-cell>
          <table:table-cell office:value-type="float" office:value="0.00004002871" calcext:value-type="float">
            <text:p>4.00287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1973" calcext:value-type="float">
            <text:p>0.01381973</text:p>
          </table:table-cell>
        </table:table-row>
        <table:table-row table:style-name="ro1">
          <table:table-cell office:value-type="float" office:value="0.8032854" calcext:value-type="float">
            <text:p>0.8032854</text:p>
          </table:table-cell>
          <table:table-cell office:value-type="float" office:value="0.1058261" calcext:value-type="float">
            <text:p>0.1058261</text:p>
          </table:table-cell>
          <table:table-cell office:value-type="float" office:value="0.8032854" calcext:value-type="float">
            <text:p>0.8032854</text:p>
          </table:table-cell>
          <table:table-cell office:value-type="float" office:value="0.005551982" calcext:value-type="float">
            <text:p>0.005551982</text:p>
          </table:table-cell>
          <table:table-cell office:value-type="float" office:value="0.00003661207" calcext:value-type="float">
            <text:p>3.661207E-05</text:p>
          </table:table-cell>
          <table:table-cell office:value-type="float" office:value="0.00007557906" calcext:value-type="float">
            <text:p>7.557906E-05</text:p>
          </table:table-cell>
          <table:table-cell office:value-type="float" office:value="0.0001028187" calcext:value-type="float">
            <text:p>0.0001028187</text:p>
          </table:table-cell>
          <table:table-cell office:value-type="float" office:value="0.003649333" calcext:value-type="float">
            <text:p>0.003649333</text:p>
          </table:table-cell>
          <table:table-cell office:value-type="float" office:value="0.00002262816" calcext:value-type="float">
            <text:p>2.262816E-05</text:p>
          </table:table-cell>
          <table:table-cell office:value-type="float" office:value="0.0003609646" calcext:value-type="float">
            <text:p>0.0003609646</text:p>
          </table:table-cell>
          <table:table-cell office:value-type="float" office:value="0.000229198" calcext:value-type="float">
            <text:p>0.000229198</text:p>
          </table:table-cell>
          <table:table-cell office:value-type="float" office:value="0.00002297751" calcext:value-type="float">
            <text:p>2.297751E-05</text:p>
          </table:table-cell>
          <table:table-cell office:value-type="float" office:value="0.0000609818" calcext:value-type="float">
            <text:p>6.09818E-05</text:p>
          </table:table-cell>
          <table:table-cell office:value-type="float" office:value="0.00006293236" calcext:value-type="float">
            <text:p>6.293236E-05</text:p>
          </table:table-cell>
          <table:table-cell office:value-type="float" office:value="0.0001274411" calcext:value-type="float">
            <text:p>0.0001274411</text:p>
          </table:table-cell>
          <table:table-cell office:value-type="float" office:value="0.000007938494" calcext:value-type="float">
            <text:p>7.938494E-06</text:p>
          </table:table-cell>
          <table:table-cell office:value-type="float" office:value="0.00001642887" calcext:value-type="float">
            <text:p>1.642887E-05</text:p>
          </table:table-cell>
          <table:table-cell office:value-type="float" office:value="0.0000001278382" calcext:value-type="float">
            <text:p>1.278382E-07</text:p>
          </table:table-cell>
          <table:table-cell office:value-type="float" office:value="0.0002953911" calcext:value-type="float">
            <text:p>0.0002953911</text:p>
          </table:table-cell>
          <table:table-cell office:value-type="float" office:value="0.00007173939" calcext:value-type="float">
            <text:p>7.173939E-05</text:p>
          </table:table-cell>
          <table:table-cell office:value-type="float" office:value="0.0001494025" calcext:value-type="float">
            <text:p>0.0001494025</text:p>
          </table:table-cell>
          <table:table-cell office:value-type="float" office:value="0.00001119337" calcext:value-type="float">
            <text:p>1.119337E-05</text:p>
          </table:table-cell>
          <table:table-cell office:value-type="float" office:value="0.0006595509" calcext:value-type="float">
            <text:p>0.0006595509</text:p>
          </table:table-cell>
          <table:table-cell office:value-type="float" office:value="0.00007594281" calcext:value-type="float">
            <text:p>7.594281E-05</text:p>
          </table:table-cell>
          <table:table-cell office:value-type="float" office:value="0.00000554098" calcext:value-type="float">
            <text:p>0.000005541</text:p>
          </table:table-cell>
          <table:table-cell office:value-type="float" office:value="0.00002279731" calcext:value-type="float">
            <text:p>2.279731E-05</text:p>
          </table:table-cell>
          <table:table-cell office:value-type="float" office:value="0.0000609111" calcext:value-type="float">
            <text:p>6.09111E-05</text:p>
          </table:table-cell>
          <table:table-cell office:value-type="float" office:value="0.00006106495" calcext:value-type="float">
            <text:p>0.000061065</text:p>
          </table:table-cell>
          <table:table-cell office:value-type="float" office:value="0.00002577826" calcext:value-type="float">
            <text:p>2.577826E-05</text:p>
          </table:table-cell>
          <table:table-cell office:value-type="float" office:value="0.00001297522" calcext:value-type="float">
            <text:p>1.297522E-05</text:p>
          </table:table-cell>
          <table:table-cell office:value-type="float" office:value="0.0000003045547" calcext:value-type="float">
            <text:p>3.045547E-07</text:p>
          </table:table-cell>
          <table:table-cell office:value-type="float" office:value="0.0004014562" calcext:value-type="float">
            <text:p>0.0004014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5907" calcext:value-type="float">
            <text:p>0.01375907</text:p>
          </table:table-cell>
        </table:table-row>
        <table:table-row table:style-name="ro1">
          <table:table-cell office:value-type="float" office:value="0.1971854" calcext:value-type="float">
            <text:p>0.1971854</text:p>
          </table:table-cell>
          <table:table-cell office:value-type="float" office:value="0.5561372" calcext:value-type="float">
            <text:p>0.5561372</text:p>
          </table:table-cell>
          <table:table-cell office:value-type="float" office:value="0.1971854" calcext:value-type="float">
            <text:p>0.1971854</text:p>
          </table:table-cell>
          <table:table-cell office:value-type="float" office:value="0.0001076546" calcext:value-type="float">
            <text:p>0.0001076546</text:p>
          </table:table-cell>
          <table:table-cell office:value-type="float" office:value="0.000004972251" calcext:value-type="float">
            <text:p>4.972251E-06</text:p>
          </table:table-cell>
          <table:table-cell office:value-type="float" office:value="0.00001574863" calcext:value-type="float">
            <text:p>1.574863E-05</text:p>
          </table:table-cell>
          <table:table-cell office:value-type="float" office:value="0.00006058825" calcext:value-type="float">
            <text:p>6.058825E-05</text:p>
          </table:table-cell>
          <table:table-cell office:value-type="float" office:value="0.00002471017" calcext:value-type="float">
            <text:p>2.471017E-05</text:p>
          </table:table-cell>
          <table:table-cell office:value-type="float" office:value="0.00006033311" calcext:value-type="float">
            <text:p>6.033311E-05</text:p>
          </table:table-cell>
          <table:table-cell office:value-type="float" office:value="0.000006282433" calcext:value-type="float">
            <text:p>6.282433E-06</text:p>
          </table:table-cell>
          <table:table-cell office:value-type="float" office:value="0.0001125947" calcext:value-type="float">
            <text:p>0.0001125947</text:p>
          </table:table-cell>
          <table:table-cell office:value-type="float" office:value="0.000003262876" calcext:value-type="float">
            <text:p>3.262876E-06</text:p>
          </table:table-cell>
          <table:table-cell office:value-type="float" office:value="0.00001252137" calcext:value-type="float">
            <text:p>1.252137E-05</text:p>
          </table:table-cell>
          <table:table-cell office:value-type="float" office:value="0.000009690453" calcext:value-type="float">
            <text:p>9.690453E-06</text:p>
          </table:table-cell>
          <table:table-cell office:value-type="float" office:value="0.00003096478" calcext:value-type="float">
            <text:p>3.096478E-05</text:p>
          </table:table-cell>
          <table:table-cell office:value-type="float" office:value="0.00001404939" calcext:value-type="float">
            <text:p>1.404939E-05</text:p>
          </table:table-cell>
          <table:table-cell office:value-type="float" office:value="0.000003235695" calcext:value-type="float">
            <text:p>3.235695E-06</text:p>
          </table:table-cell>
          <table:table-cell office:value-type="float" office:value="0.000004055079" calcext:value-type="float">
            <text:p>4.055079E-06</text:p>
          </table:table-cell>
          <table:table-cell office:value-type="float" office:value="0.0001116531" calcext:value-type="float">
            <text:p>0.0001116531</text:p>
          </table:table-cell>
          <table:table-cell office:value-type="float" office:value="0.0000125356" calcext:value-type="float">
            <text:p>1.25356E-05</text:p>
          </table:table-cell>
          <table:table-cell office:value-type="float" office:value="0.00002052193" calcext:value-type="float">
            <text:p>2.052193E-05</text:p>
          </table:table-cell>
          <table:table-cell office:value-type="float" office:value="0.000003087841" calcext:value-type="float">
            <text:p>3.087841E-06</text:p>
          </table:table-cell>
          <table:table-cell office:value-type="float" office:value="0.00006039149" calcext:value-type="float">
            <text:p>6.039149E-05</text:p>
          </table:table-cell>
          <table:table-cell office:value-type="float" office:value="0.000008267507" calcext:value-type="float">
            <text:p>8.267507E-06</text:p>
          </table:table-cell>
          <table:table-cell office:value-type="float" office:value="0.00002268343" calcext:value-type="float">
            <text:p>2.268343E-05</text:p>
          </table:table-cell>
          <table:table-cell office:value-type="float" office:value="0.00001726018" calcext:value-type="float">
            <text:p>1.726018E-05</text:p>
          </table:table-cell>
          <table:table-cell office:value-type="float" office:value="0.00003250392" calcext:value-type="float">
            <text:p>3.250392E-05</text:p>
          </table:table-cell>
          <table:table-cell office:value-type="float" office:value="0.0000008216806" calcext:value-type="float">
            <text:p>8.216806E-07</text:p>
          </table:table-cell>
          <table:table-cell office:value-type="float" office:value="0.00001752898" calcext:value-type="float">
            <text:p>0.000017529</text:p>
          </table:table-cell>
          <table:table-cell office:value-type="float" office:value="0.000005141233" calcext:value-type="float">
            <text:p>5.141233E-06</text:p>
          </table:table-cell>
          <table:table-cell office:value-type="float" office:value="0.000006660811" calcext:value-type="float">
            <text:p>6.660811E-06</text:p>
          </table:table-cell>
          <table:table-cell office:value-type="float" office:value="0.000008573205" calcext:value-type="float">
            <text:p>8.57320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1525" calcext:value-type="float">
            <text:p>0.01361525</text:p>
          </table:table-cell>
        </table:table-row>
        <table:table-row table:style-name="ro1">
          <table:table-cell office:value-type="float" office:value="0.2394082" calcext:value-type="float">
            <text:p>0.2394082</text:p>
          </table:table-cell>
          <table:table-cell office:value-type="float" office:value="0.5115416" calcext:value-type="float">
            <text:p>0.5115416</text:p>
          </table:table-cell>
          <table:table-cell office:value-type="float" office:value="0.2394082" calcext:value-type="float">
            <text:p>0.2394082</text:p>
          </table:table-cell>
          <table:table-cell office:value-type="float" office:value="0.0003081042" calcext:value-type="float">
            <text:p>0.0003081042</text:p>
          </table:table-cell>
          <table:table-cell office:value-type="float" office:value="0.00004144648" calcext:value-type="float">
            <text:p>4.144648E-05</text:p>
          </table:table-cell>
          <table:table-cell office:value-type="float" office:value="0.000008725507" calcext:value-type="float">
            <text:p>8.725507E-06</text:p>
          </table:table-cell>
          <table:table-cell office:value-type="float" office:value="0.00007251306" calcext:value-type="float">
            <text:p>7.251306E-05</text:p>
          </table:table-cell>
          <table:table-cell office:value-type="float" office:value="0.001698726" calcext:value-type="float">
            <text:p>0.001698726</text:p>
          </table:table-cell>
          <table:table-cell office:value-type="float" office:value="0.00009077715" calcext:value-type="float">
            <text:p>9.077715E-05</text:p>
          </table:table-cell>
          <table:table-cell office:value-type="float" office:value="0.00009719273" calcext:value-type="float">
            <text:p>9.719273E-05</text:p>
          </table:table-cell>
          <table:table-cell office:value-type="float" office:value="0.00007913722" calcext:value-type="float">
            <text:p>7.913722E-05</text:p>
          </table:table-cell>
          <table:table-cell office:value-type="float" office:value="0.00003514322" calcext:value-type="float">
            <text:p>3.514322E-05</text:p>
          </table:table-cell>
          <table:table-cell office:value-type="float" office:value="0.00005805819" calcext:value-type="float">
            <text:p>5.805819E-05</text:p>
          </table:table-cell>
          <table:table-cell office:value-type="float" office:value="0.000004699791" calcext:value-type="float">
            <text:p>4.699791E-06</text:p>
          </table:table-cell>
          <table:table-cell office:value-type="float" office:value="0.00004569921" calcext:value-type="float">
            <text:p>4.569921E-05</text:p>
          </table:table-cell>
          <table:table-cell office:value-type="float" office:value="0.000045655" calcext:value-type="float">
            <text:p>0.000045655</text:p>
          </table:table-cell>
          <table:table-cell office:value-type="float" office:value="0.0000223679" calcext:value-type="float">
            <text:p>2.23679E-05</text:p>
          </table:table-cell>
          <table:table-cell office:value-type="float" office:value="0.0000006102892" calcext:value-type="float">
            <text:p>6.102892E-07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1517156" calcext:value-type="float">
            <text:p>0.0001517156</text:p>
          </table:table-cell>
          <table:table-cell office:value-type="float" office:value="0.00003180899" calcext:value-type="float">
            <text:p>0.000031809</text:p>
          </table:table-cell>
          <table:table-cell office:value-type="float" office:value="0.00001890986" calcext:value-type="float">
            <text:p>1.890986E-05</text:p>
          </table:table-cell>
          <table:table-cell office:value-type="float" office:value="0.0002657321" calcext:value-type="float">
            <text:p>0.0002657321</text:p>
          </table:table-cell>
          <table:table-cell office:value-type="float" office:value="0.0001588447" calcext:value-type="float">
            <text:p>0.0001588447</text:p>
          </table:table-cell>
          <table:table-cell office:value-type="float" office:value="0.00003071611" calcext:value-type="float">
            <text:p>3.071611E-05</text:p>
          </table:table-cell>
          <table:table-cell office:value-type="float" office:value="0.0000227494" calcext:value-type="float">
            <text:p>2.27494E-05</text:p>
          </table:table-cell>
          <table:table-cell office:value-type="float" office:value="0.00001874573" calcext:value-type="float">
            <text:p>1.874573E-05</text:p>
          </table:table-cell>
          <table:table-cell office:value-type="float" office:value="0.00008246413" calcext:value-type="float">
            <text:p>8.246413E-05</text:p>
          </table:table-cell>
          <table:table-cell office:value-type="float" office:value="0.00002866702" calcext:value-type="float">
            <text:p>0.000028667</text:p>
          </table:table-cell>
          <table:table-cell office:value-type="float" office:value="0.000008317436" calcext:value-type="float">
            <text:p>8.317436E-06</text:p>
          </table:table-cell>
          <table:table-cell office:value-type="float" office:value="0.000001714043" calcext:value-type="float">
            <text:p>0.000001714</text:p>
          </table:table-cell>
          <table:table-cell office:value-type="float" office:value="0.00001200033" calcext:value-type="float">
            <text:p>1.20003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7783" calcext:value-type="float">
            <text:p>0.01347783</text:p>
          </table:table-cell>
        </table:table-row>
        <table:table-row table:style-name="ro1">
          <table:table-cell office:value-type="float" office:value="0.6252463" calcext:value-type="float">
            <text:p>0.6252463</text:p>
          </table:table-cell>
          <table:table-cell office:value-type="float" office:value="0.2097889" calcext:value-type="float">
            <text:p>0.2097889</text:p>
          </table:table-cell>
          <table:table-cell office:value-type="float" office:value="0.6252463" calcext:value-type="float">
            <text:p>0.6252463</text:p>
          </table:table-cell>
          <table:table-cell office:value-type="float" office:value="0.00009386092" calcext:value-type="float">
            <text:p>9.386092E-05</text:p>
          </table:table-cell>
          <table:table-cell office:value-type="float" office:value="0.00005201249" calcext:value-type="float">
            <text:p>5.201249E-05</text:p>
          </table:table-cell>
          <table:table-cell office:value-type="float" office:value="0.00003506305" calcext:value-type="float">
            <text:p>3.506305E-05</text:p>
          </table:table-cell>
          <table:table-cell office:value-type="float" office:value="0.00008479505" calcext:value-type="float">
            <text:p>8.479505E-05</text:p>
          </table:table-cell>
          <table:table-cell office:value-type="float" office:value="0.00008694138" calcext:value-type="float">
            <text:p>8.694138E-05</text:p>
          </table:table-cell>
          <table:table-cell office:value-type="float" office:value="0.0000002106395" calcext:value-type="float">
            <text:p>2.106395E-07</text:p>
          </table:table-cell>
          <table:table-cell office:value-type="float" office:value="0.00001709842" calcext:value-type="float">
            <text:p>1.709842E-05</text:p>
          </table:table-cell>
          <table:table-cell office:value-type="float" office:value="0.0001057737" calcext:value-type="float">
            <text:p>0.0001057737</text:p>
          </table:table-cell>
          <table:table-cell office:value-type="float" office:value="0.00002340961" calcext:value-type="float">
            <text:p>2.340961E-05</text:p>
          </table:table-cell>
          <table:table-cell office:value-type="float" office:value="0.00004650469" calcext:value-type="float">
            <text:p>4.650469E-05</text:p>
          </table:table-cell>
          <table:table-cell office:value-type="float" office:value="0.00007271833" calcext:value-type="float">
            <text:p>7.271833E-05</text:p>
          </table:table-cell>
          <table:table-cell office:value-type="float" office:value="0.00006736067" calcext:value-type="float">
            <text:p>6.736067E-05</text:p>
          </table:table-cell>
          <table:table-cell office:value-type="float" office:value="0.00002997056" calcext:value-type="float">
            <text:p>2.997056E-05</text:p>
          </table:table-cell>
          <table:table-cell office:value-type="float" office:value="0.0000005710059" calcext:value-type="float">
            <text:p>0.000000571</text:p>
          </table:table-cell>
          <table:table-cell office:value-type="float" office:value="0.000003991842" calcext:value-type="float">
            <text:p>3.991842E-06</text:p>
          </table:table-cell>
          <table:table-cell office:value-type="float" office:value="0.001211767" calcext:value-type="float">
            <text:p>0.001211767</text:p>
          </table:table-cell>
          <table:table-cell office:value-type="float" office:value="0.0000294641" calcext:value-type="float">
            <text:p>2.94641E-05</text:p>
          </table:table-cell>
          <table:table-cell office:value-type="float" office:value="0.00001747187" calcext:value-type="float">
            <text:p>1.747187E-05</text:p>
          </table:table-cell>
          <table:table-cell office:value-type="float" office:value="0.00001221297" calcext:value-type="float">
            <text:p>0.000012213</text:p>
          </table:table-cell>
          <table:table-cell office:value-type="float" office:value="0.0003717594" calcext:value-type="float">
            <text:p>0.0003717594</text:p>
          </table:table-cell>
          <table:table-cell office:value-type="float" office:value="0.00001142801" calcext:value-type="float">
            <text:p>0.000011428</text:p>
          </table:table-cell>
          <table:table-cell office:value-type="float" office:value="0.0000363912" calcext:value-type="float">
            <text:p>3.63912E-05</text:p>
          </table:table-cell>
          <table:table-cell office:value-type="float" office:value="0.00005236238" calcext:value-type="float">
            <text:p>5.236238E-05</text:p>
          </table:table-cell>
          <table:table-cell office:value-type="float" office:value="0.00009891579" calcext:value-type="float">
            <text:p>9.891579E-05</text:p>
          </table:table-cell>
          <table:table-cell office:value-type="float" office:value="0.00005485835" calcext:value-type="float">
            <text:p>5.485835E-05</text:p>
          </table:table-cell>
          <table:table-cell office:value-type="float" office:value="0.0000274357" calcext:value-type="float">
            <text:p>2.74357E-05</text:p>
          </table:table-cell>
          <table:table-cell office:value-type="float" office:value="0.00001149497" calcext:value-type="float">
            <text:p>0.000011495</text:p>
          </table:table-cell>
          <table:table-cell office:value-type="float" office:value="0.000005122082" calcext:value-type="float">
            <text:p>5.122082E-06</text:p>
          </table:table-cell>
          <table:table-cell office:value-type="float" office:value="0.00007828039" calcext:value-type="float">
            <text:p>7.82803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395" calcext:value-type="float">
            <text:p>0.0128395</text:p>
          </table:table-cell>
        </table:table-row>
        <table:table-row table:style-name="ro1">
          <table:table-cell office:value-type="float" office:value="0.01802853" calcext:value-type="float">
            <text:p>0.01802853</text:p>
          </table:table-cell>
          <table:table-cell office:value-type="float" office:value="0.8670452" calcext:value-type="float">
            <text:p>0.8670452</text:p>
          </table:table-cell>
          <table:table-cell office:value-type="float" office:value="0.01802853" calcext:value-type="float">
            <text:p>0.01802853</text:p>
          </table:table-cell>
          <table:table-cell office:value-type="float" office:value="0.0001541309" calcext:value-type="float">
            <text:p>0.0001541309</text:p>
          </table:table-cell>
          <table:table-cell office:value-type="float" office:value="0.00003416207" calcext:value-type="float">
            <text:p>3.416207E-05</text:p>
          </table:table-cell>
          <table:table-cell office:value-type="float" office:value="0.00003477123" calcext:value-type="float">
            <text:p>3.477123E-05</text:p>
          </table:table-cell>
          <table:table-cell office:value-type="float" office:value="0.00003174554" calcext:value-type="float">
            <text:p>3.174554E-05</text:p>
          </table:table-cell>
          <table:table-cell office:value-type="float" office:value="0.0004576038" calcext:value-type="float">
            <text:p>0.0004576038</text:p>
          </table:table-cell>
          <table:table-cell office:value-type="float" office:value="0.00008719695" calcext:value-type="float">
            <text:p>0.000087197</text:p>
          </table:table-cell>
          <table:table-cell office:value-type="float" office:value="0.000009880414" calcext:value-type="float">
            <text:p>9.880414E-06</text:p>
          </table:table-cell>
          <table:table-cell office:value-type="float" office:value="0.00003230029" calcext:value-type="float">
            <text:p>3.230029E-05</text:p>
          </table:table-cell>
          <table:table-cell office:value-type="float" office:value="0.00001140711" calcext:value-type="float">
            <text:p>1.140711E-05</text:p>
          </table:table-cell>
          <table:table-cell office:value-type="float" office:value="0.000005619127" calcext:value-type="float">
            <text:p>5.619127E-06</text:p>
          </table:table-cell>
          <table:table-cell office:value-type="float" office:value="0.00001219068" calcext:value-type="float">
            <text:p>1.219068E-05</text:p>
          </table:table-cell>
          <table:table-cell office:value-type="float" office:value="0.000003390801" calcext:value-type="float">
            <text:p>3.390801E-06</text:p>
          </table:table-cell>
          <table:table-cell office:value-type="float" office:value="0.00001903293" calcext:value-type="float">
            <text:p>1.903293E-05</text:p>
          </table:table-cell>
          <table:table-cell office:value-type="float" office:value="0.000007868075" calcext:value-type="float">
            <text:p>7.868075E-06</text:p>
          </table:table-cell>
          <table:table-cell office:value-type="float" office:value="0.00000901979" calcext:value-type="float">
            <text:p>9.01979E-06</text:p>
          </table:table-cell>
          <table:table-cell office:value-type="float" office:value="0.0001788438" calcext:value-type="float">
            <text:p>0.0001788438</text:p>
          </table:table-cell>
          <table:table-cell office:value-type="float" office:value="0.0002251541" calcext:value-type="float">
            <text:p>0.0002251541</text:p>
          </table:table-cell>
          <table:table-cell office:value-type="float" office:value="0.00001455442" calcext:value-type="float">
            <text:p>1.455442E-05</text:p>
          </table:table-cell>
          <table:table-cell office:value-type="float" office:value="0.00006025388" calcext:value-type="float">
            <text:p>6.025388E-05</text:p>
          </table:table-cell>
          <table:table-cell office:value-type="float" office:value="0.002990628" calcext:value-type="float">
            <text:p>0.002990628</text:p>
          </table:table-cell>
          <table:table-cell office:value-type="float" office:value="0.00004502492" calcext:value-type="float">
            <text:p>4.502492E-05</text:p>
          </table:table-cell>
          <table:table-cell office:value-type="float" office:value="0.000002584269" calcext:value-type="float">
            <text:p>2.584269E-06</text:p>
          </table:table-cell>
          <table:table-cell office:value-type="float" office:value="0.00003190356" calcext:value-type="float">
            <text:p>3.190356E-05</text:p>
          </table:table-cell>
          <table:table-cell office:value-type="float" office:value="0.000007292096" calcext:value-type="float">
            <text:p>7.292096E-06</text:p>
          </table:table-cell>
          <table:table-cell office:value-type="float" office:value="0.000004398005" calcext:value-type="float">
            <text:p>0.000004398</text:p>
          </table:table-cell>
          <table:table-cell office:value-type="float" office:value="0.000008920765" calcext:value-type="float">
            <text:p>8.920765E-06</text:p>
          </table:table-cell>
          <table:table-cell office:value-type="float" office:value="0.000005186504" calcext:value-type="float">
            <text:p>5.186504E-06</text:p>
          </table:table-cell>
          <table:table-cell office:value-type="float" office:value="0.00000458046" calcext:value-type="float">
            <text:p>4.58046E-06</text:p>
          </table:table-cell>
          <table:table-cell office:value-type="float" office:value="0.00005441096" calcext:value-type="float">
            <text:p>0.000054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3376" calcext:value-type="float">
            <text:p>0.01283376</text:p>
          </table:table-cell>
        </table:table-row>
        <table:table-row table:style-name="ro1">
          <table:table-cell office:value-type="float" office:value="0.6252463" calcext:value-type="float">
            <text:p>0.6252463</text:p>
          </table:table-cell>
          <table:table-cell office:value-type="float" office:value="0.2097889" calcext:value-type="float">
            <text:p>0.2097889</text:p>
          </table:table-cell>
          <table:table-cell office:value-type="float" office:value="0.6252463" calcext:value-type="float">
            <text:p>0.6252463</text:p>
          </table:table-cell>
          <table:table-cell office:value-type="float" office:value="0.00009386092" calcext:value-type="float">
            <text:p>9.386092E-05</text:p>
          </table:table-cell>
          <table:table-cell office:value-type="float" office:value="0.00005201249" calcext:value-type="float">
            <text:p>5.201249E-05</text:p>
          </table:table-cell>
          <table:table-cell office:value-type="float" office:value="0.00003506305" calcext:value-type="float">
            <text:p>3.506305E-05</text:p>
          </table:table-cell>
          <table:table-cell office:value-type="float" office:value="0.00008479505" calcext:value-type="float">
            <text:p>8.479505E-05</text:p>
          </table:table-cell>
          <table:table-cell office:value-type="float" office:value="0.00008694138" calcext:value-type="float">
            <text:p>8.694138E-05</text:p>
          </table:table-cell>
          <table:table-cell office:value-type="float" office:value="0.0000002106395" calcext:value-type="float">
            <text:p>2.106395E-07</text:p>
          </table:table-cell>
          <table:table-cell office:value-type="float" office:value="0.00001709842" calcext:value-type="float">
            <text:p>1.709842E-05</text:p>
          </table:table-cell>
          <table:table-cell office:value-type="float" office:value="0.0001057737" calcext:value-type="float">
            <text:p>0.0001057737</text:p>
          </table:table-cell>
          <table:table-cell office:value-type="float" office:value="0.00002340961" calcext:value-type="float">
            <text:p>2.340961E-05</text:p>
          </table:table-cell>
          <table:table-cell office:value-type="float" office:value="0.00004650469" calcext:value-type="float">
            <text:p>4.650469E-05</text:p>
          </table:table-cell>
          <table:table-cell office:value-type="float" office:value="0.00007271833" calcext:value-type="float">
            <text:p>7.271833E-05</text:p>
          </table:table-cell>
          <table:table-cell office:value-type="float" office:value="0.00006736067" calcext:value-type="float">
            <text:p>6.736067E-05</text:p>
          </table:table-cell>
          <table:table-cell office:value-type="float" office:value="0.00002997056" calcext:value-type="float">
            <text:p>2.997056E-05</text:p>
          </table:table-cell>
          <table:table-cell office:value-type="float" office:value="0.0000005710059" calcext:value-type="float">
            <text:p>0.000000571</text:p>
          </table:table-cell>
          <table:table-cell office:value-type="float" office:value="0.000003991842" calcext:value-type="float">
            <text:p>3.991842E-06</text:p>
          </table:table-cell>
          <table:table-cell office:value-type="float" office:value="0.001211767" calcext:value-type="float">
            <text:p>0.001211767</text:p>
          </table:table-cell>
          <table:table-cell office:value-type="float" office:value="0.0000294641" calcext:value-type="float">
            <text:p>2.94641E-05</text:p>
          </table:table-cell>
          <table:table-cell office:value-type="float" office:value="0.00001747187" calcext:value-type="float">
            <text:p>1.747187E-05</text:p>
          </table:table-cell>
          <table:table-cell office:value-type="float" office:value="0.00001221297" calcext:value-type="float">
            <text:p>0.000012213</text:p>
          </table:table-cell>
          <table:table-cell office:value-type="float" office:value="0.0003717594" calcext:value-type="float">
            <text:p>0.0003717594</text:p>
          </table:table-cell>
          <table:table-cell office:value-type="float" office:value="0.00001142801" calcext:value-type="float">
            <text:p>0.000011428</text:p>
          </table:table-cell>
          <table:table-cell office:value-type="float" office:value="0.0000363912" calcext:value-type="float">
            <text:p>3.63912E-05</text:p>
          </table:table-cell>
          <table:table-cell office:value-type="float" office:value="0.00005236238" calcext:value-type="float">
            <text:p>5.236238E-05</text:p>
          </table:table-cell>
          <table:table-cell office:value-type="float" office:value="0.00009891579" calcext:value-type="float">
            <text:p>9.891579E-05</text:p>
          </table:table-cell>
          <table:table-cell office:value-type="float" office:value="0.00005485835" calcext:value-type="float">
            <text:p>5.485835E-05</text:p>
          </table:table-cell>
          <table:table-cell office:value-type="float" office:value="0.0000274357" calcext:value-type="float">
            <text:p>2.74357E-05</text:p>
          </table:table-cell>
          <table:table-cell office:value-type="float" office:value="0.00001149497" calcext:value-type="float">
            <text:p>0.000011495</text:p>
          </table:table-cell>
          <table:table-cell office:value-type="float" office:value="0.000005122082" calcext:value-type="float">
            <text:p>5.122082E-06</text:p>
          </table:table-cell>
          <table:table-cell office:value-type="float" office:value="0.00007828039" calcext:value-type="float">
            <text:p>7.82803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0599" calcext:value-type="float">
            <text:p>0.01270599</text:p>
          </table:table-cell>
        </table:table-row>
        <table:table-row table:style-name="ro1">
          <table:table-cell office:value-type="float" office:value="0.06265963" calcext:value-type="float">
            <text:p>0.06265963</text:p>
          </table:table-cell>
          <table:table-cell office:value-type="float" office:value="0.7502967" calcext:value-type="float">
            <text:p>0.7502967</text:p>
          </table:table-cell>
          <table:table-cell office:value-type="float" office:value="0.06265963" calcext:value-type="float">
            <text:p>0.06265963</text:p>
          </table:table-cell>
          <table:table-cell office:value-type="float" office:value="0.0003452401" calcext:value-type="float">
            <text:p>0.0003452401</text:p>
          </table:table-cell>
          <table:table-cell office:value-type="float" office:value="0.00006281344" calcext:value-type="float">
            <text:p>6.281344E-05</text:p>
          </table:table-cell>
          <table:table-cell office:value-type="float" office:value="0.00008669288" calcext:value-type="float">
            <text:p>8.669288E-05</text:p>
          </table:table-cell>
          <table:table-cell office:value-type="float" office:value="0.0001018383" calcext:value-type="float">
            <text:p>0.0001018383</text:p>
          </table:table-cell>
          <table:table-cell office:value-type="float" office:value="0.0002515513" calcext:value-type="float">
            <text:p>0.0002515513</text:p>
          </table:table-cell>
          <table:table-cell office:value-type="float" office:value="0.00002700139" calcext:value-type="float">
            <text:p>2.700139E-05</text:p>
          </table:table-cell>
          <table:table-cell office:value-type="float" office:value="0.000002626462" calcext:value-type="float">
            <text:p>2.626462E-06</text:p>
          </table:table-cell>
          <table:table-cell office:value-type="float" office:value="0.00008754648" calcext:value-type="float">
            <text:p>8.754648E-05</text:p>
          </table:table-cell>
          <table:table-cell office:value-type="float" office:value="0.0002034315" calcext:value-type="float">
            <text:p>0.0002034315</text:p>
          </table:table-cell>
          <table:table-cell office:value-type="float" office:value="0.0001280277" calcext:value-type="float">
            <text:p>0.0001280277</text:p>
          </table:table-cell>
          <table:table-cell office:value-type="float" office:value="0.00001932219" calcext:value-type="float">
            <text:p>1.932219E-05</text:p>
          </table:table-cell>
          <table:table-cell office:value-type="float" office:value="0.00000486211" calcext:value-type="float">
            <text:p>4.86211E-06</text:p>
          </table:table-cell>
          <table:table-cell office:value-type="float" office:value="0.00003495976" calcext:value-type="float">
            <text:p>3.495976E-05</text:p>
          </table:table-cell>
          <table:table-cell office:value-type="float" office:value="0.000009498835" calcext:value-type="float">
            <text:p>9.498835E-06</text:p>
          </table:table-cell>
          <table:table-cell office:value-type="float" office:value="0.000002689393" calcext:value-type="float">
            <text:p>2.689393E-06</text:p>
          </table:table-cell>
          <table:table-cell office:value-type="float" office:value="0.0001222665" calcext:value-type="float">
            <text:p>0.0001222665</text:p>
          </table:table-cell>
          <table:table-cell office:value-type="float" office:value="0.00001270137" calcext:value-type="float">
            <text:p>1.270137E-05</text:p>
          </table:table-cell>
          <table:table-cell office:value-type="float" office:value="0.00001572916" calcext:value-type="float">
            <text:p>1.572916E-05</text:p>
          </table:table-cell>
          <table:table-cell office:value-type="float" office:value="0.00002133159" calcext:value-type="float">
            <text:p>2.133159E-05</text:p>
          </table:table-cell>
          <table:table-cell office:value-type="float" office:value="0.00050604" calcext:value-type="float">
            <text:p>0.00050604</text:p>
          </table:table-cell>
          <table:table-cell office:value-type="float" office:value="0.00006755636" calcext:value-type="float">
            <text:p>6.755636E-05</text:p>
          </table:table-cell>
          <table:table-cell office:value-type="float" office:value="0.00001803219" calcext:value-type="float">
            <text:p>1.803219E-05</text:p>
          </table:table-cell>
          <table:table-cell office:value-type="float" office:value="0.00005591094" calcext:value-type="float">
            <text:p>5.591094E-05</text:p>
          </table:table-cell>
          <table:table-cell office:value-type="float" office:value="0.0000000964934" calcext:value-type="float">
            <text:p>9.64934E-08</text:p>
          </table:table-cell>
          <table:table-cell office:value-type="float" office:value="0.000005750019" calcext:value-type="float">
            <text:p>0.00000575</text:p>
          </table:table-cell>
          <table:table-cell office:value-type="float" office:value="0.000007141676" calcext:value-type="float">
            <text:p>7.141676E-06</text:p>
          </table:table-cell>
          <table:table-cell office:value-type="float" office:value="0.00001389204" calcext:value-type="float">
            <text:p>0.000013892</text:p>
          </table:table-cell>
          <table:table-cell office:value-type="float" office:value="0.000005752914" calcext:value-type="float">
            <text:p>5.752914E-06</text:p>
          </table:table-cell>
          <table:table-cell office:value-type="float" office:value="0.00004752392" calcext:value-type="float">
            <text:p>4.75239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1275" calcext:value-type="float">
            <text:p>0.01261275</text:p>
          </table:table-cell>
        </table:table-row>
        <table:table-row table:style-name="ro1">
          <table:table-cell office:value-type="float" office:value="0.05311213" calcext:value-type="float">
            <text:p>0.05311213</text:p>
          </table:table-cell>
          <table:table-cell office:value-type="float" office:value="0.7724545" calcext:value-type="float">
            <text:p>0.7724545</text:p>
          </table:table-cell>
          <table:table-cell office:value-type="float" office:value="0.05311213" calcext:value-type="float">
            <text:p>0.05311213</text:p>
          </table:table-cell>
          <table:table-cell office:value-type="float" office:value="0.009267505" calcext:value-type="float">
            <text:p>0.009267505</text:p>
          </table:table-cell>
          <table:table-cell office:value-type="float" office:value="0.00004774899" calcext:value-type="float">
            <text:p>0.000047749</text:p>
          </table:table-cell>
          <table:table-cell office:value-type="float" office:value="0.00005886075" calcext:value-type="float">
            <text:p>5.886075E-05</text:p>
          </table:table-cell>
          <table:table-cell office:value-type="float" office:value="0.000048603" calcext:value-type="float">
            <text:p>0.000048603</text:p>
          </table:table-cell>
          <table:table-cell office:value-type="float" office:value="0.0001056686" calcext:value-type="float">
            <text:p>0.0001056686</text:p>
          </table:table-cell>
          <table:table-cell office:value-type="float" office:value="0.000001026358" calcext:value-type="float">
            <text:p>1.026358E-06</text:p>
          </table:table-cell>
          <table:table-cell office:value-type="float" office:value="0.000002661634" calcext:value-type="float">
            <text:p>2.661634E-06</text:p>
          </table:table-cell>
          <table:table-cell office:value-type="float" office:value="0.00006198461" calcext:value-type="float">
            <text:p>6.198461E-05</text:p>
          </table:table-cell>
          <table:table-cell office:value-type="float" office:value="0.00002262763" calcext:value-type="float">
            <text:p>2.262763E-05</text:p>
          </table:table-cell>
          <table:table-cell office:value-type="float" office:value="0.000006184252" calcext:value-type="float">
            <text:p>6.184252E-06</text:p>
          </table:table-cell>
          <table:table-cell office:value-type="float" office:value="0.000006291562" calcext:value-type="float">
            <text:p>6.291562E-06</text:p>
          </table:table-cell>
          <table:table-cell office:value-type="float" office:value="0.00001489872" calcext:value-type="float">
            <text:p>1.489872E-05</text:p>
          </table:table-cell>
          <table:table-cell office:value-type="float" office:value="0.0000135502" calcext:value-type="float">
            <text:p>1.35502E-05</text:p>
          </table:table-cell>
          <table:table-cell office:value-type="float" office:value="0.000009498835" calcext:value-type="float">
            <text:p>9.498835E-06</text:p>
          </table:table-cell>
          <table:table-cell office:value-type="float" office:value="0.000007031156" calcext:value-type="float">
            <text:p>7.031156E-06</text:p>
          </table:table-cell>
          <table:table-cell office:value-type="float" office:value="0.000178043" calcext:value-type="float">
            <text:p>0.000178043</text:p>
          </table:table-cell>
          <table:table-cell office:value-type="float" office:value="0.000000006025584" calcext:value-type="float">
            <text:p>0.000000006</text:p>
          </table:table-cell>
          <table:table-cell office:value-type="float" office:value="0.00001699402" calcext:value-type="float">
            <text:p>0.000016994</text:p>
          </table:table-cell>
          <table:table-cell office:value-type="float" office:value="0.00001269497" calcext:value-type="float">
            <text:p>0.000012695</text:p>
          </table:table-cell>
          <table:table-cell office:value-type="float" office:value="0.0005056653" calcext:value-type="float">
            <text:p>0.0005056653</text:p>
          </table:table-cell>
          <table:table-cell office:value-type="float" office:value="0.00003586246" calcext:value-type="float">
            <text:p>3.586246E-05</text:p>
          </table:table-cell>
          <table:table-cell office:value-type="float" office:value="0.00001636694" calcext:value-type="float">
            <text:p>1.636694E-05</text:p>
          </table:table-cell>
          <table:table-cell office:value-type="float" office:value="0.00002593512" calcext:value-type="float">
            <text:p>2.593512E-05</text:p>
          </table:table-cell>
          <table:table-cell office:value-type="float" office:value="0.00007860113" calcext:value-type="float">
            <text:p>7.860113E-05</text:p>
          </table:table-cell>
          <table:table-cell office:value-type="float" office:value="0.000001958754" calcext:value-type="float">
            <text:p>1.958754E-06</text:p>
          </table:table-cell>
          <table:table-cell office:value-type="float" office:value="0.000006589697" calcext:value-type="float">
            <text:p>6.589697E-06</text:p>
          </table:table-cell>
          <table:table-cell office:value-type="float" office:value="0.00001389204" calcext:value-type="float">
            <text:p>0.000013892</text:p>
          </table:table-cell>
          <table:table-cell office:value-type="float" office:value="0.000003602063" calcext:value-type="float">
            <text:p>3.602063E-06</text:p>
          </table:table-cell>
          <table:table-cell office:value-type="float" office:value="0.00004534677" calcext:value-type="float">
            <text:p>4.53467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1049" calcext:value-type="float">
            <text:p>0.01241049</text:p>
          </table:table-cell>
        </table:table-row>
        <table:table-row table:style-name="ro1">
          <table:table-cell office:value-type="float" office:value="0.06590311" calcext:value-type="float">
            <text:p>0.06590311</text:p>
          </table:table-cell>
          <table:table-cell office:value-type="float" office:value="0.7439469" calcext:value-type="float">
            <text:p>0.7439469</text:p>
          </table:table-cell>
          <table:table-cell office:value-type="float" office:value="0.06590311" calcext:value-type="float">
            <text:p>0.06590311</text:p>
          </table:table-cell>
          <table:table-cell office:value-type="float" office:value="0.0003452401" calcext:value-type="float">
            <text:p>0.0003452401</text:p>
          </table:table-cell>
          <table:table-cell office:value-type="float" office:value="0.00006281344" calcext:value-type="float">
            <text:p>6.281344E-05</text:p>
          </table:table-cell>
          <table:table-cell office:value-type="float" office:value="0.0001252231" calcext:value-type="float">
            <text:p>0.0001252231</text:p>
          </table:table-cell>
          <table:table-cell office:value-type="float" office:value="0.0001497185" calcext:value-type="float">
            <text:p>0.0001497185</text:p>
          </table:table-cell>
          <table:table-cell office:value-type="float" office:value="0.0002515513" calcext:value-type="float">
            <text:p>0.0002515513</text:p>
          </table:table-cell>
          <table:table-cell office:value-type="float" office:value="0.0000301193" calcext:value-type="float">
            <text:p>3.01193E-05</text:p>
          </table:table-cell>
          <table:table-cell office:value-type="float" office:value="0.000002626462" calcext:value-type="float">
            <text:p>2.626462E-06</text:p>
          </table:table-cell>
          <table:table-cell office:value-type="float" office:value="0.00008810338" calcext:value-type="float">
            <text:p>8.810338E-05</text:p>
          </table:table-cell>
          <table:table-cell office:value-type="float" office:value="0.0002034315" calcext:value-type="float">
            <text:p>0.0002034315</text:p>
          </table:table-cell>
          <table:table-cell office:value-type="float" office:value="0.0001280277" calcext:value-type="float">
            <text:p>0.0001280277</text:p>
          </table:table-cell>
          <table:table-cell office:value-type="float" office:value="0.00002217921" calcext:value-type="float">
            <text:p>2.217921E-05</text:p>
          </table:table-cell>
          <table:table-cell office:value-type="float" office:value="0.00001509911" calcext:value-type="float">
            <text:p>1.509911E-05</text:p>
          </table:table-cell>
          <table:table-cell office:value-type="float" office:value="0.000001274195" calcext:value-type="float">
            <text:p>1.274195E-06</text:p>
          </table:table-cell>
          <table:table-cell office:value-type="float" office:value="0.000009498835" calcext:value-type="float">
            <text:p>9.498835E-06</text:p>
          </table:table-cell>
          <table:table-cell office:value-type="float" office:value="0.00001242497" calcext:value-type="float">
            <text:p>0.000012425</text:p>
          </table:table-cell>
          <table:table-cell office:value-type="float" office:value="0.0001758503" calcext:value-type="float">
            <text:p>0.0001758503</text:p>
          </table:table-cell>
          <table:table-cell office:value-type="float" office:value="0.000000006025584" calcext:value-type="float">
            <text:p>0.000000006</text:p>
          </table:table-cell>
          <table:table-cell office:value-type="float" office:value="0.00001706604" calcext:value-type="float">
            <text:p>0.000017066</text:p>
          </table:table-cell>
          <table:table-cell office:value-type="float" office:value="0.0000126973" calcext:value-type="float">
            <text:p>1.26973E-05</text:p>
          </table:table-cell>
          <table:table-cell office:value-type="float" office:value="0.00050604" calcext:value-type="float">
            <text:p>0.00050604</text:p>
          </table:table-cell>
          <table:table-cell office:value-type="float" office:value="0.00006755636" calcext:value-type="float">
            <text:p>6.755636E-05</text:p>
          </table:table-cell>
          <table:table-cell office:value-type="float" office:value="0.00001636694" calcext:value-type="float">
            <text:p>1.636694E-05</text:p>
          </table:table-cell>
          <table:table-cell office:value-type="float" office:value="0.0000569663" calcext:value-type="float">
            <text:p>5.69663E-05</text:p>
          </table:table-cell>
          <table:table-cell office:value-type="float" office:value="0.00007860113" calcext:value-type="float">
            <text:p>7.860113E-05</text:p>
          </table:table-cell>
          <table:table-cell office:value-type="float" office:value="0.000001958754" calcext:value-type="float">
            <text:p>1.958754E-06</text:p>
          </table:table-cell>
          <table:table-cell office:value-type="float" office:value="0.000007141676" calcext:value-type="float">
            <text:p>7.141676E-06</text:p>
          </table:table-cell>
          <table:table-cell office:value-type="float" office:value="0.00001389204" calcext:value-type="float">
            <text:p>0.000013892</text:p>
          </table:table-cell>
          <table:table-cell office:value-type="float" office:value="0.000003597341" calcext:value-type="float">
            <text:p>3.597341E-06</text:p>
          </table:table-cell>
          <table:table-cell office:value-type="float" office:value="0.00004532695" calcext:value-type="float">
            <text:p>0.000045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9707" calcext:value-type="float">
            <text:p>0.01239707</text:p>
          </table:table-cell>
        </table:table-row>
        <table:table-row table:style-name="ro1">
          <table:table-cell office:value-type="float" office:value="0.6500425" calcext:value-type="float">
            <text:p>0.6500425</text:p>
          </table:table-cell>
          <table:table-cell office:value-type="float" office:value="0.1941527" calcext:value-type="float">
            <text:p>0.1941527</text:p>
          </table:table-cell>
          <table:table-cell office:value-type="float" office:value="0.6500425" calcext:value-type="float">
            <text:p>0.6500425</text:p>
          </table:table-cell>
          <table:table-cell office:value-type="float" office:value="0.000111168" calcext:value-type="float">
            <text:p>0.000111168</text:p>
          </table:table-cell>
          <table:table-cell office:value-type="float" office:value="0.00006475383" calcext:value-type="float">
            <text:p>6.475383E-05</text:p>
          </table:table-cell>
          <table:table-cell office:value-type="float" office:value="0.00004012277" calcext:value-type="float">
            <text:p>4.012277E-05</text:p>
          </table:table-cell>
          <table:table-cell office:value-type="float" office:value="0.00004576237" calcext:value-type="float">
            <text:p>4.576237E-05</text:p>
          </table:table-cell>
          <table:table-cell office:value-type="float" office:value="0.0003737143" calcext:value-type="float">
            <text:p>0.0003737143</text:p>
          </table:table-cell>
          <table:table-cell office:value-type="float" office:value="0.00001592653" calcext:value-type="float">
            <text:p>1.592653E-05</text:p>
          </table:table-cell>
          <table:table-cell office:value-type="float" office:value="0.0001317952" calcext:value-type="float">
            <text:p>0.0001317952</text:p>
          </table:table-cell>
          <table:table-cell office:value-type="float" office:value="0.0001574849" calcext:value-type="float">
            <text:p>0.0001574849</text:p>
          </table:table-cell>
          <table:table-cell office:value-type="float" office:value="0.00006237289" calcext:value-type="float">
            <text:p>6.237289E-05</text:p>
          </table:table-cell>
          <table:table-cell office:value-type="float" office:value="0.0000251587" calcext:value-type="float">
            <text:p>2.51587E-05</text:p>
          </table:table-cell>
          <table:table-cell office:value-type="float" office:value="0.00007211859" calcext:value-type="float">
            <text:p>7.211859E-05</text:p>
          </table:table-cell>
          <table:table-cell office:value-type="float" office:value="0.0002131365" calcext:value-type="float">
            <text:p>0.0002131365</text:p>
          </table:table-cell>
          <table:table-cell office:value-type="float" office:value="0.00002013806" calcext:value-type="float">
            <text:p>2.013806E-05</text:p>
          </table:table-cell>
          <table:table-cell office:value-type="float" office:value="0.000006680022" calcext:value-type="float">
            <text:p>0.00000668</text:p>
          </table:table-cell>
          <table:table-cell office:value-type="float" office:value="0.000002667379" calcext:value-type="float">
            <text:p>2.667379E-06</text:p>
          </table:table-cell>
          <table:table-cell office:value-type="float" office:value="0.00004494854" calcext:value-type="float">
            <text:p>4.494854E-05</text:p>
          </table:table-cell>
          <table:table-cell office:value-type="float" office:value="0.0000805444" calcext:value-type="float">
            <text:p>8.05444E-05</text:p>
          </table:table-cell>
          <table:table-cell office:value-type="float" office:value="0.0001051026" calcext:value-type="float">
            <text:p>0.0001051026</text:p>
          </table:table-cell>
          <table:table-cell office:value-type="float" office:value="0.00001225046" calcext:value-type="float">
            <text:p>1.225046E-05</text:p>
          </table:table-cell>
          <table:table-cell office:value-type="float" office:value="0.0001385823" calcext:value-type="float">
            <text:p>0.0001385823</text:p>
          </table:table-cell>
          <table:table-cell office:value-type="float" office:value="0.00005708408" calcext:value-type="float">
            <text:p>5.708408E-05</text:p>
          </table:table-cell>
          <table:table-cell office:value-type="float" office:value="0.00006708865" calcext:value-type="float">
            <text:p>6.708865E-05</text:p>
          </table:table-cell>
          <table:table-cell office:value-type="float" office:value="0.00005122369" calcext:value-type="float">
            <text:p>5.122369E-05</text:p>
          </table:table-cell>
          <table:table-cell office:value-type="float" office:value="0.00007061339" calcext:value-type="float">
            <text:p>7.061339E-05</text:p>
          </table:table-cell>
          <table:table-cell office:value-type="float" office:value="0.00005589855" calcext:value-type="float">
            <text:p>5.589855E-05</text:p>
          </table:table-cell>
          <table:table-cell office:value-type="float" office:value="0.00005355948" calcext:value-type="float">
            <text:p>5.355948E-05</text:p>
          </table:table-cell>
          <table:table-cell office:value-type="float" office:value="0.00001149083" calcext:value-type="float">
            <text:p>1.149083E-05</text:p>
          </table:table-cell>
          <table:table-cell office:value-type="float" office:value="0.00006709498" calcext:value-type="float">
            <text:p>0.000067095</text:p>
          </table:table-cell>
          <table:table-cell office:value-type="float" office:value="0.00002676852" calcext:value-type="float">
            <text:p>2.67685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0993" calcext:value-type="float">
            <text:p>0.01230993</text:p>
          </table:table-cell>
        </table:table-row>
        <table:table-row table:style-name="ro1">
          <table:table-cell office:value-type="float" office:value="0.7328822" calcext:value-type="float">
            <text:p>0.7328822</text:p>
          </table:table-cell>
          <table:table-cell office:value-type="float" office:value="0.144416" calcext:value-type="float">
            <text:p>0.144416</text:p>
          </table:table-cell>
          <table:table-cell office:value-type="float" office:value="0.7328822" calcext:value-type="float">
            <text:p>0.7328822</text:p>
          </table:table-cell>
          <table:table-cell office:value-type="float" office:value="0.0001239302" calcext:value-type="float">
            <text:p>0.0001239302</text:p>
          </table:table-cell>
          <table:table-cell office:value-type="float" office:value="0.00003687731" calcext:value-type="float">
            <text:p>3.687731E-05</text:p>
          </table:table-cell>
          <table:table-cell office:value-type="float" office:value="0.0000572155" calcext:value-type="float">
            <text:p>5.72155E-05</text:p>
          </table:table-cell>
          <table:table-cell office:value-type="float" office:value="0.00005300614" calcext:value-type="float">
            <text:p>5.300614E-05</text:p>
          </table:table-cell>
          <table:table-cell office:value-type="float" office:value="0.0003921505" calcext:value-type="float">
            <text:p>0.0003921505</text:p>
          </table:table-cell>
          <table:table-cell office:value-type="float" office:value="0.000001330135" calcext:value-type="float">
            <text:p>1.330135E-06</text:p>
          </table:table-cell>
          <table:table-cell office:value-type="float" office:value="0.0001317952" calcext:value-type="float">
            <text:p>0.0001317952</text:p>
          </table:table-cell>
          <table:table-cell office:value-type="float" office:value="0.0001574849" calcext:value-type="float">
            <text:p>0.0001574849</text:p>
          </table:table-cell>
          <table:table-cell office:value-type="float" office:value="0.00006639605" calcext:value-type="float">
            <text:p>6.639605E-05</text:p>
          </table:table-cell>
          <table:table-cell office:value-type="float" office:value="0.0000251587" calcext:value-type="float">
            <text:p>2.51587E-05</text:p>
          </table:table-cell>
          <table:table-cell office:value-type="float" office:value="0.00007211859" calcext:value-type="float">
            <text:p>7.211859E-05</text:p>
          </table:table-cell>
          <table:table-cell office:value-type="float" office:value="0.0002131365" calcext:value-type="float">
            <text:p>0.0002131365</text:p>
          </table:table-cell>
          <table:table-cell office:value-type="float" office:value="0.00001721809" calcext:value-type="float">
            <text:p>1.721809E-05</text:p>
          </table:table-cell>
          <table:table-cell office:value-type="float" office:value="0.00002640116" calcext:value-type="float">
            <text:p>2.640116E-05</text:p>
          </table:table-cell>
          <table:table-cell office:value-type="float" office:value="0.000002710159" calcext:value-type="float">
            <text:p>2.710159E-06</text:p>
          </table:table-cell>
          <table:table-cell office:value-type="float" office:value="0.0003049055" calcext:value-type="float">
            <text:p>0.0003049055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0.0001101236" calcext:value-type="float">
            <text:p>0.0001101236</text:p>
          </table:table-cell>
          <table:table-cell office:value-type="float" office:value="0.00004534118" calcext:value-type="float">
            <text:p>4.534118E-05</text:p>
          </table:table-cell>
          <table:table-cell office:value-type="float" office:value="0.0001562362" calcext:value-type="float">
            <text:p>0.0001562362</text:p>
          </table:table-cell>
          <table:table-cell office:value-type="float" office:value="0.00005400106" calcext:value-type="float">
            <text:p>5.400106E-05</text:p>
          </table:table-cell>
          <table:table-cell office:value-type="float" office:value="0.00006269748" calcext:value-type="float">
            <text:p>6.269748E-05</text:p>
          </table:table-cell>
          <table:table-cell office:value-type="float" office:value="0.00005122369" calcext:value-type="float">
            <text:p>5.122369E-05</text:p>
          </table:table-cell>
          <table:table-cell office:value-type="float" office:value="0.00007061339" calcext:value-type="float">
            <text:p>7.061339E-05</text:p>
          </table:table-cell>
          <table:table-cell office:value-type="float" office:value="0.00006241139" calcext:value-type="float">
            <text:p>6.241139E-05</text:p>
          </table:table-cell>
          <table:table-cell office:value-type="float" office:value="0.0002772945" calcext:value-type="float">
            <text:p>0.0002772945</text:p>
          </table:table-cell>
          <table:table-cell office:value-type="float" office:value="0.00001149083" calcext:value-type="float">
            <text:p>1.149083E-05</text:p>
          </table:table-cell>
          <table:table-cell office:value-type="float" office:value="0.00006709498" calcext:value-type="float">
            <text:p>0.000067095</text:p>
          </table:table-cell>
          <table:table-cell office:value-type="float" office:value="0.00002676852" calcext:value-type="float">
            <text:p>2.67685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926" calcext:value-type="float">
            <text:p>0.0122926</text:p>
          </table:table-cell>
        </table:table-row>
        <table:table-row table:style-name="ro1">
          <table:table-cell office:value-type="float" office:value="0.03716579" calcext:value-type="float">
            <text:p>0.03716579</text:p>
          </table:table-cell>
          <table:table-cell office:value-type="float" office:value="0.807716" calcext:value-type="float">
            <text:p>0.807716</text:p>
          </table:table-cell>
          <table:table-cell office:value-type="float" office:value="0.03716579" calcext:value-type="float">
            <text:p>0.03716579</text:p>
          </table:table-cell>
          <table:table-cell office:value-type="float" office:value="0.0001647673" calcext:value-type="float">
            <text:p>0.0001647673</text:p>
          </table:table-cell>
          <table:table-cell office:value-type="float" office:value="0.000003186423" calcext:value-type="float">
            <text:p>3.186423E-06</text:p>
          </table:table-cell>
          <table:table-cell office:value-type="float" office:value="0.00002051335" calcext:value-type="float">
            <text:p>2.051335E-05</text:p>
          </table:table-cell>
          <table:table-cell office:value-type="float" office:value="0.0000796376" calcext:value-type="float">
            <text:p>7.96376E-05</text:p>
          </table:table-cell>
          <table:table-cell office:value-type="float" office:value="0.000200227" calcext:value-type="float">
            <text:p>0.000200227</text:p>
          </table:table-cell>
          <table:table-cell office:value-type="float" office:value="0.00005841514" calcext:value-type="float">
            <text:p>5.841514E-05</text:p>
          </table:table-cell>
          <table:table-cell office:value-type="float" office:value="0.00001156352" calcext:value-type="float">
            <text:p>1.156352E-05</text:p>
          </table:table-cell>
          <table:table-cell office:value-type="float" office:value="0.0001773183" calcext:value-type="float">
            <text:p>0.0001773183</text:p>
          </table:table-cell>
          <table:table-cell office:value-type="float" office:value="0.00001495722" calcext:value-type="float">
            <text:p>1.495722E-05</text:p>
          </table:table-cell>
          <table:table-cell office:value-type="float" office:value="0.00003300211" calcext:value-type="float">
            <text:p>3.300211E-05</text:p>
          </table:table-cell>
          <table:table-cell office:value-type="float" office:value="0.00001130517" calcext:value-type="float">
            <text:p>1.130517E-05</text:p>
          </table:table-cell>
          <table:table-cell office:value-type="float" office:value="0.000002233388" calcext:value-type="float">
            <text:p>2.233388E-06</text:p>
          </table:table-cell>
          <table:table-cell office:value-type="float" office:value="0.000002013271" calcext:value-type="float">
            <text:p>2.013271E-06</text:p>
          </table:table-cell>
          <table:table-cell office:value-type="float" office:value="0.000001000033" calcext:value-type="float">
            <text:p>0.000001</text:p>
          </table:table-cell>
          <table:table-cell office:value-type="float" office:value="0.00000612699" calcext:value-type="float">
            <text:p>0.000006127</text:p>
          </table:table-cell>
          <table:table-cell office:value-type="float" office:value="0.0002524176" calcext:value-type="float">
            <text:p>0.0002524176</text:p>
          </table:table-cell>
          <table:table-cell office:value-type="float" office:value="0.00003220717" calcext:value-type="float">
            <text:p>3.220717E-05</text:p>
          </table:table-cell>
          <table:table-cell office:value-type="float" office:value="0.00000006136478" calcext:value-type="float">
            <text:p>6.136478E-08</text:p>
          </table:table-cell>
          <table:table-cell office:value-type="float" office:value="0.00002675341" calcext:value-type="float">
            <text:p>2.675341E-05</text:p>
          </table:table-cell>
          <table:table-cell office:value-type="float" office:value="0.0004638393" calcext:value-type="float">
            <text:p>0.0004638393</text:p>
          </table:table-cell>
          <table:table-cell office:value-type="float" office:value="0.00006332158" calcext:value-type="float">
            <text:p>6.332158E-05</text:p>
          </table:table-cell>
          <table:table-cell office:value-type="float" office:value="0.00002254431" calcext:value-type="float">
            <text:p>2.254431E-05</text:p>
          </table:table-cell>
          <table:table-cell office:value-type="float" office:value="0.000003640863" calcext:value-type="float">
            <text:p>3.640863E-06</text:p>
          </table:table-cell>
          <table:table-cell office:value-type="float" office:value="0.00008573499" calcext:value-type="float">
            <text:p>0.000085735</text:p>
          </table:table-cell>
          <table:table-cell office:value-type="float" office:value="0.000005070462" calcext:value-type="float">
            <text:p>5.070462E-06</text:p>
          </table:table-cell>
          <table:table-cell office:value-type="float" office:value="0.00001910739" calcext:value-type="float">
            <text:p>1.910739E-05</text:p>
          </table:table-cell>
          <table:table-cell office:value-type="float" office:value="0.000008535909" calcext:value-type="float">
            <text:p>8.535909E-06</text:p>
          </table:table-cell>
          <table:table-cell office:value-type="float" office:value="0.00001284904" calcext:value-type="float">
            <text:p>0.000012849</text:p>
          </table:table-cell>
          <table:table-cell office:value-type="float" office:value="0.000001808898" calcext:value-type="float">
            <text:p>1.80889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8737" calcext:value-type="float">
            <text:p>0.01218737</text:p>
          </table:table-cell>
        </table:table-row>
        <table:table-row table:style-name="ro1">
          <table:table-cell office:value-type="float" office:value="0.7384142" calcext:value-type="float">
            <text:p>0.7384142</text:p>
          </table:table-cell>
          <table:table-cell office:value-type="float" office:value="0.1421304" calcext:value-type="float">
            <text:p>0.1421304</text:p>
          </table:table-cell>
          <table:table-cell office:value-type="float" office:value="0.7384142" calcext:value-type="float">
            <text:p>0.7384142</text:p>
          </table:table-cell>
          <table:table-cell office:value-type="float" office:value="0.0003713677" calcext:value-type="float">
            <text:p>0.0003713677</text:p>
          </table:table-cell>
          <table:table-cell office:value-type="float" office:value="0.0002277601" calcext:value-type="float">
            <text:p>0.0002277601</text:p>
          </table:table-cell>
          <table:table-cell office:value-type="float" office:value="0.0003919744" calcext:value-type="float">
            <text:p>0.0003919744</text:p>
          </table:table-cell>
          <table:table-cell office:value-type="float" office:value="0.0001084965" calcext:value-type="float">
            <text:p>0.0001084965</text:p>
          </table:table-cell>
          <table:table-cell office:value-type="float" office:value="0.0003934491" calcext:value-type="float">
            <text:p>0.0003934491</text:p>
          </table:table-cell>
          <table:table-cell office:value-type="float" office:value="0.0001578663" calcext:value-type="float">
            <text:p>0.0001578663</text:p>
          </table:table-cell>
          <table:table-cell office:value-type="float" office:value="0.00005568753" calcext:value-type="float">
            <text:p>5.568753E-05</text:p>
          </table:table-cell>
          <table:table-cell office:value-type="float" office:value="0.0002422653" calcext:value-type="float">
            <text:p>0.0002422653</text:p>
          </table:table-cell>
          <table:table-cell office:value-type="float" office:value="0.00006668334" calcext:value-type="float">
            <text:p>6.668334E-05</text:p>
          </table:table-cell>
          <table:table-cell office:value-type="float" office:value="0.00007828105" calcext:value-type="float">
            <text:p>7.828105E-05</text:p>
          </table:table-cell>
          <table:table-cell office:value-type="float" office:value="0.000225332" calcext:value-type="float">
            <text:p>0.000225332</text:p>
          </table:table-cell>
          <table:table-cell office:value-type="float" office:value="0.00008700307" calcext:value-type="float">
            <text:p>8.700307E-05</text:p>
          </table:table-cell>
          <table:table-cell office:value-type="float" office:value="0.00005435831" calcext:value-type="float">
            <text:p>5.435831E-05</text:p>
          </table:table-cell>
          <table:table-cell office:value-type="float" office:value="0.0003452324" calcext:value-type="float">
            <text:p>0.0003452324</text:p>
          </table:table-cell>
          <table:table-cell office:value-type="float" office:value="0.000004215924" calcext:value-type="float">
            <text:p>4.215924E-06</text:p>
          </table:table-cell>
          <table:table-cell office:value-type="float" office:value="0.0003342224" calcext:value-type="float">
            <text:p>0.0003342224</text:p>
          </table:table-cell>
          <table:table-cell office:value-type="float" office:value="0.0001213796" calcext:value-type="float">
            <text:p>0.0001213796</text:p>
          </table:table-cell>
          <table:table-cell office:value-type="float" office:value="0.0003143284" calcext:value-type="float">
            <text:p>0.0003143284</text:p>
          </table:table-cell>
          <table:table-cell office:value-type="float" office:value="0.00004450076" calcext:value-type="float">
            <text:p>4.450076E-05</text:p>
          </table:table-cell>
          <table:table-cell office:value-type="float" office:value="0.0001570221" calcext:value-type="float">
            <text:p>0.0001570221</text:p>
          </table:table-cell>
          <table:table-cell office:value-type="float" office:value="0.0001492796" calcext:value-type="float">
            <text:p>0.0001492796</text:p>
          </table:table-cell>
          <table:table-cell office:value-type="float" office:value="0.0001200439" calcext:value-type="float">
            <text:p>0.0001200439</text:p>
          </table:table-cell>
          <table:table-cell office:value-type="float" office:value="0.000001696364" calcext:value-type="float">
            <text:p>1.696364E-06</text:p>
          </table:table-cell>
          <table:table-cell office:value-type="float" office:value="0.00005791776" calcext:value-type="float">
            <text:p>5.791776E-05</text:p>
          </table:table-cell>
          <table:table-cell office:value-type="float" office:value="0.00008815249" calcext:value-type="float">
            <text:p>8.815249E-05</text:p>
          </table:table-cell>
          <table:table-cell office:value-type="float" office:value="0.0002476141" calcext:value-type="float">
            <text:p>0.0002476141</text:p>
          </table:table-cell>
          <table:table-cell office:value-type="float" office:value="0.003430243" calcext:value-type="float">
            <text:p>0.003430243</text:p>
          </table:table-cell>
          <table:table-cell office:value-type="float" office:value="0.000009006637" calcext:value-type="float">
            <text:p>9.006637E-06</text:p>
          </table:table-cell>
          <table:table-cell office:value-type="float" office:value="0.0002502438" calcext:value-type="float">
            <text:p>0.0002502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3052" calcext:value-type="float">
            <text:p>0.01213052</text:p>
          </table:table-cell>
        </table:table-row>
        <table:table-row table:style-name="ro1">
          <table:table-cell office:value-type="float" office:value="0.8309996" calcext:value-type="float">
            <text:p>0.8309996</text:p>
          </table:table-cell>
          <table:table-cell office:value-type="float" office:value="0.08942026" calcext:value-type="float">
            <text:p>0.08942026</text:p>
          </table:table-cell>
          <table:table-cell office:value-type="float" office:value="0.8309996" calcext:value-type="float">
            <text:p>0.8309996</text:p>
          </table:table-cell>
          <table:table-cell office:value-type="float" office:value="0.0003227062" calcext:value-type="float">
            <text:p>0.0003227062</text:p>
          </table:table-cell>
          <table:table-cell office:value-type="float" office:value="0.00006351798" calcext:value-type="float">
            <text:p>0.000063518</text:p>
          </table:table-cell>
          <table:table-cell office:value-type="float" office:value="0.00008623955" calcext:value-type="float">
            <text:p>8.623955E-05</text:p>
          </table:table-cell>
          <table:table-cell office:value-type="float" office:value="0.00007322095" calcext:value-type="float">
            <text:p>0.000073221</text:p>
          </table:table-cell>
          <table:table-cell office:value-type="float" office:value="0.0000999752" calcext:value-type="float">
            <text:p>9.99752E-05</text:p>
          </table:table-cell>
          <table:table-cell office:value-type="float" office:value="0.00011597" calcext:value-type="float">
            <text:p>0.00011597</text:p>
          </table:table-cell>
          <table:table-cell office:value-type="float" office:value="0.00005113042" calcext:value-type="float">
            <text:p>5.113042E-05</text:p>
          </table:table-cell>
          <table:table-cell office:value-type="float" office:value="0.00006292449" calcext:value-type="float">
            <text:p>6.292449E-05</text:p>
          </table:table-cell>
          <table:table-cell office:value-type="float" office:value="0.00003128283" calcext:value-type="float">
            <text:p>3.128283E-05</text:p>
          </table:table-cell>
          <table:table-cell office:value-type="float" office:value="0.0005021852" calcext:value-type="float">
            <text:p>0.0005021852</text:p>
          </table:table-cell>
          <table:table-cell office:value-type="float" office:value="0.000008802698" calcext:value-type="float">
            <text:p>8.802698E-06</text:p>
          </table:table-cell>
          <table:table-cell office:value-type="float" office:value="0.0002357069" calcext:value-type="float">
            <text:p>0.0002357069</text:p>
          </table:table-cell>
          <table:table-cell office:value-type="float" office:value="0.000005456589" calcext:value-type="float">
            <text:p>5.456589E-06</text:p>
          </table:table-cell>
          <table:table-cell office:value-type="float" office:value="0.00004742333" calcext:value-type="float">
            <text:p>4.742333E-05</text:p>
          </table:table-cell>
          <table:table-cell office:value-type="float" office:value="0.000005326717" calcext:value-type="float">
            <text:p>5.326717E-06</text:p>
          </table:table-cell>
          <table:table-cell office:value-type="float" office:value="0.002937406" calcext:value-type="float">
            <text:p>0.002937406</text:p>
          </table:table-cell>
          <table:table-cell office:value-type="float" office:value="0.0002556504" calcext:value-type="float">
            <text:p>0.0002556504</text:p>
          </table:table-cell>
          <table:table-cell office:value-type="float" office:value="0.0000007337336" calcext:value-type="float">
            <text:p>7.337336E-07</text:p>
          </table:table-cell>
          <table:table-cell office:value-type="float" office:value="0.00004238662" calcext:value-type="float">
            <text:p>4.238662E-05</text:p>
          </table:table-cell>
          <table:table-cell office:value-type="float" office:value="0.0007471273" calcext:value-type="float">
            <text:p>0.0007471273</text:p>
          </table:table-cell>
          <table:table-cell office:value-type="float" office:value="0.00007487892" calcext:value-type="float">
            <text:p>7.487892E-05</text:p>
          </table:table-cell>
          <table:table-cell office:value-type="float" office:value="0.000002218214" calcext:value-type="float">
            <text:p>2.218214E-06</text:p>
          </table:table-cell>
          <table:table-cell office:value-type="float" office:value="0.00002177619" calcext:value-type="float">
            <text:p>2.177619E-05</text:p>
          </table:table-cell>
          <table:table-cell office:value-type="float" office:value="0.0001149051" calcext:value-type="float">
            <text:p>0.0001149051</text:p>
          </table:table-cell>
          <table:table-cell office:value-type="float" office:value="0.000002207763" calcext:value-type="float">
            <text:p>2.207763E-06</text:p>
          </table:table-cell>
          <table:table-cell office:value-type="float" office:value="0.000007302759" calcext:value-type="float">
            <text:p>7.302759E-06</text:p>
          </table:table-cell>
          <table:table-cell office:value-type="float" office:value="0.0000166706" calcext:value-type="float">
            <text:p>1.66706E-05</text:p>
          </table:table-cell>
          <table:table-cell office:value-type="float" office:value="0.000009296674" calcext:value-type="float">
            <text:p>9.296674E-06</text:p>
          </table:table-cell>
          <table:table-cell office:value-type="float" office:value="0.00004547535" calcext:value-type="float">
            <text:p>4.54753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8632" calcext:value-type="float">
            <text:p>0.01198632</text:p>
          </table:table-cell>
        </table:table-row>
        <table:table-row table:style-name="ro1">
          <table:table-cell office:value-type="float" office:value="0.8161242" calcext:value-type="float">
            <text:p>0.8161242</text:p>
          </table:table-cell>
          <table:table-cell office:value-type="float" office:value="0.09698023" calcext:value-type="float">
            <text:p>0.09698023</text:p>
          </table:table-cell>
          <table:table-cell office:value-type="float" office:value="0.8161242" calcext:value-type="float">
            <text:p>0.8161242</text:p>
          </table:table-cell>
          <table:table-cell office:value-type="float" office:value="0.000127374" calcext:value-type="float">
            <text:p>0.000127374</text:p>
          </table:table-cell>
          <table:table-cell office:value-type="float" office:value="0.00006275856" calcext:value-type="float">
            <text:p>6.275856E-05</text:p>
          </table:table-cell>
          <table:table-cell office:value-type="float" office:value="0.00002146462" calcext:value-type="float">
            <text:p>2.146462E-05</text:p>
          </table:table-cell>
          <table:table-cell office:value-type="float" office:value="0.0002693544" calcext:value-type="float">
            <text:p>0.0002693544</text:p>
          </table:table-cell>
          <table:table-cell office:value-type="float" office:value="0.0000939341" calcext:value-type="float">
            <text:p>9.39341E-05</text:p>
          </table:table-cell>
          <table:table-cell office:value-type="float" office:value="0.0001083215" calcext:value-type="float">
            <text:p>0.0001083215</text:p>
          </table:table-cell>
          <table:table-cell office:value-type="float" office:value="0.00001977542" calcext:value-type="float">
            <text:p>1.977542E-05</text:p>
          </table:table-cell>
          <table:table-cell office:value-type="float" office:value="0.00008395105" calcext:value-type="float">
            <text:p>8.395105E-05</text:p>
          </table:table-cell>
          <table:table-cell office:value-type="float" office:value="0.00003290895" calcext:value-type="float">
            <text:p>0.000032909</text:p>
          </table:table-cell>
          <table:table-cell office:value-type="float" office:value="0.0005021852" calcext:value-type="float">
            <text:p>0.0005021852</text:p>
          </table:table-cell>
          <table:table-cell office:value-type="float" office:value="0.0001037509" calcext:value-type="float">
            <text:p>0.0001037509</text:p>
          </table:table-cell>
          <table:table-cell office:value-type="float" office:value="0.00001903461" calcext:value-type="float">
            <text:p>1.903461E-05</text:p>
          </table:table-cell>
          <table:table-cell office:value-type="float" office:value="0.000006906825" calcext:value-type="float">
            <text:p>6.906825E-06</text:p>
          </table:table-cell>
          <table:table-cell office:value-type="float" office:value="0.00001423798" calcext:value-type="float">
            <text:p>0.000014238</text:p>
          </table:table-cell>
          <table:table-cell office:value-type="float" office:value="0.000003368288" calcext:value-type="float">
            <text:p>3.368288E-06</text:p>
          </table:table-cell>
          <table:table-cell office:value-type="float" office:value="0.0001727312" calcext:value-type="float">
            <text:p>0.0001727312</text:p>
          </table:table-cell>
          <table:table-cell office:value-type="float" office:value="0.000003767589" calcext:value-type="float">
            <text:p>3.767589E-06</text:p>
          </table:table-cell>
          <table:table-cell office:value-type="float" office:value="0.00005351929" calcext:value-type="float">
            <text:p>5.351929E-05</text:p>
          </table:table-cell>
          <table:table-cell office:value-type="float" office:value="0.000008328321" calcext:value-type="float">
            <text:p>8.328321E-06</text:p>
          </table:table-cell>
          <table:table-cell office:value-type="float" office:value="0.0002180857" calcext:value-type="float">
            <text:p>0.0002180857</text:p>
          </table:table-cell>
          <table:table-cell office:value-type="float" office:value="0.00003808604" calcext:value-type="float">
            <text:p>0.000038086</text:p>
          </table:table-cell>
          <table:table-cell office:value-type="float" office:value="0.00006506948" calcext:value-type="float">
            <text:p>6.506948E-05</text:p>
          </table:table-cell>
          <table:table-cell office:value-type="float" office:value="0.00002059337" calcext:value-type="float">
            <text:p>2.059337E-05</text:p>
          </table:table-cell>
          <table:table-cell office:value-type="float" office:value="0.00003216314" calcext:value-type="float">
            <text:p>3.216314E-05</text:p>
          </table:table-cell>
          <table:table-cell office:value-type="float" office:value="0.00001586764" calcext:value-type="float">
            <text:p>1.586764E-05</text:p>
          </table:table-cell>
          <table:table-cell office:value-type="float" office:value="0.00003925897" calcext:value-type="float">
            <text:p>0.000039259</text:p>
          </table:table-cell>
          <table:table-cell office:value-type="float" office:value="0.0000166706" calcext:value-type="float">
            <text:p>1.66706E-05</text:p>
          </table:table-cell>
          <table:table-cell office:value-type="float" office:value="0.000005659707" calcext:value-type="float">
            <text:p>5.659707E-06</text:p>
          </table:table-cell>
          <table:table-cell office:value-type="float" office:value="0.00005109372" calcext:value-type="float">
            <text:p>5.10937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8316" calcext:value-type="float">
            <text:p>0.01198316</text:p>
          </table:table-cell>
        </table:table-row>
        <table:table-row table:style-name="ro1">
          <table:table-cell office:value-type="float" office:value="0.5992993" calcext:value-type="float">
            <text:p>0.5992993</text:p>
          </table:table-cell>
          <table:table-cell office:value-type="float" office:value="0.2270488" calcext:value-type="float">
            <text:p>0.2270488</text:p>
          </table:table-cell>
          <table:table-cell office:value-type="float" office:value="0.5992993" calcext:value-type="float">
            <text:p>0.5992993</text:p>
          </table:table-cell>
          <table:table-cell office:value-type="float" office:value="0.0008448486" calcext:value-type="float">
            <text:p>0.0008448486</text:p>
          </table:table-cell>
          <table:table-cell office:value-type="float" office:value="0.00005107005" calcext:value-type="float">
            <text:p>5.107005E-05</text:p>
          </table:table-cell>
          <table:table-cell office:value-type="float" office:value="0.00007861299" calcext:value-type="float">
            <text:p>0.000078613</text:p>
          </table:table-cell>
          <table:table-cell office:value-type="float" office:value="0.0000964183" calcext:value-type="float">
            <text:p>9.64183E-05</text:p>
          </table:table-cell>
          <table:table-cell office:value-type="float" office:value="0.0002279827" calcext:value-type="float">
            <text:p>0.0002279827</text:p>
          </table:table-cell>
          <table:table-cell office:value-type="float" office:value="0.000001400685" calcext:value-type="float">
            <text:p>1.400685E-06</text:p>
          </table:table-cell>
          <table:table-cell office:value-type="float" office:value="0.00009478873" calcext:value-type="float">
            <text:p>9.478873E-05</text:p>
          </table:table-cell>
          <table:table-cell office:value-type="float" office:value="0.0003246745" calcext:value-type="float">
            <text:p>0.0003246745</text:p>
          </table:table-cell>
          <table:table-cell office:value-type="float" office:value="0.0002174841" calcext:value-type="float">
            <text:p>0.0002174841</text:p>
          </table:table-cell>
          <table:table-cell office:value-type="float" office:value="0.0001774456" calcext:value-type="float">
            <text:p>0.0001774456</text:p>
          </table:table-cell>
          <table:table-cell office:value-type="float" office:value="0.000008524432" calcext:value-type="float">
            <text:p>8.524432E-06</text:p>
          </table:table-cell>
          <table:table-cell office:value-type="float" office:value="0.0002283195" calcext:value-type="float">
            <text:p>0.0002283195</text:p>
          </table:table-cell>
          <table:table-cell office:value-type="float" office:value="0.0002358699" calcext:value-type="float">
            <text:p>0.0002358699</text:p>
          </table:table-cell>
          <table:table-cell office:value-type="float" office:value="0.0003704861" calcext:value-type="float">
            <text:p>0.0003704861</text:p>
          </table:table-cell>
          <table:table-cell office:value-type="float" office:value="0.0000652079" calcext:value-type="float">
            <text:p>6.52079E-05</text:p>
          </table:table-cell>
          <table:table-cell office:value-type="float" office:value="0.0009779131" calcext:value-type="float">
            <text:p>0.0009779131</text:p>
          </table:table-cell>
          <table:table-cell office:value-type="float" office:value="0.0004639492" calcext:value-type="float">
            <text:p>0.0004639492</text:p>
          </table:table-cell>
          <table:table-cell office:value-type="float" office:value="0.0001583083" calcext:value-type="float">
            <text:p>0.0001583083</text:p>
          </table:table-cell>
          <table:table-cell office:value-type="float" office:value="0.0001975842" calcext:value-type="float">
            <text:p>0.0001975842</text:p>
          </table:table-cell>
          <table:table-cell office:value-type="float" office:value="0.0002392988" calcext:value-type="float">
            <text:p>0.0002392988</text:p>
          </table:table-cell>
          <table:table-cell office:value-type="float" office:value="0.0002860237" calcext:value-type="float">
            <text:p>0.0002860237</text:p>
          </table:table-cell>
          <table:table-cell office:value-type="float" office:value="0.0002591381" calcext:value-type="float">
            <text:p>0.0002591381</text:p>
          </table:table-cell>
          <table:table-cell office:value-type="float" office:value="0.00008695914" calcext:value-type="float">
            <text:p>8.695914E-05</text:p>
          </table:table-cell>
          <table:table-cell office:value-type="float" office:value="0.0002423165" calcext:value-type="float">
            <text:p>0.0002423165</text:p>
          </table:table-cell>
          <table:table-cell office:value-type="float" office:value="0.00002483389" calcext:value-type="float">
            <text:p>2.483389E-05</text:p>
          </table:table-cell>
          <table:table-cell office:value-type="float" office:value="0.00007409136" calcext:value-type="float">
            <text:p>7.409136E-05</text:p>
          </table:table-cell>
          <table:table-cell office:value-type="float" office:value="0.00001028176" calcext:value-type="float">
            <text:p>1.028176E-05</text:p>
          </table:table-cell>
          <table:table-cell office:value-type="float" office:value="0.000004395539" calcext:value-type="float">
            <text:p>4.395539E-06</text:p>
          </table:table-cell>
          <table:table-cell office:value-type="float" office:value="0.0002216728" calcext:value-type="float">
            <text:p>0.0002216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3498" calcext:value-type="float">
            <text:p>0.01183498</text:p>
          </table:table-cell>
        </table:table-row>
        <table:table-row table:style-name="ro1">
          <table:table-cell office:value-type="float" office:value="0.7479635" calcext:value-type="float">
            <text:p>0.7479635</text:p>
          </table:table-cell>
          <table:table-cell office:value-type="float" office:value="0.1353147" calcext:value-type="float">
            <text:p>0.1353147</text:p>
          </table:table-cell>
          <table:table-cell office:value-type="float" office:value="0.7479635" calcext:value-type="float">
            <text:p>0.7479635</text:p>
          </table:table-cell>
          <table:table-cell office:value-type="float" office:value="0.00001337327" calcext:value-type="float">
            <text:p>1.337327E-05</text:p>
          </table:table-cell>
          <table:table-cell office:value-type="float" office:value="0.00001104338" calcext:value-type="float">
            <text:p>1.104338E-05</text:p>
          </table:table-cell>
          <table:table-cell office:value-type="float" office:value="0.000002656778" calcext:value-type="float">
            <text:p>2.656778E-06</text:p>
          </table:table-cell>
          <table:table-cell office:value-type="float" office:value="0.00002185726" calcext:value-type="float">
            <text:p>2.185726E-05</text:p>
          </table:table-cell>
          <table:table-cell office:value-type="float" office:value="0.0001142639" calcext:value-type="float">
            <text:p>0.0001142639</text:p>
          </table:table-cell>
          <table:table-cell office:value-type="float" office:value="0.00001291171" calcext:value-type="float">
            <text:p>1.291171E-05</text:p>
          </table:table-cell>
          <table:table-cell office:value-type="float" office:value="0.00000615462" calcext:value-type="float">
            <text:p>6.15462E-06</text:p>
          </table:table-cell>
          <table:table-cell office:value-type="float" office:value="0.0001125315" calcext:value-type="float">
            <text:p>0.0001125315</text:p>
          </table:table-cell>
          <table:table-cell office:value-type="float" office:value="0.00001798645" calcext:value-type="float">
            <text:p>1.798645E-05</text:p>
          </table:table-cell>
          <table:table-cell office:value-type="float" office:value="0.0000133736" calcext:value-type="float">
            <text:p>1.33736E-05</text:p>
          </table:table-cell>
          <table:table-cell office:value-type="float" office:value="0.00001368837" calcext:value-type="float">
            <text:p>1.368837E-05</text:p>
          </table:table-cell>
          <table:table-cell office:value-type="float" office:value="0.00003508363" calcext:value-type="float">
            <text:p>3.508363E-05</text:p>
          </table:table-cell>
          <table:table-cell office:value-type="float" office:value="0.000007736384" calcext:value-type="float">
            <text:p>7.736384E-06</text:p>
          </table:table-cell>
          <table:table-cell office:value-type="float" office:value="0.000003245734" calcext:value-type="float">
            <text:p>3.245734E-06</text:p>
          </table:table-cell>
          <table:table-cell office:value-type="float" office:value="0.0000006598445" calcext:value-type="float">
            <text:p>6.598445E-07</text:p>
          </table:table-cell>
          <table:table-cell office:value-type="float" office:value="0.0001051603" calcext:value-type="float">
            <text:p>0.0001051603</text:p>
          </table:table-cell>
          <table:table-cell office:value-type="float" office:value="0.0001181596" calcext:value-type="float">
            <text:p>0.0001181596</text:p>
          </table:table-cell>
          <table:table-cell office:value-type="float" office:value="0.00003121418" calcext:value-type="float">
            <text:p>3.121418E-05</text:p>
          </table:table-cell>
          <table:table-cell office:value-type="float" office:value="0.00000370119" calcext:value-type="float">
            <text:p>3.70119E-06</text:p>
          </table:table-cell>
          <table:table-cell office:value-type="float" office:value="0.0001201172" calcext:value-type="float">
            <text:p>0.0001201172</text:p>
          </table:table-cell>
          <table:table-cell office:value-type="float" office:value="0.00008368597" calcext:value-type="float">
            <text:p>0.000083686</text:p>
          </table:table-cell>
          <table:table-cell office:value-type="float" office:value="0.0000123107" calcext:value-type="float">
            <text:p>1.23107E-05</text:p>
          </table:table-cell>
          <table:table-cell office:value-type="float" office:value="0.000003077676" calcext:value-type="float">
            <text:p>3.077676E-06</text:p>
          </table:table-cell>
          <table:table-cell office:value-type="float" office:value="0.00001500014" calcext:value-type="float">
            <text:p>1.500014E-05</text:p>
          </table:table-cell>
          <table:table-cell office:value-type="float" office:value="0.000004831475" calcext:value-type="float">
            <text:p>4.831475E-06</text:p>
          </table:table-cell>
          <table:table-cell office:value-type="float" office:value="0.00003004661" calcext:value-type="float">
            <text:p>3.004661E-05</text:p>
          </table:table-cell>
          <table:table-cell office:value-type="float" office:value="0.000003717769" calcext:value-type="float">
            <text:p>3.717769E-06</text:p>
          </table:table-cell>
          <table:table-cell office:value-type="float" office:value="0.000002300358" calcext:value-type="float">
            <text:p>2.300358E-06</text:p>
          </table:table-cell>
          <table:table-cell office:value-type="float" office:value="0.000008663518" calcext:value-type="float">
            <text:p>8.66351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5298" calcext:value-type="float">
            <text:p>0.01165298</text:p>
          </table:table-cell>
        </table:table-row>
        <table:table-row table:style-name="ro1">
          <table:table-cell office:value-type="float" office:value="0.1274362" calcext:value-type="float">
            <text:p>0.1274362</text:p>
          </table:table-cell>
          <table:table-cell office:value-type="float" office:value="0.6432474" calcext:value-type="float">
            <text:p>0.6432474</text:p>
          </table:table-cell>
          <table:table-cell office:value-type="float" office:value="0.1274362" calcext:value-type="float">
            <text:p>0.1274362</text:p>
          </table:table-cell>
          <table:table-cell office:value-type="float" office:value="0.00003201534" calcext:value-type="float">
            <text:p>3.201534E-05</text:p>
          </table:table-cell>
          <table:table-cell office:value-type="float" office:value="0.000004255609" calcext:value-type="float">
            <text:p>4.255609E-06</text:p>
          </table:table-cell>
          <table:table-cell office:value-type="float" office:value="0.0001040929" calcext:value-type="float">
            <text:p>0.0001040929</text:p>
          </table:table-cell>
          <table:table-cell office:value-type="float" office:value="0.00006984425" calcext:value-type="float">
            <text:p>6.984425E-05</text:p>
          </table:table-cell>
          <table:table-cell office:value-type="float" office:value="0.00001296687" calcext:value-type="float">
            <text:p>1.296687E-05</text:p>
          </table:table-cell>
          <table:table-cell office:value-type="float" office:value="0.000005657474" calcext:value-type="float">
            <text:p>5.657474E-06</text:p>
          </table:table-cell>
          <table:table-cell office:value-type="float" office:value="0.00002660033" calcext:value-type="float">
            <text:p>2.660033E-05</text:p>
          </table:table-cell>
          <table:table-cell office:value-type="float" office:value="0.0001117377" calcext:value-type="float">
            <text:p>0.0001117377</text:p>
          </table:table-cell>
          <table:table-cell office:value-type="float" office:value="0.000008325728" calcext:value-type="float">
            <text:p>8.325728E-06</text:p>
          </table:table-cell>
          <table:table-cell office:value-type="float" office:value="0.00004698228" calcext:value-type="float">
            <text:p>4.698228E-05</text:p>
          </table:table-cell>
          <table:table-cell office:value-type="float" office:value="0.00001721795" calcext:value-type="float">
            <text:p>0.000017218</text:p>
          </table:table-cell>
          <table:table-cell office:value-type="float" office:value="0.00004412013" calcext:value-type="float">
            <text:p>4.412013E-05</text:p>
          </table:table-cell>
          <table:table-cell office:value-type="float" office:value="0.00001553282" calcext:value-type="float">
            <text:p>1.553282E-05</text:p>
          </table:table-cell>
          <table:table-cell office:value-type="float" office:value="0.0000006383056" calcext:value-type="float">
            <text:p>6.383056E-07</text:p>
          </table:table-cell>
          <table:table-cell office:value-type="float" office:value="0.000003645076" calcext:value-type="float">
            <text:p>3.645076E-06</text:p>
          </table:table-cell>
          <table:table-cell office:value-type="float" office:value="0.00009689903" calcext:value-type="float">
            <text:p>0.000096899</text:p>
          </table:table-cell>
          <table:table-cell office:value-type="float" office:value="0.000004808647" calcext:value-type="float">
            <text:p>4.808647E-06</text:p>
          </table:table-cell>
          <table:table-cell office:value-type="float" office:value="0.00005417247" calcext:value-type="float">
            <text:p>5.417247E-05</text:p>
          </table:table-cell>
          <table:table-cell office:value-type="float" office:value="0.00001345283" calcext:value-type="float">
            <text:p>1.345283E-05</text:p>
          </table:table-cell>
          <table:table-cell office:value-type="float" office:value="0.00000372437" calcext:value-type="float">
            <text:p>3.72437E-06</text:p>
          </table:table-cell>
          <table:table-cell office:value-type="float" office:value="0.000004229052" calcext:value-type="float">
            <text:p>4.229052E-06</text:p>
          </table:table-cell>
          <table:table-cell office:value-type="float" office:value="0.000005543552" calcext:value-type="float">
            <text:p>5.543552E-06</text:p>
          </table:table-cell>
          <table:table-cell office:value-type="float" office:value="0.00006546771" calcext:value-type="float">
            <text:p>6.546771E-05</text:p>
          </table:table-cell>
          <table:table-cell office:value-type="float" office:value="0.00004772678" calcext:value-type="float">
            <text:p>4.772678E-05</text:p>
          </table:table-cell>
          <table:table-cell office:value-type="float" office:value="0.000005318163" calcext:value-type="float">
            <text:p>5.318163E-06</text:p>
          </table:table-cell>
          <table:table-cell office:value-type="float" office:value="0.00002583794" calcext:value-type="float">
            <text:p>2.583794E-05</text:p>
          </table:table-cell>
          <table:table-cell office:value-type="float" office:value="0.00001177887" calcext:value-type="float">
            <text:p>1.177887E-05</text:p>
          </table:table-cell>
          <table:table-cell office:value-type="float" office:value="0.0000003133727" calcext:value-type="float">
            <text:p>3.133727E-07</text:p>
          </table:table-cell>
          <table:table-cell office:value-type="float" office:value="0.00005698983" calcext:value-type="float">
            <text:p>5.69898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4833" calcext:value-type="float">
            <text:p>0.01144833</text:p>
          </table:table-cell>
        </table:table-row>
        <table:table-row table:style-name="ro1">
          <table:table-cell office:value-type="float" office:value="0.45367" calcext:value-type="float">
            <text:p>0.45367</text:p>
          </table:table-cell>
          <table:table-cell office:value-type="float" office:value="0.3350674" calcext:value-type="float">
            <text:p>0.3350674</text:p>
          </table:table-cell>
          <table:table-cell office:value-type="float" office:value="0.45367" calcext:value-type="float">
            <text:p>0.45367</text:p>
          </table:table-cell>
          <table:table-cell office:value-type="float" office:value="0.00002976098" calcext:value-type="float">
            <text:p>0.000029761</text:p>
          </table:table-cell>
          <table:table-cell office:value-type="float" office:value="0.00007098682" calcext:value-type="float">
            <text:p>7.098682E-05</text:p>
          </table:table-cell>
          <table:table-cell office:value-type="float" office:value="0.0003161372" calcext:value-type="float">
            <text:p>0.0003161372</text:p>
          </table:table-cell>
          <table:table-cell office:value-type="float" office:value="0.0002792986" calcext:value-type="float">
            <text:p>0.0002792986</text:p>
          </table:table-cell>
          <table:table-cell office:value-type="float" office:value="0.0004802519" calcext:value-type="float">
            <text:p>0.0004802519</text:p>
          </table:table-cell>
          <table:table-cell office:value-type="float" office:value="0.008075679" calcext:value-type="float">
            <text:p>0.008075679</text:p>
          </table:table-cell>
          <table:table-cell office:value-type="float" office:value="0.00009362921" calcext:value-type="float">
            <text:p>9.362921E-05</text:p>
          </table:table-cell>
          <table:table-cell office:value-type="float" office:value="0.0001540724" calcext:value-type="float">
            <text:p>0.0001540724</text:p>
          </table:table-cell>
          <table:table-cell office:value-type="float" office:value="0.00002664833" calcext:value-type="float">
            <text:p>2.664833E-05</text:p>
          </table:table-cell>
          <table:table-cell office:value-type="float" office:value="0.00006062528" calcext:value-type="float">
            <text:p>6.062528E-05</text:p>
          </table:table-cell>
          <table:table-cell office:value-type="float" office:value="0.0001263846" calcext:value-type="float">
            <text:p>0.0001263846</text:p>
          </table:table-cell>
          <table:table-cell office:value-type="float" office:value="0.00006452187" calcext:value-type="float">
            <text:p>6.452187E-05</text:p>
          </table:table-cell>
          <table:table-cell office:value-type="float" office:value="0.0003620073" calcext:value-type="float">
            <text:p>0.0003620073</text:p>
          </table:table-cell>
          <table:table-cell office:value-type="float" office:value="0.00002188018" calcext:value-type="float">
            <text:p>2.188018E-05</text:p>
          </table:table-cell>
          <table:table-cell office:value-type="float" office:value="0.000006149403" calcext:value-type="float">
            <text:p>6.149403E-06</text:p>
          </table:table-cell>
          <table:table-cell office:value-type="float" office:value="0.0004435765" calcext:value-type="float">
            <text:p>0.0004435765</text:p>
          </table:table-cell>
          <table:table-cell office:value-type="float" office:value="0.0002451747" calcext:value-type="float">
            <text:p>0.0002451747</text:p>
          </table:table-cell>
          <table:table-cell office:value-type="float" office:value="0.0003109684" calcext:value-type="float">
            <text:p>0.0003109684</text:p>
          </table:table-cell>
          <table:table-cell office:value-type="float" office:value="0.00003346187" calcext:value-type="float">
            <text:p>3.346187E-05</text:p>
          </table:table-cell>
          <table:table-cell office:value-type="float" office:value="0.01003279" calcext:value-type="float">
            <text:p>0.01003279</text:p>
          </table:table-cell>
          <table:table-cell office:value-type="float" office:value="0.00006664714" calcext:value-type="float">
            <text:p>6.664714E-05</text:p>
          </table:table-cell>
          <table:table-cell office:value-type="float" office:value="0.00009418357" calcext:value-type="float">
            <text:p>9.418357E-05</text:p>
          </table:table-cell>
          <table:table-cell office:value-type="float" office:value="0.00005484359" calcext:value-type="float">
            <text:p>5.484359E-05</text:p>
          </table:table-cell>
          <table:table-cell office:value-type="float" office:value="0.00004763005" calcext:value-type="float">
            <text:p>4.763005E-05</text:p>
          </table:table-cell>
          <table:table-cell office:value-type="float" office:value="0.00007811297" calcext:value-type="float">
            <text:p>0.000078113</text:p>
          </table:table-cell>
          <table:table-cell office:value-type="float" office:value="0.01991968" calcext:value-type="float">
            <text:p>0.01991968</text:p>
          </table:table-cell>
          <table:table-cell office:value-type="float" office:value="0.00005117922" calcext:value-type="float">
            <text:p>5.117922E-05</text:p>
          </table:table-cell>
          <table:table-cell office:value-type="float" office:value="0.0002274589" calcext:value-type="float">
            <text:p>0.0002274589</text:p>
          </table:table-cell>
          <table:table-cell office:value-type="float" office:value="0.00002645168" calcext:value-type="float">
            <text:p>2.64516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48" calcext:value-type="float">
            <text:p>0.011448</text:p>
          </table:table-cell>
        </table:table-row>
        <table:table-row table:style-name="ro1">
          <table:table-cell office:value-type="float" office:value="0.9573401" calcext:value-type="float">
            <text:p>0.9573401</text:p>
          </table:table-cell>
          <table:table-cell office:value-type="float" office:value="0.02256856" calcext:value-type="float">
            <text:p>0.02256856</text:p>
          </table:table-cell>
          <table:table-cell office:value-type="float" office:value="0.9573401" calcext:value-type="float">
            <text:p>0.9573401</text:p>
          </table:table-cell>
          <table:table-cell office:value-type="float" office:value="0.0008554151" calcext:value-type="float">
            <text:p>0.0008554151</text:p>
          </table:table-cell>
          <table:table-cell office:value-type="float" office:value="0.00005765455" calcext:value-type="float">
            <text:p>5.765455E-05</text:p>
          </table:table-cell>
          <table:table-cell office:value-type="float" office:value="0.0001840077" calcext:value-type="float">
            <text:p>0.0001840077</text:p>
          </table:table-cell>
          <table:table-cell office:value-type="float" office:value="0.0001010638" calcext:value-type="float">
            <text:p>0.0001010638</text:p>
          </table:table-cell>
          <table:table-cell office:value-type="float" office:value="0.0004143158" calcext:value-type="float">
            <text:p>0.0004143158</text:p>
          </table:table-cell>
          <table:table-cell office:value-type="float" office:value="0.00005141339" calcext:value-type="float">
            <text:p>5.141339E-05</text:p>
          </table:table-cell>
          <table:table-cell office:value-type="float" office:value="0.00001956906" calcext:value-type="float">
            <text:p>1.956906E-05</text:p>
          </table:table-cell>
          <table:table-cell office:value-type="float" office:value="0.0001069013" calcext:value-type="float">
            <text:p>0.0001069013</text:p>
          </table:table-cell>
          <table:table-cell office:value-type="float" office:value="0.00001315904" calcext:value-type="float">
            <text:p>0.000013159</text:p>
          </table:table-cell>
          <table:table-cell office:value-type="float" office:value="0.00003629773" calcext:value-type="float">
            <text:p>3.629773E-05</text:p>
          </table:table-cell>
          <table:table-cell office:value-type="float" office:value="0.00001224216" calcext:value-type="float">
            <text:p>1.224216E-05</text:p>
          </table:table-cell>
          <table:table-cell office:value-type="float" office:value="0.0002412692" calcext:value-type="float">
            <text:p>0.0002412692</text:p>
          </table:table-cell>
          <table:table-cell office:value-type="float" office:value="0.00002655519" calcext:value-type="float">
            <text:p>2.655519E-05</text:p>
          </table:table-cell>
          <table:table-cell office:value-type="float" office:value="0.00002518415" calcext:value-type="float">
            <text:p>2.518415E-05</text:p>
          </table:table-cell>
          <table:table-cell office:value-type="float" office:value="0.00000138229" calcext:value-type="float">
            <text:p>1.38229E-06</text:p>
          </table:table-cell>
          <table:table-cell office:value-type="float" office:value="0.001931979" calcext:value-type="float">
            <text:p>0.001931979</text:p>
          </table:table-cell>
          <table:table-cell office:value-type="float" office:value="0.0001175977" calcext:value-type="float">
            <text:p>0.0001175977</text:p>
          </table:table-cell>
          <table:table-cell office:value-type="float" office:value="0.00009563989" calcext:value-type="float">
            <text:p>9.563989E-05</text:p>
          </table:table-cell>
          <table:table-cell office:value-type="float" office:value="0.00006121113" calcext:value-type="float">
            <text:p>6.121113E-05</text:p>
          </table:table-cell>
          <table:table-cell office:value-type="float" office:value="0.000628645" calcext:value-type="float">
            <text:p>0.000628645</text:p>
          </table:table-cell>
          <table:table-cell office:value-type="float" office:value="0.0002273906" calcext:value-type="float">
            <text:p>0.0002273906</text:p>
          </table:table-cell>
          <table:table-cell office:value-type="float" office:value="0.00005012936" calcext:value-type="float">
            <text:p>5.012936E-05</text:p>
          </table:table-cell>
          <table:table-cell office:value-type="float" office:value="0.00006392799" calcext:value-type="float">
            <text:p>0.000063928</text:p>
          </table:table-cell>
          <table:table-cell office:value-type="float" office:value="0.0004424366" calcext:value-type="float">
            <text:p>0.0004424366</text:p>
          </table:table-cell>
          <table:table-cell office:value-type="float" office:value="0.0001147459" calcext:value-type="float">
            <text:p>0.0001147459</text:p>
          </table:table-cell>
          <table:table-cell office:value-type="float" office:value="0.00003774581" calcext:value-type="float">
            <text:p>3.774581E-05</text:p>
          </table:table-cell>
          <table:table-cell office:value-type="float" office:value="0.0000009876468" calcext:value-type="float">
            <text:p>9.876468E-07</text:p>
          </table:table-cell>
          <table:table-cell office:value-type="float" office:value="0.0003501691" calcext:value-type="float">
            <text:p>0.0003501691</text:p>
          </table:table-cell>
          <table:table-cell office:value-type="float" office:value="0.00007513591" calcext:value-type="float">
            <text:p>7.51359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2479" calcext:value-type="float">
            <text:p>0.01092479</text:p>
          </table:table-cell>
        </table:table-row>
        <table:table-row table:style-name="ro1">
          <table:table-cell office:value-type="float" office:value="0.8348333" calcext:value-type="float">
            <text:p>0.8348333</text:p>
          </table:table-cell>
          <table:table-cell office:value-type="float" office:value="0.08768315" calcext:value-type="float">
            <text:p>0.08768315</text:p>
          </table:table-cell>
          <table:table-cell office:value-type="float" office:value="0.8348333" calcext:value-type="float">
            <text:p>0.8348333</text:p>
          </table:table-cell>
          <table:table-cell office:value-type="float" office:value="0.0003799531" calcext:value-type="float">
            <text:p>0.0003799531</text:p>
          </table:table-cell>
          <table:table-cell office:value-type="float" office:value="0.0002639643" calcext:value-type="float">
            <text:p>0.0002639643</text:p>
          </table:table-cell>
          <table:table-cell office:value-type="float" office:value="0.000106175" calcext:value-type="float">
            <text:p>0.000106175</text:p>
          </table:table-cell>
          <table:table-cell office:value-type="float" office:value="0.00007034635" calcext:value-type="float">
            <text:p>7.034635E-05</text:p>
          </table:table-cell>
          <table:table-cell office:value-type="float" office:value="0.0004328332" calcext:value-type="float">
            <text:p>0.0004328332</text:p>
          </table:table-cell>
          <table:table-cell office:value-type="float" office:value="0.0001017686" calcext:value-type="float">
            <text:p>0.0001017686</text:p>
          </table:table-cell>
          <table:table-cell office:value-type="float" office:value="0.0001167695" calcext:value-type="float">
            <text:p>0.0001167695</text:p>
          </table:table-cell>
          <table:table-cell office:value-type="float" office:value="0.00009151189" calcext:value-type="float">
            <text:p>9.151189E-05</text:p>
          </table:table-cell>
          <table:table-cell office:value-type="float" office:value="0.0001786569" calcext:value-type="float">
            <text:p>0.0001786569</text:p>
          </table:table-cell>
          <table:table-cell office:value-type="float" office:value="0.0001294398" calcext:value-type="float">
            <text:p>0.0001294398</text:p>
          </table:table-cell>
          <table:table-cell office:value-type="float" office:value="0.00009862688" calcext:value-type="float">
            <text:p>9.862688E-05</text:p>
          </table:table-cell>
          <table:table-cell office:value-type="float" office:value="0.00004603874" calcext:value-type="float">
            <text:p>4.603874E-05</text:p>
          </table:table-cell>
          <table:table-cell office:value-type="float" office:value="0.0002734034" calcext:value-type="float">
            <text:p>0.0002734034</text:p>
          </table:table-cell>
          <table:table-cell office:value-type="float" office:value="0.00005651429" calcext:value-type="float">
            <text:p>5.651429E-05</text:p>
          </table:table-cell>
          <table:table-cell office:value-type="float" office:value="0.000006140571" calcext:value-type="float">
            <text:p>6.140571E-06</text:p>
          </table:table-cell>
          <table:table-cell office:value-type="float" office:value="0.0006175078" calcext:value-type="float">
            <text:p>0.0006175078</text:p>
          </table:table-cell>
          <table:table-cell office:value-type="float" office:value="0.001731611" calcext:value-type="float">
            <text:p>0.001731611</text:p>
          </table:table-cell>
          <table:table-cell office:value-type="float" office:value="0.0003716826" calcext:value-type="float">
            <text:p>0.0003716826</text:p>
          </table:table-cell>
          <table:table-cell office:value-type="float" office:value="0.00001800625" calcext:value-type="float">
            <text:p>1.800625E-05</text:p>
          </table:table-cell>
          <table:table-cell office:value-type="float" office:value="0.002617382" calcext:value-type="float">
            <text:p>0.002617382</text:p>
          </table:table-cell>
          <table:table-cell office:value-type="float" office:value="0.0001621865" calcext:value-type="float">
            <text:p>0.0001621865</text:p>
          </table:table-cell>
          <table:table-cell office:value-type="float" office:value="0.00008614045" calcext:value-type="float">
            <text:p>8.614045E-05</text:p>
          </table:table-cell>
          <table:table-cell office:value-type="float" office:value="0.000009920561" calcext:value-type="float">
            <text:p>9.920561E-06</text:p>
          </table:table-cell>
          <table:table-cell office:value-type="float" office:value="0.00004804846" calcext:value-type="float">
            <text:p>4.804846E-05</text:p>
          </table:table-cell>
          <table:table-cell office:value-type="float" office:value="0.00004020335" calcext:value-type="float">
            <text:p>4.020335E-05</text:p>
          </table:table-cell>
          <table:table-cell office:value-type="float" office:value="0.00002371955" calcext:value-type="float">
            <text:p>2.371955E-05</text:p>
          </table:table-cell>
          <table:table-cell office:value-type="float" office:value="0.00001486715" calcext:value-type="float">
            <text:p>1.486715E-05</text:p>
          </table:table-cell>
          <table:table-cell office:value-type="float" office:value="0.000004655406" calcext:value-type="float">
            <text:p>4.655406E-06</text:p>
          </table:table-cell>
          <table:table-cell office:value-type="float" office:value="0.00005627688" calcext:value-type="float">
            <text:p>5.62768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6023" calcext:value-type="float">
            <text:p>0.01076023</text:p>
          </table:table-cell>
        </table:table-row>
        <table:table-row table:style-name="ro1">
          <table:table-cell office:value-type="float" office:value="0.4561433" calcext:value-type="float">
            <text:p>0.4561433</text:p>
          </table:table-cell>
          <table:table-cell office:value-type="float" office:value="0.3260659" calcext:value-type="float">
            <text:p>0.3260659</text:p>
          </table:table-cell>
          <table:table-cell office:value-type="float" office:value="0.4561433" calcext:value-type="float">
            <text:p>0.4561433</text:p>
          </table:table-cell>
          <table:table-cell office:value-type="float" office:value="0.0004221263" calcext:value-type="float">
            <text:p>0.0004221263</text:p>
          </table:table-cell>
          <table:table-cell office:value-type="float" office:value="0.0002529549" calcext:value-type="float">
            <text:p>0.0002529549</text:p>
          </table:table-cell>
          <table:table-cell office:value-type="float" office:value="0.0001173707" calcext:value-type="float">
            <text:p>0.0001173707</text:p>
          </table:table-cell>
          <table:table-cell office:value-type="float" office:value="0.0001101116" calcext:value-type="float">
            <text:p>0.0001101116</text:p>
          </table:table-cell>
          <table:table-cell office:value-type="float" office:value="0.0002024336" calcext:value-type="float">
            <text:p>0.0002024336</text:p>
          </table:table-cell>
          <table:table-cell office:value-type="float" office:value="0.00007323721" calcext:value-type="float">
            <text:p>7.323721E-05</text:p>
          </table:table-cell>
          <table:table-cell office:value-type="float" office:value="0.00001925196" calcext:value-type="float">
            <text:p>0.000019252</text:p>
          </table:table-cell>
          <table:table-cell office:value-type="float" office:value="0.000283372" calcext:value-type="float">
            <text:p>0.000283372</text:p>
          </table:table-cell>
          <table:table-cell office:value-type="float" office:value="0.0000298971" calcext:value-type="float">
            <text:p>2.98971E-05</text:p>
          </table:table-cell>
          <table:table-cell office:value-type="float" office:value="0.0005817402" calcext:value-type="float">
            <text:p>0.0005817402</text:p>
          </table:table-cell>
          <table:table-cell office:value-type="float" office:value="0.0001592451" calcext:value-type="float">
            <text:p>0.0001592451</text:p>
          </table:table-cell>
          <table:table-cell office:value-type="float" office:value="0.00003550202" calcext:value-type="float">
            <text:p>0.000035502</text:p>
          </table:table-cell>
          <table:table-cell office:value-type="float" office:value="0.00002370624" calcext:value-type="float">
            <text:p>2.370624E-05</text:p>
          </table:table-cell>
          <table:table-cell office:value-type="float" office:value="0.0001155414" calcext:value-type="float">
            <text:p>0.0001155414</text:p>
          </table:table-cell>
          <table:table-cell office:value-type="float" office:value="0.00003841125" calcext:value-type="float">
            <text:p>3.841125E-05</text:p>
          </table:table-cell>
          <table:table-cell office:value-type="float" office:value="0.000237643" calcext:value-type="float">
            <text:p>0.000237643</text:p>
          </table:table-cell>
          <table:table-cell office:value-type="float" office:value="0.0001361492" calcext:value-type="float">
            <text:p>0.0001361492</text:p>
          </table:table-cell>
          <table:table-cell office:value-type="float" office:value="0.0001706448" calcext:value-type="float">
            <text:p>0.0001706448</text:p>
          </table:table-cell>
          <table:table-cell office:value-type="float" office:value="0.00001566751" calcext:value-type="float">
            <text:p>1.566751E-05</text:p>
          </table:table-cell>
          <table:table-cell office:value-type="float" office:value="0.003617285" calcext:value-type="float">
            <text:p>0.003617285</text:p>
          </table:table-cell>
          <table:table-cell office:value-type="float" office:value="0.0001240529" calcext:value-type="float">
            <text:p>0.0001240529</text:p>
          </table:table-cell>
          <table:table-cell office:value-type="float" office:value="0.00002136334" calcext:value-type="float">
            <text:p>2.136334E-05</text:p>
          </table:table-cell>
          <table:table-cell office:value-type="float" office:value="0.00002794328" calcext:value-type="float">
            <text:p>2.794328E-05</text:p>
          </table:table-cell>
          <table:table-cell office:value-type="float" office:value="0.00002453633" calcext:value-type="float">
            <text:p>2.453633E-05</text:p>
          </table:table-cell>
          <table:table-cell office:value-type="float" office:value="0.00004644787" calcext:value-type="float">
            <text:p>4.644787E-05</text:p>
          </table:table-cell>
          <table:table-cell office:value-type="float" office:value="0.00003183289" calcext:value-type="float">
            <text:p>3.183289E-05</text:p>
          </table:table-cell>
          <table:table-cell office:value-type="float" office:value="0.00006661728" calcext:value-type="float">
            <text:p>6.661728E-05</text:p>
          </table:table-cell>
          <table:table-cell office:value-type="float" office:value="0.0000004021656" calcext:value-type="float">
            <text:p>4.021656E-07</text:p>
          </table:table-cell>
          <table:table-cell office:value-type="float" office:value="0.00006575043" calcext:value-type="float">
            <text:p>6.57504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3728" calcext:value-type="float">
            <text:p>0.01073728</text:p>
          </table:table-cell>
        </table:table-row>
        <table:table-row table:style-name="ro1">
          <table:table-cell office:value-type="float" office:value="0.3844193" calcext:value-type="float">
            <text:p>0.3844193</text:p>
          </table:table-cell>
          <table:table-cell office:value-type="float" office:value="0.3861922" calcext:value-type="float">
            <text:p>0.3861922</text:p>
          </table:table-cell>
          <table:table-cell office:value-type="float" office:value="0.3844193" calcext:value-type="float">
            <text:p>0.3844193</text:p>
          </table:table-cell>
          <table:table-cell office:value-type="float" office:value="0.0001737244" calcext:value-type="float">
            <text:p>0.0001737244</text:p>
          </table:table-cell>
          <table:table-cell office:value-type="float" office:value="0.00001060987" calcext:value-type="float">
            <text:p>1.060987E-05</text:p>
          </table:table-cell>
          <table:table-cell office:value-type="float" office:value="0.000002004178" calcext:value-type="float">
            <text:p>2.004178E-06</text:p>
          </table:table-cell>
          <table:table-cell office:value-type="float" office:value="0.00008152468" calcext:value-type="float">
            <text:p>8.152468E-05</text:p>
          </table:table-cell>
          <table:table-cell office:value-type="float" office:value="0.00003369045" calcext:value-type="float">
            <text:p>3.369045E-05</text:p>
          </table:table-cell>
          <table:table-cell office:value-type="float" office:value="0.0000293695" calcext:value-type="float">
            <text:p>2.93695E-05</text:p>
          </table:table-cell>
          <table:table-cell office:value-type="float" office:value="0.0001160442" calcext:value-type="float">
            <text:p>0.0001160442</text:p>
          </table:table-cell>
          <table:table-cell office:value-type="float" office:value="0.0001721083" calcext:value-type="float">
            <text:p>0.0001721083</text:p>
          </table:table-cell>
          <table:table-cell office:value-type="float" office:value="0.00003548007" calcext:value-type="float">
            <text:p>3.548007E-05</text:p>
          </table:table-cell>
          <table:table-cell office:value-type="float" office:value="0.000002519351" calcext:value-type="float">
            <text:p>2.519351E-06</text:p>
          </table:table-cell>
          <table:table-cell office:value-type="float" office:value="0.02655564" calcext:value-type="float">
            <text:p>0.02655564</text:p>
          </table:table-cell>
          <table:table-cell office:value-type="float" office:value="0.000002338959" calcext:value-type="float">
            <text:p>0.000002339</text:p>
          </table:table-cell>
          <table:table-cell office:value-type="float" office:value="0.0001673772" calcext:value-type="float">
            <text:p>0.0001673772</text:p>
          </table:table-cell>
          <table:table-cell office:value-type="float" office:value="0.00001295972" calcext:value-type="float">
            <text:p>1.295972E-05</text:p>
          </table:table-cell>
          <table:table-cell office:value-type="float" office:value="0.00000001597876" calcext:value-type="float">
            <text:p>0.000000016</text:p>
          </table:table-cell>
          <table:table-cell office:value-type="float" office:value="0.00070999" calcext:value-type="float">
            <text:p>0.00070999</text:p>
          </table:table-cell>
          <table:table-cell office:value-type="float" office:value="0.0001018755" calcext:value-type="float">
            <text:p>0.0001018755</text:p>
          </table:table-cell>
          <table:table-cell office:value-type="float" office:value="0.000009456204" calcext:value-type="float">
            <text:p>9.456204E-06</text:p>
          </table:table-cell>
          <table:table-cell office:value-type="float" office:value="0.00001386305" calcext:value-type="float">
            <text:p>1.386305E-05</text:p>
          </table:table-cell>
          <table:table-cell office:value-type="float" office:value="0.0004789707" calcext:value-type="float">
            <text:p>0.0004789707</text:p>
          </table:table-cell>
          <table:table-cell office:value-type="float" office:value="0.00001746913" calcext:value-type="float">
            <text:p>1.746913E-05</text:p>
          </table:table-cell>
          <table:table-cell office:value-type="float" office:value="0.00001298293" calcext:value-type="float">
            <text:p>1.298293E-05</text:p>
          </table:table-cell>
          <table:table-cell office:value-type="float" office:value="0.00009135165" calcext:value-type="float">
            <text:p>9.135165E-05</text:p>
          </table:table-cell>
          <table:table-cell office:value-type="float" office:value="0.00004736309" calcext:value-type="float">
            <text:p>4.736309E-05</text:p>
          </table:table-cell>
          <table:table-cell office:value-type="float" office:value="0.000009886665" calcext:value-type="float">
            <text:p>9.886665E-06</text:p>
          </table:table-cell>
          <table:table-cell office:value-type="float" office:value="0.000009105146" calcext:value-type="float">
            <text:p>9.105146E-06</text:p>
          </table:table-cell>
          <table:table-cell office:value-type="float" office:value="0.00001877505" calcext:value-type="float">
            <text:p>1.877505E-05</text:p>
          </table:table-cell>
          <table:table-cell office:value-type="float" office:value="0.000004613478" calcext:value-type="float">
            <text:p>4.613478E-06</text:p>
          </table:table-cell>
          <table:table-cell office:value-type="float" office:value="0.00003944513" calcext:value-type="float">
            <text:p>3.94451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2962" calcext:value-type="float">
            <text:p>0.01072962</text:p>
          </table:table-cell>
        </table:table-row>
        <table:table-row table:style-name="ro1">
          <table:table-cell office:value-type="float" office:value="0.7613056" calcext:value-type="float">
            <text:p>0.7613056</text:p>
          </table:table-cell>
          <table:table-cell office:value-type="float" office:value="0.1281228" calcext:value-type="float">
            <text:p>0.1281228</text:p>
          </table:table-cell>
          <table:table-cell office:value-type="float" office:value="0.7613056" calcext:value-type="float">
            <text:p>0.7613056</text:p>
          </table:table-cell>
          <table:table-cell office:value-type="float" office:value="0.0003515311" calcext:value-type="float">
            <text:p>0.0003515311</text:p>
          </table:table-cell>
          <table:table-cell office:value-type="float" office:value="0.0004220303" calcext:value-type="float">
            <text:p>0.0004220303</text:p>
          </table:table-cell>
          <table:table-cell office:value-type="float" office:value="0.00000614645" calcext:value-type="float">
            <text:p>6.14645E-06</text:p>
          </table:table-cell>
          <table:table-cell office:value-type="float" office:value="0.00008945414" calcext:value-type="float">
            <text:p>8.945414E-05</text:p>
          </table:table-cell>
          <table:table-cell office:value-type="float" office:value="0.0003529008" calcext:value-type="float">
            <text:p>0.0003529008</text:p>
          </table:table-cell>
          <table:table-cell office:value-type="float" office:value="0.00007253265" calcext:value-type="float">
            <text:p>7.253265E-05</text:p>
          </table:table-cell>
          <table:table-cell office:value-type="float" office:value="0.00009231509" calcext:value-type="float">
            <text:p>9.231509E-05</text:p>
          </table:table-cell>
          <table:table-cell office:value-type="float" office:value="0.00008810338" calcext:value-type="float">
            <text:p>8.810338E-05</text:p>
          </table:table-cell>
          <table:table-cell office:value-type="float" office:value="0.0001909683" calcext:value-type="float">
            <text:p>0.0001909683</text:p>
          </table:table-cell>
          <table:table-cell office:value-type="float" office:value="0.00007477181" calcext:value-type="float">
            <text:p>7.477181E-05</text:p>
          </table:table-cell>
          <table:table-cell office:value-type="float" office:value="0.000003430284" calcext:value-type="float">
            <text:p>3.430284E-06</text:p>
          </table:table-cell>
          <table:table-cell office:value-type="float" office:value="0.00003405716" calcext:value-type="float">
            <text:p>3.405716E-05</text:p>
          </table:table-cell>
          <table:table-cell office:value-type="float" office:value="0.00006329328" calcext:value-type="float">
            <text:p>6.329328E-05</text:p>
          </table:table-cell>
          <table:table-cell office:value-type="float" office:value="0.00004928487" calcext:value-type="float">
            <text:p>4.928487E-05</text:p>
          </table:table-cell>
          <table:table-cell office:value-type="float" office:value="0.000002759747" calcext:value-type="float">
            <text:p>2.759747E-06</text:p>
          </table:table-cell>
          <table:table-cell office:value-type="float" office:value="0.0001275531" calcext:value-type="float">
            <text:p>0.0001275531</text:p>
          </table:table-cell>
          <table:table-cell office:value-type="float" office:value="0.0001517338" calcext:value-type="float">
            <text:p>0.0001517338</text:p>
          </table:table-cell>
          <table:table-cell office:value-type="float" office:value="0.00002222506" calcext:value-type="float">
            <text:p>2.222506E-05</text:p>
          </table:table-cell>
          <table:table-cell office:value-type="float" office:value="0.00001178252" calcext:value-type="float">
            <text:p>1.178252E-05</text:p>
          </table:table-cell>
          <table:table-cell office:value-type="float" office:value="0.001206948" calcext:value-type="float">
            <text:p>0.001206948</text:p>
          </table:table-cell>
          <table:table-cell office:value-type="float" office:value="0.00008078721" calcext:value-type="float">
            <text:p>8.078721E-05</text:p>
          </table:table-cell>
          <table:table-cell office:value-type="float" office:value="0.00003373328" calcext:value-type="float">
            <text:p>3.373328E-05</text:p>
          </table:table-cell>
          <table:table-cell office:value-type="float" office:value="0.00009423466" calcext:value-type="float">
            <text:p>9.423466E-05</text:p>
          </table:table-cell>
          <table:table-cell office:value-type="float" office:value="0.00003424822" calcext:value-type="float">
            <text:p>3.424822E-05</text:p>
          </table:table-cell>
          <table:table-cell office:value-type="float" office:value="0.000006618844" calcext:value-type="float">
            <text:p>6.618844E-06</text:p>
          </table:table-cell>
          <table:table-cell office:value-type="float" office:value="0.00002566453" calcext:value-type="float">
            <text:p>2.566453E-05</text:p>
          </table:table-cell>
          <table:table-cell office:value-type="float" office:value="0.000008084995" calcext:value-type="float">
            <text:p>0.000008085</text:p>
          </table:table-cell>
          <table:table-cell office:value-type="float" office:value="0.0000008380185" calcext:value-type="float">
            <text:p>0.000000838</text:p>
          </table:table-cell>
          <table:table-cell office:value-type="float" office:value="0.00002233221" calcext:value-type="float">
            <text:p>2.23322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4381" calcext:value-type="float">
            <text:p>0.01054381</text:p>
          </table:table-cell>
        </table:table-row>
        <table:table-row table:style-name="ro1">
          <table:table-cell office:value-type="float" office:value="0.00003605579" calcext:value-type="float">
            <text:p>3.605579E-05</text:p>
          </table:table-cell>
          <table:table-cell office:value-type="float" office:value="0.9944293" calcext:value-type="float">
            <text:p>0.9944293</text:p>
          </table:table-cell>
          <table:table-cell office:value-type="float" office:value="0.00003605579" calcext:value-type="float">
            <text:p>3.605579E-05</text:p>
          </table:table-cell>
          <table:table-cell office:value-type="float" office:value="0.00002112189" calcext:value-type="float">
            <text:p>2.112189E-05</text:p>
          </table:table-cell>
          <table:table-cell office:value-type="float" office:value="0.00006343632" calcext:value-type="float">
            <text:p>6.343632E-05</text:p>
          </table:table-cell>
          <table:table-cell office:value-type="float" office:value="0.000001970585" calcext:value-type="float">
            <text:p>1.970585E-06</text:p>
          </table:table-cell>
          <table:table-cell office:value-type="float" office:value="0.00001822645" calcext:value-type="float">
            <text:p>1.822645E-05</text:p>
          </table:table-cell>
          <table:table-cell office:value-type="float" office:value="0.0002484358" calcext:value-type="float">
            <text:p>0.0002484358</text:p>
          </table:table-cell>
          <table:table-cell office:value-type="float" office:value="0.00001343746" calcext:value-type="float">
            <text:p>1.343746E-05</text:p>
          </table:table-cell>
          <table:table-cell office:value-type="float" office:value="0.000002864059" calcext:value-type="float">
            <text:p>2.864059E-06</text:p>
          </table:table-cell>
          <table:table-cell office:value-type="float" office:value="0.00008387407" calcext:value-type="float">
            <text:p>8.387407E-05</text:p>
          </table:table-cell>
          <table:table-cell office:value-type="float" office:value="0.0000122483" calcext:value-type="float">
            <text:p>1.22483E-05</text:p>
          </table:table-cell>
          <table:table-cell office:value-type="float" office:value="0.000009203627" calcext:value-type="float">
            <text:p>9.203627E-06</text:p>
          </table:table-cell>
          <table:table-cell office:value-type="float" office:value="0.0000189006" calcext:value-type="float">
            <text:p>1.89006E-05</text:p>
          </table:table-cell>
          <table:table-cell office:value-type="float" office:value="0.00005032536" calcext:value-type="float">
            <text:p>5.032536E-05</text:p>
          </table:table-cell>
          <table:table-cell office:value-type="float" office:value="0.000009314074" calcext:value-type="float">
            <text:p>9.314074E-06</text:p>
          </table:table-cell>
          <table:table-cell office:value-type="float" office:value="0.000003141736" calcext:value-type="float">
            <text:p>3.141736E-06</text:p>
          </table:table-cell>
          <table:table-cell office:value-type="float" office:value="0.000002219171" calcext:value-type="float">
            <text:p>2.219171E-06</text:p>
          </table:table-cell>
          <table:table-cell office:value-type="float" office:value="0.0001445611" calcext:value-type="float">
            <text:p>0.0001445611</text:p>
          </table:table-cell>
          <table:table-cell office:value-type="float" office:value="0.00002787767" calcext:value-type="float">
            <text:p>2.787767E-05</text:p>
          </table:table-cell>
          <table:table-cell office:value-type="float" office:value="0.00003212497" calcext:value-type="float">
            <text:p>0.000032125</text:p>
          </table:table-cell>
          <table:table-cell office:value-type="float" office:value="0.000006675488" calcext:value-type="float">
            <text:p>6.675488E-06</text:p>
          </table:table-cell>
          <table:table-cell office:value-type="float" office:value="0.0004645191" calcext:value-type="float">
            <text:p>0.0004645191</text:p>
          </table:table-cell>
          <table:table-cell office:value-type="float" office:value="0.00006984019" calcext:value-type="float">
            <text:p>6.984019E-05</text:p>
          </table:table-cell>
          <table:table-cell office:value-type="float" office:value="0.00001600644" calcext:value-type="float">
            <text:p>1.600644E-05</text:p>
          </table:table-cell>
          <table:table-cell office:value-type="float" office:value="0.000004353776" calcext:value-type="float">
            <text:p>4.353776E-06</text:p>
          </table:table-cell>
          <table:table-cell office:value-type="float" office:value="0.00001431558" calcext:value-type="float">
            <text:p>1.431558E-05</text:p>
          </table:table-cell>
          <table:table-cell office:value-type="float" office:value="0.000007944906" calcext:value-type="float">
            <text:p>7.944906E-06</text:p>
          </table:table-cell>
          <table:table-cell office:value-type="float" office:value="0.00002887798" calcext:value-type="float">
            <text:p>0.000028878</text:p>
          </table:table-cell>
          <table:table-cell office:value-type="float" office:value="0.000008371797" calcext:value-type="float">
            <text:p>8.371797E-06</text:p>
          </table:table-cell>
          <table:table-cell office:value-type="float" office:value="0.000002329882" calcext:value-type="float">
            <text:p>2.329882E-06</text:p>
          </table:table-cell>
          <table:table-cell office:value-type="float" office:value="0.00001612707" calcext:value-type="float">
            <text:p>1.61270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2152" calcext:value-type="float">
            <text:p>0.01052152</text:p>
          </table:table-cell>
        </table:table-row>
        <table:table-row table:style-name="ro1">
          <table:table-cell office:value-type="float" office:value="0.04053215" calcext:value-type="float">
            <text:p>0.04053215</text:p>
          </table:table-cell>
          <table:table-cell office:value-type="float" office:value="0.7996511" calcext:value-type="float">
            <text:p>0.7996511</text:p>
          </table:table-cell>
          <table:table-cell office:value-type="float" office:value="0.04053215" calcext:value-type="float">
            <text:p>0.04053215</text:p>
          </table:table-cell>
          <table:table-cell office:value-type="float" office:value="0.0004475306" calcext:value-type="float">
            <text:p>0.0004475306</text:p>
          </table:table-cell>
          <table:table-cell office:value-type="float" office:value="0.00005732334" calcext:value-type="float">
            <text:p>5.732334E-05</text:p>
          </table:table-cell>
          <table:table-cell office:value-type="float" office:value="0.000002010369" calcext:value-type="float">
            <text:p>2.010369E-06</text:p>
          </table:table-cell>
          <table:table-cell office:value-type="float" office:value="0.00006413052" calcext:value-type="float">
            <text:p>6.413052E-05</text:p>
          </table:table-cell>
          <table:table-cell office:value-type="float" office:value="0.0001813953" calcext:value-type="float">
            <text:p>0.0001813953</text:p>
          </table:table-cell>
          <table:table-cell office:value-type="float" office:value="0.000007395277" calcext:value-type="float">
            <text:p>7.395277E-06</text:p>
          </table:table-cell>
          <table:table-cell office:value-type="float" office:value="0.000012992" calcext:value-type="float">
            <text:p>0.000012992</text:p>
          </table:table-cell>
          <table:table-cell office:value-type="float" office:value="0.00006407901" calcext:value-type="float">
            <text:p>0.000064079</text:p>
          </table:table-cell>
          <table:table-cell office:value-type="float" office:value="0.0001412103" calcext:value-type="float">
            <text:p>0.0001412103</text:p>
          </table:table-cell>
          <table:table-cell office:value-type="float" office:value="0.00001024651" calcext:value-type="float">
            <text:p>1.024651E-05</text:p>
          </table:table-cell>
          <table:table-cell office:value-type="float" office:value="0.00001823082" calcext:value-type="float">
            <text:p>1.823082E-05</text:p>
          </table:table-cell>
          <table:table-cell office:value-type="float" office:value="0.00004226114" calcext:value-type="float">
            <text:p>4.226114E-05</text:p>
          </table:table-cell>
          <table:table-cell office:value-type="float" office:value="0.0001509811" calcext:value-type="float">
            <text:p>0.0001509811</text:p>
          </table:table-cell>
          <table:table-cell office:value-type="float" office:value="0.0000007968738" calcext:value-type="float">
            <text:p>7.968738E-07</text:p>
          </table:table-cell>
          <table:table-cell office:value-type="float" office:value="0.00001086311" calcext:value-type="float">
            <text:p>1.086311E-05</text:p>
          </table:table-cell>
          <table:table-cell office:value-type="float" office:value="0.0001320094" calcext:value-type="float">
            <text:p>0.0001320094</text:p>
          </table:table-cell>
          <table:table-cell office:value-type="float" office:value="0.0001224234" calcext:value-type="float">
            <text:p>0.0001224234</text:p>
          </table:table-cell>
          <table:table-cell office:value-type="float" office:value="0.00002472509" calcext:value-type="float">
            <text:p>2.472509E-05</text:p>
          </table:table-cell>
          <table:table-cell office:value-type="float" office:value="0.00001297027" calcext:value-type="float">
            <text:p>1.297027E-05</text:p>
          </table:table-cell>
          <table:table-cell office:value-type="float" office:value="0.001719868" calcext:value-type="float">
            <text:p>0.001719868</text:p>
          </table:table-cell>
          <table:table-cell office:value-type="float" office:value="0.0001630507" calcext:value-type="float">
            <text:p>0.0001630507</text:p>
          </table:table-cell>
          <table:table-cell office:value-type="float" office:value="0.00001518637" calcext:value-type="float">
            <text:p>1.518637E-05</text:p>
          </table:table-cell>
          <table:table-cell office:value-type="float" office:value="0.00001432367" calcext:value-type="float">
            <text:p>1.432367E-05</text:p>
          </table:table-cell>
          <table:table-cell office:value-type="float" office:value="0.00001963006" calcext:value-type="float">
            <text:p>1.963006E-05</text:p>
          </table:table-cell>
          <table:table-cell office:value-type="float" office:value="0.00002958167" calcext:value-type="float">
            <text:p>2.958167E-05</text:p>
          </table:table-cell>
          <table:table-cell office:value-type="float" office:value="0.00001782001" calcext:value-type="float">
            <text:p>0.00001782</text:p>
          </table:table-cell>
          <table:table-cell office:value-type="float" office:value="0.000003621601" calcext:value-type="float">
            <text:p>3.621601E-06</text:p>
          </table:table-cell>
          <table:table-cell office:value-type="float" office:value="0.000005733422" calcext:value-type="float">
            <text:p>5.733422E-06</text:p>
          </table:table-cell>
          <table:table-cell office:value-type="float" office:value="0.000008336635" calcext:value-type="float">
            <text:p>8.33663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1452" calcext:value-type="float">
            <text:p>0.01031452</text:p>
          </table:table-cell>
        </table:table-row>
        <table:table-row table:style-name="ro1">
          <table:table-cell office:value-type="float" office:value="0.7526729" calcext:value-type="float">
            <text:p>0.7526729</text:p>
          </table:table-cell>
          <table:table-cell office:value-type="float" office:value="0.1331595" calcext:value-type="float">
            <text:p>0.1331595</text:p>
          </table:table-cell>
          <table:table-cell office:value-type="float" office:value="0.7526729" calcext:value-type="float">
            <text:p>0.7526729</text:p>
          </table:table-cell>
          <table:table-cell office:value-type="float" office:value="0.0004427045" calcext:value-type="float">
            <text:p>0.0004427045</text:p>
          </table:table-cell>
          <table:table-cell office:value-type="float" office:value="0.00006022897" calcext:value-type="float">
            <text:p>0.000060229</text:p>
          </table:table-cell>
          <table:table-cell office:value-type="float" office:value="0.00006212464" calcext:value-type="float">
            <text:p>6.212464E-05</text:p>
          </table:table-cell>
          <table:table-cell office:value-type="float" office:value="0.00006413052" calcext:value-type="float">
            <text:p>6.413052E-05</text:p>
          </table:table-cell>
          <table:table-cell office:value-type="float" office:value="0.000184703" calcext:value-type="float">
            <text:p>0.000184703</text:p>
          </table:table-cell>
          <table:table-cell office:value-type="float" office:value="0.000005322937" calcext:value-type="float">
            <text:p>5.322937E-06</text:p>
          </table:table-cell>
          <table:table-cell office:value-type="float" office:value="0.00007683365" calcext:value-type="float">
            <text:p>7.683365E-05</text:p>
          </table:table-cell>
          <table:table-cell office:value-type="float" office:value="0.00008751615" calcext:value-type="float">
            <text:p>8.751615E-05</text:p>
          </table:table-cell>
          <table:table-cell office:value-type="float" office:value="0.0001334689" calcext:value-type="float">
            <text:p>0.0001334689</text:p>
          </table:table-cell>
          <table:table-cell office:value-type="float" office:value="0.00002767418" calcext:value-type="float">
            <text:p>2.767418E-05</text:p>
          </table:table-cell>
          <table:table-cell office:value-type="float" office:value="0.00002053172" calcext:value-type="float">
            <text:p>2.053172E-05</text:p>
          </table:table-cell>
          <table:table-cell office:value-type="float" office:value="0.00003385986" calcext:value-type="float">
            <text:p>3.385986E-05</text:p>
          </table:table-cell>
          <table:table-cell office:value-type="float" office:value="0.0001509811" calcext:value-type="float">
            <text:p>0.0001509811</text:p>
          </table:table-cell>
          <table:table-cell office:value-type="float" office:value="0.00000120981" calcext:value-type="float">
            <text:p>1.20981E-06</text:p>
          </table:table-cell>
          <table:table-cell office:value-type="float" office:value="0.00001086311" calcext:value-type="float">
            <text:p>1.086311E-05</text:p>
          </table:table-cell>
          <table:table-cell office:value-type="float" office:value="0.0003761776" calcext:value-type="float">
            <text:p>0.0003761776</text:p>
          </table:table-cell>
          <table:table-cell office:value-type="float" office:value="0.0001224234" calcext:value-type="float">
            <text:p>0.0001224234</text:p>
          </table:table-cell>
          <table:table-cell office:value-type="float" office:value="0.0001075308" calcext:value-type="float">
            <text:p>0.0001075308</text:p>
          </table:table-cell>
          <table:table-cell office:value-type="float" office:value="0.00006015209" calcext:value-type="float">
            <text:p>6.015209E-05</text:p>
          </table:table-cell>
          <table:table-cell office:value-type="float" office:value="0.001607047" calcext:value-type="float">
            <text:p>0.001607047</text:p>
          </table:table-cell>
          <table:table-cell office:value-type="float" office:value="0.0001717222" calcext:value-type="float">
            <text:p>0.0001717222</text:p>
          </table:table-cell>
          <table:table-cell office:value-type="float" office:value="0.0000565555" calcext:value-type="float">
            <text:p>5.65555E-05</text:p>
          </table:table-cell>
          <table:table-cell office:value-type="float" office:value="0.00001432367" calcext:value-type="float">
            <text:p>1.432367E-05</text:p>
          </table:table-cell>
          <table:table-cell office:value-type="float" office:value="0.00003411055" calcext:value-type="float">
            <text:p>3.411055E-05</text:p>
          </table:table-cell>
          <table:table-cell office:value-type="float" office:value="0.000166808" calcext:value-type="float">
            <text:p>0.000166808</text:p>
          </table:table-cell>
          <table:table-cell office:value-type="float" office:value="0.00001809575" calcext:value-type="float">
            <text:p>1.809575E-05</text:p>
          </table:table-cell>
          <table:table-cell office:value-type="float" office:value="0.000004143486" calcext:value-type="float">
            <text:p>4.143486E-06</text:p>
          </table:table-cell>
          <table:table-cell office:value-type="float" office:value="0.00002541377" calcext:value-type="float">
            <text:p>2.541377E-05</text:p>
          </table:table-cell>
          <table:table-cell office:value-type="float" office:value="0.000008348088" calcext:value-type="float">
            <text:p>8.34808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9906" calcext:value-type="float">
            <text:p>0.01029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14:02.332967768</dc:date>
    <meta:editing-duration>PT49S</meta:editing-duration>
    <meta:editing-cycles>1</meta:editing-cycles>
    <meta:document-statistic meta:table-count="1" meta:cell-count="353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final_pop.A3:final_pop.B102" svg:x="0.319cm" svg:y="0.18cm" svg:width="13.081cm" svg:height="8.646cm">
          <chartooo:coordinate-region svg:x="1.046cm" svg:y="0.38cm" svg:width="12.1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_pop.B3:final_pop.B102" chart:class="chart:scatter">
            <chart:domain table:cell-range-address="final_pop.A3:final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524">
                <text:p>0.998524</text:p>
                <draw:g>
                  <svg:desc>final_pop.A3:final_pop.A102</svg:desc>
                </draw:g>
              </table:table-cell>
              <table:table-cell office:value-type="float" office:value="0.00139903">
                <text:p>0.00139903</text:p>
                <draw:g>
                  <svg:desc>final_pop.B3:final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835399">
                <text:p>0.00002835399</text:p>
              </table:table-cell>
              <table:table-cell office:value-type="float" office:value="0.9953135">
                <text:p>0.9953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011919">
                <text:p>0.08011919</text:p>
              </table:table-cell>
              <table:table-cell office:value-type="float" office:value="0.7185877">
                <text:p>0.7185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58764">
                <text:p>0.6958764</text:p>
              </table:table-cell>
              <table:table-cell office:value-type="float" office:value="0.1660777">
                <text:p>0.1660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68624">
                <text:p>0.8768624</text:p>
              </table:table-cell>
              <table:table-cell office:value-type="float" office:value="0.0657847">
                <text:p>0.0657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0403">
                <text:p>0.1720403</text:p>
              </table:table-cell>
              <table:table-cell office:value-type="float" office:value="0.5860004">
                <text:p>0.586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25068">
                <text:p>0.7225068</text:p>
              </table:table-cell>
              <table:table-cell office:value-type="float" office:value="0.1507315">
                <text:p>0.1507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61207">
                <text:p>0.1061207</text:p>
              </table:table-cell>
              <table:table-cell office:value-type="float" office:value="0.6758515">
                <text:p>0.6758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60257">
                <text:p>0.5460257</text:p>
              </table:table-cell>
              <table:table-cell office:value-type="float" office:value="0.2618574">
                <text:p>0.2618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14916">
                <text:p>0.1214916</text:p>
              </table:table-cell>
              <table:table-cell office:value-type="float" office:value="0.652114">
                <text:p>0.652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33536">
                <text:p>0.09933536</text:p>
              </table:table-cell>
              <table:table-cell office:value-type="float" office:value="0.6884987">
                <text:p>0.6884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29436">
                <text:p>0.4329436</text:p>
              </table:table-cell>
              <table:table-cell office:value-type="float" office:value="0.3424445">
                <text:p>0.342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88443">
                <text:p>0.2988443</text:p>
              </table:table-cell>
              <table:table-cell office:value-type="float" office:value="0.4536259">
                <text:p>0.4536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03076">
                <text:p>0.9203076</text:p>
              </table:table-cell>
              <table:table-cell office:value-type="float" office:value="0.04111007">
                <text:p>0.04111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78892">
                <text:p>0.4678892</text:p>
              </table:table-cell>
              <table:table-cell office:value-type="float" office:value="0.3176969">
                <text:p>0.3176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60513">
                <text:p>0.9860513</text:p>
              </table:table-cell>
              <table:table-cell office:value-type="float" office:value="0.00864448">
                <text:p>0.00864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46832">
                <text:p>0.00446832</text:p>
              </table:table-cell>
              <table:table-cell office:value-type="float" office:value="0.9337227">
                <text:p>0.9337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50896">
                <text:p>0.1550896</text:p>
              </table:table-cell>
              <table:table-cell office:value-type="float" office:value="0.6067262">
                <text:p>0.6067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33432">
                <text:p>0.02733432</text:p>
              </table:table-cell>
              <table:table-cell office:value-type="float" office:value="0.8357804">
                <text:p>0.8357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26448">
                <text:p>0.8526448</text:p>
              </table:table-cell>
              <table:table-cell office:value-type="float" office:value="0.07723209">
                <text:p>0.07723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38516">
                <text:p>0.2138516</text:p>
              </table:table-cell>
              <table:table-cell office:value-type="float" office:value="0.5428632">
                <text:p>0.5428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6576323">
                <text:p>0.0006576323</text:p>
              </table:table-cell>
              <table:table-cell office:value-type="float" office:value="0.975025">
                <text:p>0.975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404271">
                <text:p>0.002404271</text:p>
              </table:table-cell>
              <table:table-cell office:value-type="float" office:value="0.9514107">
                <text:p>0.9514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23518">
                <text:p>0.5623518</text:p>
              </table:table-cell>
              <table:table-cell office:value-type="float" office:value="0.2514992">
                <text:p>0.2514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876308">
                <text:p>0.7876308</text:p>
              </table:table-cell>
              <table:table-cell office:value-type="float" office:value="0.1132789">
                <text:p>0.1132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75005">
                <text:p>0.5075005</text:p>
              </table:table-cell>
              <table:table-cell office:value-type="float" office:value="0.2880464">
                <text:p>0.2880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01535">
                <text:p>0.6701535</text:p>
              </table:table-cell>
              <table:table-cell office:value-type="float" office:value="0.182683">
                <text:p>0.182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88081">
                <text:p>0.6088081</text:p>
              </table:table-cell>
              <table:table-cell office:value-type="float" office:value="0.2203965">
                <text:p>0.22039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44195">
                <text:p>0.2544195</text:p>
              </table:table-cell>
              <table:table-cell office:value-type="float" office:value="0.4966558">
                <text:p>0.4966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54919">
                <text:p>0.9654919</text:p>
              </table:table-cell>
              <table:table-cell office:value-type="float" office:value="0.01822657">
                <text:p>0.018226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19125">
                <text:p>0.6819125</text:p>
              </table:table-cell>
              <table:table-cell office:value-type="float" office:value="0.1746285">
                <text:p>0.1746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3595">
                <text:p>0.573595</text:p>
              </table:table-cell>
              <table:table-cell office:value-type="float" office:value="0.2444166">
                <text:p>0.2444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82457">
                <text:p>0.3182457</text:p>
              </table:table-cell>
              <table:table-cell office:value-type="float" office:value="0.4360853">
                <text:p>0.4360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58968">
                <text:p>0.3358968</text:p>
              </table:table-cell>
              <table:table-cell office:value-type="float" office:value="0.4212825">
                <text:p>0.4212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1271">
                <text:p>0.0221271</text:p>
              </table:table-cell>
              <table:table-cell office:value-type="float" office:value="0.8520245">
                <text:p>0.8520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99636">
                <text:p>0.6399636</text:p>
              </table:table-cell>
              <table:table-cell office:value-type="float" office:value="0.200629">
                <text:p>0.200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24389">
                <text:p>0.4124389</text:p>
              </table:table-cell>
              <table:table-cell office:value-type="float" office:value="0.3586586">
                <text:p>0.3586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10704">
                <text:p>0.0710704</text:p>
              </table:table-cell>
              <table:table-cell office:value-type="float" office:value="0.7340256">
                <text:p>0.7340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46521">
                <text:p>0.2246521</text:p>
              </table:table-cell>
              <table:table-cell office:value-type="float" office:value="0.5265802">
                <text:p>0.5265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65055">
                <text:p>0.1465055</text:p>
              </table:table-cell>
              <table:table-cell office:value-type="float" office:value="0.6177769">
                <text:p>0.6177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10556">
                <text:p>0.4010556</text:p>
              </table:table-cell>
              <table:table-cell office:value-type="float" office:value="0.3676146">
                <text:p>0.3676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3495">
                <text:p>0.183495</text:p>
              </table:table-cell>
              <table:table-cell office:value-type="float" office:value="0.5746458">
                <text:p>0.5746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396598">
                <text:p>0.03396598</text:p>
              </table:table-cell>
              <table:table-cell office:value-type="float" office:value="0.8173415">
                <text:p>0.8173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5288">
                <text:p>0.3465288</text:p>
              </table:table-cell>
              <table:table-cell office:value-type="float" office:value="0.4130401">
                <text:p>0.4130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69091">
                <text:p>0.2669091</text:p>
              </table:table-cell>
              <table:table-cell office:value-type="float" office:value="0.4869489">
                <text:p>0.48694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17267">
                <text:p>0.01117267</text:p>
              </table:table-cell>
              <table:table-cell office:value-type="float" office:value="0.8945348">
                <text:p>0.8945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36478">
                <text:p>0.4936478</text:p>
              </table:table-cell>
              <table:table-cell office:value-type="float" office:value="0.2981473">
                <text:p>0.2981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86576">
                <text:p>0.3586576</text:p>
              </table:table-cell>
              <table:table-cell office:value-type="float" office:value="0.4061199">
                <text:p>0.4061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89189">
                <text:p>0.9389189</text:p>
              </table:table-cell>
              <table:table-cell office:value-type="float" office:value="0.03175927">
                <text:p>0.03175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83522">
                <text:p>0.3683522</text:p>
              </table:table-cell>
              <table:table-cell office:value-type="float" office:value="0.3977269">
                <text:p>0.3977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492742">
                <text:p>0.008492742</text:p>
              </table:table-cell>
              <table:table-cell office:value-type="float" office:value="0.9081361">
                <text:p>0.9081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58589">
                <text:p>0.9058589</text:p>
              </table:table-cell>
              <table:table-cell office:value-type="float" office:value="0.04931112">
                <text:p>0.04931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28073">
                <text:p>0.1328073</text:p>
              </table:table-cell>
              <table:table-cell office:value-type="float" office:value="0.637063">
                <text:p>0.637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03185">
                <text:p>0.5303185</text:p>
              </table:table-cell>
              <table:table-cell office:value-type="float" office:value="0.273975">
                <text:p>0.273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5534">
                <text:p>0.5875534</text:p>
              </table:table-cell>
              <table:table-cell office:value-type="float" office:value="0.2344524">
                <text:p>0.23445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86753">
                <text:p>0.3886753</text:p>
              </table:table-cell>
              <table:table-cell office:value-type="float" office:value="0.3778118">
                <text:p>0.3778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23437">
                <text:p>0.2823437</text:p>
              </table:table-cell>
              <table:table-cell office:value-type="float" office:value="0.4696698">
                <text:p>0.4696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72671">
                <text:p>0.01672671</text:p>
              </table:table-cell>
              <table:table-cell office:value-type="float" office:value="0.8721603">
                <text:p>0.8721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40133">
                <text:p>0.7740133</text:p>
              </table:table-cell>
              <table:table-cell office:value-type="float" office:value="0.1212075">
                <text:p>0.1212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33718">
                <text:p>0.2733718</text:p>
              </table:table-cell>
              <table:table-cell office:value-type="float" office:value="0.4778712">
                <text:p>0.4778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01618">
                <text:p>0.1901618</text:p>
              </table:table-cell>
              <table:table-cell office:value-type="float" office:value="0.5655289">
                <text:p>0.5655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50339">
                <text:p>0.4850339</text:p>
              </table:table-cell>
              <table:table-cell office:value-type="float" office:value="0.304883">
                <text:p>0.304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773737">
                <text:p>0.05773737</text:p>
              </table:table-cell>
              <table:table-cell office:value-type="float" office:value="0.7608906">
                <text:p>0.7608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55746">
                <text:p>0.6555746</text:p>
              </table:table-cell>
              <table:table-cell office:value-type="float" office:value="0.1916983">
                <text:p>0.1916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31071">
                <text:p>0.8931071</text:p>
              </table:table-cell>
              <table:table-cell office:value-type="float" office:value="0.05691471">
                <text:p>0.05691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31016">
                <text:p>0.2031016</text:p>
              </table:table-cell>
              <table:table-cell office:value-type="float" office:value="0.5513445">
                <text:p>0.5513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41949">
                <text:p>0.2441949</text:p>
              </table:table-cell>
              <table:table-cell office:value-type="float" office:value="0.5069493">
                <text:p>0.5069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05384">
                <text:p>0.2305384</text:p>
              </table:table-cell>
              <table:table-cell office:value-type="float" office:value="0.520147">
                <text:p>0.520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194571">
                <text:p>0.5194571</text:p>
              </table:table-cell>
              <table:table-cell office:value-type="float" office:value="0.2795411">
                <text:p>0.2795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56543">
                <text:p>0.8456543</text:p>
              </table:table-cell>
              <table:table-cell office:value-type="float" office:value="0.08115858">
                <text:p>0.08115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20247">
                <text:p>0.4420247</text:p>
              </table:table-cell>
              <table:table-cell office:value-type="float" office:value="0.3360516">
                <text:p>0.3360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69876">
                <text:p>0.3769876</text:p>
              </table:table-cell>
              <table:table-cell office:value-type="float" office:value="0.3875063">
                <text:p>0.3875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35431">
                <text:p>0.3235431</text:p>
              </table:table-cell>
              <table:table-cell office:value-type="float" office:value="0.4316987">
                <text:p>0.4316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32854">
                <text:p>0.8032854</text:p>
              </table:table-cell>
              <table:table-cell office:value-type="float" office:value="0.1058261">
                <text:p>0.1058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71854">
                <text:p>0.1971854</text:p>
              </table:table-cell>
              <table:table-cell office:value-type="float" office:value="0.5561372">
                <text:p>0.55613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94082">
                <text:p>0.2394082</text:p>
              </table:table-cell>
              <table:table-cell office:value-type="float" office:value="0.5115416">
                <text:p>0.51154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52463">
                <text:p>0.6252463</text:p>
              </table:table-cell>
              <table:table-cell office:value-type="float" office:value="0.2097889">
                <text:p>0.2097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02853">
                <text:p>0.01802853</text:p>
              </table:table-cell>
              <table:table-cell office:value-type="float" office:value="0.8670452">
                <text:p>0.8670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252463">
                <text:p>0.6252463</text:p>
              </table:table-cell>
              <table:table-cell office:value-type="float" office:value="0.2097889">
                <text:p>0.2097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265963">
                <text:p>0.06265963</text:p>
              </table:table-cell>
              <table:table-cell office:value-type="float" office:value="0.7502967">
                <text:p>0.7502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311213">
                <text:p>0.05311213</text:p>
              </table:table-cell>
              <table:table-cell office:value-type="float" office:value="0.7724545">
                <text:p>0.7724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590311">
                <text:p>0.06590311</text:p>
              </table:table-cell>
              <table:table-cell office:value-type="float" office:value="0.7439469">
                <text:p>0.74394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500425">
                <text:p>0.6500425</text:p>
              </table:table-cell>
              <table:table-cell office:value-type="float" office:value="0.1941527">
                <text:p>0.1941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28822">
                <text:p>0.7328822</text:p>
              </table:table-cell>
              <table:table-cell office:value-type="float" office:value="0.144416">
                <text:p>0.144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16579">
                <text:p>0.03716579</text:p>
              </table:table-cell>
              <table:table-cell office:value-type="float" office:value="0.807716">
                <text:p>0.807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84142">
                <text:p>0.7384142</text:p>
              </table:table-cell>
              <table:table-cell office:value-type="float" office:value="0.1421304">
                <text:p>0.1421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09996">
                <text:p>0.8309996</text:p>
              </table:table-cell>
              <table:table-cell office:value-type="float" office:value="0.08942026">
                <text:p>0.08942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161242">
                <text:p>0.8161242</text:p>
              </table:table-cell>
              <table:table-cell office:value-type="float" office:value="0.09698023">
                <text:p>0.09698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92993">
                <text:p>0.5992993</text:p>
              </table:table-cell>
              <table:table-cell office:value-type="float" office:value="0.2270488">
                <text:p>0.2270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479635">
                <text:p>0.7479635</text:p>
              </table:table-cell>
              <table:table-cell office:value-type="float" office:value="0.1353147">
                <text:p>0.1353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4362">
                <text:p>0.1274362</text:p>
              </table:table-cell>
              <table:table-cell office:value-type="float" office:value="0.6432474">
                <text:p>0.6432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367">
                <text:p>0.45367</text:p>
              </table:table-cell>
              <table:table-cell office:value-type="float" office:value="0.3350674">
                <text:p>0.33506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73401">
                <text:p>0.9573401</text:p>
              </table:table-cell>
              <table:table-cell office:value-type="float" office:value="0.02256856">
                <text:p>0.02256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48333">
                <text:p>0.8348333</text:p>
              </table:table-cell>
              <table:table-cell office:value-type="float" office:value="0.08768315">
                <text:p>0.08768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61433">
                <text:p>0.4561433</text:p>
              </table:table-cell>
              <table:table-cell office:value-type="float" office:value="0.3260659">
                <text:p>0.3260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44193">
                <text:p>0.3844193</text:p>
              </table:table-cell>
              <table:table-cell office:value-type="float" office:value="0.3861922">
                <text:p>0.3861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13056">
                <text:p>0.7613056</text:p>
              </table:table-cell>
              <table:table-cell office:value-type="float" office:value="0.1281228">
                <text:p>0.1281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605579">
                <text:p>0.00003605579</text:p>
              </table:table-cell>
              <table:table-cell office:value-type="float" office:value="0.9944293">
                <text:p>0.9944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53215">
                <text:p>0.04053215</text:p>
              </table:table-cell>
              <table:table-cell office:value-type="float" office:value="0.7996511">
                <text:p>0.79965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26729">
                <text:p>0.7526729</text:p>
              </table:table-cell>
              <table:table-cell office:value-type="float" office:value="0.1331595">
                <text:p>0.1331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